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OCHeading" style:master-page-name="MPF0" style:family="paragraph">
      <style:paragraph-properties fo:break-before="page"/>
    </style:style>
    <style:style style:name="T3" style:parent-style-name="DefaultParagraphFont" style:family="text">
      <style:text-properties style:font-name="Garamond" fo:color="#0070C0"/>
    </style:style>
    <style:style style:name="P4" style:parent-style-name="TOC1" style:family="paragraph">
      <style:paragraph-properties>
        <style:tab-stops>
          <style:tab-stop style:type="right" style:leader-style="dotted" style:leader-text="." style:position="6.493in"/>
        </style:tab-stops>
      </style:paragraph-properties>
    </style:style>
    <style:style style:name="P5" style:parent-style-name="Normal" style:family="paragraph">
      <style:paragraph-properties fo:text-align="center"/>
    </style:style>
    <style:style style:name="P6" style:parent-style-name="Normal" style:family="paragraph">
      <style:paragraph-properties fo:break-before="page"/>
    </style:style>
    <style:style style:name="P7" style:parent-style-name="Heading1" style:family="paragraph">
      <style:paragraph-properties fo:text-align="center"/>
    </style:style>
    <style:style style:name="T8" style:parent-style-name="DefaultParagraphFont" style:family="text">
      <style:text-properties style:font-name="Garamond"/>
    </style:style>
    <style:style style:name="T9" style:parent-style-name="DefaultParagraphFont" style:family="text">
      <style:text-properties style:font-name="Garamond" fo:color="#000000"/>
    </style:style>
    <style:style style:name="P10" style:parent-style-name="Heading1" style:family="paragraph">
      <style:paragraph-properties fo:text-align="center"/>
      <style:text-properties style:font-name="Garamond" fo:color="#000000"/>
    </style:style>
    <style:style style:name="T1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2" style:parent-style-name="DefaultParagraphFont" style:family="text">
      <style:text-properties fo:font-style="italic" style:font-style-asian="italic" style:font-style-complex="italic" fo:font-size="10pt" style:font-size-asian="10pt" style:font-size-complex="10pt"/>
    </style:style>
    <style:style style:name="T1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4" style:parent-style-name="DefaultParagraphFont" style:family="text">
      <style:text-properties fo:font-style="italic" style:font-style-asian="italic" style:font-style-complex="italic" fo:font-size="10pt" style:font-size-asian="10pt" style:font-size-complex="10pt"/>
    </style:style>
    <style:style style:name="T1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 style:parent-style-name="DefaultParagraphFont" style:family="text">
      <style:text-properties fo:font-style="italic" style:font-style-asian="italic" style:font-style-complex="italic" fo:font-size="10pt" style:font-size-asian="10pt" style:font-size-complex="10pt"/>
    </style:style>
    <style:style style:name="T1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8" style:parent-style-name="DefaultParagraphFont" style:family="text">
      <style:text-properties fo:font-style="italic" style:font-style-asian="italic" style:font-style-complex="italic" fo:font-size="10pt" style:font-size-asian="10pt" style:font-size-complex="10pt"/>
    </style:style>
    <style:style style:name="T1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0" style:parent-style-name="DefaultParagraphFont" style:family="text">
      <style:text-properties fo:font-style="italic" style:font-style-asian="italic" style:font-style-complex="italic" fo:font-size="10pt" style:font-size-asian="10pt" style:font-size-complex="10pt"/>
    </style:style>
    <style:style style:name="T21"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2" style:parent-style-name="DefaultParagraphFont" style:family="text">
      <style:text-properties fo:font-style="italic" style:font-style-asian="italic" style:font-style-complex="italic" fo:font-size="10pt" style:font-size-asian="10pt" style:font-size-complex="10pt"/>
    </style:style>
    <style:style style:name="T2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4" style:parent-style-name="DefaultParagraphFont" style:family="text">
      <style:text-properties fo:font-style="italic" style:font-style-asian="italic" style:font-style-complex="italic" fo:font-size="10pt" style:font-size-asian="10pt" style:font-size-complex="10pt"/>
    </style:style>
    <style:style style:name="T2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6" style:parent-style-name="DefaultParagraphFont" style:family="text">
      <style:text-properties fo:font-style="italic" style:font-style-asian="italic" style:font-style-complex="italic" fo:font-size="10pt" style:font-size-asian="10pt" style:font-size-complex="10pt"/>
    </style:style>
    <style:style style:name="T2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8" style:parent-style-name="DefaultParagraphFont" style:family="text">
      <style:text-properties fo:font-style="italic" style:font-style-asian="italic" style:font-style-complex="italic" fo:font-size="10pt" style:font-size-asian="10pt" style:font-size-complex="10pt"/>
    </style:style>
    <style:style style:name="T29"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0" style:parent-style-name="DefaultParagraphFont" style:family="text">
      <style:text-properties fo:font-style="italic" style:font-style-asian="italic" style:font-style-complex="italic" fo:font-size="10pt" style:font-size-asian="10pt" style:font-size-complex="10pt"/>
    </style:style>
    <style:style style:name="T31"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32" style:parent-style-name="DefaultParagraphFont" style:family="text">
      <style:text-properties fo:font-style="italic" style:font-style-asian="italic" style:font-style-complex="italic" fo:font-size="10pt" style:font-size-asian="10pt" style:font-size-complex="10pt"/>
    </style:style>
    <style:style style:name="T33" style:parent-style-name="DefaultParagraphFont" style:family="text">
      <style:text-properties fo:font-style="italic" style:font-style-asian="italic" style:font-style-complex="italic" fo:font-size="10pt" style:font-size-asian="10pt" style:font-size-complex="10pt"/>
    </style:style>
    <style:style style:name="T3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5" style:parent-style-name="DefaultParagraphFont" style:family="text">
      <style:text-properties fo:font-style="italic" style:font-style-asian="italic" style:font-style-complex="italic" fo:font-size="10pt" style:font-size-asian="10pt" style:font-size-complex="10pt"/>
    </style:style>
    <style:style style:name="T3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7" style:parent-style-name="DefaultParagraphFont" style:family="text">
      <style:text-properties fo:font-style="italic" style:font-style-asian="italic" style:font-style-complex="italic" fo:font-size="10pt" style:font-size-asian="10pt" style:font-size-complex="10pt"/>
    </style:style>
    <style:style style:name="T38"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39" style:parent-style-name="DefaultParagraphFont" style:family="text">
      <style:text-properties fo:font-style="italic" style:font-style-asian="italic" style:font-style-complex="italic" fo:font-size="10pt" style:font-size-asian="10pt" style:font-size-complex="10pt"/>
    </style:style>
    <style:style style:name="T4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1" style:parent-style-name="DefaultParagraphFont" style:family="text">
      <style:text-properties fo:font-style="italic" style:font-style-asian="italic" style:font-style-complex="italic" fo:font-size="10pt" style:font-size-asian="10pt" style:font-size-complex="10pt"/>
    </style:style>
    <style:style style:name="T4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3" style:parent-style-name="DefaultParagraphFont" style:family="text">
      <style:text-properties fo:font-style="italic" style:font-style-asian="italic" style:font-style-complex="italic" fo:font-size="10pt" style:font-size-asian="10pt" style:font-size-complex="10pt"/>
    </style:style>
    <style:style style:name="T4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5" style:parent-style-name="DefaultParagraphFont" style:family="text">
      <style:text-properties fo:font-style="italic" style:font-style-asian="italic" style:font-style-complex="italic" fo:font-size="10pt" style:font-size-asian="10pt" style:font-size-complex="10pt"/>
    </style:style>
    <style:style style:name="T46"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47" style:parent-style-name="DefaultParagraphFont" style:family="text">
      <style:text-properties fo:font-style="italic" style:font-style-asian="italic" style:font-style-complex="italic" fo:font-size="10pt" style:font-size-asian="10pt" style:font-size-complex="10pt"/>
    </style:style>
    <style:style style:name="P48" style:parent-style-name="Normal" style:family="paragraph">
      <style:paragraph-properties fo:text-align="center"/>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fo:font-style="italic" style:font-style-asian="italic" style:font-style-complex="italic"/>
    </style:style>
    <style:style style:name="T52" style:parent-style-name="DefaultParagraphFont" style:family="text">
      <style:text-properties fo:font-style="italic" style:font-style-asian="italic" style:font-style-complex="italic"/>
    </style:style>
    <style:style style:name="T53" style:parent-style-name="DefaultParagraphFont" style:family="text">
      <style:text-properties fo:font-style="italic" style:font-style-asian="italic" style:font-style-complex="italic"/>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S1" style:family="section">
      <style:section-properties fo:margin-left="0in" fo:margin-right="0in" style:writing-mode="lr-tb"/>
    </style:style>
    <style:style style:name="P57" style:parent-style-name="Normal" style:family="paragraph">
      <style:paragraph-properties fo:text-align="center"/>
      <style:text-properties fo:font-size="26pt" style:font-size-asian="26pt" style:font-size-complex="26pt"/>
    </style:style>
    <style:style style:name="S2" style:family="section">
      <style:section-properties fo:margin-left="0in" fo:margin-right="0in" style:writing-mode="lr-tb"/>
    </style:style>
    <style:style style:name="P58" style:parent-style-name="Normal" style:family="paragraph">
      <style:paragraph-properties fo:text-align="center"/>
    </style:style>
    <style:style style:name="P59" style:parent-style-name="Normal" style:family="paragraph">
      <style:paragraph-properties fo:text-align="center"/>
    </style:style>
    <style:style style:name="T6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1" style:parent-style-name="DefaultParagraphFont" style:family="text">
      <style:text-properties fo:font-style="italic" style:font-style-asian="italic" style:font-style-complex="italic" fo:font-size="10pt" style:font-size-asian="10pt" style:font-size-complex="10pt"/>
    </style:style>
    <style:style style:name="T6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63" style:parent-style-name="DefaultParagraphFont" style:family="text">
      <style:text-properties fo:font-style="italic" style:font-style-asian="italic" style:font-style-complex="italic" fo:font-size="10pt" style:font-size-asian="10pt" style:font-size-complex="10pt"/>
    </style:style>
    <style:style style:name="T64" style:parent-style-name="DefaultParagraphFont" style:family="text">
      <style:text-properties fo:font-style="italic" style:font-style-asian="italic" style:font-style-complex="italic" fo:font-size="10pt" style:font-size-asian="10pt" style:font-size-complex="10pt"/>
    </style:style>
    <style:style style:name="T65" style:parent-style-name="DefaultParagraphFont" style:family="text">
      <style:text-properties fo:font-style="italic" style:font-style-asian="italic" style:font-style-complex="italic" fo:font-size="10pt" style:font-size-asian="10pt" style:font-size-complex="10pt"/>
    </style:style>
    <style:style style:name="T66" style:parent-style-name="DefaultParagraphFont" style:family="text">
      <style:text-properties fo:font-style="italic" style:font-style-asian="italic" style:font-style-complex="italic" fo:font-size="10pt" style:font-size-asian="10pt" style:font-size-complex="10pt"/>
    </style:style>
    <style:style style:name="T67" style:parent-style-name="DefaultParagraphFont" style:family="text">
      <style:text-properties fo:font-style="italic" style:font-style-asian="italic" style:font-style-complex="italic" fo:font-size="10pt" style:font-size-asian="10pt" style:font-size-complex="10pt"/>
    </style:style>
    <style:style style:name="T68" style:parent-style-name="DefaultParagraphFont" style:family="text">
      <style:text-properties fo:font-style="italic" style:font-style-asian="italic" style:font-style-complex="italic" fo:font-size="10pt" style:font-size-asian="10pt" style:font-size-complex="10pt"/>
    </style:style>
    <style:style style:name="P69" style:parent-style-name="Normal" style:family="paragraph">
      <style:text-properties fo:font-style="italic" style:font-style-asian="italic" style:font-style-complex="italic" fo:font-size="10pt" style:font-size-asian="10pt" style:font-size-complex="10pt"/>
    </style:style>
    <style:style style:name="T70"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1" style:parent-style-name="DefaultParagraphFont" style:family="text">
      <style:text-properties fo:font-style="italic" style:font-style-asian="italic" style:font-style-complex="italic" fo:font-size="10pt" style:font-size-asian="10pt" style:font-size-complex="10pt"/>
    </style:style>
    <style:style style:name="P72" style:parent-style-name="Normal" style:family="paragraph">
      <style:text-properties fo:font-style="italic" style:font-style-asian="italic" style:font-style-complex="italic" fo:font-size="10pt" style:font-size-asian="10pt" style:font-size-complex="10pt"/>
    </style:style>
    <style:style style:name="T73"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4" style:parent-style-name="DefaultParagraphFont" style:family="text">
      <style:text-properties fo:font-style="italic" style:font-style-asian="italic" style:font-style-complex="italic" fo:font-size="10pt" style:font-size-asian="10pt" style:font-size-complex="10pt"/>
    </style:style>
    <style:style style:name="T75"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76" style:parent-style-name="DefaultParagraphFont" style:family="text">
      <style:text-properties fo:font-style="italic" style:font-style-asian="italic" style:font-style-complex="italic" fo:font-size="10pt" style:font-size-asian="10pt" style:font-size-complex="10pt"/>
    </style:style>
    <style:style style:name="P77" style:parent-style-name="Normal" style:family="paragraph">
      <style:paragraph-properties fo:text-align="center"/>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text-properties fo:font-weight="bold" style:font-weight-asian="bold" style:font-weight-complex="bold" fo:font-style="italic" style:font-style-asian="italic" style:font-style-complex="italic" fo:font-size="10pt" style:font-size-asian="10pt" style:font-size-complex="10pt"/>
    </style:style>
    <style:style style:name="P81"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2"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3"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4"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5"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6"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7"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8"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89" style:parent-style-name="Normal" style:list-style-name="LFO1" style:family="paragraph">
      <style:paragraph-properties fo:margin-bottom="0.0416in"/>
      <style:text-properties fo:font-style="italic" style:font-style-asian="italic" style:font-style-complex="italic" fo:font-size="9pt" style:font-size-asian="9pt" style:font-size-complex="9pt"/>
    </style:style>
    <style:style style:name="P90" style:parent-style-name="Normal" style:family="paragraph">
      <style:paragraph-properties fo:margin-bottom="0.0416in"/>
      <style:text-properties fo:font-weight="bold" style:font-weight-asian="bold" style:font-weight-complex="bold" fo:font-style="italic" style:font-style-asian="italic" style:font-style-complex="italic" fo:font-size="9pt" style:font-size-asian="9pt" style:font-size-complex="9pt"/>
    </style:style>
    <style:style style:name="P91"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2"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3"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4"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5"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6" style:parent-style-name="Normal" style:list-style-name="LFO2" style:family="paragraph">
      <style:paragraph-properties fo:margin-bottom="0.0416in"/>
      <style:text-properties fo:font-style="italic" style:font-style-asian="italic" style:font-style-complex="italic" fo:font-size="9pt" style:font-size-asian="9pt" style:font-size-complex="9pt"/>
    </style:style>
    <style:style style:name="P97" style:parent-style-name="Normal" style:family="paragraph">
      <style:paragraph-properties fo:margin-bottom="0.0416in"/>
    </style:style>
    <style:style style:name="T98"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99" style:parent-style-name="DefaultParagraphFont" style:family="text">
      <style:text-properties fo:font-weight="bold" style:font-weight-asian="bold" style:font-weight-complex="bold" fo:font-size="10pt" style:font-size-asian="10pt" style:font-size-complex="10pt"/>
    </style:style>
    <style:style style:name="P100" style:parent-style-name="Normal" style:family="paragraph">
      <style:paragraph-properties fo:margin-bottom="0.0416in"/>
      <style:text-properties fo:font-weight="bold" style:font-weight-asian="bold" style:font-weight-complex="bold" fo:font-size="10pt" style:font-size-asian="10pt" style:font-size-complex="10pt"/>
    </style:style>
    <style:style style:name="P101" style:parent-style-name="Normal" style:family="paragraph">
      <style:paragraph-properties fo:text-align="center"/>
    </style:style>
    <style:style style:name="T102" style:parent-style-name="DefaultParagraphFont" style:family="text">
      <style:text-properties fo:font-weight="bold" style:font-weight-asian="bold" style:font-weight-complex="bold"/>
    </style:style>
    <style:style style:name="P103" style:parent-style-name="Normal" style:family="paragraph">
      <style:paragraph-properties fo:margin-bottom="0.0416in"/>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style="italic" style:font-style-asian="italic" style:font-style-complex="italic" fo:font-size="10pt" style:font-size-asian="10pt" style:font-size-complex="10pt"/>
    </style:style>
    <style:style style:name="T114" style:parent-style-name="DefaultParagraphFont" style:family="text">
      <style:text-properties fo:font-style="italic" style:font-style-asian="italic" style:font-style-complex="italic" fo:font-size="10pt" style:font-size-asian="10pt" style:font-size-complex="10pt"/>
    </style:style>
    <style:style style:name="T115" style:parent-style-name="DefaultParagraphFont" style:family="text">
      <style:text-properties fo:font-style="italic" style:font-style-asian="italic" style:font-style-complex="italic" fo:font-size="10pt" style:font-size-asian="10pt" style:font-size-complex="10pt"/>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fo:font-size="10pt" style:font-size-asian="10pt" style:font-size-complex="10pt"/>
    </style:style>
    <style:style style:name="T118" style:parent-style-name="DefaultParagraphFont" style:family="text">
      <style:text-properties fo:font-style="italic" style:font-style-asian="italic" style:font-style-complex="italic" fo:font-size="10pt" style:font-size-asian="10pt" style:font-size-complex="10pt"/>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size="10pt" style:font-size-asian="10pt" style:font-size-complex="10pt"/>
    </style:style>
    <style:style style:name="T121" style:parent-style-name="DefaultParagraphFont" style:family="text">
      <style:text-properties fo:font-style="italic" style:font-style-asian="italic" style:font-style-complex="italic" fo:font-size="10pt" style:font-size-asian="10pt" style:font-size-complex="10pt"/>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style="italic" style:font-style-asian="italic" style:font-style-complex="italic" fo:font-size="10pt" style:font-size-asian="10pt" style:font-size-complex="10pt"/>
    </style:style>
    <style:style style:name="P124" style:parent-style-name="Normal" style:family="paragraph">
      <style:paragraph-properties fo:text-align="center"/>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style="italic" style:font-style-asian="italic" style:font-style-complex="italic" fo:font-size="10pt" style:font-size-asian="10pt" style:font-size-complex="10pt"/>
    </style:style>
    <style:style style:name="T136" style:parent-style-name="DefaultParagraphFont" style:family="text">
      <style:text-properties fo:font-style="italic" style:font-style-asian="italic" style:font-style-complex="italic" fo:font-size="10pt" style:font-size-asian="10pt" style:font-size-complex="10pt"/>
    </style:style>
    <style:style style:name="T137" style:parent-style-name="DefaultParagraphFont" style:family="text">
      <style:text-properties fo:font-style="italic" style:font-style-asian="italic" style:font-style-complex="italic" fo:font-size="10pt" style:font-size-asian="10pt" style:font-size-complex="10pt"/>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style="italic" style:font-style-asian="italic" style:font-style-complex="italic" fo:font-size="10pt" style:font-size-asian="10pt" style:font-size-complex="10pt"/>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style="italic" style:font-style-asian="italic" style:font-style-complex="italic" fo:font-size="10pt" style:font-size-asian="10pt" style:font-size-complex="10pt"/>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style="italic" style:font-style-asian="italic" style:font-style-complex="italic" fo:font-size="10pt" style:font-size-asian="10pt" style:font-size-complex="10pt"/>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style="italic" style:font-style-asian="italic" style:font-style-complex="italic" fo:font-size="10pt" style:font-size-asian="10pt" style:font-size-complex="10pt"/>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size="10pt" style:font-size-asian="10pt" style:font-size-complex="10pt"/>
    </style:style>
    <style:style style:name="T161" style:parent-style-name="DefaultParagraphFont" style:family="text">
      <style:text-properties fo:font-weight="bold" style:font-weight-asian="bold" style:font-weight-complex="bold" fo:font-size="10pt" style:font-size-asian="10pt" style:font-size-complex="10pt"/>
    </style:style>
    <style:style style:name="T162" style:parent-style-name="DefaultParagraphFont" style:family="text">
      <style:text-properties fo:font-size="10pt" style:font-size-asian="10pt" style:font-size-complex="10pt"/>
    </style:style>
    <style:style style:name="P163" style:parent-style-name="Normal" style:family="paragraph">
      <style:text-properties fo:font-weight="bold" style:font-weight-asian="bold" style:font-weight-complex="bold"/>
    </style:style>
    <style:style style:name="P164" style:parent-style-name="Normal" style:family="paragraph">
      <style:paragraph-properties fo:text-align="start"/>
      <style:text-properties fo:font-size="10pt" style:font-size-asian="10pt" style:font-size-complex="10pt"/>
    </style:style>
    <style:style style:name="P165" style:parent-style-name="Normal" style:family="paragraph">
      <style:paragraph-properties fo:text-align="start"/>
      <style:text-properties fo:font-size="10pt" style:font-size-asian="10pt" style:font-size-complex="10pt"/>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168" style:parent-style-name="DefaultParagraphFont" style:family="text">
      <style:text-properties fo:font-size="10pt" style:font-size-asian="10pt" style:font-size-complex="10pt"/>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size="10pt" style:font-size-asian="10pt" style:font-size-complex="10pt"/>
    </style:style>
    <style:style style:name="T171" style:parent-style-name="DefaultParagraphFont" style:family="text">
      <style:text-properties fo:font-weight="bold" style:font-weight-asian="bold" style:font-weight-complex="bold" fo:font-size="10pt" style:font-size-asian="10pt" style:font-size-complex="10pt"/>
    </style:style>
    <style:style style:name="T172" style:parent-style-name="DefaultParagraphFont" style:family="text">
      <style:text-properties fo:font-size="10pt" style:font-size-asian="10pt" style:font-size-complex="10pt"/>
    </style:style>
    <style:style style:name="P173" style:parent-style-name="Normal" style:family="paragraph">
      <style:paragraph-properties fo:text-align="center"/>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P183" style:parent-style-name="Normal" style:family="paragraph">
      <style:text-properties fo:font-style="italic" style:font-style-asian="italic" style:font-style-complex="italic"/>
    </style:style>
    <style:style style:name="P184" style:parent-style-name="Normal" style:family="paragraph">
      <style:paragraph-properties fo:text-align="center"/>
    </style:style>
    <style:style style:name="P185" style:parent-style-name="Normal" style:family="paragraph">
      <style:paragraph-properties fo:text-align="center"/>
    </style:style>
    <style:style style:name="P186" style:parent-style-name="Normal" style:family="paragraph">
      <style:paragraph-properties fo:text-align="start"/>
    </style:style>
    <style:style style:name="T187" style:parent-style-name="DefaultParagraphFont" style:family="text">
      <style:text-properties fo:font-weight="bold" style:font-weight-asian="bold" style:font-weight-complex="bold"/>
    </style:style>
    <style:style style:name="P188" style:parent-style-name="Normal" style:family="paragraph">
      <style:paragraph-properties fo:text-align="start"/>
    </style:style>
    <style:style style:name="T189" style:parent-style-name="DefaultParagraphFont" style:family="text">
      <style:text-properties fo:font-weight="bold" style:font-weight-asian="bold" style:font-weight-complex="bold" style:text-position="super 65%" fo:font-size="10pt" style:font-size-asian="10pt" style:font-size-complex="10pt"/>
    </style:style>
    <style:style style:name="T190" style:parent-style-name="DefaultParagraphFont" style:family="text">
      <style:text-properties fo:font-size="10pt" style:font-size-asian="10pt" style:font-size-complex="10pt"/>
    </style:style>
    <style:style style:name="T191" style:parent-style-name="DefaultParagraphFont" style:family="text">
      <style:text-properties fo:font-size="10pt" style:font-size-asian="10pt" style:font-size-complex="10pt"/>
    </style:style>
    <style:style style:name="T192" style:parent-style-name="DefaultParagraphFont" style:family="text">
      <style:text-properties fo:font-size="10pt" style:font-size-asian="10pt" style:font-size-complex="10pt"/>
    </style:style>
    <style:style style:name="T193" style:parent-style-name="DefaultParagraphFont" style:family="text">
      <style:text-properties fo:font-size="10pt" style:font-size-asian="10pt" style:font-size-complex="10pt"/>
    </style:style>
    <style:style style:name="T194" style:parent-style-name="DefaultParagraphFont" style:family="text">
      <style:text-properties fo:font-size="10pt" style:font-size-asian="10pt" style:font-size-complex="10pt"/>
    </style:style>
    <style:style style:name="T195" style:parent-style-name="DefaultParagraphFont" style:family="text">
      <style:text-properties fo:font-size="10pt" style:font-size-asian="10pt" style:font-size-complex="10pt"/>
    </style:style>
    <style:style style:name="T196" style:parent-style-name="DefaultParagraphFont" style:family="text">
      <style:text-properties fo:font-size="10pt" style:font-size-asian="10pt" style:font-size-complex="10pt"/>
    </style:style>
    <style:style style:name="T197" style:parent-style-name="DefaultParagraphFont" style:family="text">
      <style:text-properties fo:font-weight="bold" style:font-weight-asian="bold" style:font-weight-complex="bold" style:text-position="super 65%" fo:font-size="10pt" style:font-size-asian="10pt" style:font-size-complex="10pt"/>
    </style:style>
    <style:style style:name="T198" style:parent-style-name="DefaultParagraphFont" style:family="text">
      <style:text-properties fo:font-size="10pt" style:font-size-asian="10pt" style:font-size-complex="10pt"/>
    </style:style>
    <style:style style:name="T199" style:parent-style-name="DefaultParagraphFont" style:family="text">
      <style:text-properties fo:font-size="10pt" style:font-size-asian="10pt" style:font-size-complex="10pt"/>
    </style:style>
    <style:style style:name="T200" style:parent-style-name="DefaultParagraphFont" style:family="text">
      <style:text-properties fo:font-size="10pt" style:font-size-asian="10pt" style:font-size-complex="10pt"/>
    </style:style>
    <style:style style:name="T201" style:parent-style-name="DefaultParagraphFont" style:family="text">
      <style:text-properties fo:font-size="10pt" style:font-size-asian="10pt" style:font-size-complex="10pt"/>
    </style:style>
    <style:style style:name="P202" style:parent-style-name="Normal" style:family="paragraph">
      <style:paragraph-properties fo:text-align="start"/>
    </style:style>
    <style:style style:name="T203" style:parent-style-name="DefaultParagraphFont" style:family="text">
      <style:text-properties fo:font-weight="bold" style:font-weight-asian="bold" style:font-weight-complex="bold"/>
    </style:style>
    <style:style style:name="P204" style:parent-style-name="Normal" style:family="paragraph">
      <style:paragraph-properties fo:text-align="start"/>
    </style:style>
    <style:style style:name="T205" style:parent-style-name="DefaultParagraphFont" style:family="text">
      <style:text-properties fo:font-size="10pt" style:font-size-asian="10pt" style:font-size-complex="10pt"/>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size="10pt" style:font-size-asian="10pt" style:font-size-complex="10pt"/>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size="10pt" style:font-size-asian="10pt" style:font-size-complex="10pt"/>
    </style:style>
    <style:style style:name="P210" style:parent-style-name="Normal" style:family="paragraph">
      <style:paragraph-properties fo:text-align="center"/>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P215" style:parent-style-name="Normal" style:family="paragraph">
      <style:paragraph-properties fo:text-align="center"/>
    </style:style>
    <style:style style:name="P216" style:parent-style-name="Normal" style:family="paragraph">
      <style:paragraph-properties fo:text-align="center"/>
    </style:style>
    <style:style style:name="T217" style:parent-style-name="DefaultParagraphFont" style:family="text">
      <style:text-properties fo:font-weight="bold" style:font-weight-asian="bold" style:font-weight-complex="bold"/>
    </style:style>
    <style:style style:name="T218" style:parent-style-name="DefaultParagraphFont" style:family="text">
      <style:text-properties fo:font-style="italic" style:font-style-asian="italic" style:font-style-complex="italic" fo:font-size="10pt" style:font-size-asian="10pt" style:font-size-complex="10pt"/>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style="italic" style:font-style-asian="italic" style:font-style-complex="italic" fo:font-size="10pt" style:font-size-asian="10pt" style:font-size-complex="10pt"/>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style="italic" style:font-style-asian="italic" style:font-style-complex="italic" fo:font-size="10pt" style:font-size-asian="10pt" style:font-size-complex="10pt"/>
    </style:style>
    <style:style style:name="T223" style:parent-style-name="DefaultParagraphFont" style:family="text">
      <style:text-properties fo:font-style="italic" style:font-style-asian="italic" style:font-style-complex="italic" fo:font-size="10pt" style:font-size-asian="10pt" style:font-size-complex="10pt"/>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style="italic" style:font-style-asian="italic" style:font-style-complex="italic" fo:font-size="10pt" style:font-size-asian="10pt" style:font-size-complex="10pt"/>
    </style:style>
    <style:style style:name="P226" style:parent-style-name="Normal" style:family="paragraph">
      <style:paragraph-properties fo:text-align="center"/>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Normal" style:family="paragraph">
      <style:text-properties fo:font-style="italic" style:font-style-asian="italic" style:font-style-complex="italic"/>
    </style:style>
    <style:style style:name="P232" style:parent-style-name="Normal" style:family="paragraph">
      <style:paragraph-properties fo:text-align="center"/>
    </style:style>
    <style:style style:name="P233" style:parent-style-name="Normal" style:family="paragraph">
      <style:paragraph-properties fo:text-align="center"/>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style="italic" style:font-style-asian="italic" style:font-style-complex="italic" fo:font-size="10pt" style:font-size-asian="10pt" style:font-size-complex="10pt"/>
    </style:style>
    <style:style style:name="T236" style:parent-style-name="DefaultParagraphFont" style:family="text">
      <style:text-properties fo:font-weight="bold" style:font-weight-asian="bold" style:font-weight-complex="bold" fo:font-style="italic" style:font-style-asian="italic" style:font-style-complex="italic"/>
    </style:style>
    <style:style style:name="T237"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T238" style:parent-style-name="DefaultParagraphFont" style:family="text">
      <style:text-properties fo:font-style="italic" style:font-style-asian="italic" style:font-style-complex="italic" fo:font-size="10pt" style:font-size-asian="10pt" style:font-size-complex="10pt"/>
    </style:style>
    <style:style style:name="T239" style:parent-style-name="DefaultParagraphFont" style:family="text">
      <style:text-properties fo:font-weight="bold" style:font-weight-asian="bold" style:font-weight-complex="bold" fo:font-style="italic" style:font-style-asian="italic" style:font-style-complex="italic"/>
    </style:style>
    <style:style style:name="T240" style:parent-style-name="DefaultParagraphFont" style:family="text">
      <style:text-properties fo:font-style="italic" style:font-style-asian="italic" style:font-style-complex="italic" fo:font-size="10pt" style:font-size-asian="10pt" style:font-size-complex="10pt"/>
    </style:style>
    <style:style style:name="T241" style:parent-style-name="DefaultParagraphFont" style:family="text">
      <style:text-properties fo:font-weight="bold" style:font-weight-asian="bold" style:font-weight-complex="bold" fo:font-style="italic" style:font-style-asian="italic" style:font-style-complex="italic"/>
    </style:style>
    <style:style style:name="T242" style:parent-style-name="DefaultParagraphFont" style:family="text">
      <style:text-properties fo:font-style="italic" style:font-style-asian="italic" style:font-style-complex="italic" fo:font-size="10pt" style:font-size-asian="10pt" style:font-size-complex="10pt"/>
    </style:style>
    <style:style style:name="T243" style:parent-style-name="DefaultParagraphFont" style:family="text">
      <style:text-properties fo:font-style="italic" style:font-style-asian="italic" style:font-style-complex="italic" fo:font-size="10pt" style:font-size-asian="10pt" style:font-size-complex="10pt"/>
    </style:style>
    <style:style style:name="P244" style:parent-style-name="Normal" style:family="paragraph">
      <style:paragraph-properties fo:text-align="center"/>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P249" style:parent-style-name="Normal" style:family="paragraph">
      <style:paragraph-properties fo:text-align="center"/>
    </style:style>
    <style:style style:name="P250" style:parent-style-name="Normal" style:family="paragraph">
      <style:paragraph-properties fo:text-align="center"/>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style="italic" style:font-style-asian="italic" style:font-style-complex="italic" fo:font-size="10pt" style:font-size-asian="10pt" style:font-size-complex="10pt"/>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style="italic" style:font-style-asian="italic" style:font-style-complex="italic" fo:font-size="10pt" style:font-size-asian="10pt" style:font-size-complex="10pt"/>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style="italic" style:font-style-asian="italic" style:font-style-complex="italic" fo:font-size="10pt" style:font-size-asian="10pt" style:font-size-complex="10pt"/>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style="italic" style:font-style-asian="italic" style:font-style-complex="italic" fo:font-size="10pt" style:font-size-asian="10pt" style:font-size-complex="10pt"/>
    </style:style>
    <style:style style:name="P259" style:parent-style-name="Normal" style:family="paragraph">
      <style:paragraph-properties fo:text-align="center"/>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P264" style:parent-style-name="Normal" style:family="paragraph">
      <style:text-properties fo:font-style="italic" style:font-style-asian="italic" style:font-style-complex="italic"/>
    </style:style>
    <style:style style:name="P265" style:parent-style-name="Normal" style:family="paragraph">
      <style:paragraph-properties fo:text-align="center"/>
    </style:style>
    <style:style style:name="P266" style:parent-style-name="Normal" style:family="paragraph">
      <style:paragraph-properties fo:text-align="center"/>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style="italic" style:font-style-asian="italic" style:font-style-complex="italic" fo:font-size="10pt" style:font-size-asian="10pt" style:font-size-complex="10pt"/>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style="italic" style:font-style-asian="italic" style:font-style-complex="italic" fo:font-size="10pt" style:font-size-asian="10pt" style:font-size-complex="10pt"/>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style="italic" style:font-style-asian="italic" style:font-style-complex="italic" fo:font-size="10pt" style:font-size-asian="10pt" style:font-size-complex="10pt"/>
    </style:style>
    <style:style style:name="T273" style:parent-style-name="DefaultParagraphFont" style:family="text">
      <style:text-properties fo:font-style="italic" style:font-style-asian="italic" style:font-style-complex="italic" fo:font-size="10pt" style:font-size-asian="10pt" style:font-size-complex="10pt"/>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style="italic" style:font-style-asian="italic" style:font-style-complex="italic" fo:font-size="10pt" style:font-size-asian="10pt" style:font-size-complex="10pt"/>
    </style:style>
    <style:style style:name="P276" style:parent-style-name="Normal" style:family="paragraph">
      <style:paragraph-properties fo:text-align="center"/>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weight="bold" style:font-weight-asian="bold" style:font-weight-complex="bold"/>
    </style:style>
    <style:style style:name="P282" style:parent-style-name="Normal" style:family="paragraph">
      <style:paragraph-properties fo:text-align="center"/>
    </style:style>
    <style:style style:name="P283" style:parent-style-name="Normal" style:family="paragraph">
      <style:paragraph-properties fo:text-align="center"/>
    </style:style>
    <style:style style:name="P284" style:parent-style-name="Normal" style:family="paragraph">
      <style:paragraph-properties fo:text-align="center"/>
      <style:text-properties fo:color="#FF0000" fo:font-size="10pt" style:font-size-asian="10pt" style:font-size-complex="10pt"/>
    </style:style>
    <style:style style:name="T285" style:parent-style-name="DefaultParagraphFont" style:family="text">
      <style:text-properties fo:font-weight="bold" style:font-weight-asian="bold" style:font-weight-complex="bold" fo:color="#000000"/>
    </style:style>
    <style:style style:name="T286" style:parent-style-name="DefaultParagraphFont" style:family="text">
      <style:text-properties fo:font-weight="bold" style:font-weight-asian="bold" style:font-weight-complex="bold"/>
    </style:style>
    <style:style style:name="T287" style:parent-style-name="DefaultParagraphFont" style:family="text">
      <style:text-properties fo:font-style="italic" style:font-style-asian="italic" style:font-style-complex="italic" fo:color="#000000" fo:font-size="10pt" style:font-size-asian="10pt" style:font-size-complex="10pt"/>
    </style:style>
    <style:style style:name="T288"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89" style:parent-style-name="DefaultParagraphFont" style:family="text">
      <style:text-properties fo:font-style="italic" style:font-style-asian="italic" style:font-style-complex="italic" fo:color="#000000" fo:font-size="10pt" style:font-size-asian="10pt" style:font-size-complex="10pt"/>
    </style:style>
    <style:style style:name="T290"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1" style:parent-style-name="DefaultParagraphFont" style:family="text">
      <style:text-properties fo:font-style="italic" style:font-style-asian="italic" style:font-style-complex="italic" fo:color="#000000" fo:font-size="10pt" style:font-size-asian="10pt" style:font-size-complex="10pt"/>
    </style:style>
    <style:style style:name="T292" style:parent-style-name="DefaultParagraphFont" style:family="text">
      <style:text-properties fo:font-style="italic" style:font-style-asian="italic" style:font-style-complex="italic" fo:color="#000000" fo:font-size="10pt" style:font-size-asian="10pt" style:font-size-complex="10pt"/>
    </style:style>
    <style:style style:name="T293"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4" style:parent-style-name="DefaultParagraphFont" style:family="text">
      <style:text-properties fo:font-style="italic" style:font-style-asian="italic" style:font-style-complex="italic" fo:color="#000000" fo:font-size="10pt" style:font-size-asian="10pt" style:font-size-complex="10pt"/>
    </style:style>
    <style:style style:name="T295"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6" style:parent-style-name="DefaultParagraphFont" style:family="text">
      <style:text-properties fo:font-style="italic" style:font-style-asian="italic" style:font-style-complex="italic" fo:color="#000000" fo:font-size="10pt" style:font-size-asian="10pt" style:font-size-complex="10pt"/>
    </style:style>
    <style:style style:name="T297" style:parent-style-name="DefaultParagraphFont" style:family="text">
      <style:text-properties style:font-name-complex="Segoe UI" fo:font-weight="bold" style:font-weight-asian="bold" style:font-weight-complex="bold" fo:font-style="italic" style:font-style-asian="italic" style:font-style-complex="italic" fo:color="#000000" style:text-position="super 63.6%" fo:background-color="#FFFFFF"/>
    </style:style>
    <style:style style:name="T298"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299" style:parent-style-name="DefaultParagraphFont" style:family="text">
      <style:text-properties fo:font-style="italic" style:font-style-asian="italic" style:font-style-complex="italic" fo:color="#000000" fo:font-size="10pt" style:font-size-asian="10pt" style:font-size-complex="10pt"/>
    </style:style>
    <style:style style:name="T300"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301" style:parent-style-name="DefaultParagraphFont" style:family="text">
      <style:text-properties fo:font-style="italic" style:font-style-asian="italic" style:font-style-complex="italic" fo:color="#000000" fo:font-size="10pt" style:font-size-asian="10pt" style:font-size-complex="10pt"/>
    </style:style>
    <style:style style:name="T302" style:parent-style-name="DefaultParagraphFont" style:family="text">
      <style:text-properties fo:font-weight="bold" style:font-weight-asian="bold" style:font-weight-complex="bold" fo:font-style="italic" style:font-style-asian="italic" style:font-style-complex="italic" fo:color="#000000" style:text-position="super 65%" fo:font-size="10pt" style:font-size-asian="10pt" style:font-size-complex="10pt"/>
    </style:style>
    <style:style style:name="T303" style:parent-style-name="DefaultParagraphFont" style:family="text">
      <style:text-properties fo:font-style="italic" style:font-style-asian="italic" style:font-style-complex="italic" fo:color="#000000" fo:font-size="10pt" style:font-size-asian="10pt" style:font-size-complex="10pt"/>
    </style:style>
    <style:style style:name="T304" style:parent-style-name="DefaultParagraphFont" style:family="text">
      <style:text-properties fo:font-style="italic" style:font-style-asian="italic" style:font-style-complex="italic" fo:color="#000000" fo:font-size="10pt" style:font-size-asian="10pt" style:font-size-complex="10pt"/>
    </style:style>
    <style:style style:name="T305" style:parent-style-name="DefaultParagraphFont" style:family="text">
      <style:text-properties fo:font-weight="bold" style:font-weight-asian="bold" style:font-weight-complex="bold"/>
    </style:style>
    <style:style style:name="T306" style:parent-style-name="DefaultParagraphFont" style:family="text">
      <style:text-properties fo:font-style="italic" style:font-style-asian="italic" style:font-style-complex="italic" fo:font-size="10pt" style:font-size-asian="10pt" style:font-size-complex="10pt"/>
    </style:style>
    <style:style style:name="T307" style:parent-style-name="DefaultParagraphFont" style:family="text">
      <style:text-properties fo:font-style="italic" style:font-style-asian="italic" style:font-style-complex="italic" fo:font-size="10pt" style:font-size-asian="10pt" style:font-size-complex="10pt"/>
    </style:style>
    <style:style style:name="T308" style:parent-style-name="DefaultParagraphFont" style:family="text">
      <style:text-properties fo:font-style="italic" style:font-style-asian="italic" style:font-style-complex="italic" fo:font-size="10pt" style:font-size-asian="10pt" style:font-size-complex="10pt"/>
    </style:style>
    <style:style style:name="T309" style:parent-style-name="DefaultParagraphFont" style:family="text">
      <style:text-properties fo:font-weight="bold" style:font-weight-asian="bold" style:font-weight-complex="bold"/>
    </style:style>
    <style:style style:name="T310" style:parent-style-name="DefaultParagraphFont" style:family="text">
      <style:text-properties fo:font-style="italic" style:font-style-asian="italic" style:font-style-complex="italic" fo:font-size="10pt" style:font-size-asian="10pt" style:font-size-complex="10pt"/>
    </style:style>
    <style:style style:name="P311" style:parent-style-name="Normal" style:family="paragraph">
      <style:paragraph-properties fo:text-align="center"/>
      <style:text-properties fo:color="#000000"/>
    </style:style>
    <style:style style:name="T312" style:parent-style-name="DefaultParagraphFont" style:family="text">
      <style:text-properties fo:font-weight="bold" style:font-weight-asian="bold" style:font-weight-complex="bold" fo:color="#000000"/>
    </style:style>
    <style:style style:name="T313" style:parent-style-name="DefaultParagraphFont" style:family="text">
      <style:text-properties fo:font-weight="bold" style:font-weight-asian="bold" style:font-weight-complex="bold"/>
    </style:style>
    <style:style style:name="T314" style:parent-style-name="DefaultParagraphFont" style:family="text">
      <style:text-properties fo:font-weight="bold" style:font-weight-asian="bold" style:font-weight-complex="bold"/>
    </style:style>
    <style:style style:name="T315" style:parent-style-name="DefaultParagraphFont" style:family="text">
      <style:text-properties fo:font-weight="bold" style:font-weight-asian="bold" style:font-weight-complex="bold"/>
    </style:style>
    <style:style style:name="T316" style:parent-style-name="DefaultParagraphFont" style:family="text">
      <style:text-properties fo:font-weight="bold" style:font-weight-asian="bold" style:font-weight-complex="bold"/>
    </style:style>
    <style:style style:name="T317" style:parent-style-name="DefaultParagraphFont" style:family="text">
      <style:text-properties fo:font-style="italic" style:font-style-asian="italic" style:font-style-complex="italic"/>
    </style:style>
    <style:style style:name="T318" style:parent-style-name="DefaultParagraphFont" style:family="text">
      <style:text-properties fo:font-style="italic" style:font-style-asian="italic" style:font-style-complex="italic"/>
    </style:style>
    <style:style style:name="T319" style:parent-style-name="DefaultParagraphFont" style:family="text">
      <style:text-properties fo:font-style="italic" style:font-style-asian="italic" style:font-style-complex="italic"/>
    </style:style>
    <style:style style:name="T320" style:parent-style-name="DefaultParagraphFont" style:family="text">
      <style:text-properties fo:font-style="italic" style:font-style-asian="italic" style:font-style-complex="italic"/>
    </style:style>
    <style:style style:name="P321" style:parent-style-name="Normal" style:family="paragraph">
      <style:paragraph-properties fo:text-align="start"/>
    </style:style>
    <style:style style:name="T322" style:parent-style-name="DefaultParagraphFont" style:family="text">
      <style:text-properties fo:font-style="italic" style:font-style-asian="italic" style:font-style-complex="italic"/>
    </style:style>
    <style:style style:name="T323" style:parent-style-name="DefaultParagraphFon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S3" style:family="section">
      <style:section-properties fo:margin-left="0in" fo:margin-right="0in" style:writing-mode="lr-tb"/>
    </style:style>
    <style:style style:name="P325" style:parent-style-name="Normal" style:family="paragraph">
      <style:paragraph-properties fo:text-align="center"/>
    </style:style>
    <style:style style:name="P326" style:parent-style-name="Normal" style:family="paragraph">
      <style:paragraph-properties fo:text-align="center"/>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text-align="start"/>
    </style:style>
    <style:style style:name="T329" style:parent-style-name="BibletextChar" style:family="text">
      <style:text-properties fo:font-weight="bold" style:font-weight-asian="bold" style:font-weight-complex="bold" fo:font-size="10pt" style:font-size-asian="10pt" style:font-size-complex="10pt"/>
    </style:style>
    <style:style style:name="T330" style:parent-style-name="BibletextChar" style:family="text">
      <style:text-properties fo:font-weight="bold" style:font-weight-asian="bold" style:font-weight-complex="bold" fo:font-size="10pt" style:font-size-asian="10pt" style:font-size-complex="10pt"/>
    </style:style>
    <style:style style:name="T331" style:parent-style-name="BibletextChar" style:family="text">
      <style:text-properties fo:font-weight="bold" style:font-weight-asian="bold" style:font-weight-complex="bold" fo:font-size="10pt" style:font-size-asian="10pt" style:font-size-complex="10pt"/>
    </style:style>
    <style:style style:name="T332" style:parent-style-name="BibletextChar" style:family="text">
      <style:text-properties fo:font-weight="bold" style:font-weight-asian="bold" style:font-weight-complex="bold" fo:font-size="10pt" style:font-size-asian="10pt" style:font-size-complex="10pt"/>
    </style:style>
    <style:style style:name="T333" style:parent-style-name="BibletextChar" style:family="text">
      <style:text-properties fo:font-weight="bold" style:font-weight-asian="bold" style:font-weight-complex="bold" fo:font-size="10pt" style:font-size-asian="10pt" style:font-size-complex="10pt"/>
    </style:style>
    <style:style style:name="T334" style:parent-style-name="BibletextChar" style:family="text">
      <style:text-properties fo:font-weight="bold" style:font-weight-asian="bold" style:font-weight-complex="bold" fo:font-size="10pt" style:font-size-asian="10pt" style:font-size-complex="10pt"/>
    </style:style>
    <style:style style:name="T335" style:parent-style-name="BibletextChar" style:family="text">
      <style:text-properties fo:font-weight="bold" style:font-weight-asian="bold" style:font-weight-complex="bold" fo:font-size="10pt" style:font-size-asian="10pt" style:font-size-complex="10pt"/>
    </style:style>
    <style:style style:name="T336" style:parent-style-name="BibletextChar" style:family="text">
      <style:text-properties fo:font-weight="bold" style:font-weight-asian="bold" style:font-weight-complex="bold" fo:font-size="10pt" style:font-size-asian="10pt" style:font-size-complex="10pt"/>
    </style:style>
    <style:style style:name="T337" style:parent-style-name="BibletextChar" style:family="text">
      <style:text-properties fo:font-weight="bold" style:font-weight-asian="bold" style:font-weight-complex="bold" fo:font-size="10pt" style:font-size-asian="10pt" style:font-size-complex="10pt"/>
    </style:style>
    <style:style style:name="T338" style:parent-style-name="BibletextChar" style:family="text">
      <style:text-properties fo:font-weight="bold" style:font-weight-asian="bold" style:font-weight-complex="bold" fo:font-size="10pt" style:font-size-asian="10pt" style:font-size-complex="10pt"/>
    </style:style>
    <style:style style:name="T339" style:parent-style-name="BibletextChar" style:family="text">
      <style:text-properties fo:font-weight="bold" style:font-weight-asian="bold" style:font-weight-complex="bold" fo:font-size="10pt" style:font-size-asian="10pt" style:font-size-complex="10pt"/>
    </style:style>
    <style:style style:name="T340" style:parent-style-name="BibletextChar" style:family="text">
      <style:text-properties fo:font-weight="bold" style:font-weight-asian="bold" style:font-weight-complex="bold" fo:font-size="10pt" style:font-size-asian="10pt" style:font-size-complex="10pt"/>
    </style:style>
    <style:style style:name="T341" style:parent-style-name="BibletextChar" style:family="text">
      <style:text-properties fo:font-weight="bold" style:font-weight-asian="bold" style:font-weight-complex="bold" fo:font-size="10pt" style:font-size-asian="10pt" style:font-size-complex="10pt"/>
    </style:style>
    <style:style style:name="T342" style:parent-style-name="BibletextChar" style:family="text">
      <style:text-properties fo:font-weight="bold" style:font-weight-asian="bold" style:font-weight-complex="bold" fo:font-size="10pt" style:font-size-asian="10pt" style:font-size-complex="10pt"/>
    </style:style>
    <style:style style:name="T343" style:parent-style-name="BibletextChar" style:family="text">
      <style:text-properties fo:font-weight="bold" style:font-weight-asian="bold" style:font-weight-complex="bold" fo:font-size="10pt" style:font-size-asian="10pt" style:font-size-complex="10pt"/>
    </style:style>
    <style:style style:name="T344" style:parent-style-name="BibletextChar" style:family="text">
      <style:text-properties fo:font-weight="bold" style:font-weight-asian="bold" style:font-weight-complex="bold" fo:font-size="10pt" style:font-size-asian="10pt" style:font-size-complex="10pt"/>
    </style:style>
    <style:style style:name="T345" style:parent-style-name="BibletextChar" style:family="text">
      <style:text-properties fo:font-weight="bold" style:font-weight-asian="bold" style:font-weight-complex="bold" fo:font-size="10pt" style:font-size-asian="10pt" style:font-size-complex="10pt"/>
    </style:style>
    <style:style style:name="T346" style:parent-style-name="BibletextChar" style:family="text">
      <style:text-properties fo:font-weight="bold" style:font-weight-asian="bold" style:font-weight-complex="bold" fo:font-size="10pt" style:font-size-asian="10pt" style:font-size-complex="10pt"/>
    </style:style>
    <style:style style:name="T347" style:parent-style-name="BibletextChar" style:family="text">
      <style:text-properties fo:font-weight="bold" style:font-weight-asian="bold" style:font-weight-complex="bold" fo:font-size="10pt" style:font-size-asian="10pt" style:font-size-complex="10pt"/>
    </style:style>
    <style:style style:name="T348" style:parent-style-name="BibletextChar" style:family="text">
      <style:text-properties fo:font-weight="bold" style:font-weight-asian="bold" style:font-weight-complex="bold" fo:font-size="10pt" style:font-size-asian="10pt" style:font-size-complex="10pt"/>
    </style:style>
    <style:style style:name="T349" style:parent-style-name="BibletextChar" style:family="text">
      <style:text-properties fo:font-weight="bold" style:font-weight-asian="bold" style:font-weight-complex="bold" fo:font-size="10pt" style:font-size-asian="10pt" style:font-size-complex="10pt"/>
    </style:style>
    <style:style style:name="T350" style:parent-style-name="DefaultParagraphFont" style:family="text">
      <style:text-properties fo:font-weight="bold" style:font-weight-asian="bold" style:font-weight-complex="bold"/>
    </style:style>
    <style:style style:name="T351" style:parent-style-name="DefaultParagraphFont" style:family="text">
      <style:text-properties fo:font-weight="bold" style:font-weight-asian="bold" style:font-weight-complex="bold"/>
    </style:style>
    <style:style style:name="P352" style:parent-style-name="Bibletext" style:family="paragraph">
      <style:paragraph-properties fo:text-align="start"/>
    </style:style>
    <style:style style:name="T353" style:parent-style-name="DefaultParagraphFont" style:family="text">
      <style:text-properties fo:font-weight="bold" style:font-weight-asian="bold" style:font-weight-complex="bold" fo:font-size="10pt" style:font-size-asian="10pt" style:font-size-complex="10pt"/>
    </style:style>
    <style:style style:name="T354" style:parent-style-name="DefaultParagraphFont" style:family="text">
      <style:text-properties fo:font-weight="bold" style:font-weight-asian="bold" style:font-weight-complex="bold" fo:font-size="10pt" style:font-size-asian="10pt" style:font-size-complex="10pt"/>
    </style:style>
    <style:style style:name="T355" style:parent-style-name="DefaultParagraphFont" style:family="text">
      <style:text-properties fo:font-weight="bold" style:font-weight-asian="bold" style:font-weight-complex="bold" fo:font-size="10pt" style:font-size-asian="10pt" style:font-size-complex="10pt"/>
    </style:style>
    <style:style style:name="T356" style:parent-style-name="DefaultParagraphFont" style:family="text">
      <style:text-properties fo:font-weight="bold" style:font-weight-asian="bold" style:font-weight-complex="bold" style:text-position="super 65%" fo:font-size="10pt" style:font-size-asian="10pt" style:font-size-complex="10pt"/>
    </style:style>
    <style:style style:name="T357" style:parent-style-name="DefaultParagraphFont" style:family="text">
      <style:text-properties fo:font-weight="bold" style:font-weight-asian="bold" style:font-weight-complex="bold" fo:font-size="10pt" style:font-size-asian="10pt" style:font-size-complex="10pt"/>
    </style:style>
    <style:style style:name="T358" style:parent-style-name="DefaultParagraphFont" style:family="text">
      <style:text-properties fo:font-weight="bold" style:font-weight-asian="bold" style:font-weight-complex="bold" fo:font-size="10pt" style:font-size-asian="10pt" style:font-size-complex="10pt"/>
    </style:style>
    <style:style style:name="P359" style:parent-style-name="Bibletext" style:family="paragraph">
      <style:paragraph-properties fo:text-align="start"/>
    </style:style>
    <style:style style:name="T360" style:parent-style-name="DefaultParagraphFont" style:family="text">
      <style:text-properties fo:font-weight="bold" style:font-weight-asian="bold" style:font-weight-complex="bold" fo:font-size="10pt" style:font-size-asian="10pt" style:font-size-complex="10pt"/>
    </style:style>
    <style:style style:name="T361" style:parent-style-name="DefaultParagraphFont" style:family="text">
      <style:text-properties fo:font-weight="bold" style:font-weight-asian="bold" style:font-weight-complex="bold" fo:font-size="10pt" style:font-size-asian="10pt" style:font-size-complex="10pt"/>
    </style:style>
    <style:style style:name="T362" style:parent-style-name="DefaultParagraphFont" style:family="text">
      <style:text-properties fo:font-weight="bold" style:font-weight-asian="bold" style:font-weight-complex="bold" fo:font-size="10pt" style:font-size-asian="10pt" style:font-size-complex="10pt"/>
    </style:style>
    <style:style style:name="T363" style:parent-style-name="DefaultParagraphFont" style:family="text">
      <style:text-properties fo:font-weight="bold" style:font-weight-asian="bold" style:font-weight-complex="bold" style:text-position="super 65%" fo:font-size="10pt" style:font-size-asian="10pt" style:font-size-complex="10pt"/>
    </style:style>
    <style:style style:name="T364" style:parent-style-name="DefaultParagraphFont" style:family="text">
      <style:text-properties fo:font-weight="bold" style:font-weight-asian="bold" style:font-weight-complex="bold" fo:font-size="10pt" style:font-size-asian="10pt" style:font-size-complex="10pt"/>
    </style:style>
    <style:style style:name="T365" style:parent-style-name="DefaultParagraphFont" style:family="text">
      <style:text-properties fo:font-weight="bold" style:font-weight-asian="bold" style:font-weight-complex="bold" fo:font-size="10pt" style:font-size-asian="10pt" style:font-size-complex="10pt"/>
    </style:style>
    <style:style style:name="P366" style:parent-style-name="Bibletext" style:family="paragraph">
      <style:paragraph-properties fo:text-align="start"/>
    </style:style>
    <style:style style:name="T367" style:parent-style-name="DefaultParagraphFont" style:family="text">
      <style:text-properties fo:font-weight="bold" style:font-weight-asian="bold" style:font-weight-complex="bold" fo:font-size="10pt" style:font-size-asian="10pt" style:font-size-complex="10pt"/>
    </style:style>
    <style:style style:name="T368" style:parent-style-name="DefaultParagraphFont" style:family="text">
      <style:text-properties fo:font-weight="bold" style:font-weight-asian="bold" style:font-weight-complex="bold" fo:font-size="10pt" style:font-size-asian="10pt" style:font-size-complex="10pt"/>
    </style:style>
    <style:style style:name="T369" style:parent-style-name="DefaultParagraphFont" style:family="text">
      <style:text-properties fo:font-weight="bold" style:font-weight-asian="bold" style:font-weight-complex="bold" fo:font-size="10pt" style:font-size-asian="10pt" style:font-size-complex="10pt"/>
    </style:style>
    <style:style style:name="T370" style:parent-style-name="DefaultParagraphFont" style:family="text">
      <style:text-properties fo:font-weight="bold" style:font-weight-asian="bold" style:font-weight-complex="bold" style:text-position="super 65%" fo:font-size="10pt" style:font-size-asian="10pt" style:font-size-complex="10pt"/>
    </style:style>
    <style:style style:name="T371" style:parent-style-name="DefaultParagraphFont" style:family="text">
      <style:text-properties fo:font-weight="bold" style:font-weight-asian="bold" style:font-weight-complex="bold" fo:font-size="10pt" style:font-size-asian="10pt" style:font-size-complex="10pt"/>
    </style:style>
    <style:style style:name="T372" style:parent-style-name="DefaultParagraphFont" style:family="text">
      <style:text-properties fo:font-weight="bold" style:font-weight-asian="bold" style:font-weight-complex="bold" fo:font-size="10pt" style:font-size-asian="10pt" style:font-size-complex="10pt"/>
    </style:style>
    <style:style style:name="P373" style:parent-style-name="Bibletext" style:family="paragraph">
      <style:paragraph-properties fo:text-align="start"/>
      <style:text-properties fo:font-weight="bold" style:font-weight-asian="bold" style:font-weight-complex="bold" fo:font-size="10pt" style:font-size-asian="10pt" style:font-size-complex="10pt"/>
    </style:style>
    <style:style style:name="P374" style:parent-style-name="Bibletext" style:family="paragraph">
      <style:paragraph-properties fo:text-align="start"/>
    </style:style>
    <style:style style:name="T375" style:parent-style-name="DefaultParagraphFont" style:family="text">
      <style:text-properties fo:font-weight="bold" style:font-weight-asian="bold" style:font-weight-complex="bold" style:text-position="super 65%" fo:font-size="10pt" style:font-size-asian="10pt" style:font-size-complex="10pt"/>
    </style:style>
    <style:style style:name="T376" style:parent-style-name="DefaultParagraphFont" style:family="text">
      <style:text-properties fo:font-weight="bold" style:font-weight-asian="bold" style:font-weight-complex="bold" fo:font-size="10pt" style:font-size-asian="10pt" style:font-size-complex="10pt"/>
    </style:style>
    <style:style style:name="T377" style:parent-style-name="DefaultParagraphFont" style:family="text">
      <style:text-properties fo:font-weight="bold" style:font-weight-asian="bold" style:font-weight-complex="bold" fo:font-size="10pt" style:font-size-asian="10pt" style:font-size-complex="10pt"/>
    </style:style>
    <style:style style:name="T378" style:parent-style-name="DefaultParagraphFont" style:family="text">
      <style:text-properties fo:font-weight="bold" style:font-weight-asian="bold" style:font-weight-complex="bold" fo:font-size="10pt" style:font-size-asian="10pt" style:font-size-complex="10pt"/>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font-weight-complex="bold"/>
    </style:style>
    <style:style style:name="P381" style:parent-style-name="Bibletext" style:family="paragraph">
      <style:text-properties fo:font-weight="bold" style:font-weight-asian="bold" style:font-weight-complex="bold" fo:font-size="10pt" style:font-size-asian="10pt" style:font-size-complex="10pt"/>
    </style:style>
    <style:style style:name="T382" style:parent-style-name="DefaultParagraphFont" style:family="text">
      <style:text-properties fo:font-weight="bold" style:font-weight-asian="bold" style:font-weight-complex="bold"/>
    </style:style>
    <style:style style:name="P383" style:parent-style-name="Normal" style:family="paragraph">
      <style:text-properties fo:font-weight="bold" style:font-weight-asian="bold" style:font-weight-complex="bold"/>
    </style:style>
    <style:style style:name="P384" style:parent-style-name="Bibletext" style:family="paragraph">
      <style:text-properties fo:font-weight="bold" style:font-weight-asian="bold" style:font-weight-complex="bold" fo:font-size="10pt" style:font-size-asian="10pt" style:font-size-complex="10pt"/>
    </style:style>
    <style:style style:name="P385" style:parent-style-name="Bibletext" style:family="paragraph">
      <style:text-properties fo:font-weight="bold" style:font-weight-asian="bold" style:font-weight-complex="bold" fo:font-size="10pt" style:font-size-asian="10pt" style:font-size-complex="10pt"/>
    </style:style>
    <style:style style:name="T386" style:parent-style-name="DefaultParagraphFont" style:family="text">
      <style:text-properties fo:font-weight="bold" style:font-weight-asian="bold" style:font-weight-complex="bold"/>
    </style:style>
    <style:style style:name="P387" style:parent-style-name="Normal" style:family="paragraph">
      <style:paragraph-properties fo:text-align="center"/>
    </style:style>
    <style:style style:name="P388" style:parent-style-name="Normal" style:family="paragraph">
      <style:paragraph-properties fo:text-align="center"/>
    </style:style>
    <style:style style:name="P389" style:parent-style-name="Normal" style:family="paragraph">
      <style:text-properties fo:font-weight="bold" style:font-weight-asian="bold" style:font-weight-complex="bold"/>
    </style:style>
    <style:style style:name="P390" style:parent-style-name="Normal" style:family="paragraph">
      <style:text-properties fo:font-weight="bold" style:font-weight-asian="bold" style:font-weight-complex="bold" fo:font-size="10pt" style:font-size-asian="10pt" style:font-size-complex="10pt"/>
    </style:style>
    <style:style style:name="P391" style:parent-style-name="Normal" style:family="paragraph">
      <style:text-properties fo:font-weight="bold" style:font-weight-asian="bold" style:font-weight-complex="bold" fo:font-size="10pt" style:font-size-asian="10pt" style:font-size-complex="10pt"/>
    </style:style>
    <style:style style:name="P392"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393"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394" style:parent-style-name="Normal" style:family="paragraph">
      <style:text-properties fo:font-weight="bold" style:font-weight-asian="bold" style:font-weight-complex="bold"/>
    </style:style>
    <style:style style:name="P395" style:parent-style-name="Normal" style:family="paragraph">
      <style:text-properties fo:font-weight="bold" style:font-weight-asian="bold" style:font-weight-complex="bold"/>
    </style:style>
    <style:style style:name="P396" style:parent-style-name="Normal" style:family="paragraph">
      <style:paragraph-properties fo:text-align="start"/>
      <style:text-properties fo:font-weight="bold" style:font-weight-asian="bold" style:font-weight-complex="bold" fo:font-size="10pt" style:font-size-asian="10pt" style:font-size-complex="10pt"/>
    </style:style>
    <style:style style:name="P397" style:parent-style-name="Normal" style:family="paragraph">
      <style:paragraph-properties fo:text-align="start"/>
      <style:text-properties fo:font-weight="bold" style:font-weight-asian="bold" style:font-weight-complex="bold" fo:font-size="10pt" style:font-size-asian="10pt" style:font-size-complex="10pt"/>
    </style:style>
    <style:style style:name="P398" style:parent-style-name="Normal" style:family="paragraph">
      <style:paragraph-properties fo:text-align="start"/>
      <style:text-properties fo:font-weight="bold" style:font-weight-asian="bold" style:font-weight-complex="bold" fo:font-size="10pt" style:font-size-asian="10pt" style:font-size-complex="10pt"/>
    </style:style>
    <style:style style:name="P399" style:parent-style-name="Normal" style:family="paragraph">
      <style:paragraph-properties fo:text-align="start"/>
      <style:text-properties fo:font-weight="bold" style:font-weight-asian="bold" style:font-weight-complex="bold" fo:font-size="10pt" style:font-size-asian="10pt" style:font-size-complex="10pt"/>
    </style:style>
    <style:style style:name="P400" style:parent-style-name="Normal" style:family="paragraph">
      <style:text-properties fo:font-weight="bold" style:font-weight-asian="bold" style:font-weight-complex="bold"/>
    </style:style>
    <style:style style:name="P401" style:parent-style-name="Normal" style:family="paragraph">
      <style:text-properties fo:font-weight="bold" style:font-weight-asian="bold" style:font-weight-complex="bold"/>
    </style:style>
    <style:style style:name="P402"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403"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404"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405" style:parent-style-name="Normal" style:family="paragraph">
      <style:text-properties fo:font-weight="bold" style:font-weight-asian="bold" style:font-weight-complex="bold"/>
    </style:style>
    <style:style style:name="P406" style:parent-style-name="Normal" style:family="paragraph">
      <style:text-properties fo:font-weight="bold" style:font-weight-asian="bold" style:font-weight-complex="bold"/>
    </style:style>
    <style:style style:name="P407" style:parent-style-name="Normal" style:family="paragraph">
      <style:text-properties fo:font-weight="bold" style:font-weight-asian="bold" style:font-weight-complex="bold" fo:font-size="10pt" style:font-size-asian="10pt" style:font-size-complex="10pt"/>
    </style:style>
    <style:style style:name="P408"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409"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410" style:parent-style-name="Normal" style:family="paragraph">
      <style:paragraph-properties fo:text-align="start" fo:margin-bottom="0.1111in"/>
      <style:text-properties fo:font-weight="bold" style:font-weight-asian="bold" style:font-weight-complex="bold" fo:font-size="10pt" style:font-size-asian="10pt" style:font-size-complex="10pt"/>
    </style:style>
    <style:style style:name="P411" style:parent-style-name="Normal" style:family="paragraph">
      <style:text-properties fo:font-weight="bold" style:font-weight-asian="bold" style:font-weight-complex="bold" fo:font-size="10pt" style:font-size-asian="10pt" style:font-size-complex="10pt"/>
    </style:style>
    <style:style style:name="P412" style:parent-style-name="Normal" style:family="paragraph">
      <style:text-properties fo:font-weight="bold" style:font-weight-asian="bold" style:font-weight-complex="bold"/>
    </style:style>
    <style:style style:name="P413" style:parent-style-name="Normal" style:family="paragraph">
      <style:paragraph-properties fo:text-align="center"/>
      <style:text-properties fo:color="#FF0000"/>
    </style:style>
    <style:style style:name="P414" style:parent-style-name="Normal" style:family="paragraph">
      <style:paragraph-properties fo:text-align="center"/>
    </style:style>
    <style:style style:name="P415" style:parent-style-name="Normal" style:family="paragraph">
      <style:paragraph-properties fo:text-align="center"/>
    </style:style>
    <style:style style:name="P416" style:parent-style-name="Normal" style:family="paragraph">
      <style:text-properties fo:font-weight="bold" style:font-weight-asian="bold" style:font-weight-complex="bold"/>
    </style:style>
    <style:style style:name="T417" style:parent-style-name="DefaultParagraphFont" style:family="text">
      <style:text-properties fo:font-size="10pt" style:font-size-asian="10pt" style:font-size-complex="10pt"/>
    </style:style>
    <style:style style:name="T418" style:parent-style-name="DefaultParagraphFont" style:family="text">
      <style:text-properties fo:font-weight="bold" style:font-weight-asian="bold" style:font-weight-complex="bold" style:text-position="super 65%" fo:font-size="10pt" style:font-size-asian="10pt" style:font-size-complex="10pt"/>
    </style:style>
    <style:style style:name="T419" style:parent-style-name="DefaultParagraphFont" style:family="text">
      <style:text-properties fo:font-size="10pt" style:font-size-asian="10pt" style:font-size-complex="10pt"/>
    </style:style>
    <style:style style:name="T420" style:parent-style-name="DefaultParagraphFont" style:family="text">
      <style:text-properties fo:font-weight="bold" style:font-weight-asian="bold" style:font-weight-complex="bold" style:text-position="super 65%" fo:font-size="10pt" style:font-size-asian="10pt" style:font-size-complex="10pt"/>
    </style:style>
    <style:style style:name="T421" style:parent-style-name="DefaultParagraphFont" style:family="text">
      <style:text-properties fo:font-size="10pt" style:font-size-asian="10pt" style:font-size-complex="10pt"/>
    </style:style>
    <style:style style:name="P422" style:parent-style-name="Bibletext" style:family="paragraph">
      <style:paragraph-properties fo:text-align="start"/>
      <style:text-properties fo:font-size="10pt" style:font-size-asian="10pt" style:font-size-complex="10pt"/>
    </style:style>
    <style:style style:name="T423" style:parent-style-name="DefaultParagraphFont" style:family="text">
      <style:text-properties fo:font-weight="bold" style:font-weight-asian="bold" style:font-weight-complex="bold" style:text-position="super 65%" fo:font-size="10pt" style:font-size-asian="10pt" style:font-size-complex="10pt"/>
    </style:style>
    <style:style style:name="T424" style:parent-style-name="DefaultParagraphFont" style:family="text">
      <style:text-properties fo:font-size="10pt" style:font-size-asian="10pt" style:font-size-complex="10pt"/>
    </style:style>
    <style:style style:name="T425" style:parent-style-name="DefaultParagraphFont" style:family="text">
      <style:text-properties fo:font-weight="bold" style:font-weight-asian="bold" style:font-weight-complex="bold" style:text-position="super 65%" fo:font-size="10pt" style:font-size-asian="10pt" style:font-size-complex="10pt"/>
    </style:style>
    <style:style style:name="T426" style:parent-style-name="DefaultParagraphFont" style:family="text">
      <style:text-properties fo:font-size="10pt" style:font-size-asian="10pt" style:font-size-complex="10pt"/>
    </style:style>
    <style:style style:name="T427" style:parent-style-name="DefaultParagraphFont" style:family="text">
      <style:text-properties fo:font-weight="bold" style:font-weight-asian="bold" style:font-weight-complex="bold" style:text-position="super 65%" fo:font-size="10pt" style:font-size-asian="10pt" style:font-size-complex="10pt"/>
    </style:style>
    <style:style style:name="T428" style:parent-style-name="DefaultParagraphFont" style:family="text">
      <style:text-properties fo:font-size="10pt" style:font-size-asian="10pt" style:font-size-complex="10pt"/>
    </style:style>
    <style:style style:name="T429" style:parent-style-name="DefaultParagraphFont" style:family="text">
      <style:text-properties fo:font-weight="bold" style:font-weight-asian="bold" style:font-weight-complex="bold" style:text-position="super 65%" fo:font-size="10pt" style:font-size-asian="10pt" style:font-size-complex="10pt"/>
    </style:style>
    <style:style style:name="T430" style:parent-style-name="DefaultParagraphFont" style:family="text">
      <style:text-properties fo:font-size="10pt" style:font-size-asian="10pt" style:font-size-complex="10pt"/>
    </style:style>
    <style:style style:name="T431" style:parent-style-name="DefaultParagraphFont" style:family="text">
      <style:text-properties fo:font-weight="bold" style:font-weight-asian="bold" style:font-weight-complex="bold" style:text-position="super 65%" fo:font-size="10pt" style:font-size-asian="10pt" style:font-size-complex="10pt"/>
    </style:style>
    <style:style style:name="T432" style:parent-style-name="DefaultParagraphFont" style:family="text">
      <style:text-properties fo:font-size="10pt" style:font-size-asian="10pt" style:font-size-complex="10pt"/>
    </style:style>
    <style:style style:name="P433" style:parent-style-name="Normal" style:family="paragraph">
      <style:text-properties fo:font-weight="bold" style:font-weight-asian="bold" style:font-weight-complex="bold"/>
    </style:style>
    <style:style style:name="P434" style:parent-style-name="Normal" style:family="paragraph">
      <style:text-properties fo:font-weight="bold" style:font-weight-asian="bold" style:font-weight-complex="bold"/>
    </style:style>
    <style:style style:name="P435" style:parent-style-name="Normal" style:family="paragraph">
      <style:paragraph-properties fo:text-align="start"/>
    </style:style>
    <style:style style:name="T436" style:parent-style-name="DefaultParagraphFont" style:family="text">
      <style:text-properties fo:font-weight="bold" style:font-weight-asian="bold" style:font-weight-complex="bold" fo:font-size="10pt" style:font-size-asian="10pt" style:font-size-complex="10pt"/>
    </style:style>
    <style:style style:name="T437" style:parent-style-name="DefaultParagraphFont" style:family="text">
      <style:text-properties fo:font-weight="bold" style:font-weight-asian="bold" style:font-weight-complex="bold" fo:font-size="10pt" style:font-size-asian="10pt" style:font-size-complex="10pt"/>
    </style:style>
    <style:style style:name="T438" style:parent-style-name="DefaultParagraphFont" style:family="text">
      <style:text-properties fo:font-weight="bold" style:font-weight-asian="bold" style:font-weight-complex="bold" fo:font-size="10pt" style:font-size-asian="10pt" style:font-size-complex="10pt"/>
    </style:style>
    <style:style style:name="T439" style:parent-style-name="DefaultParagraphFont" style:family="text">
      <style:text-properties fo:font-weight="bold" style:font-weight-asian="bold" style:font-weight-complex="bold" style:text-position="super 65%" fo:font-size="10pt" style:font-size-asian="10pt" style:font-size-complex="10pt"/>
    </style:style>
    <style:style style:name="T440" style:parent-style-name="DefaultParagraphFont" style:family="text">
      <style:text-properties fo:font-weight="bold" style:font-weight-asian="bold" style:font-weight-complex="bold" fo:font-size="10pt" style:font-size-asian="10pt" style:font-size-complex="10pt"/>
    </style:style>
    <style:style style:name="T441" style:parent-style-name="DefaultParagraphFont" style:family="text">
      <style:text-properties fo:font-weight="bold" style:font-weight-asian="bold" style:font-weight-complex="bold" fo:font-size="10pt" style:font-size-asian="10pt" style:font-size-complex="10pt"/>
    </style:style>
    <style:style style:name="T442" style:parent-style-name="DefaultParagraphFont" style:family="text">
      <style:text-properties fo:font-weight="bold" style:font-weight-asian="bold" style:font-weight-complex="bold" fo:font-size="10pt" style:font-size-asian="10pt" style:font-size-complex="10pt"/>
    </style:style>
    <style:style style:name="T443" style:parent-style-name="DefaultParagraphFont" style:family="text">
      <style:text-properties fo:font-weight="bold" style:font-weight-asian="bold" style:font-weight-complex="bold" fo:font-size="10pt" style:font-size-asian="10pt" style:font-size-complex="10pt"/>
    </style:style>
    <style:style style:name="P444" style:parent-style-name="Normal" style:family="paragraph">
      <style:paragraph-properties fo:text-align="start"/>
    </style:style>
    <style:style style:name="T445" style:parent-style-name="DefaultParagraphFont" style:family="text">
      <style:text-properties fo:font-weight="bold" style:font-weight-asian="bold" style:font-weight-complex="bold" style:text-position="super 65%" fo:font-size="10pt" style:font-size-asian="10pt" style:font-size-complex="10pt"/>
    </style:style>
    <style:style style:name="T446" style:parent-style-name="DefaultParagraphFont" style:family="text">
      <style:text-properties fo:font-weight="bold" style:font-weight-asian="bold" style:font-weight-complex="bold" fo:font-size="10pt" style:font-size-asian="10pt" style:font-size-complex="10pt"/>
    </style:style>
    <style:style style:name="T447" style:parent-style-name="DefaultParagraphFont" style:family="text">
      <style:text-properties fo:font-weight="bold" style:font-weight-asian="bold" style:font-weight-complex="bold" fo:font-size="10pt" style:font-size-asian="10pt" style:font-size-complex="10pt"/>
    </style:style>
    <style:style style:name="P448" style:parent-style-name="Normal" style:family="paragraph">
      <style:paragraph-properties fo:text-align="start"/>
    </style:style>
    <style:style style:name="T449" style:parent-style-name="DefaultParagraphFont" style:family="text">
      <style:text-properties fo:font-weight="bold" style:font-weight-asian="bold" style:font-weight-complex="bold" style:text-position="super 65%" fo:font-size="10pt" style:font-size-asian="10pt" style:font-size-complex="10pt"/>
    </style:style>
    <style:style style:name="T450" style:parent-style-name="DefaultParagraphFont" style:family="text">
      <style:text-properties fo:font-weight="bold" style:font-weight-asian="bold" style:font-weight-complex="bold" fo:font-size="10pt" style:font-size-asian="10pt" style:font-size-complex="10pt"/>
    </style:style>
    <style:style style:name="T451" style:parent-style-name="DefaultParagraphFont" style:family="text">
      <style:text-properties fo:font-weight="bold" style:font-weight-asian="bold" style:font-weight-complex="bold" fo:font-size="10pt" style:font-size-asian="10pt" style:font-size-complex="10pt"/>
    </style:style>
    <style:style style:name="T452" style:parent-style-name="DefaultParagraphFont" style:family="text">
      <style:text-properties fo:font-weight="bold" style:font-weight-asian="bold" style:font-weight-complex="bold" fo:font-size="10pt" style:font-size-asian="10pt" style:font-size-complex="10pt"/>
    </style:style>
    <style:style style:name="T453" style:parent-style-name="DefaultParagraphFont" style:family="text">
      <style:text-properties fo:font-weight="bold" style:font-weight-asian="bold" style:font-weight-complex="bold" style:text-position="super 65%" fo:font-size="10pt" style:font-size-asian="10pt" style:font-size-complex="10pt"/>
    </style:style>
    <style:style style:name="T454" style:parent-style-name="DefaultParagraphFont" style:family="text">
      <style:text-properties fo:font-weight="bold" style:font-weight-asian="bold" style:font-weight-complex="bold" fo:font-size="10pt" style:font-size-asian="10pt" style:font-size-complex="10pt"/>
    </style:style>
    <style:style style:name="T455" style:parent-style-name="DefaultParagraphFont" style:family="text">
      <style:text-properties fo:font-weight="bold" style:font-weight-asian="bold" style:font-weight-complex="bold" fo:font-size="10pt" style:font-size-asian="10pt" style:font-size-complex="10pt"/>
    </style:style>
    <style:style style:name="P456" style:parent-style-name="Normal" style:family="paragraph">
      <style:paragraph-properties fo:text-align="start"/>
    </style:style>
    <style:style style:name="T457" style:parent-style-name="DefaultParagraphFont" style:family="text">
      <style:text-properties fo:font-weight="bold" style:font-weight-asian="bold" style:font-weight-complex="bold" style:text-position="super 65%" fo:font-size="10pt" style:font-size-asian="10pt" style:font-size-complex="10pt"/>
    </style:style>
    <style:style style:name="T458" style:parent-style-name="DefaultParagraphFont" style:family="text">
      <style:text-properties fo:font-weight="bold" style:font-weight-asian="bold" style:font-weight-complex="bold" fo:font-size="10pt" style:font-size-asian="10pt" style:font-size-complex="10pt"/>
    </style:style>
    <style:style style:name="T459" style:parent-style-name="DefaultParagraphFont" style:family="text">
      <style:text-properties fo:font-weight="bold" style:font-weight-asian="bold" style:font-weight-complex="bold" fo:font-size="10pt" style:font-size-asian="10pt" style:font-size-complex="10pt"/>
    </style:style>
    <style:style style:name="T460" style:parent-style-name="DefaultParagraphFont" style:family="text">
      <style:text-properties fo:font-weight="bold" style:font-weight-asian="bold" style:font-weight-complex="bold" fo:font-size="10pt" style:font-size-asian="10pt" style:font-size-complex="10pt"/>
    </style:style>
    <style:style style:name="T461" style:parent-style-name="DefaultParagraphFont" style:family="text">
      <style:text-properties fo:font-weight="bold" style:font-weight-asian="bold" style:font-weight-complex="bold" fo:font-size="10pt" style:font-size-asian="10pt" style:font-size-complex="10pt"/>
    </style:style>
    <style:style style:name="T462" style:parent-style-name="DefaultParagraphFont" style:family="text">
      <style:text-properties fo:font-weight="bold" style:font-weight-asian="bold" style:font-weight-complex="bold" fo:font-size="10pt" style:font-size-asian="10pt" style:font-size-complex="10pt"/>
    </style:style>
    <style:style style:name="T463" style:parent-style-name="DefaultParagraphFont" style:family="text">
      <style:text-properties fo:font-weight="bold" style:font-weight-asian="bold" style:font-weight-complex="bold" style:text-position="super 65%" fo:font-size="10pt" style:font-size-asian="10pt" style:font-size-complex="10pt"/>
    </style:style>
    <style:style style:name="T464" style:parent-style-name="DefaultParagraphFont" style:family="text">
      <style:text-properties fo:font-weight="bold" style:font-weight-asian="bold" style:font-weight-complex="bold" fo:font-size="10pt" style:font-size-asian="10pt" style:font-size-complex="10pt"/>
    </style:style>
    <style:style style:name="T465" style:parent-style-name="DefaultParagraphFont" style:family="text">
      <style:text-properties fo:font-weight="bold" style:font-weight-asian="bold" style:font-weight-complex="bold" fo:font-size="10pt" style:font-size-asian="10pt" style:font-size-complex="10pt"/>
    </style:style>
    <style:style style:name="T466" style:parent-style-name="DefaultParagraphFont" style:family="text">
      <style:text-properties fo:font-weight="bold" style:font-weight-asian="bold" style:font-weight-complex="bold" fo:font-size="10pt" style:font-size-asian="10pt" style:font-size-complex="10pt"/>
    </style:style>
    <style:style style:name="T467" style:parent-style-name="DefaultParagraphFont" style:family="text">
      <style:text-properties fo:font-weight="bold" style:font-weight-asian="bold" style:font-weight-complex="bold" fo:font-size="10pt" style:font-size-asian="10pt" style:font-size-complex="10pt"/>
    </style:style>
    <style:style style:name="P468" style:parent-style-name="Normal" style:family="paragraph">
      <style:paragraph-properties fo:text-align="start"/>
      <style:text-properties fo:font-weight="bold" style:font-weight-asian="bold" style:font-weight-complex="bold"/>
    </style:style>
    <style:style style:name="P469" style:parent-style-name="Normal" style:family="paragraph">
      <style:text-properties fo:font-weight="bold" style:font-weight-asian="bold" style:font-weight-complex="bold"/>
    </style:style>
    <style:style style:name="T470" style:parent-style-name="DefaultParagraphFont" style:family="text">
      <style:text-properties fo:font-weight="bold" style:font-weight-asian="bold" style:font-weight-complex="bold" fo:font-size="10pt" style:font-size-asian="10pt" style:font-size-complex="10pt"/>
    </style:style>
    <style:style style:name="T471" style:parent-style-name="DefaultParagraphFont" style:family="text">
      <style:text-properties fo:font-weight="bold" style:font-weight-asian="bold" style:font-weight-complex="bold" style:text-position="super 65%" fo:font-size="10pt" style:font-size-asian="10pt" style:font-size-complex="10pt"/>
    </style:style>
    <style:style style:name="T472" style:parent-style-name="DefaultParagraphFont" style:family="text">
      <style:text-properties fo:font-weight="bold" style:font-weight-asian="bold" style:font-weight-complex="bold" fo:font-size="10pt" style:font-size-asian="10pt" style:font-size-complex="10pt"/>
    </style:style>
    <style:style style:name="T473" style:parent-style-name="DefaultParagraphFont" style:family="text">
      <style:text-properties fo:font-weight="bold" style:font-weight-asian="bold" style:font-weight-complex="bold" style:text-position="super 65%" fo:font-size="10pt" style:font-size-asian="10pt" style:font-size-complex="10pt"/>
    </style:style>
    <style:style style:name="T474" style:parent-style-name="DefaultParagraphFont" style:family="text">
      <style:text-properties fo:font-weight="bold" style:font-weight-asian="bold" style:font-weight-complex="bold" fo:font-size="10pt" style:font-size-asian="10pt" style:font-size-complex="10pt"/>
    </style:style>
    <style:style style:name="T475" style:parent-style-name="DefaultParagraphFont" style:family="text">
      <style:text-properties fo:font-weight="bold" style:font-weight-asian="bold" style:font-weight-complex="bold" style:text-position="super 65%" fo:font-size="10pt" style:font-size-asian="10pt" style:font-size-complex="10pt"/>
    </style:style>
    <style:style style:name="T476" style:parent-style-name="DefaultParagraphFont" style:family="text">
      <style:text-properties fo:font-weight="bold" style:font-weight-asian="bold" style:font-weight-complex="bold" fo:font-size="10pt" style:font-size-asian="10pt" style:font-size-complex="10pt"/>
    </style:style>
    <style:style style:name="T477" style:parent-style-name="DefaultParagraphFont" style:family="text">
      <style:text-properties fo:font-weight="bold" style:font-weight-asian="bold" style:font-weight-complex="bold" style:text-position="super 65%" fo:font-size="10pt" style:font-size-asian="10pt" style:font-size-complex="10pt"/>
    </style:style>
    <style:style style:name="T478" style:parent-style-name="DefaultParagraphFont" style:family="text">
      <style:text-properties fo:font-weight="bold" style:font-weight-asian="bold" style:font-weight-complex="bold" fo:font-size="10pt" style:font-size-asian="10pt" style:font-size-complex="10pt"/>
    </style:style>
    <style:style style:name="T479" style:parent-style-name="DefaultParagraphFont" style:family="text">
      <style:text-properties fo:font-weight="bold" style:font-weight-asian="bold" style:font-weight-complex="bold" style:text-position="super 65%" fo:font-size="10pt" style:font-size-asian="10pt" style:font-size-complex="10pt"/>
    </style:style>
    <style:style style:name="T480" style:parent-style-name="DefaultParagraphFont" style:family="text">
      <style:text-properties fo:font-weight="bold" style:font-weight-asian="bold" style:font-weight-complex="bold" fo:font-size="10pt" style:font-size-asian="10pt" style:font-size-complex="10pt"/>
    </style:style>
    <style:style style:name="T481" style:parent-style-name="DefaultParagraphFont" style:family="text">
      <style:text-properties fo:font-weight="bold" style:font-weight-asian="bold" style:font-weight-complex="bold" style:text-position="super 65%" fo:font-size="10pt" style:font-size-asian="10pt" style:font-size-complex="10pt"/>
    </style:style>
    <style:style style:name="T482" style:parent-style-name="DefaultParagraphFont" style:family="text">
      <style:text-properties fo:font-weight="bold" style:font-weight-asian="bold" style:font-weight-complex="bold" fo:font-size="10pt" style:font-size-asian="10pt" style:font-size-complex="10pt"/>
    </style:style>
    <style:style style:name="T483" style:parent-style-name="DefaultParagraphFont" style:family="text">
      <style:text-properties fo:font-weight="bold" style:font-weight-asian="bold" style:font-weight-complex="bold" style:text-position="super 65%" fo:font-size="10pt" style:font-size-asian="10pt" style:font-size-complex="10pt"/>
    </style:style>
    <style:style style:name="T484" style:parent-style-name="DefaultParagraphFont" style:family="text">
      <style:text-properties fo:font-weight="bold" style:font-weight-asian="bold" style:font-weight-complex="bold" fo:font-size="10pt" style:font-size-asian="10pt" style:font-size-complex="10pt"/>
    </style:style>
    <style:style style:name="T485" style:parent-style-name="DefaultParagraphFont" style:family="text">
      <style:text-properties fo:font-weight="bold" style:font-weight-asian="bold" style:font-weight-complex="bold" style:text-position="super 65%" fo:font-size="10pt" style:font-size-asian="10pt" style:font-size-complex="10pt"/>
    </style:style>
    <style:style style:name="T486" style:parent-style-name="DefaultParagraphFont" style:family="text">
      <style:text-properties fo:font-weight="bold" style:font-weight-asian="bold" style:font-weight-complex="bold" fo:font-size="10pt" style:font-size-asian="10pt" style:font-size-complex="10pt"/>
    </style:style>
    <style:style style:name="T487" style:parent-style-name="DefaultParagraphFont" style:family="text">
      <style:text-properties fo:font-weight="bold" style:font-weight-asian="bold" style:font-weight-complex="bold" style:text-position="super 65%" fo:font-size="10pt" style:font-size-asian="10pt" style:font-size-complex="10pt"/>
    </style:style>
    <style:style style:name="T488" style:parent-style-name="DefaultParagraphFont" style:family="text">
      <style:text-properties fo:font-weight="bold" style:font-weight-asian="bold" style:font-weight-complex="bold" fo:font-size="10pt" style:font-size-asian="10pt" style:font-size-complex="10pt"/>
    </style:style>
    <style:style style:name="T489" style:parent-style-name="DefaultParagraphFont" style:family="text">
      <style:text-properties fo:font-weight="bold" style:font-weight-asian="bold" style:font-weight-complex="bold" style:text-position="super 65%" fo:font-size="10pt" style:font-size-asian="10pt" style:font-size-complex="10pt"/>
    </style:style>
    <style:style style:name="T490" style:parent-style-name="DefaultParagraphFont" style:family="text">
      <style:text-properties fo:font-weight="bold" style:font-weight-asian="bold" style:font-weight-complex="bold" fo:font-size="10pt" style:font-size-asian="10pt" style:font-size-complex="10pt"/>
    </style:style>
    <style:style style:name="P491" style:parent-style-name="Normal" style:family="paragraph">
      <style:text-properties fo:font-weight="bold" style:font-weight-asian="bold" style:font-weight-complex="bold"/>
    </style:style>
    <style:style style:name="P492" style:parent-style-name="Normal" style:family="paragraph">
      <style:text-properties fo:font-weight="bold" style:font-weight-asian="bold" style:font-weight-complex="bold"/>
    </style:style>
    <style:style style:name="T493" style:parent-style-name="DefaultParagraphFont" style:family="text">
      <style:text-properties fo:font-weight="bold" style:font-weight-asian="bold" style:font-weight-complex="bold" fo:font-size="10pt" style:font-size-asian="10pt" style:font-size-complex="10pt"/>
    </style:style>
    <style:style style:name="T494" style:parent-style-name="DefaultParagraphFont" style:family="text">
      <style:text-properties fo:font-weight="bold" style:font-weight-asian="bold" style:font-weight-complex="bold" style:text-position="super 65%" fo:font-size="10pt" style:font-size-asian="10pt" style:font-size-complex="10pt"/>
    </style:style>
    <style:style style:name="T495" style:parent-style-name="DefaultParagraphFont" style:family="text">
      <style:text-properties fo:font-weight="bold" style:font-weight-asian="bold" style:font-weight-complex="bold" fo:font-size="10pt" style:font-size-asian="10pt" style:font-size-complex="10pt"/>
    </style:style>
    <style:style style:name="T496" style:parent-style-name="DefaultParagraphFont" style:family="text">
      <style:text-properties fo:font-weight="bold" style:font-weight-asian="bold" style:font-weight-complex="bold" style:text-position="super 65%" fo:font-size="10pt" style:font-size-asian="10pt" style:font-size-complex="10pt"/>
    </style:style>
    <style:style style:name="T497" style:parent-style-name="DefaultParagraphFont" style:family="text">
      <style:text-properties fo:font-weight="bold" style:font-weight-asian="bold" style:font-weight-complex="bold" fo:font-size="10pt" style:font-size-asian="10pt" style:font-size-complex="10pt"/>
    </style:style>
    <style:style style:name="T498" style:parent-style-name="DefaultParagraphFont" style:family="text">
      <style:text-properties fo:font-weight="bold" style:font-weight-asian="bold" style:font-weight-complex="bold" style:text-position="super 65%" fo:font-size="10pt" style:font-size-asian="10pt" style:font-size-complex="10pt"/>
    </style:style>
    <style:style style:name="T499" style:parent-style-name="DefaultParagraphFont" style:family="text">
      <style:text-properties fo:font-weight="bold" style:font-weight-asian="bold" style:font-weight-complex="bold" fo:font-size="10pt" style:font-size-asian="10pt" style:font-size-complex="10pt"/>
    </style:style>
    <style:style style:name="T500" style:parent-style-name="DefaultParagraphFont" style:family="text">
      <style:text-properties fo:font-weight="bold" style:font-weight-asian="bold" style:font-weight-complex="bold" style:text-position="super 65%" fo:font-size="10pt" style:font-size-asian="10pt" style:font-size-complex="10pt"/>
    </style:style>
    <style:style style:name="T501" style:parent-style-name="DefaultParagraphFont" style:family="text">
      <style:text-properties fo:font-weight="bold" style:font-weight-asian="bold" style:font-weight-complex="bold" fo:font-size="10pt" style:font-size-asian="10pt" style:font-size-complex="10pt"/>
    </style:style>
    <style:style style:name="T502" style:parent-style-name="DefaultParagraphFont" style:family="text">
      <style:text-properties fo:font-weight="bold" style:font-weight-asian="bold" style:font-weight-complex="bold" style:text-position="super 65%" fo:font-size="10pt" style:font-size-asian="10pt" style:font-size-complex="10pt"/>
    </style:style>
    <style:style style:name="T503" style:parent-style-name="DefaultParagraphFont" style:family="text">
      <style:text-properties fo:font-weight="bold" style:font-weight-asian="bold" style:font-weight-complex="bold" fo:font-size="10pt" style:font-size-asian="10pt" style:font-size-complex="10pt"/>
    </style:style>
    <style:style style:name="T504" style:parent-style-name="DefaultParagraphFont" style:family="text">
      <style:text-properties fo:font-weight="bold" style:font-weight-asian="bold" style:font-weight-complex="bold" style:text-position="super 65%" fo:font-size="10pt" style:font-size-asian="10pt" style:font-size-complex="10pt"/>
    </style:style>
    <style:style style:name="T505" style:parent-style-name="DefaultParagraphFont" style:family="text">
      <style:text-properties fo:font-weight="bold" style:font-weight-asian="bold" style:font-weight-complex="bold" fo:font-size="10pt" style:font-size-asian="10pt" style:font-size-complex="10pt"/>
    </style:style>
    <style:style style:name="T506" style:parent-style-name="DefaultParagraphFont" style:family="text">
      <style:text-properties fo:font-weight="bold" style:font-weight-asian="bold" style:font-weight-complex="bold" style:text-position="super 65%" fo:font-size="10pt" style:font-size-asian="10pt" style:font-size-complex="10pt"/>
    </style:style>
    <style:style style:name="T507" style:parent-style-name="DefaultParagraphFont" style:family="text">
      <style:text-properties fo:font-weight="bold" style:font-weight-asian="bold" style:font-weight-complex="bold" fo:font-size="10pt" style:font-size-asian="10pt" style:font-size-complex="10pt"/>
    </style:style>
    <style:style style:name="T508" style:parent-style-name="DefaultParagraphFont" style:family="text">
      <style:text-properties fo:font-weight="bold" style:font-weight-asian="bold" style:font-weight-complex="bold" style:text-position="super 65%" fo:font-size="10pt" style:font-size-asian="10pt" style:font-size-complex="10pt"/>
    </style:style>
    <style:style style:name="T509" style:parent-style-name="DefaultParagraphFont" style:family="text">
      <style:text-properties fo:font-weight="bold" style:font-weight-asian="bold" style:font-weight-complex="bold" fo:font-size="10pt" style:font-size-asian="10pt" style:font-size-complex="10pt"/>
    </style:style>
    <style:style style:name="T510" style:parent-style-name="DefaultParagraphFont" style:family="text">
      <style:text-properties fo:font-weight="bold" style:font-weight-asian="bold" style:font-weight-complex="bold" style:text-position="super 65%" fo:font-size="10pt" style:font-size-asian="10pt" style:font-size-complex="10pt"/>
    </style:style>
    <style:style style:name="T511" style:parent-style-name="DefaultParagraphFont" style:family="text">
      <style:text-properties fo:font-weight="bold" style:font-weight-asian="bold" style:font-weight-complex="bold" fo:font-size="10pt" style:font-size-asian="10pt" style:font-size-complex="10pt"/>
    </style:style>
    <style:style style:name="T512" style:parent-style-name="DefaultParagraphFont" style:family="text">
      <style:text-properties fo:font-weight="bold" style:font-weight-asian="bold" style:font-weight-complex="bold" style:text-position="super 65%" fo:font-size="10pt" style:font-size-asian="10pt" style:font-size-complex="10pt"/>
    </style:style>
    <style:style style:name="T513" style:parent-style-name="DefaultParagraphFont" style:family="text">
      <style:text-properties fo:font-weight="bold" style:font-weight-asian="bold" style:font-weight-complex="bold" fo:font-size="10pt" style:font-size-asian="10pt" style:font-size-complex="10pt"/>
    </style:style>
    <style:style style:name="P514" style:parent-style-name="Normal" style:family="paragraph">
      <style:text-properties fo:font-weight="bold" style:font-weight-asian="bold" style:font-weight-complex="bold"/>
    </style:style>
    <style:style style:name="P515" style:parent-style-name="Normal" style:list-style-name="LFO3" style:family="paragraph"/>
    <style:style style:name="P516" style:parent-style-name="Normal" style:list-style-name="LFO3" style:family="paragraph"/>
    <style:style style:name="P517" style:parent-style-name="Normal" style:list-style-name="LFO3" style:family="paragraph"/>
    <style:style style:name="P518" style:parent-style-name="Normal" style:family="paragraph">
      <style:paragraph-properties fo:margin-bottom="0.1111in"/>
      <style:text-properties fo:font-size="10pt" style:font-size-asian="10pt" style:font-size-complex="10pt"/>
    </style:style>
    <style:style style:name="P519" style:parent-style-name="Normal" style:family="paragraph">
      <style:paragraph-properties fo:text-align="center"/>
      <style:text-properties fo:font-size="16pt" style:font-size-asian="16pt" style:font-size-complex="16pt"/>
    </style:style>
    <style:style style:name="P520" style:parent-style-name="Normal" style:family="paragraph">
      <style:paragraph-properties fo:text-align="center"/>
    </style:style>
    <style:style style:name="P521" style:parent-style-name="Normal" style:family="paragraph">
      <style:paragraph-properties fo:text-align="center"/>
    </style:style>
    <style:style style:name="P522" style:parent-style-name="Normal" style:family="paragraph">
      <style:paragraph-properties fo:text-align="center"/>
    </style:style>
    <style:style style:name="P523" style:parent-style-name="Normal" style:family="paragraph">
      <style:paragraph-properties fo:text-align="start"/>
      <style:text-properties fo:font-weight="bold" style:font-weight-asian="bold" style:font-weight-complex="bold"/>
    </style:style>
    <style:style style:name="T524" style:parent-style-name="DefaultParagraphFont" style:family="text">
      <style:text-properties fo:font-weight="bold" style:font-weight-asian="bold" style:font-weight-complex="bold" fo:font-size="10pt" style:font-size-asian="10pt" style:font-size-complex="10pt"/>
    </style:style>
    <style:style style:name="T525" style:parent-style-name="DefaultParagraphFont" style:family="text">
      <style:text-properties fo:font-weight="bold" style:font-weight-asian="bold" style:font-weight-complex="bold" style:text-position="super 65%" fo:font-size="10pt" style:font-size-asian="10pt" style:font-size-complex="10pt"/>
    </style:style>
    <style:style style:name="T526" style:parent-style-name="DefaultParagraphFont" style:family="text">
      <style:text-properties fo:font-weight="bold" style:font-weight-asian="bold" style:font-weight-complex="bold" fo:font-size="10pt" style:font-size-asian="10pt" style:font-size-complex="10pt"/>
    </style:style>
    <style:style style:name="T527" style:parent-style-name="DefaultParagraphFont" style:family="text">
      <style:text-properties fo:font-weight="bold" style:font-weight-asian="bold" style:font-weight-complex="bold" fo:font-size="10pt" style:font-size-asian="10pt" style:font-size-complex="10pt"/>
    </style:style>
    <style:style style:name="T528" style:parent-style-name="DefaultParagraphFont" style:family="text">
      <style:text-properties fo:font-weight="bold" style:font-weight-asian="bold" style:font-weight-complex="bold" style:text-position="super 65%" fo:font-size="10pt" style:font-size-asian="10pt" style:font-size-complex="10pt"/>
    </style:style>
    <style:style style:name="T529" style:parent-style-name="DefaultParagraphFont" style:family="text">
      <style:text-properties fo:font-weight="bold" style:font-weight-asian="bold" style:font-weight-complex="bold" fo:font-size="10pt" style:font-size-asian="10pt" style:font-size-complex="10pt"/>
    </style:style>
    <style:style style:name="T530" style:parent-style-name="DefaultParagraphFont" style:family="text">
      <style:text-properties fo:font-weight="bold" style:font-weight-asian="bold" style:font-weight-complex="bold" style:text-position="super 65%" fo:font-size="10pt" style:font-size-asian="10pt" style:font-size-complex="10pt"/>
    </style:style>
    <style:style style:name="T531" style:parent-style-name="DefaultParagraphFont" style:family="text">
      <style:text-properties fo:font-weight="bold" style:font-weight-asian="bold" style:font-weight-complex="bold" fo:font-size="10pt" style:font-size-asian="10pt" style:font-size-complex="10pt"/>
    </style:style>
    <style:style style:name="P532" style:parent-style-name="Normal" style:family="paragraph">
      <style:paragraph-properties fo:text-align="start"/>
      <style:text-properties fo:font-weight="bold" style:font-weight-asian="bold" style:font-weight-complex="bold"/>
    </style:style>
    <style:style style:name="P533" style:parent-style-name="Normal" style:family="paragraph">
      <style:text-properties fo:font-weight="bold" style:font-weight-asian="bold" style:font-weight-complex="bold"/>
    </style:style>
    <style:style style:name="P534" style:parent-style-name="Normal" style:family="paragraph">
      <style:paragraph-properties fo:text-align="start"/>
    </style:style>
    <style:style style:name="T535" style:parent-style-name="DefaultParagraphFont" style:family="text">
      <style:text-properties fo:font-weight="bold" style:font-weight-asian="bold" style:font-weight-complex="bold" style:text-position="super 65%" fo:font-size="10pt" style:font-size-asian="10pt" style:font-size-complex="10pt"/>
    </style:style>
    <style:style style:name="T536" style:parent-style-name="DefaultParagraphFont" style:family="text">
      <style:text-properties fo:font-weight="bold" style:font-weight-asian="bold" style:font-weight-complex="bold" fo:font-size="10pt" style:font-size-asian="10pt" style:font-size-complex="10pt"/>
    </style:style>
    <style:style style:name="T537" style:parent-style-name="DefaultParagraphFont" style:family="text">
      <style:text-properties fo:font-weight="bold" style:font-weight-asian="bold" style:font-weight-complex="bold" fo:font-size="10pt" style:font-size-asian="10pt" style:font-size-complex="10pt"/>
    </style:style>
    <style:style style:name="T538" style:parent-style-name="DefaultParagraphFont" style:family="text">
      <style:text-properties fo:font-weight="bold" style:font-weight-asian="bold" style:font-weight-complex="bold" fo:font-size="10pt" style:font-size-asian="10pt" style:font-size-complex="10pt"/>
    </style:style>
    <style:style style:name="P539" style:parent-style-name="Normal" style:family="paragraph">
      <style:paragraph-properties fo:text-align="start"/>
    </style:style>
    <style:style style:name="T540" style:parent-style-name="DefaultParagraphFont" style:family="text">
      <style:text-properties fo:font-weight="bold" style:font-weight-asian="bold" style:font-weight-complex="bold" style:text-position="super 65%" fo:font-size="10pt" style:font-size-asian="10pt" style:font-size-complex="10pt"/>
    </style:style>
    <style:style style:name="T541" style:parent-style-name="DefaultParagraphFont" style:family="text">
      <style:text-properties fo:font-weight="bold" style:font-weight-asian="bold" style:font-weight-complex="bold" fo:font-size="10pt" style:font-size-asian="10pt" style:font-size-complex="10pt"/>
    </style:style>
    <style:style style:name="T542" style:parent-style-name="DefaultParagraphFont" style:family="text">
      <style:text-properties fo:font-weight="bold" style:font-weight-asian="bold" style:font-weight-complex="bold" fo:font-size="10pt" style:font-size-asian="10pt" style:font-size-complex="10pt"/>
    </style:style>
    <style:style style:name="T543" style:parent-style-name="DefaultParagraphFont" style:family="text">
      <style:text-properties fo:font-weight="bold" style:font-weight-asian="bold" style:font-weight-complex="bold" fo:font-size="10pt" style:font-size-asian="10pt" style:font-size-complex="10pt"/>
    </style:style>
    <style:style style:name="P544" style:parent-style-name="Normal" style:family="paragraph">
      <style:paragraph-properties fo:text-align="start"/>
    </style:style>
    <style:style style:name="T545" style:parent-style-name="DefaultParagraphFont" style:family="text">
      <style:text-properties fo:font-weight="bold" style:font-weight-asian="bold" style:font-weight-complex="bold" style:text-position="super 65%" fo:font-size="10pt" style:font-size-asian="10pt" style:font-size-complex="10pt"/>
    </style:style>
    <style:style style:name="T546" style:parent-style-name="DefaultParagraphFont" style:family="text">
      <style:text-properties fo:font-weight="bold" style:font-weight-asian="bold" style:font-weight-complex="bold" fo:font-size="10pt" style:font-size-asian="10pt" style:font-size-complex="10pt"/>
    </style:style>
    <style:style style:name="T547" style:parent-style-name="DefaultParagraphFont" style:family="text">
      <style:text-properties fo:font-weight="bold" style:font-weight-asian="bold" style:font-weight-complex="bold" fo:font-size="10pt" style:font-size-asian="10pt" style:font-size-complex="10pt"/>
    </style:style>
    <style:style style:name="T548" style:parent-style-name="DefaultParagraphFont" style:family="text">
      <style:text-properties fo:font-weight="bold" style:font-weight-asian="bold" style:font-weight-complex="bold" fo:font-size="10pt" style:font-size-asian="10pt" style:font-size-complex="10pt"/>
    </style:style>
    <style:style style:name="P549" style:parent-style-name="Normal" style:family="paragraph">
      <style:paragraph-properties fo:text-align="start"/>
    </style:style>
    <style:style style:name="T550" style:parent-style-name="DefaultParagraphFont" style:family="text">
      <style:text-properties fo:font-weight="bold" style:font-weight-asian="bold" style:font-weight-complex="bold" style:text-position="super 65%" fo:font-size="10pt" style:font-size-asian="10pt" style:font-size-complex="10pt"/>
    </style:style>
    <style:style style:name="T551" style:parent-style-name="DefaultParagraphFont" style:family="text">
      <style:text-properties fo:font-weight="bold" style:font-weight-asian="bold" style:font-weight-complex="bold" fo:font-size="10pt" style:font-size-asian="10pt" style:font-size-complex="10pt"/>
    </style:style>
    <style:style style:name="T552" style:parent-style-name="DefaultParagraphFont" style:family="text">
      <style:text-properties fo:font-weight="bold" style:font-weight-asian="bold" style:font-weight-complex="bold" fo:font-size="10pt" style:font-size-asian="10pt" style:font-size-complex="10pt"/>
    </style:style>
    <style:style style:name="T553" style:parent-style-name="DefaultParagraphFont" style:family="text">
      <style:text-properties fo:font-weight="bold" style:font-weight-asian="bold" style:font-weight-complex="bold" fo:font-size="10pt" style:font-size-asian="10pt" style:font-size-complex="10pt"/>
    </style:style>
    <style:style style:name="T55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style>
    <style:style style:name="P555" style:parent-style-name="Normal" style:family="paragraph">
      <style:paragraph-properties fo:text-align="start"/>
      <style:text-properties fo:font-weight="bold" style:font-weight-asian="bold" style:font-weight-complex="bold"/>
    </style:style>
    <style:style style:name="P556" style:parent-style-name="Normal" style:family="paragraph">
      <style:text-properties fo:font-weight="bold" style:font-weight-asian="bold" style:font-weight-complex="bold"/>
    </style:style>
    <style:style style:name="T557" style:parent-style-name="DefaultParagraphFont" style:family="text">
      <style:text-properties fo:font-weight="bold" style:font-weight-asian="bold" style:font-weight-complex="bold" style:text-position="super 65%" fo:font-size="10pt" style:font-size-asian="10pt" style:font-size-complex="10pt"/>
    </style:style>
    <style:style style:name="T558" style:parent-style-name="DefaultParagraphFont" style:family="text">
      <style:text-properties fo:font-weight="bold" style:font-weight-asian="bold" style:font-weight-complex="bold" fo:font-size="10pt" style:font-size-asian="10pt" style:font-size-complex="10pt"/>
    </style:style>
    <style:style style:name="T559" style:parent-style-name="DefaultParagraphFont" style:family="text">
      <style:text-properties fo:font-weight="bold" style:font-weight-asian="bold" style:font-weight-complex="bold" style:text-position="super 65%" fo:font-size="10pt" style:font-size-asian="10pt" style:font-size-complex="10pt"/>
    </style:style>
    <style:style style:name="T560" style:parent-style-name="DefaultParagraphFont" style:family="text">
      <style:text-properties fo:font-weight="bold" style:font-weight-asian="bold" style:font-weight-complex="bold" fo:font-size="10pt" style:font-size-asian="10pt" style:font-size-complex="10pt"/>
    </style:style>
    <style:style style:name="T561" style:parent-style-name="DefaultParagraphFont" style:family="text">
      <style:text-properties fo:font-weight="bold" style:font-weight-asian="bold" style:font-weight-complex="bold" style:text-position="super 65%" fo:font-size="10pt" style:font-size-asian="10pt" style:font-size-complex="10pt"/>
    </style:style>
    <style:style style:name="T562" style:parent-style-name="DefaultParagraphFont" style:family="text">
      <style:text-properties fo:font-weight="bold" style:font-weight-asian="bold" style:font-weight-complex="bold" fo:font-size="10pt" style:font-size-asian="10pt" style:font-size-complex="10pt"/>
    </style:style>
    <style:style style:name="T563" style:parent-style-name="DefaultParagraphFont" style:family="text">
      <style:text-properties fo:font-weight="bold" style:font-weight-asian="bold" style:font-weight-complex="bold" style:text-position="super 65%" fo:font-size="10pt" style:font-size-asian="10pt" style:font-size-complex="10pt"/>
    </style:style>
    <style:style style:name="T564" style:parent-style-name="DefaultParagraphFont" style:family="text">
      <style:text-properties fo:font-weight="bold" style:font-weight-asian="bold" style:font-weight-complex="bold" fo:font-size="10pt" style:font-size-asian="10pt" style:font-size-complex="10pt"/>
    </style:style>
    <style:style style:name="T565" style:parent-style-name="DefaultParagraphFont" style:family="text">
      <style:text-properties fo:font-weight="bold" style:font-weight-asian="bold" style:font-weight-complex="bold" style:text-position="super 65%" fo:font-size="10pt" style:font-size-asian="10pt" style:font-size-complex="10pt"/>
    </style:style>
    <style:style style:name="T566" style:parent-style-name="DefaultParagraphFont" style:family="text">
      <style:text-properties fo:font-weight="bold" style:font-weight-asian="bold" style:font-weight-complex="bold" fo:font-size="10pt" style:font-size-asian="10pt" style:font-size-complex="10pt"/>
    </style:style>
    <style:style style:name="P567" style:parent-style-name="Normal" style:family="paragraph">
      <style:text-properties fo:font-weight="bold" style:font-weight-asian="bold" style:font-weight-complex="bold"/>
    </style:style>
    <style:style style:name="P568" style:parent-style-name="Normal" style:family="paragraph">
      <style:text-properties fo:font-weight="bold" style:font-weight-asian="bold" style:font-weight-complex="bold"/>
    </style:style>
    <style:style style:name="T569" style:parent-style-name="DefaultParagraphFont" style:family="text">
      <style:text-properties fo:font-weight="bold" style:font-weight-asian="bold" style:font-weight-complex="bold" style:text-position="super 65%" fo:font-size="10pt" style:font-size-asian="10pt" style:font-size-complex="10pt"/>
    </style:style>
    <style:style style:name="T570" style:parent-style-name="DefaultParagraphFont" style:family="text">
      <style:text-properties fo:font-weight="bold" style:font-weight-asian="bold" style:font-weight-complex="bold" fo:font-size="10pt" style:font-size-asian="10pt" style:font-size-complex="10pt"/>
    </style:style>
    <style:style style:name="T571" style:parent-style-name="DefaultParagraphFont" style:family="text">
      <style:text-properties fo:font-weight="bold" style:font-weight-asian="bold" style:font-weight-complex="bold" style:text-position="super 65%" fo:font-size="10pt" style:font-size-asian="10pt" style:font-size-complex="10pt"/>
    </style:style>
    <style:style style:name="T572" style:parent-style-name="DefaultParagraphFont" style:family="text">
      <style:text-properties fo:font-weight="bold" style:font-weight-asian="bold" style:font-weight-complex="bold" fo:font-size="10pt" style:font-size-asian="10pt" style:font-size-complex="10pt"/>
    </style:style>
    <style:style style:name="T573" style:parent-style-name="DefaultParagraphFont" style:family="text">
      <style:text-properties fo:font-weight="bold" style:font-weight-asian="bold" style:font-weight-complex="bold" style:text-position="super 65%" fo:font-size="10pt" style:font-size-asian="10pt" style:font-size-complex="10pt"/>
    </style:style>
    <style:style style:name="T574" style:parent-style-name="DefaultParagraphFont" style:family="text">
      <style:text-properties fo:font-weight="bold" style:font-weight-asian="bold" style:font-weight-complex="bold" fo:font-size="10pt" style:font-size-asian="10pt" style:font-size-complex="10pt"/>
    </style:style>
    <style:style style:name="T575" style:parent-style-name="DefaultParagraphFont" style:family="text">
      <style:text-properties fo:font-weight="bold" style:font-weight-asian="bold" style:font-weight-complex="bold" style:text-position="super 65%" fo:font-size="10pt" style:font-size-asian="10pt" style:font-size-complex="10pt"/>
    </style:style>
    <style:style style:name="T576" style:parent-style-name="DefaultParagraphFont" style:family="text">
      <style:text-properties fo:font-weight="bold" style:font-weight-asian="bold" style:font-weight-complex="bold" fo:font-size="10pt" style:font-size-asian="10pt" style:font-size-complex="10pt"/>
    </style:style>
    <style:style style:name="T577" style:parent-style-name="DefaultParagraphFont" style:family="text">
      <style:text-properties fo:font-weight="bold" style:font-weight-asian="bold" style:font-weight-complex="bold" style:text-position="super 65%" fo:font-size="10pt" style:font-size-asian="10pt" style:font-size-complex="10pt"/>
    </style:style>
    <style:style style:name="T578" style:parent-style-name="DefaultParagraphFont" style:family="text">
      <style:text-properties fo:font-weight="bold" style:font-weight-asian="bold" style:font-weight-complex="bold" fo:font-size="10pt" style:font-size-asian="10pt" style:font-size-complex="10pt"/>
    </style:style>
    <style:style style:name="T579" style:parent-style-name="DefaultParagraphFont" style:family="text">
      <style:text-properties fo:font-weight="bold" style:font-weight-asian="bold" style:font-weight-complex="bold" style:text-position="super 65%" fo:font-size="10pt" style:font-size-asian="10pt" style:font-size-complex="10pt"/>
    </style:style>
    <style:style style:name="T580" style:parent-style-name="DefaultParagraphFont" style:family="text">
      <style:text-properties fo:font-weight="bold" style:font-weight-asian="bold" style:font-weight-complex="bold" fo:font-size="10pt" style:font-size-asian="10pt" style:font-size-complex="10pt"/>
    </style:style>
    <style:style style:name="T581" style:parent-style-name="DefaultParagraphFont" style:family="text">
      <style:text-properties fo:font-weight="bold" style:font-weight-asian="bold" style:font-weight-complex="bold" style:text-position="super 65%" fo:font-size="10pt" style:font-size-asian="10pt" style:font-size-complex="10pt"/>
    </style:style>
    <style:style style:name="T582" style:parent-style-name="DefaultParagraphFont" style:family="text">
      <style:text-properties fo:font-weight="bold" style:font-weight-asian="bold" style:font-weight-complex="bold" fo:font-size="10pt" style:font-size-asian="10pt" style:font-size-complex="10pt"/>
    </style:style>
    <style:style style:name="P583" style:parent-style-name="Normal" style:family="paragraph">
      <style:paragraph-properties fo:text-align="start"/>
    </style:style>
    <style:style style:name="T584" style:parent-style-name="DefaultParagraphFont" style:family="text">
      <style:text-properties fo:font-weight="bold" style:font-weight-asian="bold" style:font-weight-complex="bold" style:text-position="super 65%" fo:font-size="10pt" style:font-size-asian="10pt" style:font-size-complex="10pt"/>
    </style:style>
    <style:style style:name="T585" style:parent-style-name="DefaultParagraphFont" style:family="text">
      <style:text-properties fo:font-weight="bold" style:font-weight-asian="bold" style:font-weight-complex="bold" fo:font-size="10pt" style:font-size-asian="10pt" style:font-size-complex="10pt"/>
    </style:style>
    <style:style style:name="T586" style:parent-style-name="DefaultParagraphFont" style:family="text">
      <style:text-properties fo:font-weight="bold" style:font-weight-asian="bold" style:font-weight-complex="bold" fo:font-size="10pt" style:font-size-asian="10pt" style:font-size-complex="10pt"/>
    </style:style>
    <style:style style:name="T587" style:parent-style-name="DefaultParagraphFont" style:family="text">
      <style:text-properties fo:font-weight="bold" style:font-weight-asian="bold" style:font-weight-complex="bold" fo:font-size="10pt" style:font-size-asian="10pt" style:font-size-complex="10pt"/>
    </style:style>
    <style:style style:name="T588" style:parent-style-name="DefaultParagraphFont" style:family="text">
      <style:text-properties fo:font-weight="bold" style:font-weight-asian="bold" style:font-weight-complex="bold" style:text-position="super 65%" fo:font-size="10pt" style:font-size-asian="10pt" style:font-size-complex="10pt"/>
    </style:style>
    <style:style style:name="T589" style:parent-style-name="DefaultParagraphFont" style:family="text">
      <style:text-properties fo:font-weight="bold" style:font-weight-asian="bold" style:font-weight-complex="bold" fo:font-size="10pt" style:font-size-asian="10pt" style:font-size-complex="10pt"/>
    </style:style>
    <style:style style:name="T590" style:parent-style-name="DefaultParagraphFont" style:family="text">
      <style:text-properties fo:font-weight="bold" style:font-weight-asian="bold" style:font-weight-complex="bold" fo:font-size="10pt" style:font-size-asian="10pt" style:font-size-complex="10pt"/>
    </style:style>
    <style:style style:name="T591" style:parent-style-name="DefaultParagraphFont" style:family="text">
      <style:text-properties fo:font-weight="bold" style:font-weight-asian="bold" style:font-weight-complex="bold" style:text-position="super 65%" fo:font-size="10pt" style:font-size-asian="10pt" style:font-size-complex="10pt"/>
    </style:style>
    <style:style style:name="T592" style:parent-style-name="DefaultParagraphFont" style:family="text">
      <style:text-properties fo:font-weight="bold" style:font-weight-asian="bold" style:font-weight-complex="bold" fo:font-size="10pt" style:font-size-asian="10pt" style:font-size-complex="10pt"/>
    </style:style>
    <style:style style:name="T593" style:parent-style-name="DefaultParagraphFont" style:family="text">
      <style:text-properties fo:font-weight="bold" style:font-weight-asian="bold" style:font-weight-complex="bold" fo:font-size="10pt" style:font-size-asian="10pt" style:font-size-complex="10pt"/>
    </style:style>
    <style:style style:name="T594" style:parent-style-name="DefaultParagraphFont" style:family="text">
      <style:text-properties fo:font-weight="bold" style:font-weight-asian="bold" style:font-weight-complex="bold" style:text-position="super 65%" fo:font-size="10pt" style:font-size-asian="10pt" style:font-size-complex="10pt"/>
    </style:style>
    <style:style style:name="T595" style:parent-style-name="DefaultParagraphFont" style:family="text">
      <style:text-properties fo:font-weight="bold" style:font-weight-asian="bold" style:font-weight-complex="bold" fo:font-size="10pt" style:font-size-asian="10pt" style:font-size-complex="10pt"/>
    </style:style>
    <style:style style:name="T596" style:parent-style-name="DefaultParagraphFont" style:family="text">
      <style:text-properties fo:font-weight="bold" style:font-weight-asian="bold" style:font-weight-complex="bold" fo:font-size="10pt" style:font-size-asian="10pt" style:font-size-complex="10pt"/>
    </style:style>
    <style:style style:name="T597" style:parent-style-name="DefaultParagraphFont" style:family="text">
      <style:text-properties fo:font-weight="bold" style:font-weight-asian="bold" style:font-weight-complex="bold" style:text-position="super 65%" fo:font-size="10pt" style:font-size-asian="10pt" style:font-size-complex="10pt"/>
    </style:style>
    <style:style style:name="T598" style:parent-style-name="DefaultParagraphFont" style:family="text">
      <style:text-properties fo:font-weight="bold" style:font-weight-asian="bold" style:font-weight-complex="bold" fo:font-size="10pt" style:font-size-asian="10pt" style:font-size-complex="10pt"/>
    </style:style>
    <style:style style:name="T599" style:parent-style-name="DefaultParagraphFont" style:family="text">
      <style:text-properties fo:font-weight="bold" style:font-weight-asian="bold" style:font-weight-complex="bold" style:text-position="super 65%" fo:font-size="10pt" style:font-size-asian="10pt" style:font-size-complex="10pt"/>
    </style:style>
    <style:style style:name="T600" style:parent-style-name="DefaultParagraphFont" style:family="text">
      <style:text-properties fo:font-weight="bold" style:font-weight-asian="bold" style:font-weight-complex="bold" fo:font-size="10pt" style:font-size-asian="10pt" style:font-size-complex="10pt"/>
    </style:style>
    <style:style style:name="T601" style:parent-style-name="DefaultParagraphFont" style:family="text">
      <style:text-properties fo:font-weight="bold" style:font-weight-asian="bold" style:font-weight-complex="bold" fo:font-size="10pt" style:font-size-asian="10pt" style:font-size-complex="10pt"/>
    </style:style>
    <style:style style:name="T602" style:parent-style-name="DefaultParagraphFont" style:family="text">
      <style:text-properties fo:font-weight="bold" style:font-weight-asian="bold" style:font-weight-complex="bold" style:text-position="super 65%" fo:font-size="10pt" style:font-size-asian="10pt" style:font-size-complex="10pt"/>
    </style:style>
    <style:style style:name="T603" style:parent-style-name="DefaultParagraphFont" style:family="text">
      <style:text-properties fo:font-weight="bold" style:font-weight-asian="bold" style:font-weight-complex="bold" fo:font-size="10pt" style:font-size-asian="10pt" style:font-size-complex="10pt"/>
    </style:style>
    <style:style style:name="T604" style:parent-style-name="DefaultParagraphFont" style:family="text">
      <style:text-properties fo:font-weight="bold" style:font-weight-asian="bold" style:font-weight-complex="bold" style:text-position="super 65%" fo:font-size="10pt" style:font-size-asian="10pt" style:font-size-complex="10pt"/>
    </style:style>
    <style:style style:name="T605" style:parent-style-name="DefaultParagraphFont" style:family="text">
      <style:text-properties fo:font-weight="bold" style:font-weight-asian="bold" style:font-weight-complex="bold" fo:font-size="10pt" style:font-size-asian="10pt" style:font-size-complex="10pt"/>
    </style:style>
    <style:style style:name="T606" style:parent-style-name="DefaultParagraphFont" style:family="text">
      <style:text-properties fo:font-weight="bold" style:font-weight-asian="bold" style:font-weight-complex="bold" style:text-position="super 65%" fo:font-size="10pt" style:font-size-asian="10pt" style:font-size-complex="10pt"/>
    </style:style>
    <style:style style:name="T607" style:parent-style-name="DefaultParagraphFont" style:family="text">
      <style:text-properties fo:font-weight="bold" style:font-weight-asian="bold" style:font-weight-complex="bold" fo:font-size="10pt" style:font-size-asian="10pt" style:font-size-complex="10pt"/>
    </style:style>
    <style:style style:name="T608" style:parent-style-name="DefaultParagraphFont" style:family="text">
      <style:text-properties fo:font-weight="bold" style:font-weight-asian="bold" style:font-weight-complex="bold" style:text-position="super 65%" fo:font-size="10pt" style:font-size-asian="10pt" style:font-size-complex="10pt"/>
    </style:style>
    <style:style style:name="T609" style:parent-style-name="DefaultParagraphFont" style:family="text">
      <style:text-properties fo:font-weight="bold" style:font-weight-asian="bold" style:font-weight-complex="bold" fo:font-size="10pt" style:font-size-asian="10pt" style:font-size-complex="10pt"/>
    </style:style>
    <style:style style:name="T610" style:parent-style-name="DefaultParagraphFont" style:family="text">
      <style:text-properties fo:font-weight="bold" style:font-weight-asian="bold" style:font-weight-complex="bold" style:text-position="super 65%" fo:font-size="10pt" style:font-size-asian="10pt" style:font-size-complex="10pt"/>
    </style:style>
    <style:style style:name="T611" style:parent-style-name="DefaultParagraphFont" style:family="text">
      <style:text-properties fo:font-weight="bold" style:font-weight-asian="bold" style:font-weight-complex="bold" fo:font-size="10pt" style:font-size-asian="10pt" style:font-size-complex="10pt"/>
    </style:style>
    <style:style style:name="T612" style:parent-style-name="DefaultParagraphFont" style:family="text">
      <style:text-properties fo:font-weight="bold" style:font-weight-asian="bold" style:font-weight-complex="bold" style:text-position="super 65%" fo:font-size="10pt" style:font-size-asian="10pt" style:font-size-complex="10pt"/>
    </style:style>
    <style:style style:name="T613" style:parent-style-name="DefaultParagraphFont" style:family="text">
      <style:text-properties fo:font-weight="bold" style:font-weight-asian="bold" style:font-weight-complex="bold" fo:font-size="10pt" style:font-size-asian="10pt" style:font-size-complex="10pt"/>
    </style:style>
    <style:style style:name="P614" style:parent-style-name="Normal" style:family="paragraph">
      <style:text-properties fo:font-weight="bold" style:font-weight-asian="bold" style:font-weight-complex="bold"/>
    </style:style>
    <style:style style:name="P615" style:parent-style-name="Normal" style:family="paragraph">
      <style:paragraph-properties fo:text-align="center"/>
    </style:style>
    <style:style style:name="P616" style:parent-style-name="Normal" style:family="paragraph">
      <style:paragraph-properties fo:text-align="center"/>
    </style:style>
    <style:style style:name="P617" style:parent-style-name="Normal" style:family="paragraph">
      <style:paragraph-properties fo:text-align="start"/>
      <style:text-properties fo:font-weight="bold" style:font-weight-asian="bold" style:font-weight-complex="bold"/>
    </style:style>
    <style:style style:name="P618" style:parent-style-name="Normal" style:family="paragraph">
      <style:paragraph-properties fo:text-align="start"/>
    </style:style>
    <style:style style:name="T619" style:parent-style-name="DefaultParagraphFont" style:family="text">
      <style:text-properties fo:font-weight="bold" style:font-weight-asian="bold" style:font-weight-complex="bold" style:text-position="super 65%" fo:font-size="10pt" style:font-size-asian="10pt" style:font-size-complex="10pt"/>
    </style:style>
    <style:style style:name="T620" style:parent-style-name="DefaultParagraphFont" style:family="text">
      <style:text-properties fo:font-weight="bold" style:font-weight-asian="bold" style:font-weight-complex="bold" fo:font-size="10pt" style:font-size-asian="10pt" style:font-size-complex="10pt"/>
    </style:style>
    <style:style style:name="T621" style:parent-style-name="DefaultParagraphFont" style:family="text">
      <style:text-properties fo:font-weight="bold" style:font-weight-asian="bold" style:font-weight-complex="bold" fo:font-size="10pt" style:font-size-asian="10pt" style:font-size-complex="10pt"/>
    </style:style>
    <style:style style:name="T622" style:parent-style-name="DefaultParagraphFont" style:family="text">
      <style:text-properties fo:font-weight="bold" style:font-weight-asian="bold" style:font-weight-complex="bold" fo:font-size="10pt" style:font-size-asian="10pt" style:font-size-complex="10pt"/>
    </style:style>
    <style:style style:name="T623" style:parent-style-name="DefaultParagraphFont" style:family="text">
      <style:text-properties fo:font-weight="bold" style:font-weight-asian="bold" style:font-weight-complex="bold" fo:font-size="10pt" style:font-size-asian="10pt" style:font-size-complex="10pt"/>
    </style:style>
    <style:style style:name="T624" style:parent-style-name="DefaultParagraphFont" style:family="text">
      <style:text-properties fo:font-weight="bold" style:font-weight-asian="bold" style:font-weight-complex="bold" fo:font-size="10pt" style:font-size-asian="10pt" style:font-size-complex="10pt"/>
    </style:style>
    <style:style style:name="T625" style:parent-style-name="DefaultParagraphFont" style:family="text">
      <style:text-properties fo:font-weight="bold" style:font-weight-asian="bold" style:font-weight-complex="bold" style:text-position="super 65%" fo:font-size="10pt" style:font-size-asian="10pt" style:font-size-complex="10pt"/>
    </style:style>
    <style:style style:name="T626" style:parent-style-name="DefaultParagraphFont" style:family="text">
      <style:text-properties fo:font-weight="bold" style:font-weight-asian="bold" style:font-weight-complex="bold" fo:font-size="10pt" style:font-size-asian="10pt" style:font-size-complex="10pt"/>
    </style:style>
    <style:style style:name="T627" style:parent-style-name="DefaultParagraphFont" style:family="text">
      <style:text-properties fo:font-weight="bold" style:font-weight-asian="bold" style:font-weight-complex="bold" fo:font-size="10pt" style:font-size-asian="10pt" style:font-size-complex="10pt"/>
    </style:style>
    <style:style style:name="T628" style:parent-style-name="DefaultParagraphFont" style:family="text">
      <style:text-properties fo:font-weight="bold" style:font-weight-asian="bold" style:font-weight-complex="bold" fo:font-size="10pt" style:font-size-asian="10pt" style:font-size-complex="10pt"/>
    </style:style>
    <style:style style:name="T629" style:parent-style-name="DefaultParagraphFont" style:family="text">
      <style:text-properties fo:font-weight="bold" style:font-weight-asian="bold" style:font-weight-complex="bold" fo:font-size="10pt" style:font-size-asian="10pt" style:font-size-complex="10pt"/>
    </style:style>
    <style:style style:name="P630" style:parent-style-name="Normal" style:family="paragraph">
      <style:paragraph-properties fo:text-align="start"/>
    </style:style>
    <style:style style:name="T631" style:parent-style-name="DefaultParagraphFont" style:family="text">
      <style:text-properties fo:font-weight="bold" style:font-weight-asian="bold" style:font-weight-complex="bold" style:text-position="super 65%" fo:font-size="10pt" style:font-size-asian="10pt" style:font-size-complex="10pt"/>
    </style:style>
    <style:style style:name="T632" style:parent-style-name="DefaultParagraphFont" style:family="text">
      <style:text-properties fo:font-weight="bold" style:font-weight-asian="bold" style:font-weight-complex="bold" fo:font-size="10pt" style:font-size-asian="10pt" style:font-size-complex="10pt"/>
    </style:style>
    <style:style style:name="T633" style:parent-style-name="DefaultParagraphFont" style:family="text">
      <style:text-properties fo:font-weight="bold" style:font-weight-asian="bold" style:font-weight-complex="bold" fo:font-size="10pt" style:font-size-asian="10pt" style:font-size-complex="10pt"/>
    </style:style>
    <style:style style:name="T634" style:parent-style-name="DefaultParagraphFont" style:family="text">
      <style:text-properties fo:font-weight="bold" style:font-weight-asian="bold" style:font-weight-complex="bold" fo:font-size="10pt" style:font-size-asian="10pt" style:font-size-complex="10pt"/>
    </style:style>
    <style:style style:name="T635" style:parent-style-name="DefaultParagraphFont" style:family="text">
      <style:text-properties fo:font-weight="bold" style:font-weight-asian="bold" style:font-weight-complex="bold" style:text-position="super 65%" fo:font-size="10pt" style:font-size-asian="10pt" style:font-size-complex="10pt"/>
    </style:style>
    <style:style style:name="T636" style:parent-style-name="DefaultParagraphFont" style:family="text">
      <style:text-properties fo:font-weight="bold" style:font-weight-asian="bold" style:font-weight-complex="bold" fo:font-size="10pt" style:font-size-asian="10pt" style:font-size-complex="10pt"/>
    </style:style>
    <style:style style:name="T637" style:parent-style-name="DefaultParagraphFont" style:family="text">
      <style:text-properties fo:font-weight="bold" style:font-weight-asian="bold" style:font-weight-complex="bold" fo:font-size="10pt" style:font-size-asian="10pt" style:font-size-complex="10pt"/>
    </style:style>
    <style:style style:name="T638" style:parent-style-name="DefaultParagraphFont" style:family="text">
      <style:text-properties fo:font-weight="bold" style:font-weight-asian="bold" style:font-weight-complex="bold" fo:font-size="10pt" style:font-size-asian="10pt" style:font-size-complex="10pt"/>
    </style:style>
    <style:style style:name="T639" style:parent-style-name="DefaultParagraphFont" style:family="text">
      <style:text-properties fo:font-weight="bold" style:font-weight-asian="bold" style:font-weight-complex="bold" fo:font-size="10pt" style:font-size-asian="10pt" style:font-size-complex="10pt"/>
    </style:style>
    <style:style style:name="T640" style:parent-style-name="DefaultParagraphFont" style:family="text">
      <style:text-properties fo:font-weight="bold" style:font-weight-asian="bold" style:font-weight-complex="bold" fo:font-size="10pt" style:font-size-asian="10pt" style:font-size-complex="10pt"/>
    </style:style>
    <style:style style:name="T641" style:parent-style-name="DefaultParagraphFont" style:family="text">
      <style:text-properties fo:font-weight="bold" style:font-weight-asian="bold" style:font-weight-complex="bold" fo:font-size="10pt" style:font-size-asian="10pt" style:font-size-complex="10pt"/>
    </style:style>
    <style:style style:name="P642" style:parent-style-name="Normal" style:family="paragraph">
      <style:paragraph-properties fo:text-align="start"/>
      <style:text-properties fo:font-weight="bold" style:font-weight-asian="bold" style:font-weight-complex="bold"/>
    </style:style>
    <style:style style:name="T643" style:parent-style-name="DefaultParagraphFont" style:family="text">
      <style:text-properties fo:font-style="italic" style:font-style-asian="italic" style:font-style-complex="italic"/>
    </style:style>
    <style:style style:name="P644" style:parent-style-name="Normal" style:family="paragraph">
      <style:text-properties fo:font-weight="bold" style:font-weight-asian="bold" style:font-weight-complex="bold"/>
    </style:style>
    <style:style style:name="P645" style:parent-style-name="Normal" style:family="paragraph">
      <style:paragraph-properties fo:text-align="start"/>
    </style:style>
    <style:style style:name="T646" style:parent-style-name="DefaultParagraphFont" style:family="text">
      <style:text-properties fo:font-weight="bold" style:font-weight-asian="bold" style:font-weight-complex="bold" style:text-position="super 65%" fo:font-size="10pt" style:font-size-asian="10pt" style:font-size-complex="10pt"/>
    </style:style>
    <style:style style:name="T647" style:parent-style-name="DefaultParagraphFont" style:family="text">
      <style:text-properties fo:font-weight="bold" style:font-weight-asian="bold" style:font-weight-complex="bold" fo:font-size="10pt" style:font-size-asian="10pt" style:font-size-complex="10pt"/>
    </style:style>
    <style:style style:name="T648" style:parent-style-name="DefaultParagraphFont" style:family="text">
      <style:text-properties fo:font-weight="bold" style:font-weight-asian="bold" style:font-weight-complex="bold" fo:font-size="10pt" style:font-size-asian="10pt" style:font-size-complex="10pt"/>
    </style:style>
    <style:style style:name="T649" style:parent-style-name="DefaultParagraphFont" style:family="text">
      <style:text-properties fo:font-weight="bold" style:font-weight-asian="bold" style:font-weight-complex="bold" fo:font-size="10pt" style:font-size-asian="10pt" style:font-size-complex="10pt"/>
    </style:style>
    <style:style style:name="T650" style:parent-style-name="DefaultParagraphFont" style:family="text">
      <style:text-properties fo:font-weight="bold" style:font-weight-asian="bold" style:font-weight-complex="bold" fo:font-size="10pt" style:font-size-asian="10pt" style:font-size-complex="10pt"/>
    </style:style>
    <style:style style:name="T651" style:parent-style-name="DefaultParagraphFont" style:family="text">
      <style:text-properties fo:font-weight="bold" style:font-weight-asian="bold" style:font-weight-complex="bold" fo:font-size="10pt" style:font-size-asian="10pt" style:font-size-complex="10pt"/>
    </style:style>
    <style:style style:name="T652" style:parent-style-name="DefaultParagraphFont" style:family="text">
      <style:text-properties fo:font-weight="bold" style:font-weight-asian="bold" style:font-weight-complex="bold" style:text-position="super 65%" fo:font-size="10pt" style:font-size-asian="10pt" style:font-size-complex="10pt"/>
    </style:style>
    <style:style style:name="T653" style:parent-style-name="DefaultParagraphFont" style:family="text">
      <style:text-properties fo:font-weight="bold" style:font-weight-asian="bold" style:font-weight-complex="bold" fo:font-size="10pt" style:font-size-asian="10pt" style:font-size-complex="10pt"/>
    </style:style>
    <style:style style:name="T654" style:parent-style-name="DefaultParagraphFont" style:family="text">
      <style:text-properties fo:font-weight="bold" style:font-weight-asian="bold" style:font-weight-complex="bold" fo:font-size="10pt" style:font-size-asian="10pt" style:font-size-complex="10pt"/>
    </style:style>
    <style:style style:name="P655" style:parent-style-name="Normal" style:family="paragraph">
      <style:paragraph-properties fo:text-align="start"/>
    </style:style>
    <style:style style:name="T656" style:parent-style-name="DefaultParagraphFont" style:family="text">
      <style:text-properties fo:font-weight="bold" style:font-weight-asian="bold" style:font-weight-complex="bold" style:text-position="super 65%" fo:font-size="10pt" style:font-size-asian="10pt" style:font-size-complex="10pt"/>
    </style:style>
    <style:style style:name="T657" style:parent-style-name="DefaultParagraphFont" style:family="text">
      <style:text-properties fo:font-weight="bold" style:font-weight-asian="bold" style:font-weight-complex="bold" fo:font-size="10pt" style:font-size-asian="10pt" style:font-size-complex="10pt"/>
    </style:style>
    <style:style style:name="T658" style:parent-style-name="DefaultParagraphFont" style:family="text">
      <style:text-properties fo:font-weight="bold" style:font-weight-asian="bold" style:font-weight-complex="bold" fo:font-size="10pt" style:font-size-asian="10pt" style:font-size-complex="10pt"/>
    </style:style>
    <style:style style:name="T659" style:parent-style-name="DefaultParagraphFont" style:family="text">
      <style:text-properties fo:font-weight="bold" style:font-weight-asian="bold" style:font-weight-complex="bold" fo:font-size="10pt" style:font-size-asian="10pt" style:font-size-complex="10pt"/>
    </style:style>
    <style:style style:name="T660" style:parent-style-name="DefaultParagraphFont" style:family="text">
      <style:text-properties fo:font-weight="bold" style:font-weight-asian="bold" style:font-weight-complex="bold" fo:font-size="10pt" style:font-size-asian="10pt" style:font-size-complex="10pt"/>
    </style:style>
    <style:style style:name="T661" style:parent-style-name="DefaultParagraphFont" style:family="text">
      <style:text-properties fo:font-weight="bold" style:font-weight-asian="bold" style:font-weight-complex="bold" fo:font-size="10pt" style:font-size-asian="10pt" style:font-size-complex="10pt"/>
    </style:style>
    <style:style style:name="P662" style:parent-style-name="Normal" style:family="paragraph">
      <style:paragraph-properties fo:text-align="start"/>
    </style:style>
    <style:style style:name="T663" style:parent-style-name="DefaultParagraphFont" style:family="text">
      <style:text-properties fo:font-weight="bold" style:font-weight-asian="bold" style:font-weight-complex="bold" style:text-position="super 65%" fo:font-size="10pt" style:font-size-asian="10pt" style:font-size-complex="10pt"/>
    </style:style>
    <style:style style:name="T664" style:parent-style-name="DefaultParagraphFont" style:family="text">
      <style:text-properties fo:font-weight="bold" style:font-weight-asian="bold" style:font-weight-complex="bold" fo:font-size="10pt" style:font-size-asian="10pt" style:font-size-complex="10pt"/>
    </style:style>
    <style:style style:name="T665" style:parent-style-name="DefaultParagraphFont" style:family="text">
      <style:text-properties fo:font-weight="bold" style:font-weight-asian="bold" style:font-weight-complex="bold" fo:font-size="10pt" style:font-size-asian="10pt" style:font-size-complex="10pt"/>
    </style:style>
    <style:style style:name="P666" style:parent-style-name="Normal" style:family="paragraph">
      <style:paragraph-properties fo:text-align="start"/>
    </style:style>
    <style:style style:name="T667" style:parent-style-name="DefaultParagraphFont" style:family="text">
      <style:text-properties fo:font-weight="bold" style:font-weight-asian="bold" style:font-weight-complex="bold" style:text-position="super 65%" fo:font-size="10pt" style:font-size-asian="10pt" style:font-size-complex="10pt"/>
    </style:style>
    <style:style style:name="T668" style:parent-style-name="DefaultParagraphFont" style:family="text">
      <style:text-properties fo:font-weight="bold" style:font-weight-asian="bold" style:font-weight-complex="bold" fo:font-size="10pt" style:font-size-asian="10pt" style:font-size-complex="10pt"/>
    </style:style>
    <style:style style:name="T669" style:parent-style-name="DefaultParagraphFont" style:family="text">
      <style:text-properties fo:font-weight="bold" style:font-weight-asian="bold" style:font-weight-complex="bold" fo:font-size="10pt" style:font-size-asian="10pt" style:font-size-complex="10pt"/>
    </style:style>
    <style:style style:name="P670" style:parent-style-name="Normal" style:family="paragraph">
      <style:paragraph-properties fo:text-align="start"/>
      <style:text-properties fo:font-weight="bold" style:font-weight-asian="bold" style:font-weight-complex="bold"/>
    </style:style>
    <style:style style:name="P671" style:parent-style-name="Normal" style:family="paragraph">
      <style:text-properties fo:font-weight="bold" style:font-weight-asian="bold" style:font-weight-complex="bold"/>
    </style:style>
    <style:style style:name="T672" style:parent-style-name="DefaultParagraphFont" style:family="text">
      <style:text-properties fo:font-weight="bold" style:font-weight-asian="bold" style:font-weight-complex="bold" style:text-position="super 65%" fo:font-size="10pt" style:font-size-asian="10pt" style:font-size-complex="10pt"/>
    </style:style>
    <style:style style:name="T673" style:parent-style-name="DefaultParagraphFont" style:family="text">
      <style:text-properties fo:font-weight="bold" style:font-weight-asian="bold" style:font-weight-complex="bold" fo:font-size="10pt" style:font-size-asian="10pt" style:font-size-complex="10pt"/>
    </style:style>
    <style:style style:name="T674" style:parent-style-name="DefaultParagraphFont" style:family="text">
      <style:text-properties fo:font-weight="bold" style:font-weight-asian="bold" style:font-weight-complex="bold" style:text-position="super 65%" fo:font-size="10pt" style:font-size-asian="10pt" style:font-size-complex="10pt"/>
    </style:style>
    <style:style style:name="T675" style:parent-style-name="DefaultParagraphFont" style:family="text">
      <style:text-properties fo:font-weight="bold" style:font-weight-asian="bold" style:font-weight-complex="bold" fo:font-size="10pt" style:font-size-asian="10pt" style:font-size-complex="10pt"/>
    </style:style>
    <style:style style:name="T676" style:parent-style-name="DefaultParagraphFont" style:family="text">
      <style:text-properties fo:font-weight="bold" style:font-weight-asian="bold" style:font-weight-complex="bold" style:text-position="super 65%" fo:font-size="10pt" style:font-size-asian="10pt" style:font-size-complex="10pt"/>
    </style:style>
    <style:style style:name="T677" style:parent-style-name="DefaultParagraphFont" style:family="text">
      <style:text-properties fo:font-weight="bold" style:font-weight-asian="bold" style:font-weight-complex="bold" fo:font-size="10pt" style:font-size-asian="10pt" style:font-size-complex="10pt"/>
    </style:style>
    <style:style style:name="T678" style:parent-style-name="DefaultParagraphFont" style:family="text">
      <style:text-properties fo:font-weight="bold" style:font-weight-asian="bold" style:font-weight-complex="bold" style:text-position="super 65%" fo:font-size="10pt" style:font-size-asian="10pt" style:font-size-complex="10pt"/>
    </style:style>
    <style:style style:name="T679" style:parent-style-name="DefaultParagraphFont" style:family="text">
      <style:text-properties fo:font-weight="bold" style:font-weight-asian="bold" style:font-weight-complex="bold" fo:font-size="10pt" style:font-size-asian="10pt" style:font-size-complex="10pt"/>
    </style:style>
    <style:style style:name="T680" style:parent-style-name="DefaultParagraphFont" style:family="text">
      <style:text-properties fo:font-weight="bold" style:font-weight-asian="bold" style:font-weight-complex="bold" style:text-position="super 65%" fo:font-size="10pt" style:font-size-asian="10pt" style:font-size-complex="10pt"/>
    </style:style>
    <style:style style:name="T681" style:parent-style-name="DefaultParagraphFont" style:family="text">
      <style:text-properties fo:font-weight="bold" style:font-weight-asian="bold" style:font-weight-complex="bold" fo:font-size="10pt" style:font-size-asian="10pt" style:font-size-complex="10pt"/>
    </style:style>
    <style:style style:name="T682" style:parent-style-name="DefaultParagraphFont" style:family="text">
      <style:text-properties fo:font-weight="bold" style:font-weight-asian="bold" style:font-weight-complex="bold" style:text-position="super 65%" fo:font-size="10pt" style:font-size-asian="10pt" style:font-size-complex="10pt"/>
    </style:style>
    <style:style style:name="T683" style:parent-style-name="DefaultParagraphFont" style:family="text">
      <style:text-properties fo:font-weight="bold" style:font-weight-asian="bold" style:font-weight-complex="bold" fo:font-size="10pt" style:font-size-asian="10pt" style:font-size-complex="10pt"/>
    </style:style>
    <style:style style:name="P684" style:parent-style-name="Normal" style:family="paragraph">
      <style:text-properties fo:font-weight="bold" style:font-weight-asian="bold" style:font-weight-complex="bold"/>
    </style:style>
    <style:style style:name="P685" style:parent-style-name="Normal" style:family="paragraph">
      <style:text-properties fo:font-weight="bold" style:font-weight-asian="bold" style:font-weight-complex="bold"/>
    </style:style>
    <style:style style:name="T686" style:parent-style-name="DefaultParagraphFont" style:family="text">
      <style:text-properties fo:font-weight="bold" style:font-weight-asian="bold" style:font-weight-complex="bold" style:text-position="super 65%" fo:font-size="10pt" style:font-size-asian="10pt" style:font-size-complex="10pt"/>
    </style:style>
    <style:style style:name="T687" style:parent-style-name="DefaultParagraphFont" style:family="text">
      <style:text-properties fo:font-weight="bold" style:font-weight-asian="bold" style:font-weight-complex="bold" fo:font-size="10pt" style:font-size-asian="10pt" style:font-size-complex="10pt"/>
    </style:style>
    <style:style style:name="T688" style:parent-style-name="DefaultParagraphFont" style:family="text">
      <style:text-properties fo:font-weight="bold" style:font-weight-asian="bold" style:font-weight-complex="bold" style:text-position="super 65%" fo:font-size="10pt" style:font-size-asian="10pt" style:font-size-complex="10pt"/>
    </style:style>
    <style:style style:name="T689" style:parent-style-name="DefaultParagraphFont" style:family="text">
      <style:text-properties fo:font-weight="bold" style:font-weight-asian="bold" style:font-weight-complex="bold" fo:font-size="10pt" style:font-size-asian="10pt" style:font-size-complex="10pt"/>
    </style:style>
    <style:style style:name="P690" style:parent-style-name="Normal" style:family="paragraph">
      <style:paragraph-properties fo:text-align="start"/>
    </style:style>
    <style:style style:name="T691" style:parent-style-name="DefaultParagraphFont" style:family="text">
      <style:text-properties fo:font-weight="bold" style:font-weight-asian="bold" style:font-weight-complex="bold" fo:font-size="10pt" style:font-size-asian="10pt" style:font-size-complex="10pt"/>
    </style:style>
    <style:style style:name="T692" style:parent-style-name="DefaultParagraphFont" style:family="text">
      <style:text-properties fo:font-weight="bold" style:font-weight-asian="bold" style:font-weight-complex="bold" fo:font-size="10pt" style:font-size-asian="10pt" style:font-size-complex="10pt"/>
    </style:style>
    <style:style style:name="T693" style:parent-style-name="DefaultParagraphFont" style:family="text">
      <style:text-properties fo:font-weight="bold" style:font-weight-asian="bold" style:font-weight-complex="bold" fo:font-size="10pt" style:font-size-asian="10pt" style:font-size-complex="10pt"/>
    </style:style>
    <style:style style:name="T694" style:parent-style-name="DefaultParagraphFont" style:family="text">
      <style:text-properties fo:font-weight="bold" style:font-weight-asian="bold" style:font-weight-complex="bold" style:text-position="super 65%" fo:font-size="10pt" style:font-size-asian="10pt" style:font-size-complex="10pt"/>
    </style:style>
    <style:style style:name="T695" style:parent-style-name="DefaultParagraphFont" style:family="text">
      <style:text-properties fo:font-weight="bold" style:font-weight-asian="bold" style:font-weight-complex="bold" fo:font-size="10pt" style:font-size-asian="10pt" style:font-size-complex="10pt"/>
    </style:style>
    <style:style style:name="T696" style:parent-style-name="DefaultParagraphFont" style:family="text">
      <style:text-properties fo:font-weight="bold" style:font-weight-asian="bold" style:font-weight-complex="bold" fo:font-size="10pt" style:font-size-asian="10pt" style:font-size-complex="10pt"/>
    </style:style>
    <style:style style:name="T697" style:parent-style-name="DefaultParagraphFont" style:family="text">
      <style:text-properties fo:font-weight="bold" style:font-weight-asian="bold" style:font-weight-complex="bold" fo:font-size="10pt" style:font-size-asian="10pt" style:font-size-complex="10pt"/>
    </style:style>
    <style:style style:name="T698" style:parent-style-name="DefaultParagraphFont" style:family="text">
      <style:text-properties fo:font-weight="bold" style:font-weight-asian="bold" style:font-weight-complex="bold" fo:font-size="10pt" style:font-size-asian="10pt" style:font-size-complex="10pt"/>
    </style:style>
    <style:style style:name="T699" style:parent-style-name="DefaultParagraphFont" style:family="text">
      <style:text-properties fo:font-weight="bold" style:font-weight-asian="bold" style:font-weight-complex="bold" style:text-position="super 65%" fo:font-size="10pt" style:font-size-asian="10pt" style:font-size-complex="10pt"/>
    </style:style>
    <style:style style:name="T700" style:parent-style-name="DefaultParagraphFont" style:family="text">
      <style:text-properties fo:font-weight="bold" style:font-weight-asian="bold" style:font-weight-complex="bold" fo:font-size="10pt" style:font-size-asian="10pt" style:font-size-complex="10pt"/>
    </style:style>
    <style:style style:name="T701" style:parent-style-name="DefaultParagraphFont" style:family="text">
      <style:text-properties fo:font-weight="bold" style:font-weight-asian="bold" style:font-weight-complex="bold" style:text-position="super 65%" fo:font-size="10pt" style:font-size-asian="10pt" style:font-size-complex="10pt"/>
    </style:style>
    <style:style style:name="T702" style:parent-style-name="DefaultParagraphFont" style:family="text">
      <style:text-properties fo:font-weight="bold" style:font-weight-asian="bold" style:font-weight-complex="bold" fo:font-size="10pt" style:font-size-asian="10pt" style:font-size-complex="10pt"/>
    </style:style>
    <style:style style:name="P703" style:parent-style-name="Normal" style:family="paragraph">
      <style:paragraph-properties fo:text-align="start"/>
    </style:style>
    <style:style style:name="T704" style:parent-style-name="DefaultParagraphFont" style:family="text">
      <style:text-properties fo:font-weight="bold" style:font-weight-asian="bold" style:font-weight-complex="bold" style:text-position="super 65%" fo:font-size="10pt" style:font-size-asian="10pt" style:font-size-complex="10pt"/>
    </style:style>
    <style:style style:name="T705" style:parent-style-name="DefaultParagraphFont" style:family="text">
      <style:text-properties fo:font-weight="bold" style:font-weight-asian="bold" style:font-weight-complex="bold" fo:font-size="10pt" style:font-size-asian="10pt" style:font-size-complex="10pt"/>
    </style:style>
    <style:style style:name="T706" style:parent-style-name="DefaultParagraphFont" style:family="text">
      <style:text-properties fo:font-weight="bold" style:font-weight-asian="bold" style:font-weight-complex="bold" fo:font-size="10pt" style:font-size-asian="10pt" style:font-size-complex="10pt"/>
    </style:style>
    <style:style style:name="T707" style:parent-style-name="DefaultParagraphFont" style:family="text">
      <style:text-properties fo:font-weight="bold" style:font-weight-asian="bold" style:font-weight-complex="bold" fo:font-size="10pt" style:font-size-asian="10pt" style:font-size-complex="10pt"/>
    </style:style>
    <style:style style:name="T708" style:parent-style-name="DefaultParagraphFont" style:family="text">
      <style:text-properties fo:font-weight="bold" style:font-weight-asian="bold" style:font-weight-complex="bold" style:text-position="super 65%" fo:font-size="10pt" style:font-size-asian="10pt" style:font-size-complex="10pt"/>
    </style:style>
    <style:style style:name="T709" style:parent-style-name="DefaultParagraphFont" style:family="text">
      <style:text-properties fo:font-weight="bold" style:font-weight-asian="bold" style:font-weight-complex="bold" fo:font-size="10pt" style:font-size-asian="10pt" style:font-size-complex="10pt"/>
    </style:style>
    <style:style style:name="T710" style:parent-style-name="DefaultParagraphFont" style:family="text">
      <style:text-properties fo:font-weight="bold" style:font-weight-asian="bold" style:font-weight-complex="bold" fo:font-size="10pt" style:font-size-asian="10pt" style:font-size-complex="10pt"/>
    </style:style>
    <style:style style:name="T711" style:parent-style-name="DefaultParagraphFont" style:family="text">
      <style:text-properties fo:font-weight="bold" style:font-weight-asian="bold" style:font-weight-complex="bold" fo:font-size="10pt" style:font-size-asian="10pt" style:font-size-complex="10pt"/>
    </style:style>
    <style:style style:name="T712" style:parent-style-name="DefaultParagraphFont" style:family="text">
      <style:text-properties fo:font-weight="bold" style:font-weight-asian="bold" style:font-weight-complex="bold" fo:font-size="10pt" style:font-size-asian="10pt" style:font-size-complex="10pt"/>
    </style:style>
    <style:style style:name="T713" style:parent-style-name="DefaultParagraphFont" style:family="text">
      <style:text-properties fo:font-weight="bold" style:font-weight-asian="bold" style:font-weight-complex="bold" style:text-position="super 65%" fo:font-size="10pt" style:font-size-asian="10pt" style:font-size-complex="10pt"/>
    </style:style>
    <style:style style:name="T714" style:parent-style-name="DefaultParagraphFont" style:family="text">
      <style:text-properties fo:font-weight="bold" style:font-weight-asian="bold" style:font-weight-complex="bold" fo:font-size="10pt" style:font-size-asian="10pt" style:font-size-complex="10pt"/>
    </style:style>
    <style:style style:name="P715" style:parent-style-name="Normal" style:family="paragraph">
      <style:text-properties fo:font-weight="bold" style:font-weight-asian="bold" style:font-weight-complex="bold"/>
    </style:style>
    <style:style style:name="T716" style:parent-style-name="DefaultParagraphFont" style:family="text">
      <style:text-properties fo:font-weight="bold" style:font-weight-asian="bold" style:font-weight-complex="bold"/>
    </style:style>
    <style:style style:name="P717" style:parent-style-name="Normal" style:family="paragraph">
      <style:paragraph-properties fo:text-align="center"/>
    </style:style>
    <style:style style:name="P718" style:parent-style-name="Normal" style:family="paragraph">
      <style:paragraph-properties fo:text-align="center"/>
    </style:style>
    <style:style style:name="P719" style:parent-style-name="Normal" style:family="paragraph">
      <style:text-properties fo:font-weight="bold" style:font-weight-asian="bold" style:font-weight-complex="bold"/>
    </style:style>
    <style:style style:name="T720" style:parent-style-name="DefaultParagraphFont" style:family="text">
      <style:text-properties fo:font-weight="bold" style:font-weight-asian="bold" style:font-weight-complex="bold" style:text-position="super 65%" fo:font-size="10pt" style:font-size-asian="10pt" style:font-size-complex="10pt"/>
    </style:style>
    <style:style style:name="T721" style:parent-style-name="DefaultParagraphFont" style:family="text">
      <style:text-properties fo:font-weight="bold" style:font-weight-asian="bold" style:font-weight-complex="bold" fo:font-size="10pt" style:font-size-asian="10pt" style:font-size-complex="10pt"/>
    </style:style>
    <style:style style:name="T722" style:parent-style-name="DefaultParagraphFont" style:family="text">
      <style:text-properties fo:font-weight="bold" style:font-weight-asian="bold" style:font-weight-complex="bold" style:text-position="super 65%" fo:font-size="10pt" style:font-size-asian="10pt" style:font-size-complex="10pt"/>
    </style:style>
    <style:style style:name="T723" style:parent-style-name="DefaultParagraphFont" style:family="text">
      <style:text-properties fo:font-weight="bold" style:font-weight-asian="bold" style:font-weight-complex="bold" fo:font-size="10pt" style:font-size-asian="10pt" style:font-size-complex="10pt"/>
    </style:style>
    <style:style style:name="T724" style:parent-style-name="DefaultParagraphFont" style:family="text">
      <style:text-properties fo:font-weight="bold" style:font-weight-asian="bold" style:font-weight-complex="bold" style:text-position="super 65%" fo:font-size="10pt" style:font-size-asian="10pt" style:font-size-complex="10pt"/>
    </style:style>
    <style:style style:name="T725" style:parent-style-name="DefaultParagraphFont" style:family="text">
      <style:text-properties fo:font-weight="bold" style:font-weight-asian="bold" style:font-weight-complex="bold" fo:font-size="10pt" style:font-size-asian="10pt" style:font-size-complex="10pt"/>
    </style:style>
    <style:style style:name="T726" style:parent-style-name="DefaultParagraphFont" style:family="text">
      <style:text-properties fo:font-weight="bold" style:font-weight-asian="bold" style:font-weight-complex="bold" style:text-position="super 65%" fo:font-size="10pt" style:font-size-asian="10pt" style:font-size-complex="10pt"/>
    </style:style>
    <style:style style:name="T727" style:parent-style-name="DefaultParagraphFont" style:family="text">
      <style:text-properties fo:font-weight="bold" style:font-weight-asian="bold" style:font-weight-complex="bold" fo:font-size="10pt" style:font-size-asian="10pt" style:font-size-complex="10pt"/>
    </style:style>
    <style:style style:name="T728" style:parent-style-name="DefaultParagraphFont" style:family="text">
      <style:text-properties fo:font-weight="bold" style:font-weight-asian="bold" style:font-weight-complex="bold" style:text-position="super 65%" fo:font-size="10pt" style:font-size-asian="10pt" style:font-size-complex="10pt"/>
    </style:style>
    <style:style style:name="T729" style:parent-style-name="DefaultParagraphFont" style:family="text">
      <style:text-properties fo:font-weight="bold" style:font-weight-asian="bold" style:font-weight-complex="bold" fo:font-size="10pt" style:font-size-asian="10pt" style:font-size-complex="10pt"/>
    </style:style>
    <style:style style:name="T730" style:parent-style-name="DefaultParagraphFont" style:family="text">
      <style:text-properties fo:font-weight="bold" style:font-weight-asian="bold" style:font-weight-complex="bold" fo:font-size="10pt" style:font-size-asian="10pt" style:font-size-complex="10pt"/>
    </style:style>
    <style:style style:name="T731" style:parent-style-name="DefaultParagraphFont" style:family="text">
      <style:text-properties fo:font-weight="bold" style:font-weight-asian="bold" style:font-weight-complex="bold" style:text-position="super 65%" fo:font-size="10pt" style:font-size-asian="10pt" style:font-size-complex="10pt"/>
    </style:style>
    <style:style style:name="T732" style:parent-style-name="DefaultParagraphFont" style:family="text">
      <style:text-properties fo:font-weight="bold" style:font-weight-asian="bold" style:font-weight-complex="bold" fo:font-size="10pt" style:font-size-asian="10pt" style:font-size-complex="10pt"/>
    </style:style>
    <style:style style:name="T733" style:parent-style-name="DefaultParagraphFont" style:family="text">
      <style:text-properties fo:font-weight="bold" style:font-weight-asian="bold" style:font-weight-complex="bold" style:text-position="super 65%" fo:font-size="10pt" style:font-size-asian="10pt" style:font-size-complex="10pt"/>
    </style:style>
    <style:style style:name="T734" style:parent-style-name="DefaultParagraphFont" style:family="text">
      <style:text-properties fo:font-weight="bold" style:font-weight-asian="bold" style:font-weight-complex="bold" fo:font-size="10pt" style:font-size-asian="10pt" style:font-size-complex="10pt"/>
    </style:style>
    <style:style style:name="T735" style:parent-style-name="DefaultParagraphFont" style:family="text">
      <style:text-properties fo:font-weight="bold" style:font-weight-asian="bold" style:font-weight-complex="bold" style:text-position="super 65%" fo:font-size="10pt" style:font-size-asian="10pt" style:font-size-complex="10pt"/>
    </style:style>
    <style:style style:name="T736" style:parent-style-name="DefaultParagraphFont" style:family="text">
      <style:text-properties fo:font-weight="bold" style:font-weight-asian="bold" style:font-weight-complex="bold" fo:font-size="10pt" style:font-size-asian="10pt" style:font-size-complex="10pt"/>
    </style:style>
    <style:style style:name="T737" style:parent-style-name="DefaultParagraphFont" style:family="text">
      <style:text-properties fo:font-weight="bold" style:font-weight-asian="bold" style:font-weight-complex="bold"/>
    </style:style>
    <style:style style:name="T738" style:parent-style-name="DefaultParagraphFont" style:family="text">
      <style:text-properties fo:font-weight="bold" style:font-weight-asian="bold" style:font-weight-complex="bold"/>
    </style:style>
    <style:style style:name="T739" style:parent-style-name="DefaultParagraphFont" style:family="text">
      <style:text-properties fo:font-weight="bold" style:font-weight-asian="bold" style:font-weight-complex="bold"/>
    </style:style>
    <style:style style:name="P740" style:parent-style-name="Normal" style:family="paragraph">
      <style:text-properties fo:font-weight="bold" style:font-weight-asian="bold" style:font-weight-complex="bold"/>
    </style:style>
    <style:style style:name="P741" style:parent-style-name="Normal" style:family="paragraph">
      <style:paragraph-properties fo:text-align="start"/>
    </style:style>
    <style:style style:name="T742" style:parent-style-name="DefaultParagraphFont" style:family="text">
      <style:text-properties fo:font-weight="bold" style:font-weight-asian="bold" style:font-weight-complex="bold" fo:font-size="10pt" style:font-size-asian="10pt" style:font-size-complex="10pt"/>
    </style:style>
    <style:style style:name="T743" style:parent-style-name="DefaultParagraphFont" style:family="text">
      <style:text-properties fo:font-weight="bold" style:font-weight-asian="bold" style:font-weight-complex="bold" fo:font-size="10pt" style:font-size-asian="10pt" style:font-size-complex="10pt"/>
    </style:style>
    <style:style style:name="T744" style:parent-style-name="DefaultParagraphFont" style:family="text">
      <style:text-properties fo:font-weight="bold" style:font-weight-asian="bold" style:font-weight-complex="bold" fo:font-size="10pt" style:font-size-asian="10pt" style:font-size-complex="10pt"/>
    </style:style>
    <style:style style:name="T745" style:parent-style-name="DefaultParagraphFont" style:family="text">
      <style:text-properties fo:font-weight="bold" style:font-weight-asian="bold" style:font-weight-complex="bold" fo:font-size="10pt" style:font-size-asian="10pt" style:font-size-complex="10pt"/>
    </style:style>
    <style:style style:name="T746" style:parent-style-name="DefaultParagraphFont" style:family="text">
      <style:text-properties fo:font-weight="bold" style:font-weight-asian="bold" style:font-weight-complex="bold" style:text-position="super 65%" fo:font-size="10pt" style:font-size-asian="10pt" style:font-size-complex="10pt"/>
    </style:style>
    <style:style style:name="T747" style:parent-style-name="DefaultParagraphFont" style:family="text">
      <style:text-properties fo:font-weight="bold" style:font-weight-asian="bold" style:font-weight-complex="bold" fo:font-size="10pt" style:font-size-asian="10pt" style:font-size-complex="10pt"/>
    </style:style>
    <style:style style:name="T748" style:parent-style-name="DefaultParagraphFont" style:family="text">
      <style:text-properties fo:font-weight="bold" style:font-weight-asian="bold" style:font-weight-complex="bold" fo:font-size="10pt" style:font-size-asian="10pt" style:font-size-complex="10pt"/>
    </style:style>
    <style:style style:name="P749" style:parent-style-name="Normal" style:family="paragraph">
      <style:paragraph-properties fo:text-align="start"/>
    </style:style>
    <style:style style:name="T750" style:parent-style-name="DefaultParagraphFont" style:family="text">
      <style:text-properties fo:font-weight="bold" style:font-weight-asian="bold" style:font-weight-complex="bold" style:text-position="super 65%" fo:font-size="10pt" style:font-size-asian="10pt" style:font-size-complex="10pt"/>
    </style:style>
    <style:style style:name="T751" style:parent-style-name="DefaultParagraphFont" style:family="text">
      <style:text-properties fo:font-weight="bold" style:font-weight-asian="bold" style:font-weight-complex="bold" fo:font-size="10pt" style:font-size-asian="10pt" style:font-size-complex="10pt"/>
    </style:style>
    <style:style style:name="T752" style:parent-style-name="DefaultParagraphFont" style:family="text">
      <style:text-properties fo:font-weight="bold" style:font-weight-asian="bold" style:font-weight-complex="bold" fo:font-size="10pt" style:font-size-asian="10pt" style:font-size-complex="10pt"/>
    </style:style>
    <style:style style:name="T753" style:parent-style-name="DefaultParagraphFont" style:family="text">
      <style:text-properties fo:font-weight="bold" style:font-weight-asian="bold" style:font-weight-complex="bold" fo:font-size="10pt" style:font-size-asian="10pt" style:font-size-complex="10pt"/>
    </style:style>
    <style:style style:name="T754" style:parent-style-name="DefaultParagraphFont" style:family="text">
      <style:text-properties fo:font-weight="bold" style:font-weight-asian="bold" style:font-weight-complex="bold" style:text-position="super 65%" fo:font-size="10pt" style:font-size-asian="10pt" style:font-size-complex="10pt"/>
    </style:style>
    <style:style style:name="T755" style:parent-style-name="DefaultParagraphFont" style:family="text">
      <style:text-properties fo:font-weight="bold" style:font-weight-asian="bold" style:font-weight-complex="bold" fo:font-size="10pt" style:font-size-asian="10pt" style:font-size-complex="10pt"/>
    </style:style>
    <style:style style:name="T756" style:parent-style-name="DefaultParagraphFont" style:family="text">
      <style:text-properties fo:font-weight="bold" style:font-weight-asian="bold" style:font-weight-complex="bold" fo:font-size="10pt" style:font-size-asian="10pt" style:font-size-complex="10pt"/>
    </style:style>
    <style:style style:name="P757" style:parent-style-name="Normal" style:family="paragraph">
      <style:paragraph-properties fo:text-align="start"/>
      <style:text-properties fo:font-weight="bold" style:font-weight-asian="bold" style:font-weight-complex="bold" fo:font-size="10pt" style:font-size-asian="10pt" style:font-size-complex="10pt"/>
    </style:style>
    <style:style style:name="P758" style:parent-style-name="Normal" style:family="paragraph">
      <style:paragraph-properties fo:text-align="start"/>
    </style:style>
    <style:style style:name="T759" style:parent-style-name="DefaultParagraphFont" style:family="text">
      <style:text-properties fo:font-weight="bold" style:font-weight-asian="bold" style:font-weight-complex="bold" style:text-position="super 65%" fo:font-size="10pt" style:font-size-asian="10pt" style:font-size-complex="10pt"/>
    </style:style>
    <style:style style:name="T760" style:parent-style-name="DefaultParagraphFont" style:family="text">
      <style:text-properties fo:font-weight="bold" style:font-weight-asian="bold" style:font-weight-complex="bold" fo:font-size="10pt" style:font-size-asian="10pt" style:font-size-complex="10pt"/>
    </style:style>
    <style:style style:name="T761" style:parent-style-name="DefaultParagraphFont" style:family="text">
      <style:text-properties fo:font-weight="bold" style:font-weight-asian="bold" style:font-weight-complex="bold" fo:font-size="10pt" style:font-size-asian="10pt" style:font-size-complex="10pt"/>
    </style:style>
    <style:style style:name="P762" style:parent-style-name="Normal" style:family="paragraph">
      <style:paragraph-properties fo:text-align="start"/>
    </style:style>
    <style:style style:name="T763" style:parent-style-name="DefaultParagraphFont" style:family="text">
      <style:text-properties fo:font-weight="bold" style:font-weight-asian="bold" style:font-weight-complex="bold" style:text-position="super 65%" fo:font-size="10pt" style:font-size-asian="10pt" style:font-size-complex="10pt"/>
    </style:style>
    <style:style style:name="T764" style:parent-style-name="DefaultParagraphFont" style:family="text">
      <style:text-properties fo:font-weight="bold" style:font-weight-asian="bold" style:font-weight-complex="bold" fo:font-size="10pt" style:font-size-asian="10pt" style:font-size-complex="10pt"/>
    </style:style>
    <style:style style:name="T765" style:parent-style-name="DefaultParagraphFont" style:family="text">
      <style:text-properties fo:font-weight="bold" style:font-weight-asian="bold" style:font-weight-complex="bold" fo:font-size="10pt" style:font-size-asian="10pt" style:font-size-complex="10pt"/>
    </style:style>
    <style:style style:name="P766" style:parent-style-name="Normal" style:family="paragraph">
      <style:paragraph-properties fo:text-align="start"/>
    </style:style>
    <style:style style:name="T767" style:parent-style-name="DefaultParagraphFont" style:family="text">
      <style:text-properties fo:font-weight="bold" style:font-weight-asian="bold" style:font-weight-complex="bold" style:text-position="super 65%" fo:font-size="10pt" style:font-size-asian="10pt" style:font-size-complex="10pt"/>
    </style:style>
    <style:style style:name="T768" style:parent-style-name="DefaultParagraphFont" style:family="text">
      <style:text-properties fo:font-weight="bold" style:font-weight-asian="bold" style:font-weight-complex="bold" fo:font-size="10pt" style:font-size-asian="10pt" style:font-size-complex="10pt"/>
    </style:style>
    <style:style style:name="T769" style:parent-style-name="DefaultParagraphFont" style:family="text">
      <style:text-properties fo:font-weight="bold" style:font-weight-asian="bold" style:font-weight-complex="bold" fo:font-size="10pt" style:font-size-asian="10pt" style:font-size-complex="10pt"/>
    </style:style>
    <style:style style:name="T770" style:parent-style-name="DefaultParagraphFont" style:family="text">
      <style:text-properties fo:font-weight="bold" style:font-weight-asian="bold" style:font-weight-complex="bold" fo:font-size="10pt" style:font-size-asian="10pt" style:font-size-complex="10pt"/>
    </style:style>
    <style:style style:name="T771" style:parent-style-name="DefaultParagraphFont" style:family="text">
      <style:text-properties fo:font-weight="bold" style:font-weight-asian="bold" style:font-weight-complex="bold" style:text-position="super 65%" fo:font-size="10pt" style:font-size-asian="10pt" style:font-size-complex="10pt"/>
    </style:style>
    <style:style style:name="T772" style:parent-style-name="DefaultParagraphFont" style:family="text">
      <style:text-properties fo:font-weight="bold" style:font-weight-asian="bold" style:font-weight-complex="bold" fo:font-size="10pt" style:font-size-asian="10pt" style:font-size-complex="10pt"/>
    </style:style>
    <style:style style:name="T773" style:parent-style-name="DefaultParagraphFont" style:family="text">
      <style:text-properties fo:font-weight="bold" style:font-weight-asian="bold" style:font-weight-complex="bold" fo:font-size="10pt" style:font-size-asian="10pt" style:font-size-complex="10pt"/>
    </style:style>
    <style:style style:name="P774" style:parent-style-name="Normal" style:family="paragraph">
      <style:paragraph-properties fo:text-align="start"/>
    </style:style>
    <style:style style:name="T775" style:parent-style-name="DefaultParagraphFont" style:family="text">
      <style:text-properties fo:font-weight="bold" style:font-weight-asian="bold" style:font-weight-complex="bold" fo:font-size="10pt" style:font-size-asian="10pt" style:font-size-complex="10pt"/>
    </style:style>
    <style:style style:name="T776" style:parent-style-name="DefaultParagraphFont" style:family="text">
      <style:text-properties fo:font-weight="bold" style:font-weight-asian="bold" style:font-weight-complex="bold"/>
    </style:style>
    <style:style style:name="T777" style:parent-style-name="DefaultParagraphFont" style:family="text">
      <style:text-properties fo:font-weight="bold" style:font-weight-asian="bold" style:font-weight-complex="bold"/>
    </style:style>
    <style:style style:name="P778" style:parent-style-name="Normal" style:family="paragraph">
      <style:paragraph-properties fo:text-align="start"/>
      <style:text-properties fo:font-weight="bold" style:font-weight-asian="bold" style:font-weight-complex="bold"/>
    </style:style>
    <style:style style:name="T779" style:parent-style-name="DefaultParagraphFont" style:family="text">
      <style:text-properties fo:font-weight="bold" style:font-weight-asian="bold" style:font-weight-complex="bold" fo:font-size="10pt" style:font-size-asian="10pt" style:font-size-complex="10pt"/>
    </style:style>
    <style:style style:name="T780" style:parent-style-name="DefaultParagraphFont" style:family="text">
      <style:text-properties fo:font-weight="bold" style:font-weight-asian="bold" style:font-weight-complex="bold" style:text-position="super 65%" fo:font-size="10pt" style:font-size-asian="10pt" style:font-size-complex="10pt"/>
    </style:style>
    <style:style style:name="T781" style:parent-style-name="DefaultParagraphFont" style:family="text">
      <style:text-properties fo:font-weight="bold" style:font-weight-asian="bold" style:font-weight-complex="bold" fo:font-size="10pt" style:font-size-asian="10pt" style:font-size-complex="10pt"/>
    </style:style>
    <style:style style:name="T782" style:parent-style-name="DefaultParagraphFont" style:family="text">
      <style:text-properties fo:font-weight="bold" style:font-weight-asian="bold" style:font-weight-complex="bold" style:text-position="super 65%" fo:font-size="10pt" style:font-size-asian="10pt" style:font-size-complex="10pt"/>
    </style:style>
    <style:style style:name="T783" style:parent-style-name="DefaultParagraphFont" style:family="text">
      <style:text-properties fo:font-weight="bold" style:font-weight-asian="bold" style:font-weight-complex="bold" fo:font-size="10pt" style:font-size-asian="10pt" style:font-size-complex="10pt"/>
    </style:style>
    <style:style style:name="T784" style:parent-style-name="DefaultParagraphFont" style:family="text">
      <style:text-properties fo:font-weight="bold" style:font-weight-asian="bold" style:font-weight-complex="bold" style:text-position="super 65%" fo:font-size="10pt" style:font-size-asian="10pt" style:font-size-complex="10pt"/>
    </style:style>
    <style:style style:name="T785" style:parent-style-name="DefaultParagraphFont" style:family="text">
      <style:text-properties fo:font-weight="bold" style:font-weight-asian="bold" style:font-weight-complex="bold" fo:font-size="10pt" style:font-size-asian="10pt" style:font-size-complex="10pt"/>
    </style:style>
    <style:style style:name="T786" style:parent-style-name="DefaultParagraphFont" style:family="text">
      <style:text-properties fo:font-weight="bold" style:font-weight-asian="bold" style:font-weight-complex="bold" style:text-position="super 65%" fo:font-size="10pt" style:font-size-asian="10pt" style:font-size-complex="10pt"/>
    </style:style>
    <style:style style:name="T787" style:parent-style-name="DefaultParagraphFont" style:family="text">
      <style:text-properties fo:font-weight="bold" style:font-weight-asian="bold" style:font-weight-complex="bold" fo:font-size="10pt" style:font-size-asian="10pt" style:font-size-complex="10pt"/>
    </style:style>
    <style:style style:name="P788" style:parent-style-name="Normal" style:family="paragraph">
      <style:paragraph-properties fo:text-align="start"/>
      <style:text-properties fo:font-weight="bold" style:font-weight-asian="bold" style:font-weight-complex="bold"/>
    </style:style>
    <style:style style:name="P789" style:parent-style-name="Normal" style:family="paragraph">
      <style:text-properties fo:font-weight="bold" style:font-weight-asian="bold" style:font-weight-complex="bold"/>
    </style:style>
    <style:style style:name="T790" style:parent-style-name="DefaultParagraphFont" style:family="text">
      <style:text-properties fo:font-weight="bold" style:font-weight-asian="bold" style:font-weight-complex="bold" fo:font-size="10pt" style:font-size-asian="10pt" style:font-size-complex="10pt"/>
    </style:style>
    <style:style style:name="T791" style:parent-style-name="DefaultParagraphFont" style:family="text">
      <style:text-properties fo:font-weight="bold" style:font-weight-asian="bold" style:font-weight-complex="bold" style:text-position="super 65%" fo:font-size="10pt" style:font-size-asian="10pt" style:font-size-complex="10pt"/>
    </style:style>
    <style:style style:name="T792" style:parent-style-name="DefaultParagraphFont" style:family="text">
      <style:text-properties fo:font-weight="bold" style:font-weight-asian="bold" style:font-weight-complex="bold" fo:font-size="10pt" style:font-size-asian="10pt" style:font-size-complex="10pt"/>
    </style:style>
    <style:style style:name="T793" style:parent-style-name="DefaultParagraphFont" style:family="text">
      <style:text-properties fo:font-weight="bold" style:font-weight-asian="bold" style:font-weight-complex="bold" style:text-position="super 65%" fo:font-size="10pt" style:font-size-asian="10pt" style:font-size-complex="10pt"/>
    </style:style>
    <style:style style:name="T794" style:parent-style-name="DefaultParagraphFont" style:family="text">
      <style:text-properties fo:font-weight="bold" style:font-weight-asian="bold" style:font-weight-complex="bold" fo:font-size="10pt" style:font-size-asian="10pt" style:font-size-complex="10pt"/>
    </style:style>
    <style:style style:name="T795" style:parent-style-name="DefaultParagraphFont" style:family="text">
      <style:text-properties fo:font-weight="bold" style:font-weight-asian="bold" style:font-weight-complex="bold" style:text-position="super 65%" fo:font-size="10pt" style:font-size-asian="10pt" style:font-size-complex="10pt"/>
    </style:style>
    <style:style style:name="T796" style:parent-style-name="DefaultParagraphFont" style:family="text">
      <style:text-properties fo:font-weight="bold" style:font-weight-asian="bold" style:font-weight-complex="bold" fo:font-size="10pt" style:font-size-asian="10pt" style:font-size-complex="10pt"/>
    </style:style>
    <style:style style:name="T797" style:parent-style-name="DefaultParagraphFont" style:family="text">
      <style:text-properties fo:font-weight="bold" style:font-weight-asian="bold" style:font-weight-complex="bold" style:text-position="super 65%" fo:font-size="10pt" style:font-size-asian="10pt" style:font-size-complex="10pt"/>
    </style:style>
    <style:style style:name="T798" style:parent-style-name="DefaultParagraphFont" style:family="text">
      <style:text-properties fo:font-weight="bold" style:font-weight-asian="bold" style:font-weight-complex="bold" fo:font-size="10pt" style:font-size-asian="10pt" style:font-size-complex="10pt"/>
    </style:style>
    <style:style style:name="T799" style:parent-style-name="DefaultParagraphFont" style:family="text">
      <style:text-properties fo:font-weight="bold" style:font-weight-asian="bold" style:font-weight-complex="bold" style:text-position="super 65%" fo:font-size="10pt" style:font-size-asian="10pt" style:font-size-complex="10pt"/>
    </style:style>
    <style:style style:name="T800" style:parent-style-name="DefaultParagraphFont" style:family="text">
      <style:text-properties fo:font-weight="bold" style:font-weight-asian="bold" style:font-weight-complex="bold" fo:font-size="10pt" style:font-size-asian="10pt" style:font-size-complex="10pt"/>
    </style:style>
    <style:style style:name="T801" style:parent-style-name="DefaultParagraphFont" style:family="text">
      <style:text-properties fo:font-weight="bold" style:font-weight-asian="bold" style:font-weight-complex="bold" style:text-position="super 65%" fo:font-size="10pt" style:font-size-asian="10pt" style:font-size-complex="10pt"/>
    </style:style>
    <style:style style:name="T802" style:parent-style-name="DefaultParagraphFont" style:family="text">
      <style:text-properties fo:font-weight="bold" style:font-weight-asian="bold" style:font-weight-complex="bold" fo:font-size="10pt" style:font-size-asian="10pt" style:font-size-complex="10pt"/>
    </style:style>
    <style:style style:name="T803" style:parent-style-name="DefaultParagraphFont" style:family="text">
      <style:text-properties fo:font-weight="bold" style:font-weight-asian="bold" style:font-weight-complex="bold" style:text-position="super 65%" fo:font-size="10pt" style:font-size-asian="10pt" style:font-size-complex="10pt"/>
    </style:style>
    <style:style style:name="T804" style:parent-style-name="DefaultParagraphFont" style:family="text">
      <style:text-properties fo:font-weight="bold" style:font-weight-asian="bold" style:font-weight-complex="bold" fo:font-size="10pt" style:font-size-asian="10pt" style:font-size-complex="10pt"/>
    </style:style>
    <style:style style:name="T805" style:parent-style-name="DefaultParagraphFont" style:family="text">
      <style:text-properties fo:font-weight="bold" style:font-weight-asian="bold" style:font-weight-complex="bold" style:text-position="super 65%" fo:font-size="10pt" style:font-size-asian="10pt" style:font-size-complex="10pt"/>
    </style:style>
    <style:style style:name="T806" style:parent-style-name="DefaultParagraphFont" style:family="text">
      <style:text-properties fo:font-weight="bold" style:font-weight-asian="bold" style:font-weight-complex="bold" fo:font-size="10pt" style:font-size-asian="10pt" style:font-size-complex="10pt"/>
    </style:style>
    <style:style style:name="T807" style:parent-style-name="DefaultParagraphFont" style:family="text">
      <style:text-properties fo:font-weight="bold" style:font-weight-asian="bold" style:font-weight-complex="bold" style:text-position="super 65%" fo:font-size="10pt" style:font-size-asian="10pt" style:font-size-complex="10pt"/>
    </style:style>
    <style:style style:name="T808" style:parent-style-name="DefaultParagraphFont" style:family="text">
      <style:text-properties fo:font-weight="bold" style:font-weight-asian="bold" style:font-weight-complex="bold" fo:font-size="10pt" style:font-size-asian="10pt" style:font-size-complex="10pt"/>
    </style:style>
    <style:style style:name="T809" style:parent-style-name="DefaultParagraphFont" style:family="text">
      <style:text-properties fo:font-weight="bold" style:font-weight-asian="bold" style:font-weight-complex="bold" style:text-position="super 65%" fo:font-size="10pt" style:font-size-asian="10pt" style:font-size-complex="10pt"/>
    </style:style>
    <style:style style:name="T810" style:parent-style-name="DefaultParagraphFont" style:family="text">
      <style:text-properties fo:font-weight="bold" style:font-weight-asian="bold" style:font-weight-complex="bold" fo:font-size="10pt" style:font-size-asian="10pt" style:font-size-complex="10pt"/>
    </style:style>
    <style:style style:name="T811" style:parent-style-name="DefaultParagraphFont" style:family="text">
      <style:text-properties fo:font-weight="bold" style:font-weight-asian="bold" style:font-weight-complex="bold" style:text-position="super 65%" fo:font-size="10pt" style:font-size-asian="10pt" style:font-size-complex="10pt"/>
    </style:style>
    <style:style style:name="T812" style:parent-style-name="DefaultParagraphFont" style:family="text">
      <style:text-properties fo:font-weight="bold" style:font-weight-asian="bold" style:font-weight-complex="bold" fo:font-size="10pt" style:font-size-asian="10pt" style:font-size-complex="10pt"/>
    </style:style>
    <style:style style:name="P813" style:parent-style-name="Normal" style:family="paragraph">
      <style:text-properties fo:font-weight="bold" style:font-weight-asian="bold" style:font-weight-complex="bold"/>
    </style:style>
    <style:style style:name="P814" style:parent-style-name="Normal" style:family="paragraph">
      <style:paragraph-properties fo:text-align="start"/>
      <style:text-properties fo:font-size="10pt" style:font-size-asian="10pt" style:font-size-complex="10pt"/>
    </style:style>
    <style:style style:name="P815" style:parent-style-name="Normal" style:family="paragraph">
      <style:paragraph-properties fo:text-align="start"/>
      <style:text-properties fo:font-size="10pt" style:font-size-asian="10pt" style:font-size-complex="10pt"/>
    </style:style>
    <style:style style:name="P816" style:parent-style-name="Normal" style:family="paragraph">
      <style:paragraph-properties fo:text-align="start"/>
      <style:text-properties fo:font-size="10pt" style:font-size-asian="10pt" style:font-size-complex="10pt"/>
    </style:style>
    <style:style style:name="P817" style:parent-style-name="Normal" style:family="paragraph">
      <style:paragraph-properties fo:text-align="start"/>
      <style:text-properties fo:font-size="10pt" style:font-size-asian="10pt" style:font-size-complex="10pt"/>
    </style:style>
    <style:style style:name="P818" style:parent-style-name="Normal" style:family="paragraph">
      <style:paragraph-properties fo:text-align="start"/>
      <style:text-properties fo:font-size="10pt" style:font-size-asian="10pt" style:font-size-complex="10pt"/>
    </style:style>
    <style:style style:name="P819" style:parent-style-name="Normal" style:family="paragraph">
      <style:paragraph-properties fo:text-align="start"/>
      <style:text-properties fo:font-size="10pt" style:font-size-asian="10pt" style:font-size-complex="10pt"/>
    </style:style>
    <style:style style:name="P820" style:parent-style-name="Normal" style:family="paragraph">
      <style:paragraph-properties fo:text-align="start"/>
      <style:text-properties fo:font-size="10pt" style:font-size-asian="10pt" style:font-size-complex="10pt"/>
    </style:style>
    <style:style style:name="P821" style:parent-style-name="Normal" style:family="paragraph">
      <style:paragraph-properties fo:text-align="start"/>
      <style:text-properties fo:font-size="10pt" style:font-size-asian="10pt" style:font-size-complex="10pt"/>
    </style:style>
    <style:style style:name="P822" style:parent-style-name="Normal" style:family="paragraph">
      <style:paragraph-properties fo:text-align="start"/>
      <style:text-properties fo:font-size="10pt" style:font-size-asian="10pt" style:font-size-complex="10pt"/>
    </style:style>
    <style:style style:name="P823" style:parent-style-name="Normal" style:family="paragraph">
      <style:paragraph-properties fo:text-align="start"/>
      <style:text-properties fo:font-size="10pt" style:font-size-asian="10pt" style:font-size-complex="10pt"/>
    </style:style>
    <style:style style:name="P824" style:parent-style-name="Normal" style:family="paragraph">
      <style:paragraph-properties fo:text-align="start"/>
      <style:text-properties fo:font-size="10pt" style:font-size-asian="10pt" style:font-size-complex="10pt"/>
    </style:style>
    <style:style style:name="P825" style:parent-style-name="Normal" style:family="paragraph">
      <style:paragraph-properties fo:text-align="start"/>
      <style:text-properties fo:font-size="10pt" style:font-size-asian="10pt" style:font-size-complex="10pt"/>
    </style:style>
    <style:style style:name="P826" style:parent-style-name="Normal" style:family="paragraph">
      <style:paragraph-properties fo:text-align="start"/>
      <style:text-properties fo:font-size="10pt" style:font-size-asian="10pt" style:font-size-complex="10pt"/>
    </style:style>
    <style:style style:name="P827" style:parent-style-name="Normal" style:family="paragraph">
      <style:paragraph-properties fo:text-align="start"/>
      <style:text-properties fo:font-size="10pt" style:font-size-asian="10pt" style:font-size-complex="10pt"/>
    </style:style>
    <style:style style:name="P828" style:parent-style-name="Normal" style:master-page-name="MP4" style:family="paragraph">
      <style:paragraph-properties fo:break-before="page"/>
    </style:style>
    <style:style style:name="P831" style:parent-style-name="Normal" style:family="paragraph">
      <style:paragraph-properties fo:text-align="center"/>
    </style:style>
    <style:style style:name="P832" style:parent-style-name="Normal" style:family="paragraph">
      <style:paragraph-properties fo:text-align="center"/>
    </style:style>
    <style:style style:name="P833" style:parent-style-name="Normal" style:family="paragraph">
      <style:paragraph-properties fo:text-align="center"/>
    </style:style>
    <style:style style:name="P834" style:parent-style-name="Normal" style:family="paragraph">
      <style:text-properties fo:font-weight="bold" style:font-weight-asian="bold" style:font-weight-complex="bold"/>
    </style:style>
    <style:style style:name="P835" style:parent-style-name="Normal" style:family="paragraph">
      <style:paragraph-properties fo:margin-bottom="0.1111in"/>
    </style:style>
    <style:style style:name="T836" style:parent-style-name="DefaultParagraphFont" style:family="text">
      <style:text-properties fo:font-weight="bold" style:font-weight-asian="bold" style:font-weight-complex="bold" style:text-position="super 65%" fo:font-size="10pt" style:font-size-asian="10pt" style:font-size-complex="10pt"/>
    </style:style>
    <style:style style:name="T837" style:parent-style-name="DefaultParagraphFont" style:family="text">
      <style:text-properties fo:font-weight="bold" style:font-weight-asian="bold" style:font-weight-complex="bold" fo:font-size="10pt" style:font-size-asian="10pt" style:font-size-complex="10pt"/>
    </style:style>
    <style:style style:name="T838" style:parent-style-name="DefaultParagraphFont" style:family="text">
      <style:text-properties fo:font-weight="bold" style:font-weight-asian="bold" style:font-weight-complex="bold" style:text-position="super 65%" fo:font-size="10pt" style:font-size-asian="10pt" style:font-size-complex="10pt"/>
    </style:style>
    <style:style style:name="T839" style:parent-style-name="DefaultParagraphFont" style:family="text">
      <style:text-properties fo:font-weight="bold" style:font-weight-asian="bold" style:font-weight-complex="bold" fo:font-size="10pt" style:font-size-asian="10pt" style:font-size-complex="10pt"/>
    </style:style>
    <style:style style:name="T840" style:parent-style-name="DefaultParagraphFont" style:family="text">
      <style:text-properties fo:font-weight="bold" style:font-weight-asian="bold" style:font-weight-complex="bold" style:text-position="super 65%" fo:font-size="10pt" style:font-size-asian="10pt" style:font-size-complex="10pt"/>
    </style:style>
    <style:style style:name="T841" style:parent-style-name="DefaultParagraphFont" style:family="text">
      <style:text-properties fo:font-weight="bold" style:font-weight-asian="bold" style:font-weight-complex="bold" fo:font-size="10pt" style:font-size-asian="10pt" style:font-size-complex="10pt"/>
    </style:style>
    <style:style style:name="P842"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843" style:parent-style-name="Normal" style:family="paragraph">
      <style:paragraph-properties fo:margin-bottom="0.1111in"/>
    </style:style>
    <style:style style:name="T844" style:parent-style-name="DefaultParagraphFont" style:family="text">
      <style:text-properties fo:font-weight="bold" style:font-weight-asian="bold" style:font-weight-complex="bold" style:text-position="super 65%" fo:font-size="10pt" style:font-size-asian="10pt" style:font-size-complex="10pt"/>
    </style:style>
    <style:style style:name="T845" style:parent-style-name="DefaultParagraphFont" style:family="text">
      <style:text-properties fo:font-weight="bold" style:font-weight-asian="bold" style:font-weight-complex="bold" fo:font-size="10pt" style:font-size-asian="10pt" style:font-size-complex="10pt"/>
    </style:style>
    <style:style style:name="T846" style:parent-style-name="DefaultParagraphFont" style:family="text">
      <style:text-properties fo:font-weight="bold" style:font-weight-asian="bold" style:font-weight-complex="bold" style:text-position="super 65%" fo:font-size="10pt" style:font-size-asian="10pt" style:font-size-complex="10pt"/>
    </style:style>
    <style:style style:name="T847" style:parent-style-name="DefaultParagraphFont" style:family="text">
      <style:text-properties fo:font-weight="bold" style:font-weight-asian="bold" style:font-weight-complex="bold" fo:font-size="10pt" style:font-size-asian="10pt" style:font-size-complex="10pt"/>
    </style:style>
    <style:style style:name="T848" style:parent-style-name="DefaultParagraphFont" style:family="text">
      <style:text-properties fo:font-weight="bold" style:font-weight-asian="bold" style:font-weight-complex="bold" style:text-position="super 65%" fo:font-size="10pt" style:font-size-asian="10pt" style:font-size-complex="10pt"/>
    </style:style>
    <style:style style:name="T849" style:parent-style-name="DefaultParagraphFont" style:family="text">
      <style:text-properties fo:font-weight="bold" style:font-weight-asian="bold" style:font-weight-complex="bold" fo:font-size="10pt" style:font-size-asian="10pt" style:font-size-complex="10pt"/>
    </style:style>
    <style:style style:name="T850" style:parent-style-name="DefaultParagraphFont" style:family="text">
      <style:text-properties fo:font-weight="bold" style:font-weight-asian="bold" style:font-weight-complex="bold" style:text-position="super 65%" fo:font-size="10pt" style:font-size-asian="10pt" style:font-size-complex="10pt"/>
    </style:style>
    <style:style style:name="T851" style:parent-style-name="DefaultParagraphFont" style:family="text">
      <style:text-properties fo:font-weight="bold" style:font-weight-asian="bold" style:font-weight-complex="bold" fo:font-size="10pt" style:font-size-asian="10pt" style:font-size-complex="10pt"/>
    </style:style>
    <style:style style:name="T852" style:parent-style-name="DefaultParagraphFont" style:family="text">
      <style:text-properties fo:font-weight="bold" style:font-weight-asian="bold" style:font-weight-complex="bold" style:text-position="super 65%" fo:font-size="10pt" style:font-size-asian="10pt" style:font-size-complex="10pt"/>
    </style:style>
    <style:style style:name="T853" style:parent-style-name="DefaultParagraphFont" style:family="text">
      <style:text-properties fo:font-weight="bold" style:font-weight-asian="bold" style:font-weight-complex="bold" fo:font-size="10pt" style:font-size-asian="10pt" style:font-size-complex="10pt"/>
    </style:style>
    <style:style style:name="T854" style:parent-style-name="DefaultParagraphFont" style:family="text">
      <style:text-properties fo:font-weight="bold" style:font-weight-asian="bold" style:font-weight-complex="bold" style:text-position="super 65%" fo:font-size="10pt" style:font-size-asian="10pt" style:font-size-complex="10pt"/>
    </style:style>
    <style:style style:name="T855" style:parent-style-name="DefaultParagraphFont" style:family="text">
      <style:text-properties fo:font-weight="bold" style:font-weight-asian="bold" style:font-weight-complex="bold" fo:font-size="10pt" style:font-size-asian="10pt" style:font-size-complex="10pt"/>
    </style:style>
    <style:style style:name="P856" style:parent-style-name="Normal" style:family="paragraph">
      <style:paragraph-properties fo:margin-bottom="0.1111in"/>
    </style:style>
    <style:style style:name="T857" style:parent-style-name="DefaultParagraphFont" style:family="text">
      <style:text-properties fo:font-weight="bold" style:font-weight-asian="bold" style:font-weight-complex="bold" style:text-position="super 65%" fo:font-size="10pt" style:font-size-asian="10pt" style:font-size-complex="10pt"/>
    </style:style>
    <style:style style:name="T858" style:parent-style-name="DefaultParagraphFont" style:family="text">
      <style:text-properties fo:font-weight="bold" style:font-weight-asian="bold" style:font-weight-complex="bold" fo:font-size="10pt" style:font-size-asian="10pt" style:font-size-complex="10pt"/>
    </style:style>
    <style:style style:name="T859" style:parent-style-name="DefaultParagraphFont" style:family="text">
      <style:text-properties fo:font-weight="bold" style:font-weight-asian="bold" style:font-weight-complex="bold" style:text-position="super 65%" fo:font-size="10pt" style:font-size-asian="10pt" style:font-size-complex="10pt"/>
    </style:style>
    <style:style style:name="T860" style:parent-style-name="DefaultParagraphFont" style:family="text">
      <style:text-properties fo:font-weight="bold" style:font-weight-asian="bold" style:font-weight-complex="bold" fo:font-size="10pt" style:font-size-asian="10pt" style:font-size-complex="10pt"/>
    </style:style>
    <style:style style:name="T861" style:parent-style-name="DefaultParagraphFont" style:family="text">
      <style:text-properties fo:font-weight="bold" style:font-weight-asian="bold" style:font-weight-complex="bold" style:text-position="super 65%" fo:font-size="10pt" style:font-size-asian="10pt" style:font-size-complex="10pt"/>
    </style:style>
    <style:style style:name="T862" style:parent-style-name="DefaultParagraphFont" style:family="text">
      <style:text-properties fo:font-weight="bold" style:font-weight-asian="bold" style:font-weight-complex="bold" fo:font-size="10pt" style:font-size-asian="10pt" style:font-size-complex="10pt"/>
    </style:style>
    <style:style style:name="T863" style:parent-style-name="DefaultParagraphFont" style:family="text">
      <style:text-properties fo:font-weight="bold" style:font-weight-asian="bold" style:font-weight-complex="bold" style:text-position="super 65%" fo:font-size="10pt" style:font-size-asian="10pt" style:font-size-complex="10pt"/>
    </style:style>
    <style:style style:name="T864" style:parent-style-name="DefaultParagraphFont" style:family="text">
      <style:text-properties fo:font-weight="bold" style:font-weight-asian="bold" style:font-weight-complex="bold" fo:font-size="10pt" style:font-size-asian="10pt" style:font-size-complex="10pt"/>
    </style:style>
    <style:style style:name="T865" style:parent-style-name="DefaultParagraphFont" style:family="text">
      <style:text-properties fo:font-weight="bold" style:font-weight-asian="bold" style:font-weight-complex="bold" style:text-position="super 65%" fo:font-size="10pt" style:font-size-asian="10pt" style:font-size-complex="10pt"/>
    </style:style>
    <style:style style:name="T866" style:parent-style-name="DefaultParagraphFont" style:family="text">
      <style:text-properties fo:font-weight="bold" style:font-weight-asian="bold" style:font-weight-complex="bold" fo:font-size="10pt" style:font-size-asian="10pt" style:font-size-complex="10pt"/>
    </style:style>
    <style:style style:name="P867" style:parent-style-name="Normal" style:family="paragraph">
      <style:text-properties fo:font-weight="bold" style:font-weight-asian="bold" style:font-weight-complex="bold"/>
    </style:style>
    <style:style style:name="P868" style:parent-style-name="Normal" style:family="paragraph">
      <style:text-properties fo:font-weight="bold" style:font-weight-asian="bold" style:font-weight-complex="bold"/>
    </style:style>
    <style:style style:name="P869" style:parent-style-name="Normal" style:family="paragraph">
      <style:paragraph-properties fo:margin-bottom="0.1111in"/>
    </style:style>
    <style:style style:name="T870" style:parent-style-name="DefaultParagraphFont" style:family="text">
      <style:text-properties fo:font-weight="bold" style:font-weight-asian="bold" style:font-weight-complex="bold" fo:font-size="10pt" style:font-size-asian="10pt" style:font-size-complex="10pt"/>
    </style:style>
    <style:style style:name="T871" style:parent-style-name="DefaultParagraphFont" style:family="text">
      <style:text-properties fo:font-weight="bold" style:font-weight-asian="bold" style:font-weight-complex="bold" style:text-position="super 65%" fo:font-size="10pt" style:font-size-asian="10pt" style:font-size-complex="10pt"/>
    </style:style>
    <style:style style:name="T872" style:parent-style-name="DefaultParagraphFont" style:family="text">
      <style:text-properties fo:font-weight="bold" style:font-weight-asian="bold" style:font-weight-complex="bold" fo:font-size="10pt" style:font-size-asian="10pt" style:font-size-complex="10pt"/>
    </style:style>
    <style:style style:name="T873" style:parent-style-name="DefaultParagraphFont" style:family="text">
      <style:text-properties fo:font-weight="bold" style:font-weight-asian="bold" style:font-weight-complex="bold" style:text-position="super 65%" fo:font-size="10pt" style:font-size-asian="10pt" style:font-size-complex="10pt"/>
    </style:style>
    <style:style style:name="T874" style:parent-style-name="DefaultParagraphFont" style:family="text">
      <style:text-properties fo:font-weight="bold" style:font-weight-asian="bold" style:font-weight-complex="bold" fo:font-size="10pt" style:font-size-asian="10pt" style:font-size-complex="10pt"/>
    </style:style>
    <style:style style:name="T875" style:parent-style-name="DefaultParagraphFont" style:family="text">
      <style:text-properties fo:font-weight="bold" style:font-weight-asian="bold" style:font-weight-complex="bold" style:text-position="super 65%" fo:font-size="10pt" style:font-size-asian="10pt" style:font-size-complex="10pt"/>
    </style:style>
    <style:style style:name="T876" style:parent-style-name="DefaultParagraphFont" style:family="text">
      <style:text-properties fo:font-weight="bold" style:font-weight-asian="bold" style:font-weight-complex="bold" fo:font-size="10pt" style:font-size-asian="10pt" style:font-size-complex="10pt"/>
    </style:style>
    <style:style style:name="T877" style:parent-style-name="DefaultParagraphFont" style:family="text">
      <style:text-properties fo:font-weight="bold" style:font-weight-asian="bold" style:font-weight-complex="bold" style:text-position="super 65%" fo:font-size="10pt" style:font-size-asian="10pt" style:font-size-complex="10pt"/>
    </style:style>
    <style:style style:name="T878" style:parent-style-name="DefaultParagraphFont" style:family="text">
      <style:text-properties fo:font-weight="bold" style:font-weight-asian="bold" style:font-weight-complex="bold" fo:font-size="10pt" style:font-size-asian="10pt" style:font-size-complex="10pt"/>
    </style:style>
    <style:style style:name="T879" style:parent-style-name="DefaultParagraphFont" style:family="text">
      <style:text-properties fo:font-weight="bold" style:font-weight-asian="bold" style:font-weight-complex="bold" style:text-position="super 65%" fo:font-size="10pt" style:font-size-asian="10pt" style:font-size-complex="10pt"/>
    </style:style>
    <style:style style:name="T880" style:parent-style-name="DefaultParagraphFont" style:family="text">
      <style:text-properties fo:font-weight="bold" style:font-weight-asian="bold" style:font-weight-complex="bold" fo:font-size="10pt" style:font-size-asian="10pt" style:font-size-complex="10pt"/>
    </style:style>
    <style:style style:name="T881" style:parent-style-name="DefaultParagraphFont" style:family="text">
      <style:text-properties fo:font-weight="bold" style:font-weight-asian="bold" style:font-weight-complex="bold" style:text-position="super 65%" fo:font-size="10pt" style:font-size-asian="10pt" style:font-size-complex="10pt"/>
    </style:style>
    <style:style style:name="T882" style:parent-style-name="DefaultParagraphFont" style:family="text">
      <style:text-properties fo:font-weight="bold" style:font-weight-asian="bold" style:font-weight-complex="bold" fo:font-size="10pt" style:font-size-asian="10pt" style:font-size-complex="10pt"/>
    </style:style>
    <style:style style:name="T883" style:parent-style-name="DefaultParagraphFont" style:family="text">
      <style:text-properties fo:font-weight="bold" style:font-weight-asian="bold" style:font-weight-complex="bold" style:text-position="super 65%" fo:font-size="10pt" style:font-size-asian="10pt" style:font-size-complex="10pt"/>
    </style:style>
    <style:style style:name="T884" style:parent-style-name="DefaultParagraphFont" style:family="text">
      <style:text-properties fo:font-weight="bold" style:font-weight-asian="bold" style:font-weight-complex="bold" fo:font-size="10pt" style:font-size-asian="10pt" style:font-size-complex="10pt"/>
    </style:style>
    <style:style style:name="T885" style:parent-style-name="DefaultParagraphFont" style:family="text">
      <style:text-properties fo:font-weight="bold" style:font-weight-asian="bold" style:font-weight-complex="bold" style:text-position="super 65%" fo:font-size="10pt" style:font-size-asian="10pt" style:font-size-complex="10pt"/>
    </style:style>
    <style:style style:name="T886" style:parent-style-name="DefaultParagraphFont" style:family="text">
      <style:text-properties fo:font-weight="bold" style:font-weight-asian="bold" style:font-weight-complex="bold" fo:font-size="10pt" style:font-size-asian="10pt" style:font-size-complex="10pt"/>
    </style:style>
    <style:style style:name="P887" style:parent-style-name="Normal" style:family="paragraph">
      <style:paragraph-properties fo:margin-bottom="0.1111in"/>
    </style:style>
    <style:style style:name="T888" style:parent-style-name="DefaultParagraphFont" style:family="text">
      <style:text-properties fo:font-weight="bold" style:font-weight-asian="bold" style:font-weight-complex="bold" style:text-position="super 65%" fo:font-size="10pt" style:font-size-asian="10pt" style:font-size-complex="10pt"/>
    </style:style>
    <style:style style:name="T889" style:parent-style-name="DefaultParagraphFont" style:family="text">
      <style:text-properties fo:font-weight="bold" style:font-weight-asian="bold" style:font-weight-complex="bold" fo:font-size="10pt" style:font-size-asian="10pt" style:font-size-complex="10pt"/>
    </style:style>
    <style:style style:name="T890" style:parent-style-name="DefaultParagraphFont" style:family="text">
      <style:text-properties fo:font-weight="bold" style:font-weight-asian="bold" style:font-weight-complex="bold" style:text-position="super 65%" fo:font-size="10pt" style:font-size-asian="10pt" style:font-size-complex="10pt"/>
    </style:style>
    <style:style style:name="T891" style:parent-style-name="DefaultParagraphFont" style:family="text">
      <style:text-properties fo:font-weight="bold" style:font-weight-asian="bold" style:font-weight-complex="bold" fo:font-size="10pt" style:font-size-asian="10pt" style:font-size-complex="10pt"/>
    </style:style>
    <style:style style:name="T892" style:parent-style-name="DefaultParagraphFont" style:family="text">
      <style:text-properties fo:font-weight="bold" style:font-weight-asian="bold" style:font-weight-complex="bold" style:text-position="super 65%" fo:font-size="10pt" style:font-size-asian="10pt" style:font-size-complex="10pt"/>
    </style:style>
    <style:style style:name="T893" style:parent-style-name="DefaultParagraphFont" style:family="text">
      <style:text-properties fo:font-weight="bold" style:font-weight-asian="bold" style:font-weight-complex="bold" fo:font-size="10pt" style:font-size-asian="10pt" style:font-size-complex="10pt"/>
    </style:style>
    <style:style style:name="T894" style:parent-style-name="DefaultParagraphFont" style:family="text">
      <style:text-properties fo:font-weight="bold" style:font-weight-asian="bold" style:font-weight-complex="bold" style:text-position="super 65%" fo:font-size="10pt" style:font-size-asian="10pt" style:font-size-complex="10pt"/>
    </style:style>
    <style:style style:name="T895" style:parent-style-name="DefaultParagraphFont" style:family="text">
      <style:text-properties fo:font-weight="bold" style:font-weight-asian="bold" style:font-weight-complex="bold" fo:font-size="10pt" style:font-size-asian="10pt" style:font-size-complex="10pt"/>
    </style:style>
    <style:style style:name="T896" style:parent-style-name="DefaultParagraphFont" style:family="text">
      <style:text-properties fo:font-weight="bold" style:font-weight-asian="bold" style:font-weight-complex="bold" style:text-position="super 65%" fo:font-size="10pt" style:font-size-asian="10pt" style:font-size-complex="10pt"/>
    </style:style>
    <style:style style:name="T897" style:parent-style-name="DefaultParagraphFont" style:family="text">
      <style:text-properties fo:font-weight="bold" style:font-weight-asian="bold" style:font-weight-complex="bold" fo:font-size="10pt" style:font-size-asian="10pt" style:font-size-complex="10pt"/>
    </style:style>
    <style:style style:name="T898" style:parent-style-name="DefaultParagraphFont" style:family="text">
      <style:text-properties fo:font-weight="bold" style:font-weight-asian="bold" style:font-weight-complex="bold" style:text-position="super 65%" fo:font-size="10pt" style:font-size-asian="10pt" style:font-size-complex="10pt"/>
    </style:style>
    <style:style style:name="T899" style:parent-style-name="DefaultParagraphFont" style:family="text">
      <style:text-properties fo:font-weight="bold" style:font-weight-asian="bold" style:font-weight-complex="bold" fo:font-size="10pt" style:font-size-asian="10pt" style:font-size-complex="10pt"/>
    </style:style>
    <style:style style:name="T900" style:parent-style-name="DefaultParagraphFont" style:family="text">
      <style:text-properties fo:font-weight="bold" style:font-weight-asian="bold" style:font-weight-complex="bold" style:text-position="super 65%" fo:font-size="10pt" style:font-size-asian="10pt" style:font-size-complex="10pt"/>
    </style:style>
    <style:style style:name="T901" style:parent-style-name="DefaultParagraphFont" style:family="text">
      <style:text-properties fo:font-weight="bold" style:font-weight-asian="bold" style:font-weight-complex="bold" fo:font-size="10pt" style:font-size-asian="10pt" style:font-size-complex="10pt"/>
    </style:style>
    <style:style style:name="T902" style:parent-style-name="DefaultParagraphFont" style:family="text">
      <style:text-properties fo:font-weight="bold" style:font-weight-asian="bold" style:font-weight-complex="bold" fo:font-size="10pt" style:font-size-asian="10pt" style:font-size-complex="10pt"/>
    </style:style>
    <style:style style:name="T903" style:parent-style-name="DefaultParagraphFont" style:family="text">
      <style:text-properties fo:font-weight="bold" style:font-weight-asian="bold" style:font-weight-complex="bold" style:text-position="super 65%" fo:font-size="10pt" style:font-size-asian="10pt" style:font-size-complex="10pt"/>
    </style:style>
    <style:style style:name="T904" style:parent-style-name="DefaultParagraphFont" style:family="text">
      <style:text-properties fo:font-weight="bold" style:font-weight-asian="bold" style:font-weight-complex="bold" fo:font-size="10pt" style:font-size-asian="10pt" style:font-size-complex="10pt"/>
    </style:style>
    <style:style style:name="T905" style:parent-style-name="DefaultParagraphFont" style:family="text">
      <style:text-properties fo:font-weight="bold" style:font-weight-asian="bold" style:font-weight-complex="bold" style:text-position="super 65%" fo:font-size="10pt" style:font-size-asian="10pt" style:font-size-complex="10pt"/>
    </style:style>
    <style:style style:name="T906" style:parent-style-name="DefaultParagraphFont" style:family="text">
      <style:text-properties fo:font-weight="bold" style:font-weight-asian="bold" style:font-weight-complex="bold" fo:font-size="10pt" style:font-size-asian="10pt" style:font-size-complex="10pt"/>
    </style:style>
    <style:style style:name="T907" style:parent-style-name="DefaultParagraphFont" style:family="text">
      <style:text-properties fo:font-weight="bold" style:font-weight-asian="bold" style:font-weight-complex="bold" style:text-position="super 65%" fo:font-size="10pt" style:font-size-asian="10pt" style:font-size-complex="10pt"/>
    </style:style>
    <style:style style:name="T908" style:parent-style-name="DefaultParagraphFont" style:family="text">
      <style:text-properties fo:font-weight="bold" style:font-weight-asian="bold" style:font-weight-complex="bold" fo:font-size="10pt" style:font-size-asian="10pt" style:font-size-complex="10pt"/>
    </style:style>
    <style:style style:name="P909" style:parent-style-name="Normal" style:family="paragraph">
      <style:paragraph-properties fo:margin-bottom="0.1111in"/>
      <style:text-properties fo:font-weight="bold" style:font-weight-asian="bold" style:font-weight-complex="bold" fo:font-size="10pt" style:font-size-asian="10pt" style:font-size-complex="10pt"/>
    </style:style>
    <style:style style:name="P910" style:parent-style-name="Normal" style:family="paragraph">
      <style:paragraph-properties fo:margin-bottom="0.1111in"/>
    </style:style>
    <style:style style:name="T911" style:parent-style-name="DefaultParagraphFont" style:family="text">
      <style:text-properties fo:font-weight="bold" style:font-weight-asian="bold" style:font-weight-complex="bold" fo:font-size="10pt" style:font-size-asian="10pt" style:font-size-complex="10pt"/>
    </style:style>
    <style:style style:name="T912" style:parent-style-name="DefaultParagraphFont" style:family="text">
      <style:text-properties fo:font-weight="bold" style:font-weight-asian="bold" style:font-weight-complex="bold" style:text-position="super 65%" fo:font-size="10pt" style:font-size-asian="10pt" style:font-size-complex="10pt"/>
    </style:style>
    <style:style style:name="T913" style:parent-style-name="DefaultParagraphFont" style:family="text">
      <style:text-properties fo:font-weight="bold" style:font-weight-asian="bold" style:font-weight-complex="bold" fo:font-size="10pt" style:font-size-asian="10pt" style:font-size-complex="10pt"/>
    </style:style>
    <style:style style:name="T914" style:parent-style-name="DefaultParagraphFont" style:family="text">
      <style:text-properties fo:font-weight="bold" style:font-weight-asian="bold" style:font-weight-complex="bold" style:text-position="super 65%" fo:font-size="10pt" style:font-size-asian="10pt" style:font-size-complex="10pt"/>
    </style:style>
    <style:style style:name="T915" style:parent-style-name="DefaultParagraphFont" style:family="text">
      <style:text-properties fo:font-weight="bold" style:font-weight-asian="bold" style:font-weight-complex="bold" fo:font-size="10pt" style:font-size-asian="10pt" style:font-size-complex="10pt"/>
    </style:style>
    <style:style style:name="T916" style:parent-style-name="DefaultParagraphFont" style:family="text">
      <style:text-properties fo:font-weight="bold" style:font-weight-asian="bold" style:font-weight-complex="bold" style:text-position="super 65%" fo:font-size="10pt" style:font-size-asian="10pt" style:font-size-complex="10pt"/>
    </style:style>
    <style:style style:name="T917" style:parent-style-name="DefaultParagraphFont" style:family="text">
      <style:text-properties fo:font-weight="bold" style:font-weight-asian="bold" style:font-weight-complex="bold" fo:font-size="10pt" style:font-size-asian="10pt" style:font-size-complex="10pt"/>
    </style:style>
    <style:style style:name="P918" style:parent-style-name="Normal" style:family="paragraph">
      <style:text-properties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P920" style:parent-style-name="Normal" style:family="paragraph">
      <style:paragraph-properties fo:text-align="start"/>
    </style:style>
    <style:style style:name="T921" style:parent-style-name="DefaultParagraphFont" style:family="text">
      <style:text-properties fo:font-weight="bold" style:font-weight-asian="bold" style:font-weight-complex="bold" style:text-position="super 65%" fo:font-size="10pt" style:font-size-asian="10pt" style:font-size-complex="10pt"/>
    </style:style>
    <style:style style:name="T922" style:parent-style-name="DefaultParagraphFont" style:family="text">
      <style:text-properties fo:font-weight="bold" style:font-weight-asian="bold" style:font-weight-complex="bold" fo:font-size="10pt" style:font-size-asian="10pt" style:font-size-complex="10pt"/>
    </style:style>
    <style:style style:name="T923" style:parent-style-name="DefaultParagraphFont" style:family="text">
      <style:text-properties fo:font-weight="bold" style:font-weight-asian="bold" style:font-weight-complex="bold" fo:font-size="10pt" style:font-size-asian="10pt" style:font-size-complex="10pt"/>
    </style:style>
    <style:style style:name="T924" style:parent-style-name="DefaultParagraphFont" style:family="text">
      <style:text-properties fo:font-weight="bold" style:font-weight-asian="bold" style:font-weight-complex="bold" fo:font-size="10pt" style:font-size-asian="10pt" style:font-size-complex="10pt"/>
    </style:style>
    <style:style style:name="T925" style:parent-style-name="DefaultParagraphFont" style:family="text">
      <style:text-properties fo:font-weight="bold" style:font-weight-asian="bold" style:font-weight-complex="bold" style:text-position="super 65%" fo:font-size="10pt" style:font-size-asian="10pt" style:font-size-complex="10pt"/>
    </style:style>
    <style:style style:name="T926" style:parent-style-name="DefaultParagraphFont" style:family="text">
      <style:text-properties fo:font-weight="bold" style:font-weight-asian="bold" style:font-weight-complex="bold" fo:font-size="10pt" style:font-size-asian="10pt" style:font-size-complex="10pt"/>
    </style:style>
    <style:style style:name="T927" style:parent-style-name="DefaultParagraphFont" style:family="text">
      <style:text-properties fo:font-weight="bold" style:font-weight-asian="bold" style:font-weight-complex="bold" fo:font-size="10pt" style:font-size-asian="10pt" style:font-size-complex="10pt"/>
    </style:style>
    <style:style style:name="T928" style:parent-style-name="DefaultParagraphFont" style:family="text">
      <style:text-properties fo:font-weight="bold" style:font-weight-asian="bold" style:font-weight-complex="bold" fo:font-size="10pt" style:font-size-asian="10pt" style:font-size-complex="10pt"/>
    </style:style>
    <style:style style:name="P929" style:parent-style-name="Normal" style:family="paragraph">
      <style:text-properties fo:font-weight="bold" style:font-weight-asian="bold" style:font-weight-complex="bold"/>
    </style:style>
    <style:style style:name="P930" style:parent-style-name="Normal" style:family="paragraph">
      <style:text-properties fo:font-weight="bold" style:font-weight-asian="bold" style:font-weight-complex="bold"/>
    </style:style>
    <style:style style:name="P931" style:parent-style-name="Normal" style:family="paragraph">
      <style:text-properties fo:font-weight="bold" style:font-weight-asian="bold" style:font-weight-complex="bold" fo:font-size="10pt" style:font-size-asian="10pt" style:font-size-complex="10pt"/>
    </style:style>
    <style:style style:name="P932" style:parent-style-name="Normal" style:family="paragraph">
      <style:text-properties fo:font-weight="bold" style:font-weight-asian="bold" style:font-weight-complex="bold"/>
    </style:style>
    <style:style style:name="TableColumn934" style:family="table-column">
      <style:table-column-properties style:column-width="4.293in"/>
    </style:style>
    <style:style style:name="Table933" style:family="table">
      <style:table-properties style:width="4.293in" fo:margin-left="0in" table:align="left"/>
    </style:style>
    <style:style style:name="TableRow935" style:family="table-row">
      <style:table-row-properties/>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center"/>
    </style:style>
    <style:style style:name="P938" style:parent-style-name="Normal" style:family="paragraph">
      <style:paragraph-properties fo:text-align="center"/>
    </style:style>
    <style:style style:name="T939" style:parent-style-name="DefaultParagraphFont" style:family="text">
      <style:text-properties fo:font-style="italic" style:font-style-asian="italic" style:font-style-complex="italic"/>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style:style>
    <style:style style:name="T943" style:parent-style-name="DefaultParagraphFont" style:family="text">
      <style:text-properties fo:font-style="italic" style:font-style-asian="italic" style:font-style-complex="italic"/>
    </style:style>
    <style:style style:name="T944" style:parent-style-name="DefaultParagraphFont" style:family="text">
      <style:text-properties fo:font-style="italic" style:font-style-asian="italic" style:font-style-complex="italic"/>
    </style:style>
    <style:style style:name="T945" style:parent-style-name="DefaultParagraphFont" style:family="text">
      <style:text-properties fo:font-style="italic" style:font-style-asian="italic" style:font-style-complex="italic"/>
    </style:style>
    <style:style style:name="P946" style:parent-style-name="Normal" style:family="paragraph">
      <style:paragraph-properties fo:margin-bottom="0in"/>
    </style:style>
    <style:style style:name="T947" style:parent-style-name="DefaultParagraphFont" style:family="text">
      <style:text-properties fo:font-style="italic" style:font-style-asian="italic" style:font-style-complex="italic"/>
    </style:style>
    <style:style style:name="P948" style:parent-style-name="Normal" style:family="paragraph">
      <style:paragraph-properties fo:margin-bottom="0in"/>
    </style:style>
    <style:style style:name="P949" style:parent-style-name="Normal" style:family="paragraph">
      <style:paragraph-properties fo:margin-bottom="0in"/>
    </style:style>
    <style:style style:name="P950" style:parent-style-name="Normal" style:family="paragraph">
      <style:paragraph-properties fo:margin-bottom="0in"/>
    </style:style>
    <style:style style:name="P951" style:parent-style-name="Normal" style:family="paragraph">
      <style:paragraph-properties fo:margin-bottom="0in"/>
    </style:style>
    <style:style style:name="P952" style:parent-style-name="Normal" style:family="paragraph">
      <style:paragraph-properties fo:text-align="start"/>
    </style:style>
    <style:style style:name="P953" style:parent-style-name="Normal" style:family="paragraph">
      <style:paragraph-properties fo:text-align="start"/>
    </style:style>
    <style:style style:name="P954" style:parent-style-name="Normal" style:family="paragraph">
      <style:paragraph-properties fo:text-align="start"/>
    </style:style>
    <style:style style:name="P955" style:parent-style-name="Normal" style:family="paragraph">
      <style:paragraph-properties fo:text-align="start"/>
    </style:style>
    <style:style style:name="P956" style:parent-style-name="Normal" style:family="paragraph">
      <style:paragraph-properties fo:text-align="center"/>
    </style:style>
    <style:style style:name="P957" style:parent-style-name="Normal" style:family="paragraph">
      <style:paragraph-properties fo:text-align="center"/>
    </style:style>
    <style:style style:name="P958" style:parent-style-name="Normal" style:family="paragraph">
      <style:paragraph-properties fo:text-align="center"/>
    </style:style>
    <style:style style:name="P959" style:parent-style-name="Normal" style:family="paragraph">
      <style:paragraph-properties fo:text-align="start"/>
      <style:text-properties fo:font-weight="bold" style:font-weight-asian="bold" style:font-weight-complex="bold"/>
    </style:style>
    <style:style style:name="T960" style:parent-style-name="DefaultParagraphFont" style:family="text">
      <style:text-properties fo:font-weight="bold" style:font-weight-asian="bold" style:font-weight-complex="bold" style:text-position="super 65%" fo:font-size="10pt" style:font-size-asian="10pt" style:font-size-complex="10pt"/>
    </style:style>
    <style:style style:name="T961" style:parent-style-name="DefaultParagraphFont" style:family="text">
      <style:text-properties fo:font-weight="bold" style:font-weight-asian="bold" style:font-weight-complex="bold" fo:font-size="10pt" style:font-size-asian="10pt" style:font-size-complex="10pt"/>
    </style:style>
    <style:style style:name="T962" style:parent-style-name="DefaultParagraphFont" style:family="text">
      <style:text-properties fo:font-weight="bold" style:font-weight-asian="bold" style:font-weight-complex="bold" style:text-position="super 65%" fo:font-size="10pt" style:font-size-asian="10pt" style:font-size-complex="10pt"/>
    </style:style>
    <style:style style:name="T963" style:parent-style-name="DefaultParagraphFont" style:family="text">
      <style:text-properties fo:font-weight="bold" style:font-weight-asian="bold" style:font-weight-complex="bold" fo:font-size="10pt" style:font-size-asian="10pt" style:font-size-complex="10pt"/>
    </style:style>
    <style:style style:name="T964" style:parent-style-name="DefaultParagraphFont" style:family="text">
      <style:text-properties fo:font-weight="bold" style:font-weight-asian="bold" style:font-weight-complex="bold" style:text-position="super 65%" fo:font-size="10pt" style:font-size-asian="10pt" style:font-size-complex="10pt"/>
    </style:style>
    <style:style style:name="T965" style:parent-style-name="DefaultParagraphFont" style:family="text">
      <style:text-properties fo:font-weight="bold" style:font-weight-asian="bold" style:font-weight-complex="bold" fo:font-size="10pt" style:font-size-asian="10pt" style:font-size-complex="10pt"/>
    </style:style>
    <style:style style:name="T966" style:parent-style-name="DefaultParagraphFont" style:family="text">
      <style:text-properties fo:font-weight="bold" style:font-weight-asian="bold" style:font-weight-complex="bold" style:text-position="super 65%" fo:font-size="10pt" style:font-size-asian="10pt" style:font-size-complex="10pt"/>
    </style:style>
    <style:style style:name="T967" style:parent-style-name="DefaultParagraphFont" style:family="text">
      <style:text-properties fo:font-weight="bold" style:font-weight-asian="bold" style:font-weight-complex="bold" fo:font-size="10pt" style:font-size-asian="10pt" style:font-size-complex="10pt"/>
    </style:style>
    <style:style style:name="T968" style:parent-style-name="DefaultParagraphFont" style:family="text">
      <style:text-properties fo:font-weight="bold" style:font-weight-asian="bold" style:font-weight-complex="bold" style:text-position="super 65%" fo:font-size="10pt" style:font-size-asian="10pt" style:font-size-complex="10pt"/>
    </style:style>
    <style:style style:name="T969" style:parent-style-name="DefaultParagraphFont" style:family="text">
      <style:text-properties fo:font-weight="bold" style:font-weight-asian="bold" style:font-weight-complex="bold" fo:font-size="10pt" style:font-size-asian="10pt" style:font-size-complex="10pt"/>
    </style:style>
    <style:style style:name="P970" style:parent-style-name="Normal" style:family="paragraph">
      <style:text-properties fo:font-weight="bold" style:font-weight-asian="bold" style:font-weight-complex="bold"/>
    </style:style>
    <style:style style:name="P971" style:parent-style-name="Normal" style:family="paragraph">
      <style:text-properties fo:font-weight="bold" style:font-weight-asian="bold" style:font-weight-complex="bold"/>
    </style:style>
    <style:style style:name="P972" style:parent-style-name="Normal" style:family="paragraph">
      <style:paragraph-properties fo:text-align="start"/>
    </style:style>
    <style:style style:name="T973" style:parent-style-name="DefaultParagraphFont" style:family="text">
      <style:text-properties fo:font-weight="bold" style:font-weight-asian="bold" style:font-weight-complex="bold" style:text-position="super 65%" fo:font-size="10pt" style:font-size-asian="10pt" style:font-size-complex="10pt"/>
    </style:style>
    <style:style style:name="T974" style:parent-style-name="DefaultParagraphFont" style:family="text">
      <style:text-properties fo:font-weight="bold" style:font-weight-asian="bold" style:font-weight-complex="bold" fo:font-size="10pt" style:font-size-asian="10pt" style:font-size-complex="10pt"/>
    </style:style>
    <style:style style:name="T975" style:parent-style-name="DefaultParagraphFont" style:family="text">
      <style:text-properties fo:font-weight="bold" style:font-weight-asian="bold" style:font-weight-complex="bold" fo:font-size="10pt" style:font-size-asian="10pt" style:font-size-complex="10pt"/>
    </style:style>
    <style:style style:name="T976" style:parent-style-name="DefaultParagraphFont" style:family="text">
      <style:text-properties fo:font-weight="bold" style:font-weight-asian="bold" style:font-weight-complex="bold" fo:font-size="10pt" style:font-size-asian="10pt" style:font-size-complex="10pt"/>
    </style:style>
    <style:style style:name="T977" style:parent-style-name="DefaultParagraphFont" style:family="text">
      <style:text-properties fo:font-weight="bold" style:font-weight-asian="bold" style:font-weight-complex="bold" fo:font-size="10pt" style:font-size-asian="10pt" style:font-size-complex="10pt"/>
    </style:style>
    <style:style style:name="P978" style:parent-style-name="Normal" style:family="paragraph">
      <style:paragraph-properties fo:text-align="start"/>
    </style:style>
    <style:style style:name="T979" style:parent-style-name="DefaultParagraphFont" style:family="text">
      <style:text-properties fo:font-weight="bold" style:font-weight-asian="bold" style:font-weight-complex="bold" style:text-position="super 65%" fo:font-size="10pt" style:font-size-asian="10pt" style:font-size-complex="10pt"/>
    </style:style>
    <style:style style:name="T980" style:parent-style-name="DefaultParagraphFont" style:family="text">
      <style:text-properties fo:font-weight="bold" style:font-weight-asian="bold" style:font-weight-complex="bold" fo:font-size="10pt" style:font-size-asian="10pt" style:font-size-complex="10pt"/>
    </style:style>
    <style:style style:name="T981" style:parent-style-name="DefaultParagraphFont" style:family="text">
      <style:text-properties fo:font-weight="bold" style:font-weight-asian="bold" style:font-weight-complex="bold" fo:font-size="10pt" style:font-size-asian="10pt" style:font-size-complex="10pt"/>
    </style:style>
    <style:style style:name="T982" style:parent-style-name="DefaultParagraphFont" style:family="text">
      <style:text-properties fo:font-weight="bold" style:font-weight-asian="bold" style:font-weight-complex="bold" fo:font-size="10pt" style:font-size-asian="10pt" style:font-size-complex="10pt"/>
    </style:style>
    <style:style style:name="T983" style:parent-style-name="DefaultParagraphFont" style:family="text">
      <style:text-properties fo:font-weight="bold" style:font-weight-asian="bold" style:font-weight-complex="bold" fo:font-size="10pt" style:font-size-asian="10pt" style:font-size-complex="10pt"/>
    </style:style>
    <style:style style:name="P984" style:parent-style-name="Normal" style:family="paragraph">
      <style:paragraph-properties fo:text-align="start"/>
    </style:style>
    <style:style style:name="T985" style:parent-style-name="DefaultParagraphFont" style:family="text">
      <style:text-properties fo:font-weight="bold" style:font-weight-asian="bold" style:font-weight-complex="bold" style:text-position="super 65%" fo:font-size="10pt" style:font-size-asian="10pt" style:font-size-complex="10pt"/>
    </style:style>
    <style:style style:name="T986" style:parent-style-name="DefaultParagraphFont" style:family="text">
      <style:text-properties fo:font-weight="bold" style:font-weight-asian="bold" style:font-weight-complex="bold" fo:font-size="10pt" style:font-size-asian="10pt" style:font-size-complex="10pt"/>
    </style:style>
    <style:style style:name="T987" style:parent-style-name="DefaultParagraphFont" style:family="text">
      <style:text-properties fo:font-weight="bold" style:font-weight-asian="bold" style:font-weight-complex="bold" fo:font-size="10pt" style:font-size-asian="10pt" style:font-size-complex="10pt"/>
    </style:style>
    <style:style style:name="T988" style:parent-style-name="DefaultParagraphFont" style:family="text">
      <style:text-properties fo:font-weight="bold" style:font-weight-asian="bold" style:font-weight-complex="bold" fo:font-size="10pt" style:font-size-asian="10pt" style:font-size-complex="10pt"/>
    </style:style>
    <style:style style:name="T989" style:parent-style-name="DefaultParagraphFont" style:family="text">
      <style:text-properties fo:font-weight="bold" style:font-weight-asian="bold" style:font-weight-complex="bold" style:text-position="super 65%" fo:font-size="10pt" style:font-size-asian="10pt" style:font-size-complex="10pt"/>
    </style:style>
    <style:style style:name="T990" style:parent-style-name="DefaultParagraphFont" style:family="text">
      <style:text-properties fo:font-weight="bold" style:font-weight-asian="bold" style:font-weight-complex="bold" fo:font-size="10pt" style:font-size-asian="10pt" style:font-size-complex="10pt"/>
    </style:style>
    <style:style style:name="T991" style:parent-style-name="DefaultParagraphFont" style:family="text">
      <style:text-properties fo:font-weight="bold" style:font-weight-asian="bold" style:font-weight-complex="bold" fo:font-size="10pt" style:font-size-asian="10pt" style:font-size-complex="10pt"/>
    </style:style>
    <style:style style:name="P992" style:parent-style-name="Normal" style:family="paragraph">
      <style:paragraph-properties fo:text-align="start"/>
    </style:style>
    <style:style style:name="T993" style:parent-style-name="DefaultParagraphFont" style:family="text">
      <style:text-properties fo:font-weight="bold" style:font-weight-asian="bold" style:font-weight-complex="bold" style:text-position="super 65%" fo:font-size="10pt" style:font-size-asian="10pt" style:font-size-complex="10pt"/>
    </style:style>
    <style:style style:name="T994" style:parent-style-name="DefaultParagraphFont" style:family="text">
      <style:text-properties fo:font-weight="bold" style:font-weight-asian="bold" style:font-weight-complex="bold" fo:font-size="10pt" style:font-size-asian="10pt" style:font-size-complex="10pt"/>
    </style:style>
    <style:style style:name="T995" style:parent-style-name="DefaultParagraphFont" style:family="text">
      <style:text-properties fo:font-weight="bold" style:font-weight-asian="bold" style:font-weight-complex="bold" fo:font-size="10pt" style:font-size-asian="10pt" style:font-size-complex="10pt"/>
    </style:style>
    <style:style style:name="P996" style:parent-style-name="Normal" style:family="paragraph">
      <style:paragraph-properties fo:text-align="start"/>
    </style:style>
    <style:style style:name="T997" style:parent-style-name="DefaultParagraphFont" style:family="text">
      <style:text-properties fo:font-weight="bold" style:font-weight-asian="bold" style:font-weight-complex="bold" style:text-position="super 65%" fo:font-size="10pt" style:font-size-asian="10pt" style:font-size-complex="10pt"/>
    </style:style>
    <style:style style:name="T998" style:parent-style-name="DefaultParagraphFont" style:family="text">
      <style:text-properties fo:font-weight="bold" style:font-weight-asian="bold" style:font-weight-complex="bold" fo:font-size="10pt" style:font-size-asian="10pt" style:font-size-complex="10pt"/>
    </style:style>
    <style:style style:name="T999" style:parent-style-name="DefaultParagraphFont" style:family="text">
      <style:text-properties fo:font-weight="bold" style:font-weight-asian="bold" style:font-weight-complex="bold" fo:font-size="10pt" style:font-size-asian="10pt" style:font-size-complex="10pt"/>
    </style:style>
    <style:style style:name="T1000" style:parent-style-name="DefaultParagraphFont" style:family="text">
      <style:text-properties fo:font-weight="bold" style:font-weight-asian="bold" style:font-weight-complex="bold" fo:font-size="10pt" style:font-size-asian="10pt" style:font-size-complex="10pt"/>
    </style:style>
    <style:style style:name="T1001" style:parent-style-name="DefaultParagraphFont" style:family="text">
      <style:text-properties fo:font-weight="bold" style:font-weight-asian="bold" style:font-weight-complex="bold" fo:font-size="10pt" style:font-size-asian="10pt" style:font-size-complex="10pt"/>
    </style:style>
    <style:style style:name="P1002" style:parent-style-name="Normal" style:family="paragraph">
      <style:text-properties fo:font-weight="bold" style:font-weight-asian="bold" style:font-weight-complex="bold"/>
    </style:style>
    <style:style style:name="P1003" style:parent-style-name="Normal" style:family="paragraph">
      <style:text-properties fo:font-weight="bold" style:font-weight-asian="bold" style:font-weight-complex="bold"/>
    </style:style>
    <style:style style:name="T1004" style:parent-style-name="DefaultParagraphFont" style:family="text">
      <style:text-properties fo:font-weight="bold" style:font-weight-asian="bold" style:font-weight-complex="bold" fo:font-size="10pt" style:font-size-asian="10pt" style:font-size-complex="10pt"/>
    </style:style>
    <style:style style:name="T1005" style:parent-style-name="DefaultParagraphFont" style:family="text">
      <style:text-properties fo:font-weight="bold" style:font-weight-asian="bold" style:font-weight-complex="bold" style:text-position="super 65%" fo:font-size="10pt" style:font-size-asian="10pt" style:font-size-complex="10pt"/>
    </style:style>
    <style:style style:name="T1006" style:parent-style-name="DefaultParagraphFont" style:family="text">
      <style:text-properties fo:font-weight="bold" style:font-weight-asian="bold" style:font-weight-complex="bold" fo:font-size="10pt" style:font-size-asian="10pt" style:font-size-complex="10pt"/>
    </style:style>
    <style:style style:name="T1007" style:parent-style-name="DefaultParagraphFont" style:family="text">
      <style:text-properties fo:font-weight="bold" style:font-weight-asian="bold" style:font-weight-complex="bold" style:text-position="super 65%" fo:font-size="10pt" style:font-size-asian="10pt" style:font-size-complex="10pt"/>
    </style:style>
    <style:style style:name="T1008" style:parent-style-name="DefaultParagraphFont" style:family="text">
      <style:text-properties fo:font-weight="bold" style:font-weight-asian="bold" style:font-weight-complex="bold" fo:font-size="10pt" style:font-size-asian="10pt" style:font-size-complex="10pt"/>
    </style:style>
    <style:style style:name="T1009" style:parent-style-name="DefaultParagraphFont" style:family="text">
      <style:text-properties fo:font-weight="bold" style:font-weight-asian="bold" style:font-weight-complex="bold" style:text-position="super 65%" fo:font-size="10pt" style:font-size-asian="10pt" style:font-size-complex="10pt"/>
    </style:style>
    <style:style style:name="T1010" style:parent-style-name="DefaultParagraphFont" style:family="text">
      <style:text-properties fo:font-weight="bold" style:font-weight-asian="bold" style:font-weight-complex="bold" fo:font-size="10pt" style:font-size-asian="10pt" style:font-size-complex="10pt"/>
    </style:style>
    <style:style style:name="T1011" style:parent-style-name="DefaultParagraphFont" style:family="text">
      <style:text-properties fo:font-weight="bold" style:font-weight-asian="bold" style:font-weight-complex="bold" style:text-position="super 65%" fo:font-size="10pt" style:font-size-asian="10pt" style:font-size-complex="10pt"/>
    </style:style>
    <style:style style:name="T1012" style:parent-style-name="DefaultParagraphFont" style:family="text">
      <style:text-properties fo:font-weight="bold" style:font-weight-asian="bold" style:font-weight-complex="bold" fo:font-size="10pt" style:font-size-asian="10pt" style:font-size-complex="10pt"/>
    </style:style>
    <style:style style:name="T1013" style:parent-style-name="DefaultParagraphFont" style:family="text">
      <style:text-properties fo:font-weight="bold" style:font-weight-asian="bold" style:font-weight-complex="bold" style:text-position="super 65%" fo:font-size="10pt" style:font-size-asian="10pt" style:font-size-complex="10pt"/>
    </style:style>
    <style:style style:name="T1014" style:parent-style-name="DefaultParagraphFont" style:family="text">
      <style:text-properties fo:font-weight="bold" style:font-weight-asian="bold" style:font-weight-complex="bold" fo:font-size="10pt" style:font-size-asian="10pt" style:font-size-complex="10pt"/>
    </style:style>
    <style:style style:name="T1015" style:parent-style-name="DefaultParagraphFont" style:family="text">
      <style:text-properties fo:font-weight="bold" style:font-weight-asian="bold" style:font-weight-complex="bold" style:text-position="super 65%" fo:font-size="10pt" style:font-size-asian="10pt" style:font-size-complex="10pt"/>
    </style:style>
    <style:style style:name="T1016" style:parent-style-name="DefaultParagraphFont" style:family="text">
      <style:text-properties fo:font-weight="bold" style:font-weight-asian="bold" style:font-weight-complex="bold" fo:font-size="10pt" style:font-size-asian="10pt" style:font-size-complex="10pt"/>
    </style:style>
    <style:style style:name="T1017" style:parent-style-name="DefaultParagraphFont" style:family="text">
      <style:text-properties fo:font-weight="bold" style:font-weight-asian="bold" style:font-weight-complex="bold" style:text-position="super 65%" fo:font-size="10pt" style:font-size-asian="10pt" style:font-size-complex="10pt"/>
    </style:style>
    <style:style style:name="T1018" style:parent-style-name="DefaultParagraphFont" style:family="text">
      <style:text-properties fo:font-weight="bold" style:font-weight-asian="bold" style:font-weight-complex="bold" fo:font-size="10pt" style:font-size-asian="10pt" style:font-size-complex="10pt"/>
    </style:style>
    <style:style style:name="T1019" style:parent-style-name="DefaultParagraphFont" style:family="text">
      <style:text-properties fo:font-weight="bold" style:font-weight-asian="bold" style:font-weight-complex="bold" style:text-position="super 65%" fo:font-size="10pt" style:font-size-asian="10pt" style:font-size-complex="10pt"/>
    </style:style>
    <style:style style:name="T1020" style:parent-style-name="DefaultParagraphFont" style:family="text">
      <style:text-properties fo:font-weight="bold" style:font-weight-asian="bold" style:font-weight-complex="bold" fo:font-size="10pt" style:font-size-asian="10pt" style:font-size-complex="10pt"/>
    </style:style>
    <style:style style:name="T1021" style:parent-style-name="DefaultParagraphFont" style:family="text">
      <style:text-properties fo:font-weight="bold" style:font-weight-asian="bold" style:font-weight-complex="bold" style:text-position="super 65%" fo:font-size="10pt" style:font-size-asian="10pt" style:font-size-complex="10pt"/>
    </style:style>
    <style:style style:name="T1022" style:parent-style-name="DefaultParagraphFont" style:family="text">
      <style:text-properties fo:font-weight="bold" style:font-weight-asian="bold" style:font-weight-complex="bold" fo:font-size="10pt" style:font-size-asian="10pt" style:font-size-complex="10pt"/>
    </style:style>
    <style:style style:name="T1023" style:parent-style-name="DefaultParagraphFont" style:family="text">
      <style:text-properties fo:font-weight="bold" style:font-weight-asian="bold" style:font-weight-complex="bold" style:text-position="super 65%" fo:font-size="10pt" style:font-size-asian="10pt" style:font-size-complex="10pt"/>
    </style:style>
    <style:style style:name="T1024" style:parent-style-name="DefaultParagraphFont" style:family="text">
      <style:text-properties fo:font-weight="bold" style:font-weight-asian="bold" style:font-weight-complex="bold" fo:font-size="10pt" style:font-size-asian="10pt" style:font-size-complex="10pt"/>
    </style:style>
    <style:style style:name="T1025" style:parent-style-name="DefaultParagraphFont" style:family="text">
      <style:text-properties fo:font-weight="bold" style:font-weight-asian="bold" style:font-weight-complex="bold" fo:font-size="10pt" style:font-size-asian="10pt" style:font-size-complex="10pt"/>
    </style:style>
    <style:style style:name="T1026" style:parent-style-name="DefaultParagraphFont" style:family="text">
      <style:text-properties fo:font-weight="bold" style:font-weight-asian="bold" style:font-weight-complex="bold" style:text-position="super 65%" fo:font-size="10pt" style:font-size-asian="10pt" style:font-size-complex="10pt"/>
    </style:style>
    <style:style style:name="T1027" style:parent-style-name="DefaultParagraphFont" style:family="text">
      <style:text-properties fo:font-weight="bold" style:font-weight-asian="bold" style:font-weight-complex="bold" fo:font-size="10pt" style:font-size-asian="10pt" style:font-size-complex="10pt"/>
    </style:style>
    <style:style style:name="T1028" style:parent-style-name="DefaultParagraphFont" style:family="text">
      <style:text-properties fo:font-weight="bold" style:font-weight-asian="bold" style:font-weight-complex="bold" style:text-position="super 65%" fo:font-size="10pt" style:font-size-asian="10pt" style:font-size-complex="10pt"/>
    </style:style>
    <style:style style:name="T1029" style:parent-style-name="DefaultParagraphFont" style:family="text">
      <style:text-properties fo:font-weight="bold" style:font-weight-asian="bold" style:font-weight-complex="bold" fo:font-size="10pt" style:font-size-asian="10pt" style:font-size-complex="10pt"/>
    </style:style>
    <style:style style:name="T1030" style:parent-style-name="DefaultParagraphFont" style:family="text">
      <style:text-properties fo:font-weight="bold" style:font-weight-asian="bold" style:font-weight-complex="bold" style:text-position="super 65%" fo:font-size="10pt" style:font-size-asian="10pt" style:font-size-complex="10pt"/>
    </style:style>
    <style:style style:name="T1031" style:parent-style-name="DefaultParagraphFont" style:family="text">
      <style:text-properties fo:font-weight="bold" style:font-weight-asian="bold" style:font-weight-complex="bold" fo:font-size="10pt" style:font-size-asian="10pt" style:font-size-complex="10pt"/>
    </style:style>
    <style:style style:name="T1032" style:parent-style-name="DefaultParagraphFont" style:family="text">
      <style:text-properties fo:font-weight="bold" style:font-weight-asian="bold" style:font-weight-complex="bold" style:text-position="super 65%" fo:font-size="10pt" style:font-size-asian="10pt" style:font-size-complex="10pt"/>
    </style:style>
    <style:style style:name="T1033" style:parent-style-name="DefaultParagraphFont" style:family="text">
      <style:text-properties fo:font-weight="bold" style:font-weight-asian="bold" style:font-weight-complex="bold" fo:font-size="10pt" style:font-size-asian="10pt" style:font-size-complex="10pt"/>
    </style:style>
    <style:style style:name="T1034" style:parent-style-name="DefaultParagraphFont" style:family="text">
      <style:text-properties fo:font-weight="bold" style:font-weight-asian="bold" style:font-weight-complex="bold" style:text-position="super 65%" fo:font-size="10pt" style:font-size-asian="10pt" style:font-size-complex="10pt"/>
    </style:style>
    <style:style style:name="T1035" style:parent-style-name="DefaultParagraphFont" style:family="text">
      <style:text-properties fo:font-weight="bold" style:font-weight-asian="bold" style:font-weight-complex="bold" fo:font-size="10pt" style:font-size-asian="10pt" style:font-size-complex="10pt"/>
    </style:style>
    <style:style style:name="P1036" style:parent-style-name="Normal" style:family="paragraph">
      <style:text-properties fo:font-weight="bold" style:font-weight-asian="bold" style:font-weight-complex="bold"/>
    </style:style>
    <style:style style:name="TableColumn1038" style:family="table-column">
      <style:table-column-properties style:column-width="4.293in"/>
    </style:style>
    <style:style style:name="Table1037" style:family="table">
      <style:table-properties style:width="4.293in" fo:margin-left="0in" table:align="left"/>
    </style:style>
    <style:style style:name="TableRow1039" style:family="table-row">
      <style:table-row-properties/>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center"/>
    </style:style>
    <style:style style:name="TableRow1042" style:family="table-row">
      <style:table-row-properties/>
    </style:style>
    <style:style style:name="TableCell1043" style:family="table-cell">
      <style:table-cell-properties fo:border="0.0069in solid #000000" style:writing-mode="lr-tb" fo:padding-top="0in" fo:padding-left="0.075in" fo:padding-bottom="0in" fo:padding-right="0.075in"/>
    </style:style>
  </office:automatic-styles>
  <office:body>
    <office:text text:use-soft-page-breaks="true">
      <text:p text:style-name="P1"><text:span text:style-name="T3">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83295409" office:target-frame-name="_top" xlink:show="replace"><text:span text:style-name="Hyperlink">Jesus, King of<text:s/></text:span><text:bookmark-start text:name="_Hlt183295468"/><text:bookmark-start text:name="_Hlt183295469"/><text:span text:style-name="Hyperlink">t</text:span><text:bookmark-end text:name="_Hlt183295468"/><text:bookmark-end text:name="_Hlt183295469"/><text:span text:style-name="Hyperlink">he Universe (B)</text:span><text:tab/>2</text:a></text:p>
        </text:index-body>
      </text:table-of-content>
      <text:p text:style-name="Normal"/>
      <text:p text:style-name="P5"/>
      <text:p text:style-name="P6"/>
      <text:h text:style-name="P7" text:outline-level="1"><text:bookmark-start text:name="_Toc183295409"/><text:span text:style-name="T8">The Solemnity of Our Lord Jesus Christ, King of the Universe</text:span><text:span text:style-name="T9"><text:s/>(B)</text:span></text:h>
      <text:h text:style-name="P10" text:outline-level="1">Daniel 7, 12-14; Psalm 93, 1-2, 5; Revelation 1, 5-8; John 18, 33b-37<text:bookmark-end text:name="_Toc183295409"/></text:h>
      <text:p text:style-name="Normal"><text:span text:style-name="T11">Daniel 7, 12-14</text:span><text:span text:style-name="T12">:<text:s/></text:span><text:span text:style-name="T13">12<text:s/></text:span><text:span text:style-name="T14">As for the rest of the beasts, their ruling authority had already been removed, though they were permitted to go on living for a time and a season. </text:span><text:span text:style-name="T15">13</text:span><text:span text:style-name="T16"><text:s/>I was watching in the night visions, “And with the clouds of the sky one like a son of man was approaching. He went up to the Ancient of Days and was escorted before him.<text:s/></text:span><text:span text:style-name="T17">14<text:s/></text:span><text:span text:style-name="T18">To him was given ruling authority, honor, and sovereignty. All peoples, nations, and language groups were serving him. His authority is eternal and will not pass away. His kingdom will not be destroyed.</text:span></text:p>
      <text:p text:style-name="Normal"><text:span text:style-name="T19">Psalm 93, 1-2, 5</text:span><text:span text:style-name="T20">:<text:s/></text:span><text:span text:style-name="T21">1</text:span><text:span text:style-name="T22"><text:s/>The Lord reigns! He is robed in majesty, the Lord is robed, he wears strength around his waist. Indeed, the world is established, it cannot be moved.<text:s/></text:span><text:span text:style-name="T23">2<text:s/></text:span><text:span text:style-name="T24">Your throne has been secure from ancient times; you have always been king.<text:s/></text:span><text:span text:style-name="T25">5<text:s/></text:span><text:span text:style-name="T26">The rules you set down are completely reliable. Holiness aptly adorns your house, O Lord, forever.</text:span></text:p>
      <text:p text:style-name="Normal"><text:span text:style-name="T27">Revelation 1, 5-8</text:span><text:span text:style-name="T28">:<text:s/></text:span><text:span text:style-name="T29">5</text:span><text:span text:style-name="T30"><text:s/>Jesus Christ – the faithful witness, the firstborn from among the dead, the ruler over the kings of the earth. To the one who loves us and has set us free from our sins at the cost of his own blood </text:span><text:a xlink:href="https://biblehub.com/revelation/1-6.htm" office:target-frame-name="_top" xlink:show="replace"><text:span text:style-name="T31">6</text:span></text:a><text:span text:style-name="T32">and has appointed us as a kingdom, as priests serving his God and Father – to him be the glory and the power for ever and ever! Amen.<text:s/></text:span><text:a xlink:href="https://biblehub.com/revelation/1-7.htm" office:target-frame-name="_top" xlink:show="replace"/><text:span text:style-name="T33">7 (Look! He is returning with the clouds, and every eye will see him, even those who pierced him, and all the tribes on the earth will mourn because of him. This will certainly come to pass! Amen.)<text:s/></text:span><text:span text:style-name="T34">8<text:s/></text:span><text:span text:style-name="T35">“I am the Alpha and the Omega,” says the Lord God – the one who is, and who was, and who is still to come – the All-Powerful!</text:span></text:p>
      <text:p text:style-name="Normal"><text:span text:style-name="T36">John 18, 33b-37</text:span><text:span text:style-name="T37">:<text:s/></text:span><text:span text:style-name="T38">33<text:s/></text:span><text:span text:style-name="T39">So Pilate went back into the governor’s residence, summoned Jesus, and asked him, “Are you the king of the Jews?” </text:span><text:span text:style-name="T40">34</text:span><text:span text:style-name="T41"><text:s/>Jesus replied, “Are you saying this on your own initiative, or have others told you about me?” </text:span><text:span text:style-name="T42">35</text:span><text:span text:style-name="T43"><text:s/>Pilate answered, “I am not a Jew, am I? Your own people and your chief priests handed you over to me. What have you done?”<text:s/></text:span><text:span text:style-name="T44">36<text:s/></text:span><text:span text:style-name="T45">Jesus replied, “My kingdom is not from this world. If my kingdom were from this world, my servants would be fighting to keep me from being handed over to the Jewish authorities. But as it is, my kingdom is not from here.” </text:span><text:span text:style-name="T46">37</text:span><text:span text:style-name="T47"><text:s/>Then Pilate said, “So you are a king!” Jesus replied, “You say that I am a king. For this reason I was born, and for this reason I came into the world – to testify to the truth. Everyone who belongs to the truth listens to my voice.”</text:span></text:p>
      <text:p text:style-name="P48">Why is Jesus the King of the Universe?</text:p>
      <text:p text:style-name="Normal">In<text:s/><text:span text:style-name="T49">John 18:33b-37</text:span>, Pilate asks Jesus if He is the King of the Jews. Jesus then responds by asking if Pilate is asking this question on his own initiative or because others have told him. Jesus is asking this question to all of us because we need to answer for ourselves: why do we call Him King of the Universe? Is it because it is common for people to say this title, or because I personally know Jesus, and those words are not just<text:s/><text:soft-page-break/>repeating what everyone else has said? What do I ask, and how do I address Jesus? We attribute various names and titles to Him: Lord, Savior, Redeemer, Son of God... Do I say them "on my own," or simply because it is customary? How could I address Him based on the deepest experiences of my life?</text:p>
      <text:p text:style-name="Normal">Pilate then asks what Jesus has done. Why has Jesus’s own nation turned against Him and made Him suffer on the cross? This is because the Jews were expecting the Messiah to act like the king of this world, based on their own worldly ideas. However, this world is broken, and the kings of this world are often corrupt, seeking to find gain and profit. But Jesus’s kingdom is not from this world: “My kingdom is not from this world. If my kingdom were from this world, my servants would be fighting to keep me from being handed over to the Jewish authorities. But as it is, my kingdom is not from here.” (<text:span text:style-name="T50">John 18:36</text:span>). Notice how Jesus says that His kingdom is not from this world; that means that His kingdom is in this world, but people did not create His kingdom, so most of them don’t understand Him or His kingdom.</text:p>
      <text:p text:style-name="Normal">Jesus’s kingdom is incredible, and His mission, as the King, is far greater than any of us could have imagined. In this kingdom, people care about the inside instead of the outside; they care about the intention rather than what others would think; they care about the truth instead of following formal laws. Jesus is the King whose weapon is the truth; His mission is to bring the truth to this broken world. In<text:s/><text:span text:style-name="T51">John 8:32</text:span>, Jesus says that if you know His truth, the truth shall set you free. Jesus’s goal is far greater than anything in this world: it is to set us free – to defeat sin forever, defeat the darkness in the world, bring heaven on earth, and make us immortal together with Him.</text:p>
      <text:p text:style-name="Normal">In order to complete that, He took our punishment, which all of us deserve for breaking His law millions of times and disrespecting Him. That is why we need to praise Him, because He is so loving and kind and the most amazing thing that has happened in all the universe. He is the only way to life. The best thing is that His gift is completely free; we have to accept it and live by it. Jesus’ kingdom begins within us. In<text:s/><text:span text:style-name="T52">Luke 17:21</text:span>, He says, "The kingdom of God is within you." This means that by accepting Jesus as King, we allow His truth, love, and justice to reign in our hearts and transform our lives.</text:p>
      <text:p text:style-name="Normal">Most people don’t understand the significance and meaning behind Jesus’s death on the cross, and that is why they don’t appreciate Him that much.<text:s/><text:soft-page-break/>Jesus did all of this not for Himself but for the will of His Father. He took our punishment when we did not believe Him and disrespected Him. This is the kindness of God and truly makes Him the strongest King of all time because no other king could show this much love to others when He is mocked and hated.</text:p>
      <text:p text:style-name="Normal">When Jesus was on the cross, a sign was put that said: “Jesus of Nazareth, King of the Jews.” Jesus doesn’t need people’s added tools to prove that He is King. Only when we understand that Jesus gave everything out of love for us and sacrificed everything to save us when we mocked Him will we understand that He is the King of the Universe. The least we could do is follow His teachings, spend time with Him, and live our life for Him.</text:p>
      <text:p text:style-name="Normal">In<text:s/><text:span text:style-name="T53">Psalm 93:1</text:span>, it says that “The Lord reigns! He is robed in majesty, the Lord is robed, He wears strength around His waist. Indeed, the world is established, it cannot be moved.” The truth is His strength - the strongest weapon, as sharp as a double-edged sword as stated in Hebrews.</text:p>
      <text:p text:style-name="Normal">In<text:s/><text:span text:style-name="T54">Daniel 7:12</text:span>, it says: “As for the rest of the beasts, their ruling authority had already been removed, though they were permitted to go on living for a time and a season.” Here, other worldly kingdoms are portrayed as beasts, completely opposite and not even close to God. Daniel sees a vision of Jesus – King of the Universe, through whom salvation was fulfilled. His kingdom is forever and ever and will never be destroyed. It is truly worth it to live for Him and praise Him all the time of your life. Praising God should always be on your lips (<text:span text:style-name="T55">Psalm 34:2</text:span>).</text:p>
      <text:p text:style-name="Normal">In<text:s/><text:span text:style-name="T56">Revelation 1:5-8</text:span>, it says what Jesus has accomplished – He shed His blood so that we could be cleaned from sin and made His kingdom here on Earth for the Father. Jesus is coming back and is already here; every eye will see Him, even those who pierced Him, and every knee will bow to Him because He is the King of the Universe. He is the Alpha and Omega, the beginning and the end, and will always be King. This reminds us that Jesus’ kingship encompasses all time and space, making Him not just a king but the King of the Universe.</text:p>
      <text:section text:name="Sect1" text:style-name="S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7">The third liturgical year cycle (C)</text:p>
      </text:section>
      <text:section text:name="Sect2" text:style-name="S2">
        <text:p text:style-name="P58">First Sunday of Advent (C)</text:p>
        <text:p text:style-name="P59">Jer 33, 14-16; Ps 25, 4-5ab. 8-9. 10. 14; 1 Tes 3, 12 – 4, 2; Lk 21, 25-28. 34-36</text:p>
        <text:p text:style-name="Normal"><text:span text:style-name="T60">Jeremiah 33, 14-16:</text:span><text:span text:style-name="T61"><text:s/>14 "The days are coming," declares the Lord, "when I will fulfill the good promise I made to the people of Israel and Judah. 15 In those days and at that time I will make a righteous Branch sprout from David’s line; he will do what is just and right in the land. 16 In those days Judah will be saved and Jerusalem will live in safety. This is the name by which it will be called: The Lord Our Righteous Savior."</text:span></text:p>
        <text:p text:style-name="Normal"><text:span text:style-name="T62">Psalm 25:4-5ab, 8-9, 10, 14</text:span><text:span text:style-name="T63">:</text:span><text:span text:style-name="T64"><text:line-break/>4 Show me your ways, Lord,</text:span><text:span text:style-name="T65"><text:line-break/>teach me your paths.</text:span><text:span text:style-name="T66"><text:line-break/>5 Guide me in your truth and teach me,</text:span><text:span text:style-name="T67"><text:line-break/>for you are God my Savior,</text:span><text:span text:style-name="T68"><text:line-break/>and my hope is in you all day long.</text:span></text:p>
        <text:p text:style-name="P69">8 Good and upright is the Lord;<text:line-break/>therefore he instructs sinners in his ways.<text:line-break/>9 He guides the humble in what is right<text:line-break/>and teaches them his way.<text:line-break/>10 All the ways of the Lord are loving and faithful<text:line-break/>toward those who keep the demands of his covenant.<text:line-break/>14 The Lord confides in those who fear him;<text:line-break/>he makes his covenant known to them.</text:p>
        <text:p text:style-name="Normal"><text:span text:style-name="T70">1 Thessalonians 3,12 – 4,2:</text:span><text:span text:style-name="T71"><text:s/>12 May the Lord make your love increase and overflow for each other and for everyone else, just as ours does for you. 13 May he strengthen your hearts so that you will be blameless and holy in the presence of our God and Father when our Lord Jesus comes with all his holy ones.</text:span></text:p>
        <text:soft-page-break/>
        <text:p text:style-name="P72">4:1 As for other matters, brothers and sisters, we instructed you how to live in order to please God, as in fact you are living. Now we ask you and urge you in the Lord Jesus to do this more and more. 2 For you know what instructions we gave you by the authority of the Lord Jesus.</text:p>
        <text:p text:style-name="Normal"><text:span text:style-name="T73">Luke 21:25-28, 34-36:</text:span><text:span text:style-name="T74"><text:s/>25 "There will be signs in the sun, moon and stars. On the earth, nations will be in anguish and perplexity at the roaring and tossing of the sea. 26 People will faint from terror, apprehensive of what is coming on the world, for the heavenly bodies will be shaken. 27 At that time they will see the Son of Man coming in a cloud with power and great glory. 28 When these things begin to take place, stand up and lift up your heads, because your redemption is drawing near."<text:s/></text:span></text:p>
        <text:p text:style-name="Normal"><text:span text:style-name="T75">34</text:span><text:span text:style-name="T76"><text:s/>"Be careful, or your hearts will be weighed down with carousing, drunkenness and the anxieties of life, and that day will close on you suddenly like a trap. 35 For it will come on all those who live on the face of the whole earth. 36 Be always on the watch, and pray that you may be able to escape all that is about to happen, and that you may be able to stand before the Son of Man."</text:span></text:p>
        <text:p text:style-name="P77">Are you ready to meet God?</text:p>
        <text:p text:style-name="Normal">Jeremiah 3:14-16 talks about how God will come to Earth to make us righteous; He is our righteousness. He came into the world to take our sin and give us righteousness. We can’t become righteous on our own; that is why we need our Savior. No one is righteous, not even one, because we are all sinners. Christ came to transform us and regenerate our hearts, which will bear fruit in our lives. To become Christian means to become righteous, but that righteousness doesn’t come from us—it comes from Jesus. During Advent, we celebrate the preparation for the coming of Jesus. He had to do it because we couldn’t be righteous on our own. Jesus is called the Son of David because He comes from the lineage of David. God always keeps His promises and always fulfills them.</text:p>
        <text:p text:style-name="Normal">In Psalm 25 it shows us how we should pray, remembering God in our daily life, asking him for guidance, our hope needs to be in him all day long. He is the truth and the way; we learn from him. The Psalm encourages us to follow God’s path and keep his commandments and his covenant by following Jesus.</text:p>
        <text:p text:style-name="Normal">In 1 Thessalonians 3:12 – 4:2, St. Paul is saying that being made righteous by God doesn’t mean that we have reached some kind of finish line. Instead, it means we should increase and abound in love, continue living for Christ, and follow His teachings throughout our entire lives because we love Him. To be a follower of Christ means to be willing to sacrifice things in your life and to work for the Lord. That is the standard—we have to walk in holiness, give up our past sins, and strive to not repeat them. Keep in mind that believing in the Lord is not just a one-time thing<text:s/><text:soft-page-break/>and your saved; even Satan believed in Him. We are always growing in grace, growing in holiness, and in love. Following God is a lifestyle. This new liturgical year and Advent are calling you to walk by faith, by the teachings of the Lord, and make the necessary sacrifices. It is time to get serious for God because we don’t know how much time we have left. No one said the journey would be easy, but the promise that awaits us in Heaven is worth it.</text:p>
        <text:p text:style-name="Normal">Advent seems like a nice and happy time when we get ready for Christmas—decorating our Christmas tree, buying presents, and enjoying life. However, the Gospel immediately talks about the End of the World. It is a reminder that Jesus can return at any moment, and we should not slack off but always be ready. The preparation for His first coming is also the preparation for His second coming. Jesus is coming back to redeem us; however, that doesn’t really feel good to us if we are not ready and prepared. Jesus can’t redeem us if we are not willing to be redeemed, if we do not desire to cooperate with grace and walk in righteousness. The End of the World seems like a scary thing to many because they still want to enjoy life their way, but to those who follow Christ, it shouldn’t be a scary thing. You must ask yourself the question: Am I ready to meet God face to face? In this reading, we see that in the middle of all the chaos and fear, which is the reality for most people, we will see the Son of Man coming from the clouds with glory and might. This image should give us peace. Our heads should be lifted to the sky because He has come to save us from death and to give us eternal life. This is the beginning of life together with the Lord for eternity in paradise.</text:p>
        <text:p text:style-name="Normal">So, what do we need to do to be prepared to meet God? Jesus clearly states that our hearts must not be weighed down by dissipation, drunkenness, or the cares of this life. Are you wasting the opportunities that God has given you? If so, they will weigh you down. We can’t be drunk because it is a lack of control, and it is itself a sin. When we are drunk, we can’t be aware of what’s going on; we are not in our right mind. To follow Jesus means you can’t be out of control and distracted by the world. You have to be sober and alert the entire time. The first two things Jesus mentions make sense and are obvious to us why they are bad, but Jesus also mentions the cares of this life. This raises the question: Can we live our life without worrying about anything? No, but if all our attention is on daily things like our job, school, or other things, our view becomes distorted. If we say that we do not have time for God, then we are not putting Him first but putting Him last. We have to be careful not to fall<text:s/><text:soft-page-break/>into the cares of this world too much and always find time for prayer and God, no matter what, because how else would we put God first than to think about Him daily, despite all our worries?</text:p>
        <text:p text:style-name="Normal">Jesus is the greatest example of who we should strive to be. He always told the truth, always put others first, always did the will of His Father, and sacrificed Himself for us. We have to get ready to let go and sacrifice things, our sinful activities, keep the Lord’s teachings, and walk in righteousness by bearing fruit and putting Him first. Letting everything go is hard, but the way you let go is by following Jesus. Most importantly, we have to trust in the Lord with everything we have. His promise is that He will redeem us. Everywhere we go, we have to remember Him and pray every day for the rest of our lives, knowing that He is almost here. This Advent encourages us to be awake and pray. A person who is awake is aware of what is going on. A person who prays connects his life with God and trusts in Him. Our entire life should be the Advent. Advent means “coming”, waiting for the coming of Jesus. Let go of questioning the Lord and His promise; stop trying to outthink Him because He knows what He is doing with you. Our thoughts are not His thoughts, and our ways are not His ways. Learn to trust Him with your heart, even when you don’t understand it. That is how we prepare for the return of Jesus.</text:p>
        <text:p text:style-name="P78">Second Sunday of Advent (C)</text:p>
        <text:p text:style-name="P79">Bar 5, 1-9; Ps 126, 1-2ab. 2cd – 3, 4-5. 6; Phil 1, 4-6. 8-11; Lk 3, 1-6</text:p>
        <text:p text:style-name="P80">Baruch 5:1–9:</text:p>
        <text:list text:style-name="LFO1" text:continue-numbering="true">
          <text:list-item>
            <text:p text:style-name="P81">Take off the garment of your sorrow and affliction, O Jerusalem,<text:line-break/>and put on forever the beauty of the glory from God.</text:p>
          </text:list-item>
          <text:list-item>
            <text:p text:style-name="P82">Put on the robe of the righteousness that comes from God;<text:line-break/>put on your head the diadem of the glory of the Everlasting.</text:p>
          </text:list-item>
          <text:list-item>
            <text:p text:style-name="P83">For God will show your splendor everywhere under heaven.</text:p>
          </text:list-item>
          <text:list-item>
            <text:p text:style-name="P84">For your name will forever be called by God,<text:line-break/>“Peace of righteousness and glory of godliness.”</text:p>
          </text:list-item>
          <text:list-item>
            <text:p text:style-name="P85">Arise, O Jerusalem, stand upon the height<text:line-break/>and look toward the east,<text:line-break/>and see your children gathered from west and east,<text:line-break/>at the word of the Holy One,<text:line-break/>rejoicing that God has remembered them.</text:p>
          </text:list-item>
          <text:list-item>
            <text:p text:style-name="P86">For they went forth from you on foot,<text:line-break/>led away by their enemies;<text:line-break/>but God will bring them back to you,<text:line-break/>carried in glory, as on a royal throne.</text:p>
          </text:list-item>
          <text:list-item>
            <text:p text:style-name="P87">For God has ordered that every high mountain and the everlasting hills be made low<text:line-break/>and the valleys filled up,<text:line-break/>to make level ground,<text:line-break/>so that Israel may walk safely in the glory of God.</text:p>
          </text:list-item>
          <text:list-item>
            <text:p text:style-name="P88">The woods and every fragrant tree<text:line-break/>have shaded Israel at God’s command.</text:p>
          </text:list-item>
          <text:list-item>
            <text:p text:style-name="P89">For God will lead Israel with joy,<text:line-break/>in the light of his glory,<text:line-break/>with the mercy and righteousness that come from him.</text:p>
          </text:list-item>
        </text:list>
        <text:p text:style-name="P90">Psalm 126:1-2ab, 2cd-3, 4-5, 6</text:p>
        <text:list text:style-name="LFO2" text:continue-numbering="true">
          <text:list-item>
            <text:p text:style-name="P91">When the Lord restored the fortunes of Zion,<text:line-break/>we were like those who dream.</text:p>
          </text:list-item>
          <text:list-item>
            <text:p text:style-name="P92">Then our mouth was filled with laughter,<text:line-break/>and our tongue with shouts of joy;<text:line-break/>2cd. then they said among the nations,<text:line-break/>“The Lord has done great things for them.”</text:p>
          </text:list-item>
          <text:list-item>
            <text:p text:style-name="P93">The Lord has done great things for us;<text:line-break/>we are glad.</text:p>
          </text:list-item>
          <text:list-item>
            <text:p text:style-name="P94">Restore our fortunes, O Lord,<text:line-break/>like the watercourses in the Negeb!</text:p>
          </text:list-item>
          <text:list-item>
            <text:p text:style-name="P95">May those who sow in tears<text:line-break/>reap with shouts of joy!</text:p>
          </text:list-item>
          <text:list-item>
            <text:p text:style-name="P96">He who goes forth weeping,<text:line-break/>bearing the seed for sowing,<text:line-break/>shall come home with shouts of joy,<text:line-break/>bringing his sheaves with him.</text:p>
          </text:list-item>
        </text:list>
        <text:p text:style-name="P97"><text:span text:style-name="T98">Philippians 1:4–6, 8–11:<text:s/></text:span><text:span text:style-name="T99">Always in every prayer of mine for you all, making my prayer with joy, thankful for your partnership in the gospel from the first day until now. And I am sure that he who began a good work in you will bring it to completion at the day of Jesus Christ. For God is my witness, how I yearn for you all with the affection of Christ Jesus. And it is my prayer that your love may abound more and more, with knowledge and all discernment, so that you may approve what is excellent, and may be pure and blameless for the day of Christ, filled with the fruits of righteousness which come through Jesus Christ, to the glory and praise of God.</text:span></text:p>
        <text:p text:style-name="P100">Luke 3: 1-6: In the fifteenth year of the reign of Tiberius Caesar, Pontius Pilate being governor of Judea, and Herod being tetrarch of Galilee, and his brother Philip tetrarch of the region of Ituraea and Trachonitis, and Lysanias tetrarch of Abilene, during the high priesthood of Annas and Caiaphas, the word of God came to John the son of Zechariah in the wilderness; and he went into all the region about the Jordan, preaching a baptism of repentance for the forgiveness of sins. As it is written in the<text:s/><text:soft-page-break/>book of the words of Isaiah the prophet: "The voice of one crying in the wilderness: Prepare the way of the Lord, make his paths straight. Every valley shall be filled, and every mountain and hill shall be brought low, and the crooked shall be made straight, and the rough ways shall be made smooth; and all flesh shall see the salvation of God."</text:p>
        <text:p text:style-name="P101">How do we prepare for the coming of Jesus?</text:p>
        <text:p text:style-name="Normal"><text:span text:style-name="T102">Baruch 5, 1-9:</text:span><text:s/>Jerusalem is encouraged to put mourning aside and “rise up” while anticipating the return of her children, who are led by God. This passage speaks of the promises of the redemption of Jerusalem and its people as a sign of God’s glory and justice. In the book of Baruch, there is a recurring cycle: God’s will is fulfilled through repentance, but people forget about God, fall into sin, and are punished. This cycle reflects what many people experience in their spiritual lives—God performs great works, but we forget them, fall into sin, face consequences, and eventually return to Him. However, God has come to break this cycle of sin. Baruch sets the stage for God’s plan of redemption. Even though we fall away, God has a plan to redeem us through His Son, Jesus. During Advent, we prepare for the Lord’s coming—the mountains will be lowered, the valleys will be raised, and the path will be made straight.</text:p>
        <text:p text:style-name="P103"><text:span text:style-name="T104">Psalm 126:1-2ab, 2cd-3, 4-5, 6:</text:span><text:s/>The<text:span text:style-name="T105"><text:s/></text:span>Lord does great things for us, he restores our hope and faith. The ones who are crying in sorrow and are hurting will later come to their true home in heaven where there will be no more suffering but endless joy. The suffering we face right now is nothing compared to the glory that awaits us in heaven (Romans 8: 18). Suffering is all part of God’s plan to mold us into the image of Christ.</text:p>
        <text:p text:style-name="Normal"><text:span text:style-name="T106">Philippians 1, 4-6. 8-11:</text:span><text:s/>St. Paul offers encouragement to the Philippians while giving thanks to God for purifying the Church. The Church walks in righteousness and holiness through God’s grace. Paul’s gratitude for the Philippians rises to God in intercessions for their spiritual growth (1:9). The One who began the good work in them will bring it to completion on the day of Jesus Christ. This "good work" refers to the grace we receive through Baptism and faith, which we are called to live out in cooperation with the Lord until the Last Day. Good works don’t come from us – they are purely God’s doing.<text:s/><text:bookmark-start text:name="11"/>The principle in us of every good work is to think of it, and this itself is from God: “Not that we are sufficient of ourselves to claim anything as coming from us; our sufficiency is from God” (2 Cor. 3:5)<text:bookmark-end text:name="11"/>. Just as Paul prays for others, we too should pray for our family, friends, and even enemies so that we may remain pure and blameless.<text:s/><text:soft-page-break/>Through righteousness, we bear the fruits of the Spirit, given by Jesus, as we await His return.</text:p>
        <text:p text:style-name="Normal"><text:span text:style-name="T107">John the Baptist's Message:</text:span><text:s/>John is preparing the people for the Lord’s coming. Jesus is coming to rescue the poor and oppressed, pour out the Spirit, restore Israel, enter Jerusalem as King, defeat His enemies, and show mercy to His children, as prophesied in the book of Isaiah. Luke 3 begins by listing the highest imperators and smaller kings, then shifts focus to John, who is in the desert. God often chooses the unknown and humble, like John in the wilderness, to fulfill His purposes. He lifts them up, just as He calls us now to let go of the things keeping us from Him. God wants us to prepare a way for Him, to be ready for His arrival. He is the one who works in our lives through the Holy Spirit. We should anticipate Him daily, walking in holiness out of love for Him.</text:p>
        <text:p text:style-name="Normal"><text:span text:style-name="T108">A Message of Hope:</text:span><text:s/>Some challenges in life can feel like mountains we cannot climb or valleys we cannot fill. But the Lord is the one who will lower the mountains and fill the valleys in our hearts. He is the daily medicine we need, and through Him, all things are possible.</text:p>
        <text:p text:style-name="Normal"><text:span text:style-name="T109">How Do We Get Closer to God?</text:span><text:line-break/>The right way to draw near to God is to repent, just as John preached. Through repentance, we receive the washing of our sins and are able to walk closer to Him. Repentance involves changing our thinking and elevating our minds toward God. After repenting, we must not return to our old sins. Instead, we are called to leave behind our past ways and strive for holiness, made possible by the blood of Jesus. Repentance clears a path for the Lord and repairs the roads through confession, which is a gift from God. God straightens the broken roads caused by our sin, leading us closer to Him. Repentance is our new Exodus, freeing us from slavery to sin.</text:p>
        <text:p text:style-name="P110">Third Sunday of Advent (C)</text:p>
        <text:p text:style-name="P111">Zep 3:14-18a; Is 12: 2-3. 4bdc. 5-6; Phil 4:4-7; Lk 3:10-18</text:p>
        <text:p text:style-name="Normal"><text:span text:style-name="T112">Zephaniah 3:14-18a:</text:span><text:s/><text:span text:style-name="T113">Sing aloud, O daughter of Zion; shout, O Israel! Rejoice and exult with all your heart, O daughter of Jerusalem! 15 The Lord has taken away the judgments against you;</text:span><text:span text:style-name="T114"><text:line-break/>he has cleared away your enemies. The King of Israel, the Lord, is in your midst; you shall never again fear evil. 16 On that day it shall be said to Jerusalem: “Fear not, O Zion; let not your hands grow weak. 17 The Lord your God is in your midst, a mighty one who will save; he will rejoice over you with gladness; he will quiet you by his love; he will exult over you with<text:s/></text:span><text:soft-page-break/><text:span text:style-name="T115">loud singing. 18 I will gather those of you who mourn for the festival, so that you will no longer suffer reproach.</text:span></text:p>
        <text:p text:style-name="Normal"><text:span text:style-name="T116">Isaiah 12:2-3, 4bcd, 5-6:</text:span><text:span text:style-name="T117"><text:s/>“Behold, God is my salvation; I will trust, and will not be afraid; for the Lord God is my strength and my song, and he has become my salvation.” 3 With joy you will draw water from the wells of salvation. 4 And you will say in that day: “Give thanks to the Lord,</text:span><text:span text:style-name="T118"><text:line-break/>call upon his name, make known his deeds among the peoples, proclaim that his name is exalted. 5 “Sing praises to the Lord, for he has done gloriously; let this be made known in all the earth. 6 Shout, and sing for joy, O inhabitant of Zion, for great in your midst is the Holy One of Israel.”</text:span></text:p>
        <text:p text:style-name="Normal"><text:span text:style-name="T119">Philippians 4:4-7:</text:span><text:span text:style-name="T120"><text:s/></text:span><text:span text:style-name="T121">Rejoice in the Lord always; again I will say, rejoice. 5 Let your reasonableness be known to everyone. The Lord is at hand; 6 do not be anxious about anything, but in everything by prayer and supplication with thanksgiving let your requests be made known to God. 7 And the peace of God, which surpasses all understanding, will guard your hearts and your minds in Christ Jesus.</text:span></text:p>
        <text:p text:style-name="Normal"><text:span text:style-name="T122">Luke 3:10-18:<text:s/></text:span><text:span text:style-name="T123">And the crowds asked him, “What then shall we do?” 11 And he answered them, “Whoever has two tunics is to share with him who has none, and whoever has food is to do likewise.” 12 Tax collectors also came to be baptized and said to him, “Teacher, what shall we do?” 13 And he said to them, “Collect no more than you are authorized to do.” 14 Soldiers also asked him, “And we, what shall we do?” And he said to them, “Do not extort money from anyone by threats or by false accusation, and be content with your wages.” 15 As the people were in expectation, and all were questioning in their hearts concerning John, whether he might be the Christ, 16 John answered them all, saying, “I baptize you with water, but he who is mightier than I is coming, the strap of whose sandals I am not worthy to untie. He will baptize you with the Holy Spirit and fire. 17 His winnowing fork is in his hand, to clear his threshing floor and to gather the wheat into his barn, but the chaff he will burn with unquenchable fire.” 18 So with many other exhortations he preached good news to the people.</text:span></text:p>
        <text:p text:style-name="P124">Rejoice, rejoice!</text:p>
        <text:p text:style-name="Normal"><text:span text:style-name="T125">Zephaniah 3:14-18a</text:span>: The prophet Zephaniah encourages Israel that God will restore his people. He tells the people of Israel to rejoice. This command is connected to Luke chapter 1 with Gabriel’s greeting “Hail Mary” because the word “Hail” in Greek can also be translated as rejoice. The idea of “The Lord is in your mist” is also tied to Gabriel’s saying “The Lord is with you”. “Do not fear” is tied to “Do not be afraid”. This shows how the scripture is all connected – elements of the Old Testament are shown in the New Testament. It is a reminder to rejoice in God’s grace and kindness. The re-establishment of the covenant of grace assigns the reason for the exultation. In verse 16 the falling of the hands is a sign of despair through alarm and anxiety (Isaiah 13:7). But God will renew our hearts and remove our struggles, our trust needs to be in him.</text:p>
        <text:soft-page-break/>
        <text:p text:style-name="Normal"><text:span text:style-name="T126">Isaiah 12: 1-6</text:span>: This psalm reminds us to rejoice and be happy for what God does. God is our strength and our salvation, and we should proclaim his name to all the nations. The author wants us to confess of divine praise, give thanksgiving (“give thanks to the Lord, acclaim his name” (Isaiah 12:4), rejoice (Isiah 12:6). The Holy One of Israel is referring to Jesus who is “in the midst of you”. Jesus is show in the midst of us a few time: firstly as a mediator to reconcile:  <text:span text:style-name="T127">Jesus stood in the midst of the disciples and said to them: peace be to you</text:span> (Luke 24:36); secondly as a servant to distribute:<text:s/><text:span text:style-name="T128">but I am in the midst of you, as he that serves</text:span> (Luke 22:27); thirdly as a light to illuminate:<text:s/><text:span text:style-name="T129">he shone in his days as the morning star in the midst of a cloud</text:span> (Sir 50:6);</text:p>
        <text:p text:style-name="Normal">Dealing with anxiety:</text:p>
        <text:p text:style-name="Normal"><text:span text:style-name="T130">Philippians 4:4-7</text:span>: The Apostle Paul is repeating the words “Rejoice” to remind us that we need to always be happy because of our God even in difficult circumstances (Paul was writing this letter from prison). This is not a suggestion; it is a command. The joy of the Lord is produced in believers by the Holy Spirit. The Lord is at hand meaning we can access him through prayer at any time and should especially seek him in times of need. In verse 6 Paul provides a way of dealing with anxiety – we shouldn’t be anxious about anything because the Lord is with us. Firstly, when we start being anxious and scared, we should start praying and giving thanksgiving so that we let God know about our problems. Then, God will post a guard around our minds to protect us from doubts and disturbances. His peace will keep our hearts and minds in Jesus. Basically, anytime we start being anxious we should immediately start focusing on God by prayer and thanksgiving, which is often a missed part, and he will protect us from our doubts. Even if we can’t find anything to be thankful for in your life, remember that the thing we should be most grateful for is Jesus and his sacrifice that saves us from death. That is a cause for rejoicing no matter what we are going through. Some bad advice for dealing with anxiety is thinking that we have to get over it or ignore it but as revealed in the scripture - we have to surrender to God.</text:p>
        <text:p text:style-name="Normal"><text:span text:style-name="T131">Luke 3:10-18</text:span>: John the Baptist seeks to return social justice, honesty and generosity. In this reading we see the question that we need to find the answer to while waiting for the birth of the Lord - “What should we do?”. John the Baptist calls others to give away some of the things they own to others (3:11) and be fair. Notice how he says “He who has two coats” – not five, not ten, but two. We don’t need to have that much to be able to share with others. Today, most people try to get rich quick or to benefit<text:s/><text:soft-page-break/>themselves instead of others, but the Lord wants us to be fair and treat others how we want to be treated without trying to seek to become better than themselves. Remember, that to love our neighbor is a part of the biggest commandment which God wants us to follow. The fruit of repentance must be evident in our lives as ongoing evidence that we are believers. People wondered if John was the promised Messiah, but John doesn’t take the credit and instead points to the Lord above which will be way mightier than him (3:16). We must remember that when we do good work, it is the Holy Spirit in us that is doing the work and to him we must give all the credit. God will be the one that with his winnowing fork will separate the righteous and the wicked at the final Judgment (3:17). John the Baptist preached the good news to others and helped others which is another way for us to deal with anxiety. When we’re anxious, we should try to shift our thoughts from ourselves to others and think about how we can help them today.</text:p>
        <text:p text:style-name="P132">Fourth Sunday of Advent (C)</text:p>
        <text:p text:style-name="P133">Mi 5:1-4a; Ps 80:2ac, 3b, 15-16, 18-19; Heb 10:5-10; Lk 1:39-45</text:p>
        <text:p text:style-name="Normal"><text:span text:style-name="T134">Micah 5:1-4a<text:s/></text:span><text:span text:style-name="T135">Now muster your troops, O daughter of troops; siege is laid against us; with a rod they strike the judge of Israel on the cheek. But you, O Bethlehem Ephrathah, who are too little to be among the clans of Judah, from you shall come forth for me one who is to be ruler in Israel, whose coming forth is from of old,</text:span><text:span text:style-name="T136"><text:line-break/>from ancient days. Therefore he shall give them up until the time when she who is in labor has given birth; then the rest of his brothers shall return to the people of Israel. And he shall stand and shepherd his flock</text:span><text:span text:style-name="T137"><text:line-break/>in the strength of the Lord, in the majesty of the name of the Lord his God.</text:span></text:p>
        <text:p text:style-name="Normal"><text:span text:style-name="T138">Psalm 80:2ac, 3b, 15-16, 18-19</text:span><text:span text:style-name="T139"><text:s/>Before Ephraim and Benjamin and Manasseh, stir up your might and come to save us! Restore us, O God; let your face shine, that we may be saved! The stock that your right hand planted, and for the son whom you made strong for yourself. They have burned it with fire; they have cut it down; may they perish at the rebuke of your face! Then we shall not turn back from you; give us life, and we will call upon your name! Restore us, O Lord God of hosts! Let your face shine, that we may be saved!</text:span></text:p>
        <text:p text:style-name="Normal"><text:span text:style-name="T140">Hebrews 10:5-10<text:s/></text:span><text:span text:style-name="T141">Consequently, when Christ came into the world, he said, “Sacrifices and offerings you have not desired, but a body have you prepared for me; in burnt offerings and sin offerings you have taken no pleasure. Then I said, ‘Behold, I have come to do your will, O God, as it is written of me in the scroll of the book.’” When he said above, “You have neither desired nor taken pleasure in sacrifices and offerings and burnt offerings and sin offerings” (these are offered according to the law), then he added, “Behold, I have come to do your will.” He does away with the first in order to establish the second. And by that will we have been sanctified through the offering of the body of Jesus Christ once for all.</text:span></text:p>
        <text:soft-page-break/>
        <text:p text:style-name="Normal"><text:span text:style-name="T142">Luke 1:39-45<text:s/></text:span><text:span text:style-name="T143">In those days Mary arose and went with haste into the hill country, to a town in Judah, and she entered the house of Zechariah and greeted Elizabeth. And when Elizabeth heard the greeting of Mary, the baby leaped in her womb. And Elizabeth was filled with the Holy Spirit, and she exclaimed with a loud cry, “Blessed are you among women, and blessed is the fruit of your womb! And why is this granted to me that the mother of my Lord should come to me? For behold, when the sound of your greeting came to my ears, the baby in my womb leaped for joy. And blessed is she who believed that there would be a fulfillment of what was spoken to her from the Lord.”</text:span></text:p>
        <text:p text:style-name="Normal">Commentary:</text:p>
        <text:p text:style-name="Normal"><text:span text:style-name="T144">Micah 5:1-4</text:span><text:s/>The prophet Micah foretells the coming of the Savior, who will be born in Bethlehem and will rule not only Israel but the entire world. In verse 1, Micah describes the ruler’s origin as being "from ancient times." This aligns with the eternal nature of Christ. If we look back to the book of Genesis, we see hints of Jesus’ presence even in the Garden of Eden alongside Adam and Eve. Jesus Himself affirms His eternal existence in John 8:58, where He declares,<text:s/><text:span text:style-name="T145">“Truly, truly, I say to you, before Abraham was, I am.”</text:span><text:s/>By using “I am,” Jesus connects Himself to the divine name God revealed to Moses in Exodus 3:14:<text:s/><text:span text:style-name="T146">“God said to Moses, ‘I am who I am.’”</text:span><text:s/>This confirms that Jesus is eternal and that through Him, all things were made.</text:p>
        <text:p text:style-name="Normal">Bethlehem, though small and seemingly insignificant among the clans of Judah, was chosen as the birthplace of the Messiah. This reminds us to value the "small" or "poor" things in our lives—those we often overlook or take for granted. From the least expected places, God can bring forth incredible miracles. In the same way, we often encounter God most profoundly in our lowest moments, when we are burdened with sin and have turned away from Him. It is in these moments that we experience His infinite grace, mercy, and redemption. This prophecy from Micah reminds us of God's ability to bring hope and restoration, even when we feel unworthy or insignificant.</text:p>
        <text:p text:style-name="Normal"><text:span text:style-name="T147">Psalm 80:2ac, 3b, 15-16, 18-19</text:span><text:span text:style-name="T148"><text:s/></text:span>In this psalm people are praying for the nation of Israel for protection. They are worshiping God even after the demise of the northern kingdom. They still trust God and know that He will redeem them even when things are going bad right now. When we face challenges, do we think that God doesn’t love or care about us or do we still worship Him and stay faithful? We mustn’t forget that God will redeem us and that the trials and tribulations we go through are nothing compared to the glory that awaits us in heaven (Romans 8:18).</text:p>
        <text:soft-page-break/>
        <text:p text:style-name="Normal"><text:span text:style-name="T149">Hebrews 10:5-10</text:span><text:s/>Before Jesus’ sacrifice on the cross, people were required to offer burnt offerings for the atonement of their sins, as prescribed by the Mosaic Law, which included over 600 commandments. These sacrifices, though necessary, were imperfect and temporary, highlighting humanity’s inability to fully obey God’s laws and our desperate need for a Savior. Jesus became the perfect sacrifice, fulfilling the purpose of the burnt offerings. His death on the cross was a once-for-all atonement that paid the debt for our past, present, and future sins. Through His ultimate offering, the old system of sacrifices was replaced by the new Covenant, offering redemption and eternal life to all who believe in Him.</text:p>
        <text:p text:style-name="Normal"><text:span text:style-name="T150">Lk 1:39-45</text:span><text:s/>After Mary receives the revelation from the Archangel Gabriel, she visits Elizabeth with haste. This urgency mirrors the day of Jesus’s resurrection when the women hurried to the tomb. When we learn about God and His works, the Holy Spirit moves us to act with the same haste, prompting us to respond actively rather than remaining passive.</text:p>
        <text:p text:style-name="Normal">After Elizabeth heard the greeting of Mary, the child leaped in her womb and filled her with the Holy Spirit. Similarly, when we pray to Mary, she greets us and intercedes for us, desiring to fill our hearts with the Holy Spirit. Elizabeth’s exclamation in verse 42,<text:s/><text:span text:style-name="T151">“Blessed are you among women, and blessed is the fruit of your womb!”</text:span><text:s/>reflects her profound faith and recognition of Mary’s role in God’s plan. Elizabeth’s question,<text:s/><text:span text:style-name="T152">“And why is this granted to me, that the mother of my Lord should come to me?”</text:span><text:s/>(Luke 1:43), reveals her humility, gratitude, and faith. She feels blessed that Mary was sent to visit her and believes that Mary is the mother of the Lord by the power of the Holy Spirit. Faith inspired by the Holy Spirit can be better than any theological works or opinions as many theologians and people disagree that Mary is the mother of God. But we clearly see that the Holy Spirit in Elizabeth showed her the true answer that Mary is indeed the mother of God.</text:p>
        <text:p text:style-name="Normal">Likewise, when we face challenges in life, instead of asking,<text:s/><text:span text:style-name="T153">“Why is this happening to me?”</text:span><text:s/>or<text:s/><text:span text:style-name="T154">“Why am I suffering?”</text:span><text:s/>we should reflect on God’s blessings and ask,<text:s/><text:span text:style-name="T155">“</text:span>Why does the Lord grant me so many good things? Why does He give me friends, family, joy, and opportunities?<text:span text:style-name="T156">”</text:span><text:s/>These questions help us remember that we are children of a loving God who promises never to leave or forsake us (Hebrews 13:5). We must cling to Him and continually thank Him for all He has done.</text:p>
        <text:p text:style-name="Normal">Mary is the Ark of the Covenant:</text:p>
        <text:soft-page-break/>
        <text:p text:style-name="Normal">In his gospel, Luke makes distinct parallels between the sacred Ark of the Old Covenant to the New Ark of the Covenant – The blessed virgin Mary. The story of how David tried to bring the Ark of the Covenant to Jerusalem in 2 Samuel 6 is similar to how Mary came to visit Elizabeth. Mary “arose and went” into the Judean hill country the same way how David “arose and went” in the same region to retrieve the Ark. Elizabeth felt unworthy before Mary the same way David felt unworthy standing before the Ark of the Covenant. Additionally, Elizabeth’s joy caused the baby to leap in her womb, just as David danced with joy before the Ark. Mary stayed in Zechariah’s house for three months, the same duration that the Ark remained with Obed-Edom (2 Samuel 6:11). All these parallels highlight Mary’s unique role as the New Ark of the Covenant. She carried within her the Word of God made flesh, just as the Ark of the Old Covenant carried the tablets of the Law. Mary’s significance cannot be overlooked. She is a powerful intercessor for us, and when we offer our prayers to her, she strengthens them and presents them to Jesus, who ensures they are acceptable before God.</text:p>
        <text:p text:style-name="P157">The Nativity of the Lord (Christmas) Mass during the Night (ABC)</text:p>
        <text:p text:style-name="P158">Is 9:1-3, 5-7; Ps 96:1-2a, 2b-3, 11-12, 13; Tit 2:11-14; Lk 2:1-14</text:p>
        <text:p text:style-name="Normal"><text:span text:style-name="T159">Isaiah 9:1-3, 5-7<text:s/></text:span><text:span text:style-name="T160">But there will be no gloom for her who was in anguish. In the former time he brought into contempt the land of Zebulun and the land of Naphtali, but in the latter time he has made glorious the way of the sea, the land beyond the Jordan, Galilee of the nations. The people who walked in darkness have seen a great light; those who dwelt in a land of deep darkness, on them has light shone. You have multiplied the nation; you have increased its joy; they rejoice before you as with joy at the harvest, as they are glad when they divide the spoil.</text:span><text:span text:style-name="T161"><text:s/></text:span><text:span text:style-name="T162">For every boot of the tramping warrior in battle tumult and every garment rolled in blood will be burned as fuel for the fire. For to us a child is born, to us a son is given; and the government shall be upon his shoulder, and his name shall be called Wonderful Counselor, Mighty God, Everlasting Father, Prince of Peace. Of the increase of his government and of peace there will be no end, on the throne of David and over his kingdom, to establish it and to uphold it with justice and with righteousness from this time forth and forevermore. The zeal of the Lord of hosts will do this.</text:span></text:p>
        <text:p text:style-name="P163">Psalm 96:1-2a, 2b-3, 11-12, 13</text:p>
        <text:p text:style-name="P164">1Oh sing to the Lord a new song; sing to the Lord, all the earth!<text:line-break/>2 Sing to the Lord, bless his name;<text:line-break/>proclaim his salvation from day to day.<text:line-break/>3 Declare his glory among the nations,<text:line-break/>his marvelous works among all the peoples!</text:p>
        <text:soft-page-break/>
        <text:p text:style-name="P165">11 Let the heavens be glad, and let the earth rejoice;<text:line-break/>let the sea roar, and all that fills it;<text:line-break/>12 let the field exult, and everything in it!<text:line-break/>Then shall all the trees of the forest sing for joy<text:line-break/>13 before the Lord, for he comes,<text:line-break/>for he comes to judge the earth.<text:line-break/>He will judge the world in righteousness,<text:line-break/>and the peoples in his faithfulness.</text:p>
        <text:p text:style-name="Normal"><text:span text:style-name="T166">Titus 2:11-14</text:span><text:span text:style-name="T167"><text:s/></text:span><text:span text:style-name="T168">For the grace of God has appeared, bringing salvation for all people, training us to renounce ungodliness and worldly passions, and to live self-controlled, upright, and godly lives in the present age, waiting for our blessed hope, the appearing of the glory of our great God and Savior Jesus Christ, who gave himself for us to redeem us from all lawlessness and to purify for himself a people for his own possession who are zealous for good works.</text:span></text:p>
        <text:p text:style-name="Normal"><text:span text:style-name="T169">Luke 2:1-14<text:s/></text:span><text:span text:style-name="T170">In those days a decree went out from Caesar Augustus that all the world should be registered. This was the first registration when Quirinius was governor of Syria. And all went to be registered, each to his own town. And Joseph also went up from Galilee, from the town of Nazareth, to Judea, to the city of David, which is called Bethlehem, because he was of the house and lineage of David, to be registered with Mary, his betrothed, who was with child. And while they were there, the time came for her to give birth. And she gave birth to her firstborn son and wrapped him in swaddling cloths and laid him in a manger, because there was no place for them in the inn.</text:span><text:span text:style-name="T171"><text:s/></text:span><text:span text:style-name="T172">And in the same region there were shepherds out in the field, keeping watch over their flock by night. And an angel of the Lord appeared to them, and the glory of the Lord shone around them, and they were filled with great fear. And the angel said to them, “Fear not, for behold, I bring you good news of great joy that will be for all the people. For unto you is born this day in the city of David a Savior, who is Christ the Lord. And this will be a sign for you: you will find a baby wrapped in swaddling cloths and lying in a manger.” And suddenly there was with the angel a multitude of the heavenly host praising God and saying, “Glory to God in the highest, and on earth peace among those with whom he is pleased!”</text:span></text:p>
        <text:p text:style-name="P173"><text:span text:style-name="T174">The birth of our Lord Jesus</text:span></text:p>
        <text:p text:style-name="Normal"><text:span text:style-name="T175">Isaiah 9:1-3, 5-7</text:span><text:s/>In this chapter we hear the words of encouragement that the nation which lived in darkness (spiritual blindness, sin, disobedience to God) will see light. This is talking about the awaited savior Jesus. He is described as “Wonderful Counselor, Mighty God, Everlasting Father, Prince of Peace.” (Isaiah 9:6). He gives divine wisdom and guidance (Wonderful Counselor), his power is divine (Mighty God), He eternally cares for his people (Everlasting Father), He truly gives us peace, which surpasses all understanding (Prince of Peace), in Him we<text:s/><text:soft-page-break/>can rest. His kingdom is everlasting and there is nothing that can destroy it. God bring light into the darkest of places by turning a bad thing into a good thing. His light guides us and redeems us.</text:p>
        <text:p text:style-name="Normal"><text:span text:style-name="T176">Psalm 96:1-2a, 2b-3, 11-12</text:span><text:s/>Jesus is the King of the Universe, worthy of all our praise and worship. He is the very reason for our existence and the source of our salvation. Through faith in Him, we are promised eternal life. Even creation itself—nature, the heavens, and the earth—joins in offering praise to its Creator (Psalm 96:11-13). Today, we rejoice and celebrate His presence among us, as we honor the birth of our Savior, Jesus Christ.</text:p>
        <text:p text:style-name="Normal"><text:span text:style-name="T177">Titus 2:11-14</text:span><text:s/>Grace has been given to us by our Lord to cleanse us from all unrighteousness and raise us to new life. Paul instructs us that, as we wait for our Lord’s return, we are to renounce ungodliness and worldly passions, practice self-control, and live upright, godly lives (Titus 2:12). Jesus reinforces this teaching in Luke 21:34, saying,<text:s/><text:span text:style-name="T178">“But watch yourselves lest your hearts be weighed down with dissipation and drunkenness and cares of this life, and that day come upon you suddenly like a trap.”</text:span><text:s/>We are called to pray and fix our focus on Jesus, placing our hope in Him rather than in the things of this world. Jesus does not want us to continue living in sin simply because He paid the price on the cross. Instead, we are called to walk in righteousness, actively turning away from sin and striving to live in a manner that reflects His holiness.</text:p>
        <text:p text:style-name="Normal"><text:span text:style-name="T179">Luke 2:1-14</text:span><text:s/>Jesus, the promised child, was born in Bethlehem—a humble, insignificant town in Judah—and into a poor family. Yet, He redeemed the entire world through His sacrifice on the cross. God does not require wealth, status, or luxury to fulfill His divine purposes. The rich possessions of this world will ultimately perish, and money will lose all meaning. Instead, we are called to cherish the simple blessings in life and focus on the true treasure, which is Jesus Christ.</text:p>
        <text:p text:style-name="Normal">Caesar Augustus attempted to control the world by registering everyone’s name, but he could not touch the divine plan of God. Jesus’s name was not included because humanity cannot control God’s work; His kingdom is established despite human attempts to interfere.</text:p>
        <text:p text:style-name="Normal">The shepherds, often favored in the Old Testament—like Abel, Jacob, Joseph, Moses, and David—were the first to hear the news of Jesus’s birth. This shows us that God often chooses the humble and lowly to carry out His plans. Just as the shepherds were invited to rejoice and celebrate the birth of the Savior, we too are invited to praise God for this<text:s/><text:soft-page-break/>incredible gift. The heavenly hosts—the mighty army of God’s angels—appeared, singing,<text:s/><text:span text:style-name="T180">“Glory to God in the highest, and on earth peace among those with whom he is pleased!”</text:span><text:s/>(Luke 2:14). This prayer echoes the prophecy in Isaiah 9:6, declaring Jesus as the<text:s/><text:span text:style-name="T181">“Mighty God”</text:span><text:s/>and the<text:s/><text:span text:style-name="T182">“Prince of Peace.”</text:span><text:s/>Similarly, when Jesus was baptized, God spoke similar words, confirming that those who are filled with the Holy Spirit are at peace with God.</text:p>
        <text:p text:style-name="Normal">For many, Christmas has become a time of giving presents, gathering with family, and attending festive events. However, the true purpose of Christmas often gets overshadowed. The real celebration is the birth of our Lord Jesus Christ, who is the ultimate gift—freely given to all humanity. We glorify You, Lord Jesus, as our salvation, the source of infinite peace, wisdom, mercy, forgiveness, and love.</text:p>
        <text:p text:style-name="P183">Heavenly Father, we thank You for the gift of Your Son, Jesus Christ, who was born in humility to bring salvation to the world. Help us to focus on the true meaning of Christmas and to treasure the peace, joy, and hope that Jesus brings into our lives. Let us glorify You in all we do and share the good news of Your love with others. Fill our hearts with gratitude and guide us to live in Your grace. In Jesus’s name, we pray. Amen.</text:p>
        <text:p text:style-name="P184">The Nativity of the Lord (Christmas) Mass at Dawn (ABC)</text:p>
        <text:p text:style-name="P185">Is 62:11-12; Ps 97:1, 6, 11-12; Ti 3:4-7; Lk 2:15-20</text:p>
        <text:p text:style-name="P186"><text:span text:style-name="T187">FIRST READING Isaiah 62:11-12</text:span><text:s/></text:p>
        <text:p text:style-name="P188"><text:span text:style-name="T189">11 </text:span><text:span text:style-name="T190">The Lord has proclaimed</text:span><text:span text:style-name="T191"><text:line-break/>    to the end of the earth:</text:span><text:span text:style-name="T192"><text:line-break/>Say to daughter Zion,</text:span><text:span text:style-name="T193"><text:line-break/>    “See, your salvation comes;</text:span><text:span text:style-name="T194"><text:line-break/>his reward is with him,</text:span><text:span text:style-name="T195"><text:line-break/>    and his recompense before him.”</text:span><text:span text:style-name="T196"><text:line-break/></text:span><text:span text:style-name="T197">12 </text:span><text:span text:style-name="T198">They shall be called, “The Holy People,</text:span><text:span text:style-name="T199"><text:line-break/>    The Redeemed of the Lord”;</text:span><text:span text:style-name="T200"><text:line-break/>and you shall be called, “Sought Out,</text:span><text:span text:style-name="T201"><text:line-break/>    A City Not Forsaken.”</text:span></text:p>
        <text:p text:style-name="P202"><text:span text:style-name="T203">RESPONSORIAL PSALM Psalm 97:1, 6, 11-12</text:span></text:p>
        <text:p text:style-name="P204"><text:span text:style-name="T205">The LORD reigns, let the earth rejoice; let the many coastlands be glad! The heavens proclaim his righteousness, and all the peoples see his glory. Light is sown for the righteous, and joy for the upright in heart. Rejoice in the LORD, O you righteous, and give thanks to his holy name!</text:span></text:p>
        <text:p text:style-name="Normal"><text:span text:style-name="T206">SECOND READING Titus 3:4-7</text:span></text:p>
        <text:soft-page-break/>
        <text:p text:style-name="Normal"><text:span text:style-name="T207">But when the goodness and loving kindness of God our Savior appeared, he saved us, not because of works done by us in righteousness, but according to his own mercy, by the washing of regeneration and renewal of the Holy Spirit, whom he poured out on us richly through Jesus Christ our Savior, so that being justified by his grace we might become heirs according to the hope of eternal life.</text:span></text:p>
        <text:p text:style-name="Normal"><text:span text:style-name="T208">GOSPEL Luke 2:15-20</text:span></text:p>
        <text:p text:style-name="Normal"><text:span text:style-name="T209">When the angels went away from them into heaven, the shepherds said to one another, “Let us go over to Bethlehem and see this thing that has happened, which the Lord has made known to us.” 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text:span></text:p>
        <text:p text:style-name="P210">Justification and faithfulness to God</text:p>
        <text:p text:style-name="Normal"><text:span text:style-name="T211">Isaiah 62:11-12</text:span><text:s/>God announces salvation not just to Israel but to the whole world. The "daughter of Zion" represents Jerusalem and God's chosen people, signaling that salvation is coming for them. The people that believe and trust in Him are the “Holy people” and “The Redeemed of the Lord”. We are given a new identity and a new body with renewed thoughts. After we put our trust in the Lord we should walk by faith and in holiness while following Christ’s teachings.</text:p>
        <text:p text:style-name="Normal"><text:span text:style-name="T212">Psalm 97:1, 6, 11-12</text:span><text:s/>We are called to worship and always rejoice because Jesus is king. We should always be thankful to Him and speak His name across the earth because He is glorious and will win in the end.</text:p>
        <text:p text:style-name="Normal"><text:span text:style-name="T213">Titus 3:4-7</text:span><text:s/>We are saved by Jesus’s grace alone and not by our own works. We can’t earn our salvation by doing good works. Works are evidence of our salvation because they come after we receive and accept Jesus. They are undeserved gifts, and it is not us that do-good works but the Holy Spirit in us. We do good works after receiving grace to please the Lord and live a righteous life (Ephesians 2:10) but without faith it is impossible to please Him (Hebrews 11:6). We have the hope of eternal life in Jesus and should strive to walk in holiness for the rest of our lives.</text:p>
        <text:p text:style-name="Normal"><text:span text:style-name="T214">Luke 2:15-20</text:span><text:s/>The shepherds are the first one’s to hear about the good news of Jesus and from this moment the news would be spread all over the world until the very end. Even after 2000 years Jesus and His message stays and will stay relevant because His words will not pass away (Luke 21:33). The message the shepherds received seemed unexpected and<text:s/><text:soft-page-break/>gigantic. When they saw the baby Jesus who was small and weak, they did not doubt the promise that was given to them. This is not the ultimate and final image of the promise but the beginning.</text:p>
        <text:p text:style-name="Normal">God often doesn’t immediately show us the big picture but gradually ends up fulfilling His promise just like He did starting form Abraham all the way to Jesus which took almost 2000 years. We too are called to have faith that He will fulfill His promises in His perfect timing. Without faith, we risk missing or misunderstanding the significance of the small beginnings of His work in our lives.</text:p>
        <text:p text:style-name="Normal">God is with us and is walking us through the journey of life no matter what situation we are in. His goal is for us to accept Him and be with Him together in paradise.</text:p>
        <text:p text:style-name="Normal">Mary serves as a model of faith in this story. Mary treasured all of the things she heard and pondered them in her heart. She thought about the revelation of the angel and now the shepherd’s greetings and then accepted them. We to are called to hear about the gospel, the message of the Bible and accept them as true so that we could love God even more and praise Him for everything He has done.</text:p>
        <text:p text:style-name="P215">The Nativity of the Lord (Christmas) Mass during the Day (ABC)</text:p>
        <text:p text:style-name="P216">Is 52:7-10; Ps 98:1, 2-3, 3-4, 5-6; Heb 1:1-6; Jn 1:1-18</text:p>
        <text:p text:style-name="Normal"><text:span text:style-name="T217">Isaiah 52:7-10</text:span><text:s/><text:span text:style-name="T218">How beautiful upon the mountains are the feet of him who brings good news, who publishes peace, who brings good news of happiness, who publishes salvation, who says to Zion, “Your God reigns.” The voice of your watchmen—they lift up their voice; together they sing for joy; for eye to eye they see the return of the Lord to Zion. Break forth together into singing, you waste places of Jerusalem, for the Lord has comforted his people; he has redeemed Jerusalem. The Lord has bared his holy arm before the eyes of all the nations, and all the ends of the earth shall see the salvation of our God.</text:span></text:p>
        <text:p text:style-name="Normal"><text:span text:style-name="T219">Psalm 98:1, 2-3, 3-4, 5-6</text:span><text:s/><text:span text:style-name="T220">Oh sing to the Lord a new song, for he has done marvelous things! His right hand and his holy arm have worked salvation for him. The Lord has made known his salvation; he has revealed his righteousness in the sight of the nations. He has remembered his steadfast love and faithfulness to the house of Israel. All the ends of the earth have seen the salvation of our God. Make a joyful noise to the Lord, all the earth; break forth into joyous song and sing praises! Sing praises to the Lord with the lyre, with the lyre and the sound of melody! With trumpets and the sound of the horn make a joyful noise before the King, the Lord.</text:span></text:p>
        <text:p text:style-name="Normal"><text:span text:style-name="T221">Hebrews 1:1-6</text:span><text:s/><text:span text:style-name="T222">Long ago, at many times and in many ways, God spoke to our fathers by the prophets, but in these last days he has spoken to us by his Son, whom he appointed the heir of all things, through whom also he created the world. He is the radiance of the glory of God<text:s/></text:span><text:soft-page-break/><text:span text:style-name="T223">and the exact imprint of his nature, and he upholds the universe by the word of his power. After making purification for sins, he sat down at the right hand of the Majesty on high, having become as much superior to angels as the name he has inherited is more excellent than theirs. For to which of the angels did God ever say, “You are my Son, today I have begotten you”? Or again, “I will be to him a father, and he shall be to me a son”? And again, when he brings the firstborn into the world, he says, “Let all God’s angels worship him.”</text:span></text:p>
        <text:p text:style-name="Normal"><text:span text:style-name="T224">John 1:1-18</text:span><text:span text:style-name="T225"><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26">Jesus: The Light, Life, and the Word</text:p>
        <text:p text:style-name="Normal"><text:span text:style-name="T227">Isaiah 52:7-10</text:span><text:s/>God leads the people back from Babylon to Zion. He is the bringer of peace and the good news. He turns bad things like the Babylonian exile into good things – the return to Zion. This is not the first time God redeemed His people as before He set them free from slavery in Egypt (the book of Exodus). God is the ultimate redeemer that will make our paths straight and is worthy of praise.</text:p>
        <text:p text:style-name="Normal"><text:span text:style-name="T228">Ps 98:1, 2-3, 3-4, 5-6</text:span><text:s/>God always shows His faithfulness and grace to all the nations. Because God is such a good God, we should sing for Him and praise Him. This psalm list instrument we should use for praising Him: the lyre, trumpets, horns (Psalm 98:5-6). Singing to the Lord with music is a crucial step in worship.</text:p>
        <text:p text:style-name="Normal"><text:span text:style-name="T229">Hebrews 1:1-6</text:span><text:s/>The letter to the Hebrews was meant for Jews who didn’t believe in Jesus. It starts of by linking the Old Testament to the New by saying that God previously spoke through prophets (Abraham, Moses, etc.) and in many different ways (dreams, visions, theophanies, etc.) but in the last days He spoke through Jesus (Hebrews 1:1-2). God created all things through Jesus meaning that Jesus was not created and was always<text:s/><text:soft-page-break/>there. Jesus “reflects the glory of God” (Hebrews 1:3) meaning that He is the light of the world that shines from the Lord. This passage mentions that Jesus upholds the universe by “his word of power” which indicates that Jesus is the Word of God. He is also superior to the angels in heaven. The author proves this by citing verses from the Old Testament which show that Jesus is the Son of God and the first-born. This lets us understand the significance of Christ and that He was not just a man but the one above all and the one who made the universe.</text:p>
        <text:p text:style-name="Normal"><text:span text:style-name="T230">John 1:1-18</text:span><text:s/>The gospel of St. John starts off in a similar way to how the Bible starts in Genesis 1. “The beginning” refers to a time before time itself began, when only God existed. “The Word” refers to the Son of God, through whom all things were made. He was with God, meaning He was not the same person, but since this was in the beginning, before time, He is God, which hints at the Trinity. In this chapter, we see themes of light, darkness, life, and the Word, similar to creation in Genesis 1.</text:p>
        <text:p text:style-name="Normal">Jesus is the one who gives us life, which we receive by believing in Him through faith. This life is light that shines brighter than any darkness, meaning that Jesus is stronger than death, evil, and the devil. If we live our lives believing and trusting Him, we will not be overcome by darkness.</text:p>
        <text:p text:style-name="Normal">John the Baptist was not the Messiah but the one whose mission was to proclaim Jesus’s return. Today, we are called to share the message of the gospel with all nations so that everyone may be saved.</text:p>
        <text:p text:style-name="Normal">From the start, the world was a good place created by God until sin entered the world. Then people’s relationship with God was hindered, and we didn’t know who He was. This shows that we were the fallen family in need of redemption. This redemption was brought to us through the sacrifice of “the Word,” the Son of God, Jesus. We become children of God through the sacrament of Baptism.</text:p>
        <text:p text:style-name="Normal">Jesus was the embodiment of divine wisdom, is fully divine, and is equal with the Father. He was the one who fully kept all of the Mosaic Law and showed us grace and truth (John 1:17). No one has ever fully seen God, as God is pure, and looking at Him would cause us to die immediately. However, the face of the Father is seen in the face of Christ, who is the visible image of the invisible God. God loves us so much that He sent His Son, Jesus, who died on the cross to give us everlasting life (John 3:16), even though we are sinners and disobey Him regularly. His love and mercy for us are divine, and we thank Him forever. God chose to become man to demonstrate that being human is not a mistake but a blessing. He<text:s/><text:soft-page-break/>showed us the right path to walk in this life so that we could please Him and enjoy life as it was meant to be lived.</text:p>
        <text:p text:style-name="P231">Thank You for the grace upon grace that You pour out through Jesus, who revealed Your glory and truth to us. Guide us, Lord, to walk in Your light, to reflect Your love, and to glorify You in all that we do. In the name of Jesus, the true light and the Word of life, we pray. Amen.</text:p>
        <text:p text:style-name="P232">Feast of the Holy Family of Jesus, Mary and Joseph (C)</text:p>
        <text:p text:style-name="P233">1 Sam 1:20-22, 24-28; Ps 84:2-3, 5-6, 9-10; 1 Jn 3:1-2, 21-24; Lk 2:41-52</text:p>
        <text:p text:style-name="Normal"><text:span text:style-name="T234">1 Samuel 1:20-22, 24-28</text:span><text:s/><text:span text:style-name="T235">And in due time Hannah conceived and bore a son, and she called his name Samuel, for she said, “I have asked for him from the Lord.” The man Elkanah and all his house went up to offer to the Lord the yearly sacrifice and to pay his vow. But Hannah did not go up, for she said to her husband, “As soon as the child is weaned, I will bring him, so that he may appear in the presence of the Lord and dwell there forever.” And when she had weaned him, she took him up with her, along with a three-year-old bull, an ephah of flour, and a skin of wine, and she brought him to the house of the Lord at Shiloh. And the child was young. Then they slaughtered the bull, and they brought the child to Eli. And she said, “Oh, my lord! As you live, my lord, I am the woman who was standing here in your presence, praying to the Lord. For this child I prayed, and the Lord has granted me my petition that I made to him. Therefore I have lent him to the Lord. As long as he lives, he is lent to the Lord.” And he worshiped the Lord there.</text:span></text:p>
        <text:p text:style-name="Normal"><text:span text:style-name="T236">Psalm 84:2-3, 5-6, 9-</text:span><text:span text:style-name="T237">10</text:span><text:span text:style-name="T238"><text:s/>My soul longs, yes, faints for the courts of the Lord; my heart and flesh sing for joy to the living God. Even the sparrow finds a home, and the swallow a nest for herself, where she may lay her young, at your altars, O Lord of hosts, my King and my God. Blessed are those whose strength is in you, in whose heart are the highways to Zion. As they go through the Valley of Baca they make it a place of springs; the early rain also covers it with pools. Behold our shield, O God; look on the face of your anointed! For a day in your courts is better than a thousand elsewhere. I would rather be a doorkeeper in the house of my God than dwell in the tents of wickedness.</text:span></text:p>
        <text:p text:style-name="Normal"><text:span text:style-name="T239">1 John 3:1-2, 21-24</text:span><text:span text:style-name="T240"><text:s/>See what kind of love the Father has given to us, that we should be called children of God; and so we are. The reason why the world does not know us is that it did not know him. Beloved, we are God’s children now, and what we will be has not yet appeared; but we know that when he appears we shall be like him, because we shall see him as he is. Beloved, if our heart does not condemn us, we have confidence before God; and whatever we ask we receive from him, because we keep his commandments and do what pleases him. And this is his commandment, that we believe in the name of his Son Jesus Christ and love one another, just as he has commanded us. Whoever keeps his commandments abides in God, and God in him. And by this we know that he abides in us, by the Spirit whom he has given us.</text:span></text:p>
        <text:p text:style-name="Normal"><text:span text:style-name="T241">Luke 2:41-52</text:span><text:span text:style-name="T242"><text:s/>Now his parents went to Jerusalem every year at the Feast of the Passover. And when he was twelve years old, they went up according to custom. And when the feast was ended, as they were returning, the boy Jesus stayed behind in Jerusalem. His parents did not<text:s/></text:span><text:soft-page-break/><text:span text:style-name="T243">know it, but supposing him to be in the group they went a day’s journey, but then they began to search for him among their relatives and acquaintances, and when they did not find him, they returned to Jerusalem, searching for him. After three days they found him in the temple, sitting among the teachers, listening to them and asking them questions. And all who heard him were amazed at his understanding and his answers. And when his parents saw him, they were astonished. And his mother said to him, “Son, why have you treated us so? Behold, your father and I have been searching for you in great distress.” And he said to them, “Why were you looking for me? Did you not know that I must be in my Father’s house?” And they did not understand the saying that he spoke to them. And he went down with them and came to Nazareth and was submissive to them. And his mother treasured up all these things in her heart. And Jesus increased in wisdom and in stature and in favor with God and man.</text:span></text:p>
        <text:p text:style-name="P244">The Holy family of earth and heaven</text:p>
        <text:p text:style-name="Normal"><text:span text:style-name="T245">1 Samuel 1:20-22, 24-28</text:span><text:s/>Samuel was born from Hannah who was previously barren. This miracle from God has happened many times in the Old Testament for women like Sarah (Genesis 17:16-19), Rebeka (Genesis 25:21-26), Raechel (Genesis 29:31, 30:22-24) and even happen in the New Testament for Elizabeth (Luke 1:5-17). This miracle happens for a reason and the person who is born usually has a big significance. Previously, Hannah made a promise to God that if He gave her a child, she would give the child back to Him in dedication forever and that is exactly what she did. Samuel was presented to be with the Lord. He dedicated his life to the Lord and a big reason why this happened was because of his mother. This shows us that the faith of our family and parents can be a major reason we have our faith today. It is extremely important to start teaching our kids about God from an early age to prepare them for their future and help them fall in love with God.</text:p>
        <text:p text:style-name="Normal"><text:span text:style-name="T246">Psalm 84:2-3, 5-6, 9-10</text:span><text:s/>The psalmist expresses deep excitement and longing to be in the house of God. He can’t wait to be in God’s true presence at the temple or church. This is the same kind of excitement we should feel when we go to church on Sunday. Church shouldn’t feel like a boring obligation; it’s the place where we can draw closest to the Lord. In church, we hear His Word, reflect on His teachings, and remember that we are all invited into His presence. This is a privilege we should never take for granted. It’s a miraculous blessing that many people miss out on in their lives. Preparing for church by reading the Bible or the scheduled readings beforehand shows a genuine desire to learn more and a readiness to meet God in His house. It’s a way of honoring the opportunity to be part of His household.</text:p>
        <text:soft-page-break/>
        <text:p text:style-name="Normal"><text:span text:style-name="T247">1 John 3:1-2, 21-24</text:span><text:s/>We are called to be children of God, a gift we receive through His grace in Baptism. Because of this, we can confidently say we are loved and protected by God, as John affirms, “and so we are” (1 John 3:1). However, some may struggle to believe this because the world, which didn’t know Jesus, spreads false teachings and heresies. Our hearts should convict us of sin, leading us to seek forgiveness in Christ. While our hearts can sometimes deceive us, we should hold on to the truth that if we live a life of faith in Jesus and love our neighbors, God abides in us. In verse 22, John says that we can receive anything we ask the Lord if we keep His commandments and believe in Him. This means that in our prayers we should have full confidence in the Lord and try to avoid sin, as sin separates us from Him. The love of God remains in us when we follow Jesus’s teachings, showing that faith is an active lifestyle. God calls us to imitate the eternal family of the Trinity by loving Him with all our heart and to imitate the Holy family on earth by loving our neighbors. The chapter concludes with a reminder that all of this is made known to us through the Holy Spirit, who enables every good thing we do.</text:p>
        <text:p text:style-name="Normal"><text:span text:style-name="T248">Luke 2:41-52</text:span><text:s/>Jesus and His family went to Jerusalem to celebrate the Passover, but Jesus stayed behind while His parents began their journey home. They only noticed that He was missing later and spent three days searching for Him. Even the Holy Family experienced difficulties and anxiety, showing that challenges in family life are normal. Their journey to find Jesus reflects our own journey of seeking God, which often spans a lifetime. For them it took three days, however, three means a long time. In Hebrew, saying “holy” three times is considered not three times holier but the holiest. Three days also remind us of Jesus’s resurrection, symbolizing absence in death followed by joy and relief when He rose. Similarly, believers are promised eternal life with the Father after death.</text:p>
        <text:p text:style-name="Normal">Jesus declares that His priority is His Father’s will, even above His earthly family (Luke 2:49). However, He does not neglect His family. Instead, He submits to their leadership and remains obedient to them, showing that children should listen to and respect their parents (Luke 2:51). This demonstrates that while family is one of the most important aspects of life, our relationship with God and obedience to Him should be number one.</text:p>
        <text:p text:style-name="Normal">In verse 52, it says that Jesus “increased in wisdom and in stature.” This raises the question: was Jesus not all-knowing from birth? It is often understood that Jesus’s human soul was perfect from the beginning, but this perfection needed to be shown through the growth of His body. As<text:s/><text:soft-page-break/>He possessed both human and divine natures, His human nature naturally grew while His divine nature gradually revealed itself. This is why the rabbis were astonished by His understanding and answers—His divine nature shone through His human development. The human growth of Jesus was a process of building character and gaining experiential knowledge that matched His physical and psychological maturity (Proverbs 3:3-4). “If he had willed to show his wisdom when he was seven years of age, people could have doubted the truth of the assumed human nature. And because of this, Christ wanted to be similar to others. He did not will to show his [full] wisdom, so that the truth of the human nature in him would be acknowledged and in order to give us an example of advancing in wisdom.” (St. Thomas Aquinas)</text:p>
        <text:p text:style-name="P249">Solemnity of the Blessed Virgin Mary, the Mother of God (ABC)</text:p>
        <text:p text:style-name="P250">Num 6:22-27; Ps 67:2-3, 5, 6, 8; Gal 4:4-7; Lk 2:16-21</text:p>
        <text:p text:style-name="Normal"><text:span text:style-name="T251">Numbers 6:22-27</text:span><text:s/><text:span text:style-name="T252">The Lord spoke to Moses, saying, “Speak to Aaron and his sons, saying, Thus you shall bless the people of Israel: you shall say to them, The Lord bless you and keep you; the Lord make his face to shine upon you and be gracious to you; the Lord lift up his countenance upon you and give you peace. So shall they put my name upon the people of Israel, and I will bless them.”</text:span></text:p>
        <text:p text:style-name="Normal"><text:span text:style-name="T253">Psalm 67:2-3, 5, 6, 8</text:span><text:s/><text:span text:style-name="T254">That your way may be known on earth, your saving power among all nations. Let the peoples praise you, O God; let all the peoples praise you! Let the peoples praise you, O God; let all the peoples praise you! The earth has yielded its increase; God, our God, shall bless us. God shall bless us; let all the ends of the earth fear him!</text:span></text:p>
        <text:p text:style-name="Normal"><text:span text:style-name="T255">Galatians 4:4-7</text:span><text:s/><text:span text:style-name="T256">But when the fullness of time had come, God sent forth his Son, born of woman, born under the law, to redeem those who were under the law, so that we might receive adoption as sons. And because you are sons, God has sent the Spirit of his Son into our hearts, crying, “Abba! Father!” So you are no longer a slave, but a son, and if a son, then an heir through God.</text:span></text:p>
        <text:p text:style-name="Normal"><text:span text:style-name="T257">Luke 2:16-21</text:span><text:s/><text:span text:style-name="T258">And they went with haste and found Mary and Joseph, and the baby lying in a manger. And when they saw it, they made known the saying that had been told them concerning this child. And all who heard it wondered at what the shepherds told them. But Mary treasured up all these things, pondering them in her heart. And the shepherds returned, glorifying and praising God for all they had heard and seen, as it had been told them. And at the end of eight days, when he was circumcised, he was called Jesus, the name given by the angel before he was conceived in the womb.</text:span></text:p>
        <text:p text:style-name="P259">To hear, see, spread and praise God for everything</text:p>
        <text:p text:style-name="Normal"><text:span text:style-name="T260">Numbers 6:22-27</text:span><text:s/>God wants to bless the nation of Israel because He loves each person deeply. He desires our success, shows kindness to us, and gives us peace (Numbers 6:26). While there are many moments in the<text:s/><text:soft-page-break/>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Starting the New Year with God’s blessing is a powerful reminder of His love for us. It’s an opportunity to dedicate the year to remembering Him and living for Him.</text:p>
        <text:p text:style-name="Normal"><text:span text:style-name="T261">Psalm 67:2-3, 5, 6, 8</text:span><text:s/>This psalm is all about God’s blessing. God not only shows us His mercy but on top of that, He gives us His blessing, which is described as His face shining upon us (Psalm 67:1). The psalm is a remembrance of God’s glory and power. The psalmist foreshadows that God’s nation and glory will spread all across the world (Psalm 67:3, 6-8). It speaks of the fulfillment of the Great Commission (Matthew 28:18-20). It was written for us and about us, we are honored to be part of the people to whom the message of the Gospel was conveyed. Let’s live the New Year by taking part in spreading the Word of God to all the nations and invite them to experience the love of God.</text:p>
        <text:p text:style-name="Normal"><text:span text:style-name="T262">Galatians 4:4-7</text:span><text:s/>God revealed Himself at the perfect time through a woman, highlighting that Jesus also had a human nature. Since Mary gave birth to and provided flesh for the Son of God, she is rightly called the Mother of God. We should not devalue her role, as God specifically chose her for this purpose “My soul magnifies the Lord, and my spirit rejoices in God my Savior, for he has looked on the humble estate of his servant. For behold, from now on all generations will call me blessed; for he who is mighty has done great things for me, and holy is his name” (Luke 1:46-49). By putting our faith in Jesus, we are adopted as sons and daughters of God, not as slaves. This reveals that God desires a close father-child relationship with us, not one based on fear or seeing Him as a strict ruler. When we get Baptized, we become members of the body of Christ, united with Him and with one another. When we call out to God, crying “Abba! Father!” it is an expression of deep love which made possible through the warmth and guidance of the Holy Spirit.</text:p>
        <text:p text:style-name="Normal"><text:span text:style-name="T263">Luke 2:16-21</text:span><text:s/>The shepherds praised God for everything they saw and heard. They trusted Him wholeheartedly, even when things didn’t make sense. Mary did the same, treasuring all these events in her heart. God often shows up in our lives when we least expect it, just as He did with Mary and the shepherds. Their reactions show surprise and awe, but they chose to trust God instead of relying on their own understanding.<text:s/><text:soft-page-break/>Similarly, Jesus will return a second time when we don’t expect it. That’s why we must stay prepared, actively believing in Him and sharing the gospel just like the Shepherds told Mary and Joseph what they witnessed and on their way home were praising God for everything. They praised God for things that surprised them, scared them, made them happy and even for things that they didn’t fully understand. This shows that God is worthy of praise at any moment not just when we are filled with joy but when we are feeling down.</text:p>
        <text:p text:style-name="Normal">Jesus was circumcised on the eighth day after His birth, an event celebrated in the Catholic Church on January 1, the Octave of Christmas. In Catholic tradition, significant events like Easter and Christmas are celebrated for an octave—a period of eight days. For example, the eighth day after Easter is Divine Mercy Sunday, and the eighth day after Christmas marks the celebration of Jesus’ circumcision and naming. His circumcision was a sign of entering God’s covenant (Genesis 17:9-14), a practice that has since been replaced by the sacrament of Baptism.</text:p>
        <text:p text:style-name="P264">For the New Year we should seek to hear the astonishing message of the Lord, to observe the daily happenings of the world, to ponder everything in the heart as Mary did, and to share the received message with others so that we may all glorify God. Trusting in the Lord’s work, let us also hold onto the hope for peace, harmony, mutual understanding, and genuine respect in society.</text:p>
        <text:p text:style-name="P265">Second Sunday after Christmas (ABC)</text:p>
        <text:p text:style-name="P266">Sir 24:1-2, 8-12; Ps 147:12-13, 14-15, 19-20; Ef 1:3-6, 15-18; Jn 1:1-18</text:p>
        <text:p text:style-name="Normal"><text:span text:style-name="T267">Sirach 24:1-2, 8-12<text:s/></text:span><text:span text:style-name="T268">Wisdom praises herself and tells of her glory in the midst of her people. In the assembly of the Most High, she opens her mouth, and in the presence of His power, she declares her glory. The Creator of all assigned a place for her; He made her dwell in the tent of Jacob. Wisdom took root among the glorious people and was established in Zion. She spread her branches out like a terebinth and planted herself near the river.</text:span></text:p>
        <text:p text:style-name="Normal"><text:span text:style-name="T269">Psalm 147:12-13, 14-15, 19-20<text:s/></text:span><text:span text:style-name="T270">Praise the Lord, O Jerusalem! Praise your God, O Zion! For He strengthens the bars of your gates and blesses your children within you. He makes peace in your borders; He fills you with the finest of the wheat. He sends out His command to the earth; His word runs swiftly. He declares His word to Jacob, His statutes and rules to Israel. He has not dealt thus with any other nation; they do not know His rules.</text:span></text:p>
        <text:p text:style-name="Normal"><text:span text:style-name="T271">Ephesians 1:3-6, 15-18<text:s/></text:span><text:span text:style-name="T272">Blessed be the God and Father of our Lord Jesus Christ, who has blessed us in Christ with every spiritual blessing in the heavenly places, even as He chose us in Him before the foundation of the world, that we should be holy and blameless before Him. In love, He predestined us for adoption to Himself as sons through Jesus Christ, according to the purpose of His will, to the praise of His glorious grace, with which He has blessed us in<text:s/></text:span><text:soft-page-break/><text:span text:style-name="T273">the Beloved. For this reason, because I have heard of your faith in the Lord Jesus and your love toward all the saints, I do not cease to give thanks for you, remembering you in my prayers. I pray that the God of our Lord Jesus Christ, the Father of glory, may give you the Spirit of wisdom and revelation in the knowledge of Him, having the eyes of your hearts enlightened.</text:span></text:p>
        <text:p text:style-name="Normal"><text:span text:style-name="T274">John 1:1-18</text:span><text:span text:style-name="T275"><text:s/>In the beginning was the Word, and the Word was with God, and the Word was God. He was in the beginning with God. All things were made through him, and without him was not anything made that was made. In him was life, and the life was the light of men. The light shines in the darkness, and the darkness has not overcome it. There was a man sent from God, whose name was John. He came as a witness, to bear witness about the light, that all might believe through him. He was not the light, but came to bear witness about the light. The true light, which gives light to everyone, was coming into the world. He was in the world, and the world was made through him, yet the world did not know him. He came to his own, and his own people did not receive him. But to all who did receive him, who believed in his name, he gave the right to become children of God, who were born, not of blood nor of the will of the flesh nor of the will of man, but of God. And the Word became flesh and dwelt among us, and we have seen his glory, glory as of the only Son from the Father, full of grace and truth. John bore witness about him, and cried out, “This was he of whom I said, ‘He who comes after me ranks before me, because he was before me.’” For from his fullness we have all received, grace upon grace. For the law was given through Moses; grace and truth came through Jesus Christ. No one has ever seen God; the only God, who is at the Father’s side, he has made him known.</text:span></text:p>
        <text:p text:style-name="P276">Wisdom, grace and truth</text:p>
        <text:p text:style-name="Normal"><text:span text:style-name="T277">Sirach 24:1-2, 8-12</text:span><text:s/>Wisdom is something very valuable. It is treated as part of God because it was created in the beginning. It is linked to the Word of God which is described in John 1:1-14. Wisdom is available at any time; however, it shows itself to only those who want it and are not acting foolish. In order to be wise, you must not be foolish. Fools are those who live for themselves without caring about God and setting themselves for judgement. Seeking wisdom is a smart thing to do. In the liturgy, this chapter is associated with Mary, the Mother of God, due to her constant and close connection with Christ, the incarnate Wisdom.</text:p>
        <text:p text:style-name="Normal"><text:span text:style-name="T278">Psalm 147:12-13, 14-15, 19-20</text:span><text:s/>The nation of Isreal was special to God because to his people God revealed his laws, miracles and sent His only son Jesus. Today, anyone from around the world who follows Jesus is equally special to God. God reveals himself to anyone and Israel is a representation of the community which believes in God. Praising God is a wise decision we should make.</text:p>
        <text:p text:style-name="Normal"><text:span text:style-name="T279">Ephesians 1:3-6, 15-18</text:span><text:s/>God predestined us to that we would walk with Him and live for Him. This predestination is caused by the will of God alone. He wants to show His goodness to others so that we would love Him. Our love for God is shown by our faith. Love to our neighbor is<text:s/><text:soft-page-break/>shown by works of charity. St. Paul prays so that God would give us a spirit of wisdom and revelation (Ephesians 1:17). Understand that a person who has wisdom is wealthier than a rich man. In order to gain wisdom, we must read the Bible and pray. Specifically, there are wisdom books in the Bible such as Proverbs, Wisdom, Sirach, Job, Ecclesiastes. The educated will be the brightness of the sky “<text:span text:style-name="T280">Those who are wise will shine like the brightness of the sky: and those who turn many to justice, as stars for all eternity</text:span> (Daniel 12:3). But in order to become educated we are required to have discipline. Trusting in yourself and your feelings is not a wise decision as God is not a feeling—our Christian life needs to be a discipline, we have to pray and seek God and his wisdom even when we don’t feel like it “Whoever trusts in his own mind is a fool, but he who walks in wisdom will be delivered.” (Proverbs 28:26).</text:p>
        <text:p text:style-name="Normal"><text:span text:style-name="T281">John 1:1-18</text:span><text:s/>The Word became flesh and showed His glory through grace and truth (John 1:14). The Eternal, Invisible, Incomprehensible God became visible, temporal, weak, and accessible in the Son of the Virgin Mary, Jesus. Without this act of God, we would remain powerless to know Him and to have a relationship with Him. His Grace can be described as an undeserved gift. Jesus came to earth to die for us and through His death we receive the gift of salvation because of His grace. For most people their hometown is a place that has a special place in their hearts. The value of the hometown can be measured and determined by all kinds of metrics but for us it has an indescribable value, something that can’t be purchased. Similarly, the grace of God is a gift that no one can purchase, its value is above anything on earth. God loves us so much that even after we betrayed Him and were unbelieves, He still died for us and brought us salvation. The greatest thing is that we can redeem His gift for free today. However, to accept God means to live for God. We must let go of our old selves and become a new creation in Christ Jesus.</text:p>
        <text:p text:style-name="Normal">Before the incarnation of the Word, human minds were incapable of seeing the divine light in itself. In order that it might be more easily seen and contemplated by us, he covered it with the cloud of our flesh which was Christ Jesus “And as soon as Aaron spoke to the whole congregation of the people of Israel, they looked toward the wilderness, and behold, the glory of the Lord appeared in the cloud.” (Exodus 16:10).</text:p>
        <text:p text:style-name="Normal">Our God, who became human—one of us—took the name Emmanuel, meaning "God with us." He desires to be with us in our joys, our concerns, our daily lives, our work—in short, everywhere. Why? Because He loves us: “We have come to know and to believe in the love that God has for<text:s/><text:soft-page-break/>us. God is love, and whoever abides in love abides in God, and God abides in him. We love because He first loved us” (1 John 4:16, 19).</text:p>
        <text:p text:style-name="Normal">In verse 18 it says that no man has ever seen God. This verse says that no one has ever seen the Father in the fullest because if we were to, then we would die. Since God is infinite and every created thing is finite, then that means that no created thing can represent Him fully. “God is his own existence and therefore his wisdom and greatness and anything else are the same. But all those cannot be represented through one created thing. Therefore, the knowledge by which God is seen through creatures is not a knowledge of his essence, but a knowledge that is dark and mirrored, and from afar.” (St. Thomas Aquinas Gospel commentary on John). God made himself known through His son Jesus who was uncreated and was the Word in the beginning. He is the reason why we know the character of God who is full of grace and mercy.</text:p>
        <text:p text:style-name="P282">Baptism of the Lord (C)</text:p>
        <text:p text:style-name="P283">Is 40:1-5, 9-11; Ps 104:1-2, 3-4, 24-25, 27-28, 29-30; Tit 2:11-14; 3:4-7; Lk 3:15-16, 21-22</text:p>
        <text:p text:style-name="P284">The readings can differ: Is 42:1-4, 6-7; Ps 29:1-2, 3-4, 3, 9-10; Ac 10:34-38; Lk 3:15-16, 21-22</text:p>
        <text:p text:style-name="Normal"><text:span text:style-name="T285">Isaiah<text:s/></text:span><text:span text:style-name="T286">40:1-5, 9-11</text:span><text:s/><text:span text:style-name="T287">Comfort, O comfort my people, says your God.</text:span><text:span text:style-name="T288">2 </text:span><text:span text:style-name="T289">Speak tenderly to Jerusalem, and cry to her that she has served her term, that her penalty is paid, that she has received from the Lord’s hand double for all her sins.</text:span><text:span text:style-name="T290">3 </text:span><text:span text:style-name="T291">A voice cries out: “In the wilderness prepare the way of the Lord,</text:span><text:span text:style-name="T292"><text:line-break/>make straight in the desert a highway for our God.</text:span><text:span text:style-name="T293">4 </text:span><text:span text:style-name="T294">Every valley shall be lifted up, and every mountain and hill be made low; the uneven ground shall become level, and the rough places a plain.</text:span><text:span text:style-name="T295">5 </text:span><text:span text:style-name="T296">Then the glory of the Lord shall be revealed, and all people shall see it together, for the mouth of the Lord has spoken.”</text:span><text:span text:style-name="T297"><text:s/></text:span><text:span text:style-name="T298">9 </text:span><text:span text:style-name="T299">Get you up to a high mountain, O Zion, herald of good tidings; lift up your voice with strength, O Jerusalem, herald of good tidings, lift it up, do not fear; say to the cities of Judah, “Here is your God!”<text:s/></text:span><text:span text:style-name="T300">10 </text:span><text:span text:style-name="T301">See, the Lord God comes with might, and his arm rules for him; his reward is with him, and his recompense before him.<text:s/></text:span><text:span text:style-name="T302">11 </text:span><text:span text:style-name="T303">He will feed his flock like a shepherd; he will gather the lambs in his arms,</text:span><text:span text:style-name="T304"><text:line-break/>and carry them in his bosom, and gently lead the mother sheep.</text:span></text:p>
        <text:p text:style-name="Normal"><text:span text:style-name="T305">Ps 104:1-2, 3-4, 24-25, 27-28, 29-30</text:span><text:s/><text:span text:style-name="T306">Bless the Lord, O my soul. O Lord my God, you are very great. You are clothed with honor and majesty, wrapped in light as with a garment. You stretch out the heavens like a tent, you set the beams of your chambers on the waters, you make the clouds your chariot, you ride on the wings of the wind, you make the winds your messengers, fire and flame your ministers. O Lord, how manifold are your works! In wisdom you have made them all; the earth is full of your creatures. Yonder is the sea, great and wide, creeping things innumerable are there, living things both small and great. These all look to you to give them their food in due season; when you give to them, they gather it up; when you<text:s/></text:span><text:soft-page-break/><text:span text:style-name="T307">open your hand, they are filled with good things. When you hide your face, they are dismayed; when you take away their breath, they die and return to their dust. When you send forth your spirit, they are created; and you renew the face of the ground.</text:span></text:p>
        <text:p text:style-name="Normal">Titus 2:11-14; 3:4-7<text:s/><text:span text:style-name="T308">For the grace of God has appeared, bringing salvation to all, training us to renounce impiety and worldly passions, and in the present age to live lives that are self-controlled, upright, and godly, while we wait for the blessed hope and the manifestation of the glory of our great God and Savior, Jesus Christ. He it is who gave himself for us that he might redeem us from all iniquity and purify for himself a people of his own who are zealous for good deeds. But when the goodness and loving kindness of God our Savior appeared, he saved us, not because of any works of righteousness that we had done, but according to his mercy, through the water of rebirth and renewal by the Holy Spirit. This Spirit he poured out on us richly through Jesus Christ our Savior, so that, having been justified by his grace, we might become heirs according to the hope of eternal life.</text:span></text:p>
        <text:p text:style-name="Normal"><text:span text:style-name="T309">Luke 3:15-16, 21-22</text:span><text:s/><text:span text:style-name="T310">As the people were filled with expectation, and all were questioning in their hearts concerning John, whether he might be the Messiah, John answered all of them by saying, “I baptize you with water; but one who is more powerful than I is coming; I am not worthy to untie the thong of his sandals. He will baptize you with the Holy Spirit and fire. Now when all the people were baptized, and when Jesus also had been baptized and was praying, the heaven was opened, and the Holy Spirit descended upon him in bodily form like a dove. And a voice came from heaven, “You are my Son, the Beloved; with you I am well pleased.”</text:span></text:p>
        <text:p text:style-name="P311">Commentary on the Baptism of the Lord</text:p>
        <text:p text:style-name="Normal"><text:span text:style-name="T312">Isaiah<text:s/></text:span><text:span text:style-name="T313">40:1-5, 9-11</text:span><text:s/>In this passage, we see significant prophecies, including John the Baptist’s teachings in the desert and the coming of Jesus. In the previous chapter, there is a prophecy about the destruction of Jerusalem. Now, God is calling Israel to return to Jerusalem so that it may be restored for the coming of the Messiah. This illustrates that difficult events can happen before redemption.</text:p>
        <text:p text:style-name="Normal">In our lives, we may find ourselves struggling in challenging situations before experiencing the good news of Jesus and His redemption. After we accept Jesus through the sacrament of Baptism, we discover hope and light at the end of the tunnel. God can transform even the worst circumstances into something good. Even when we fall into mortal sin, God offers forgiveness to each of us through His infinite mercy. He has the power to change the desires of our hearts and remove obstacles that once seemed impossible.</text:p>
        <text:p text:style-name="Normal"><text:span text:style-name="T314">Psalm 104:1-2, 3-4, 24-25, 27-28, 29-30</text:span><text:s/>This psalm praises the Lord for His wonderful creation. Creation is filled with stunning variety which shows the intelligence and creativeness of God. The Lord takes care of even the smallest creatures that are found in the sea. This is a reminder<text:s/><text:soft-page-break/>that we shouldn’t worry about tomorrow because there is enough worry for today. If God provides for the smallest creatures, then how much more will He provide us? He even doesn’t stop providing for us when we turn our face against Him (Psalm 104:29). Sometimes we need to think about even the smallest things the Lord has blessed us with. Remember to include gratitude in your prayers, not just requests. Take time to thank God for the blessings He has already given you and for His constant presence in your life.</text:p>
        <text:p text:style-name="Normal"><text:span text:style-name="T315">Titus 2:11-14; 3:4-7</text:span><text:s/>God came to earth to redeem us from sin out of His grace. If we continue to sin willfully and continue living in earthly desires, then we are essentially smacking God in the face because we reject His plan for our lives. My friends, when we find out about the love of our Lord Jesus Christ, we can’t continue to live in an immoral lifestyle such as drinking, smoking, partying, committing adultery, watching porn because then there remains no more sacrifice for sins “For if we willfully persist in sin after having received the knowledge of the truth, there no longer remains a sacrifice for sins” (Hebrews 10:26). The way to defeat these problems is by focusing on Jesus. We must surround ourselves with His word and constantly pray and then He will remove our temptations by the power of the Holy Spirit in us. By focusing on God’s Word, we will no longer desire things of this world because they become meaningless to us.</text:p>
        <text:p text:style-name="Normal"><text:span text:style-name="T316">Luke 3:15-16, 21-22<text:s/></text:span>Why did Jesus get baptized? Baptism is a sacrament necessary for sinners, as Jesus said:<text:s/><text:span text:style-name="T317">“</text:span>Very truly, I tell you, no one can enter the kingdom of God without being born of water and Spirit<text:span text:style-name="T318">”</text:span><text:s/>(John 3:5). However, Jesus was sinless and had no need for baptism. Even John the Baptist acknowledged this, saying that Jesus should baptize him and that he was not even worthy to loosen the thongs of Jesus’ sandals—a task typically performed by a slave.</text:p>
        <text:p text:style-name="Normal">Jesus was baptized for our sake, to set an example and demonstrate that baptism is necessary. During baptism, the Holy Spirit descends upon us, enabling us to live a righteous life. Jesus’ baptism also fulfilled the prophecy in Isaiah 42:1:<text:s/><text:span text:style-name="T319">“</text:span>Here is my servant, whom I uphold, my chosen, in whom my soul delights; I have put my spirit upon him; he will bring forth justice to the nations<text:span text:style-name="T320">.”</text:span><text:s/>At His baptism, we witness the Holy Trinity: the Holy Spirit descending from heaven, the Son of God being baptized, and the Father declaring His pleasure with the Son.</text:p>
        <text:p text:style-name="P321">As St. Maximus of Turin explains:<text:line-break/><text:span text:style-name="T322">"</text:span>Christ is baptized not to be sanctified by the water but to sanctify the<text:s/><text:soft-page-break/>water itself. By purifying it, He cleanses all water that comes into contact with Him. For the sanctification of Christ is the true sanctification of all matter. When the Savior is washed in the water, all water is purified for our baptism, and the fountain is made clean to bestow the grace of baptism upon future generations. Christ goes first in baptism so that Christian nations may confidently follow in His steps.<text:span text:style-name="T323">”</text:span><text:s/>(Sermo 100,<text:s/><text:span text:style-name="T324">de sancta Epiphania</text:span><text:s/>1, 3: CCL 23, 398–400).</text:p>
        <text:p text:style-name="Normal">Almost immediately after His baptism, Jesus began His public ministry at the age of thirty. In the time of Moses, Levitical priests began their service at thirty years old. This shows Jesus’ role as the ultimate High Priest, one who surpasses all others. Unlike the sacrifices of Levitical priests, His sacrifice would redeem the entire world. His baptism marked the start of this redemptive mission. With John the Baptist, the era of promise and preparation concludes; with Jesus’ baptism and the descent of the Holy Spirit, the era of fulfillment begins.</text:p>
        <text:p text:style-name="Normal">Notably, Jesus was praying during His baptism. Luke’s Gospel emphasizes Jesus praying during significant moments: before choosing His disciples (Luke 6:12), during His transfiguration (Luke 9:28), and at the moment of His ultimate sacrifice (Luke 23:46). Prayer was a central part of Jesus’ life, serving as a model for us to practice daily</text:p>
      </text:section>
      <text:section text:name="Sect3" text:style-name="S3">
        <text:p text:style-name="Normal"/>
        <text:p text:style-name="P325">II Sunday in ordinary time (C)</text:p>
        <text:p text:style-name="P326">Is 62:1-5; Ps 96:1-2, 2-3, 7-8, 9-10; 1 Cor 12:4-11; Jn 2:1-12</text:p>
        <text:p text:style-name="P327">FIRST READING Isaiah 62:1-5</text:p>
        <text:p text:style-name="P328"><text:span text:style-name="T329">For Zion’s sake I will not keep silent,</text:span><text:span text:style-name="T330"><text:line-break/>    and for Jerusalem’s sake I will not rest,</text:span><text:span text:style-name="T331"><text:line-break/>until her vindication shines out like the dawn,</text:span><text:span text:style-name="T332"><text:line-break/>    and her salvation like a burning torch.</text:span><text:span text:style-name="T333"><text:line-break/>2 The nations shall see your vindication,</text:span><text:span text:style-name="T334"><text:line-break/>    and all the kings your glory;</text:span><text:span text:style-name="T335"><text:line-break/>and you shall be called by a new name</text:span><text:span text:style-name="T336"><text:line-break/>    that the mouth of the Lord will give.</text:span><text:span text:style-name="T337"><text:line-break/>3 You shall be a crown of beauty in the hand of the Lord,</text:span><text:span text:style-name="T338"><text:line-break/>    and a royal diadem in the hand of your God.</text:span><text:span text:style-name="T339"><text:line-break/>4 You shall no more be termed Forsaken,</text:span><text:span text:style-name="T340"><text:line-break/>    and your land shall no more be termed Desolate;</text:span><text:span text:style-name="T341"><text:line-break/>but you shall be called My Delight Is in Her,</text:span><text:span text:style-name="T342"><text:line-break/>    and your land Married;</text:span><text:span text:style-name="T343"><text:line-break/>for the Lord delights in you,</text:span><text:span text:style-name="T344"><text:line-break/></text:span><text:soft-page-break/><text:span text:style-name="T345">    and your land shall be married.</text:span><text:span text:style-name="T346"><text:line-break/>5 For as a young man marries a young woman,</text:span><text:span text:style-name="T347"><text:line-break/>    so shall your builder marry you,</text:span><text:span text:style-name="T348"><text:line-break/>and as the bridegroom rejoices over the bride,</text:span><text:span text:style-name="T349"><text:line-break/>    so shall your God rejoice over you.</text:span></text:p>
        <text:p text:style-name="Normal"><text:span text:style-name="T350">Isaiah 62:1-5</text:span><text:s/>Even though Israelites disobeyed God and were exited from Jerusalem, God still waited to redeem His nation. God shows His patience by putting up with sinners who don’t listen to Him. He sent His son Jesus who died on the cross when we were sinners. That shows His infinite love for us. Jerusalem will be called His spouse, signifying that we are part of His family. We are His people and have a role to play in His plan. Jesus comes as the divine bridegroom and becomes that by offering His body to us. The words “this is my body and blood give for you” is a symbol of the new Covenant that we are part of. Knowing this, we know that Jesus rejoices in us just as the bridegroom rejoices in his bride.</text:p>
        <text:p text:style-name="Normal">The crown is a symbol for the wall surrounding Jerusalem which was destroyed in the exile. God is saying that the walls will be rebuild and protected by the Lord. Jesus is the crown that protects us from evil and in Him we have hope to enter the eternal kingdom of Jerusalem in heaven.</text:p>
        <text:p text:style-name="Normal"><text:span text:style-name="T351">RESPONSORIAL PSALM Psalm 96:1-2, 2-3, 7-8, 9-10</text:span></text:p>
        <text:p text:style-name="P352"><text:span text:style-name="T353">O sing to the Lord a new song;</text:span><text:span text:style-name="T354"><text:line-break/>    sing to the Lord, all the earth.</text:span><text:span text:style-name="T355"><text:line-break/></text:span><text:span text:style-name="T356">2 </text:span><text:span text:style-name="T357">Sing to the Lord, bless his name;</text:span><text:span text:style-name="T358"><text:line-break/>    tell of his salvation from day to day.</text:span></text:p>
        <text:p text:style-name="P359"><text:span text:style-name="T360">Sing to the Lord, bless his name;</text:span><text:span text:style-name="T361"><text:line-break/>    tell of his salvation from day to day.</text:span><text:span text:style-name="T362"><text:line-break/></text:span><text:span text:style-name="T363">3 </text:span><text:span text:style-name="T364">Declare his glory among the nations,</text:span><text:span text:style-name="T365"><text:line-break/>    his marvelous works among all the peoples.</text:span></text:p>
        <text:p text:style-name="P366"><text:span text:style-name="T367">Ascribe to the Lord, O families of the peoples,</text:span><text:span text:style-name="T368"><text:line-break/>    ascribe to the Lord glory and strength.</text:span><text:span text:style-name="T369"><text:line-break/></text:span><text:span text:style-name="T370">8 </text:span><text:span text:style-name="T371">Ascribe to the Lord the glory due his name;</text:span><text:span text:style-name="T372"><text:line-break/>    bring an offering, and come into his courts.</text:span></text:p>
        <text:p text:style-name="P373">Worship the Lord in holy splendor;<text:line-break/>    tremble before him, all the earth.</text:p>
        <text:p text:style-name="P374"><text:span text:style-name="T375">10 </text:span><text:span text:style-name="T376">Say among the nations, “The Lord is king!</text:span><text:span text:style-name="T377"><text:line-break/>    The world is firmly established; it shall never be moved.</text:span><text:span text:style-name="T378"><text:line-break/>    He will judge the peoples with equity.”</text:span></text:p>
        <text:soft-page-break/>
        <text:p text:style-name="Normal"><text:span text:style-name="T379">Psalm 96:1-2, 2-3, 7-8, 9-10</text:span><text:s/>Rejoice in God because He is the salvation mean for all of the world. In return we should praise His with our lips and actions so that we can show our appreciation. The message should be spread to all people so that they could join us in the Covenant relationship with the Lord.</text:p>
        <text:p text:style-name="Normal"><text:span text:style-name="T380">SECOND READING 1 Corinthians 12:4-11</text:span></text:p>
        <text:p text:style-name="P381">Now there are varieties of gifts, but the same Spirit; and there are varieties of services, but the same Lord; and there are varieties of activities, but it is the same God who activates all of them in everyone. To each is given the manifestation of the Spirit for the common good. To one is given through the Spirit the utterance of wisdom, and to another the utterance of knowledge according to the same Spirit, to another faith by the same Spirit, to another gifts of healing by the one Spirit, to another the working of miracles, to another prophecy, to another the discernment of spirits, to another various kinds of tongues, to another the interpretation of tongues. All these are activated by one and the same Spirit, who allots to each one individually just as the Spirit chooses.</text:p>
        <text:p text:style-name="Normal"><text:span text:style-name="T382">1 Corinthians 12:4-11</text:span><text:s/>The gifts of the Holy Spirit are different for each and every person. By understanding our gift and utilizing it, together we can make a powerful group. Each person has a different task to fulfill which is why the Spirit chooses specific people to do specific things. But all of the gifts come from one God. If you don’t know what your gift is, you can pray to the Lord to reveal it to you but some of the gifts are listed in this list and the list in Romans 12:6-8 which contains more ordinary gifts like generosity and mercy. Tongues are the gift of either speaking languages of men or the languages of heavenly angels. The gift of interpretation is the gift that translates these languages in a way we can understand. The gifts of faith the gift of being able to trust God in seemingly impossible circumstances such as going on a journey without food and trusting that God will provide.</text:p>
        <text:p text:style-name="P383">GOSPEL John 2:1-12</text:p>
        <text:p text:style-name="P384">On the third day there was a wedding in Cana of Galilee, and the mother of Jesus was there. Jesus and his disciples had also been invited to the wedding. When the wine gave out, the mother of Jesus said to him, “They have no wine.” And Jesus said to her, “Woman, what concern is that to you and to me? My hour has not yet come.” His mother said to the servants, “Do whatever he tells you.” Now standing there were six stone water jars for the Jewish rites of purification, each holding twenty or thirty gallons. Jesus said to them, “Fill the jars with water.” And they filled them up to the brim. He said to them, “Now draw some out, and take it to the<text:s/><text:soft-page-break/>chief steward.” So they took it. When the steward tasted the water that had become wine, and did not know where it came from (though the servants who had drawn the water knew), the steward called the bridegroom and said to him, “Everyone serves the good wine first, and then the inferior wine after the guests have become drunk. But you have kept the good wine until now.” Jesus did this, the first of his signs, in Cana of Galilee, and revealed his glory; and his disciples believed in him.</text:p>
        <text:p text:style-name="P385">After this he went down to Capernaum with his mother, his brothers, and his disciples; and they remained there a few days.</text:p>
        <text:p text:style-name="Normal"><text:span text:style-name="T386">John 2:1-12</text:span><text:s/>During the wedding Jesus calls His mother Mary “woman” which could seem like a bit of a rude thing to say; however, this was the title of respect back at that time. This reference to a “woman” also holds a deeper meaning which is that Mary is the new Eve. In Genesis 3:15, God calls Eve by the name of “woman” and says the following to the snake in the Garden of Eden “I will put enmity between you and the woman, and between your offspring and hers; he will strike your head, and you will strike his heel.” (Genesis 3:15). Mary is the one who gave birth to the child that crushed Satan’s head and defeated death on the cross. While Eve brought sin into the world, Mary brought the child who brought salvation.</text:p>
        <text:p text:style-name="Normal">Mary intercedes for the servants by asking Jesus to solve the problem. This is exactly what happens when we pray to her. The prayer of a righteous person is much more powerful. That is why Mary’s role is so important. She is the queen of heaven who wished to offer help in our struggles and problems.</text:p>
        <text:p text:style-name="Normal">Before doing His part, Jesus asks the servant to fill the jars with water. After that Jesus did His part and performed the miracle. In order for a problem to be solved, we must also take part in it. God wants us to do our part first and then God will finish the rest. God first wanted Israel to keep His commandments and realize their need for a savior and then He gave His son Jesus who finished the work. He wants us to take whatever is in our lives and offer it to Him so that He can take care of it. The miracle happens because of Jesus but in order for it to happen in our lives there has to be trust and obedience. Then God will turn our water in to the best wine there is.<text:s/></text:p>
        <text:p text:style-name="Normal">The first miracle that Jesus did was turn water into wine. First, He asked the servants to fill the jars with water and then He told them to bring it to the steward of the feast. What they saw was water which means that they had to trust what Jesus said and not their own thoughts. We might<text:s/><text:soft-page-break/>think that we are right and see that it is water, however, if Jesus says it is wine, then it is wine, and we have to accept that. Instead of trusting our own thought, we need to turn to the word of God and find out what God says is correct and wrong. The reason that the Flood happened is because God saw that people were living immoral lives even tough that was normal for them. They made sin something that is part of their lives and they did not feel guilt for committing it. Today, people have made some sins normal and acceptable such as homosexuality, abortion, and adultery. But to know if something is wrong or right, we must see what God says and start distrusting our own thoughts and our own idol of God. We should listen to Mary’s words “Do whatever he tells you.”</text:p>
        <text:p text:style-name="Normal">Turning water into wine also recalls the first sign performed by Moses which was the first plague in Egypt–turning water into blood (Exodus 7:19). This shows that Jesus is the new Moses who was prophesied in Deuteronomy 18:18. These signs signify that the meaning of transubstantiation, which is when during the eucharistic liturgy, wine is transformed into the blood of Jesus which was shed on the cross for the world.</text:p>
        <text:p text:style-name="P387">III Sunday in ordinary time (C)</text:p>
        <text:p text:style-name="P388">Neh 8:2-4, 5-6, 8-10; Ps 19:8, 9, 10, 15; 1 Cor 12:12-30; Lk 1:1-4; 4:14-21</text:p>
        <text:p text:style-name="P389">FIRST READING Nehemiah 8:2-4, 5-6, 8-10</text:p>
        <text:p text:style-name="P390">Accordingly, the priest Ezra brought the law before the assembly, both men and women and all who could hear with understanding. This was on the first day of the seventh month. He read from it facing the square before the Water Gate from early morning until midday, in the presence of the men and the women and those who could understand; and the ears of all the people were attentive to the book of the law. The scribe Ezra stood on a wooden platform that had been made for the purpose; and beside him stood Mattithiah, Shema, Anaiah, Uriah, Hilkiah, and Maaseiah on his right hand; and Pedaiah, Mishael, Malchijah, Hashum, Hash-baddanah, Zechariah, and Meshullam on his left hand.</text:p>
        <text:p text:style-name="P391">And Ezra opened the book in the sight of all the people, for he was standing above all the people; and when he opened it, all the people stood up. Then Ezra blessed the Lord, the great God, and all the people answered, “Amen, Amen,” lifting up their hands. Then they bowed their heads and worshiped the Lord with their faces to the ground.</text:p>
        <text:p text:style-name="P392">So they read from the book, from the law of God, with interpretation. They gave the sense, so that the people understood the reading.</text:p>
        <text:soft-page-break/>
        <text:p text:style-name="P393">And Nehemiah, who was the governor, and Ezra the priest and scribe, and the Levites who taught the people said to all the people, “This day is holy to the Lord your God; do not mourn or weep.” For all the people wept when they heard the words of the law. Then he said to them, “Go your way, eat the fat and drink sweet wine and send portions of them to those for whom nothing is prepared, for this day is holy to our Lord; and do not be grieved, for the joy of the Lord is your strength.”</text:p>
        <text:p text:style-name="P394">Nehemiah 8:2-4, 5-6, 8-10</text:p>
        <text:p text:style-name="Normal">The Israelites would gather to hear the message of the Torah—the first five books of the Bible. The teachers would explain the message of God in a way that everyone could understand. This is a message for us—we should study and hear the Word as much as we can so that we can understand it and keep it in our hearts. To understand the Word is to be able to teach it to others. There needs to be a deep focus on the text so that we can learn to love God more. Try reading the Word, thinking about it more deeply, and then sharing something you have learned with others. Also, study the passages you have heard before with the intention of finding new things you may have missed. The more we hear these passages, the better we will be able to live by them.</text:p>
        <text:p text:style-name="Normal">Once they understood the word of God, they started crying. This was because they realized that they had not been keeping the commandments of God all this time. Now they felt guilt and sorrow. Conviction of sin is an essential part of genuine repentance. But after repenting, we must not degenerate into self-centered remorse but instead into joy, “for the joy of the Lord is your strength.” (Nehemiah 8:10). The day is holy because it brings repentance and union with God while setting us free from sin.</text:p>
        <text:p text:style-name="Normal">Despite our disobedience, God still loves us anyway. The word of God is so beautiful that it makes grown men cry. By reading the Scripture, we discover the infinite love of God. He puts up with us even though we constantly disobey Him. He will always be patient, just as He was with the Israelites in the desert for forty years. The full picture of God and His love is completed with the New Testament, where we see how Jesus loved us so much that He died and suffered for our sake, even when we were unbelievers.</text:p>
        <text:p text:style-name="P395">RESPONSORIAL PSALM Psalm 19:8, 9, 10, 15</text:p>
        <text:p text:style-name="P396">the precepts of the Lord are right,<text:line-break/>    rejoicing the heart;<text:line-break/><text:soft-page-break/>the commandment of the Lord is clear,<text:line-break/>    enlightening the eyes;</text:p>
        <text:p text:style-name="P397">the fear of the Lord is pure,<text:line-break/>    enduring forever;<text:line-break/>the ordinances of the Lord are true<text:line-break/>    and righteous altogether.</text:p>
        <text:p text:style-name="P398">More to be desired are they than gold,<text:line-break/>    even much fine gold;<text:line-break/>sweeter also than honey,<text:line-break/>    and drippings of the honeycomb.</text:p>
        <text:p text:style-name="P399">Let the words of my mouth and the meditation of my heart<text:line-break/>    be acceptable to you,<text:line-break/>    O Lord, my rock and my redeemer.</text:p>
        <text:p text:style-name="P400">Psalm 19:8, 9, 10, 15</text:p>
        <text:p text:style-name="Normal">Remember that the Lord’s teachings are always true because He is much wiser than all of us—He is the Creator of creation! If you want to gain wisdom, you must follow Him. Our goal in life is to do His will so that, when the Day of Judgment comes, we hope to hear the words, “You did well. I am proud of you. I know you.”</text:p>
        <text:p text:style-name="P401">SECOND READING 1 Corinthians 12:12-30</text:p>
        <text:p text:style-name="P402">For just as the body is one and has many members, and all the members of the body, though many, are one body, so it is with Christ. For in the one Spirit we were all baptized into one body—Jews or Greeks, slaves or free—and we were all made to drink of one Spirit.</text:p>
        <text:p text:style-name="P403">Indeed, the body does not consist of one member but of many. If the foot would say, “Because I am not a hand, I do not belong to the body,” that would not make it any less a part of the body. And if the ear would say, “Because I am not an eye, I do not belong to the body,” that would not make it any less a part of the body. If the whole body were an eye, where would the hearing be? If the whole body were hearing, where would the sense of smell be? But as it is, God arranged the members in the body, each one of them, as he chose. If all were a single member, where would the body be? As it is, there are many members, yet one body. The eye cannot say to the hand, “I have no need of you,” nor again the head to the feet, “I have no need of you.” On the contrary, the members of the body that seem to be weaker are indispensable, and those members of the body that we think less honorable we clothe with greater honor, and our less respectable members are treated with greater respect; whereas our more respectable members do not need this. But God has so arranged the body, giving the greater honor to the inferior member, that there may be no<text:s/><text:soft-page-break/>dissension within the body, but the members may have the same care for one another. If one member suffers, all suffer together with it; if one member is honored, all rejoice together with it.</text:p>
        <text:p text:style-name="P404">Now you are the body of Christ and individually members of it. And God has appointed in the church first apostles, second prophets, third teachers; then deeds of power, then gifts of healing, forms of assistance, forms of leadership, various kinds of tongues. Are all apostles? Are all prophets? Are all teachers? Do all work miracles? Do all possess gifts of healing? Do all speak in tongues? Do all interpret?</text:p>
        <text:p text:style-name="P405">1 Corinthians 12:12-30</text:p>
        <text:p text:style-name="Normal">St. Paul emphasizes that each member of the body is essential and has its own specific task. The eyes can represent seeing the truth and knowledge, while the head can represent authority over the body. The whole body can be a metaphor for the church, which is ordered by Christ (the head).</text:p>
        <text:p text:style-name="Normal">Not everyone has the same gift, but utilizing our gifts from the Holy Spirit is what keeps the church alive. No one has all the gifts. God specifically chooses the most appropriate gift for each of us. Some gifts are not as exciting; for example, assistance is not as engaging as teaching. But without those gifts, the main roles would be at a disadvantage. Imagine if a priest didn’t have sacristans or people to assist them—then the priest would have to do all the work. However, God has assigned these roles to each person so that the church functions properly. To wish that you were someone else is to waste the person you are.</text:p>
        <text:p text:style-name="Normal">We are all baptized into the same Spirit. Christ makes Himself known to all—ethnic or social distinctions are irrelevant. We shouldn’t lift up only the people with special gifts but instead are called to show care for all because their distinctions are irrelevant—we are one in Christ.</text:p>
        <text:p text:style-name="P406">GOSPEL Luke 1:1-4; 4:14-21</text:p>
        <text:p text:style-name="P407">Since many have undertaken to set down an orderly account of the events that have been fulfilled among us, just as they were handed on to us by those who from the beginning were eyewitnesses and servants of the word, I too decided, after investigating everything carefully from the very first, to write an orderly account for you, most excellent Theophilus, so that you may know the truth concerning the things about which you have been instructed.</text:p>
        <text:p text:style-name="P408">Then Jesus, filled with the power of the Spirit, returned to Galilee, and a report about him spread through all the surrounding country. He began to teach in their synagogues and was praised by everyone.</text:p>
        <text:soft-page-break/>
        <text:p text:style-name="P409">When he came to Nazareth, where he had been brought up, he went to the synagogue on the sabbath day, as was his custom. He stood up to read, and the scroll of the prophet Isaiah was given to him. He unrolled the scroll and found the place where it was written:</text:p>
        <text:p text:style-name="P410">“The Spirit of the Lord is upon me,<text:line-break/>    because he has anointed me<text:line-break/>        to bring good news to the poor.<text:line-break/>He has sent me to proclaim release to the captives<text:line-break/>    and recovery of sight to the blind,<text:line-break/>        to let the oppressed go free,<text:line-break/>to proclaim the year of the Lord’s favor.”</text:p>
        <text:p text:style-name="P411">And he rolled up the scroll, gave it back to the attendant, and sat down. The eyes of all in the synagogue were fixed on him. Then he began to say to them, “Today this scripture has been fulfilled in your hearing.”</text:p>
        <text:p text:style-name="P412">Luke 1:1-4; 4:14-21</text:p>
        <text:p text:style-name="Normal">The first four verses we hear are the beginning of Luke’s gospel. Luke is writing his gospel to record history. Specifically, he is writing it to Theophilus, who is also addressed in his second book—the book of Acts. The gospel is meant for us to understand the truth and God’s plan for salvation. We are encouraged to read the Word daily and keep growing in wisdom, applying the things we learn to our daily lives.</text:p>
        <text:p text:style-name="Normal">Jesus reads from the book of Isaiah, which is referencing Christ and His mission. He is the one that the Spirit anointed during His baptism at the River Jordan (Luke 3:22). Jesus is the one who brings the good news, frees the oppressed, and proclaims the year of the Lord’s favor. This is a reference to Leviticus chapter 25, in which we find out about the Year of Jubilee: “You shall proclaim liberty in the land for all its inhabitants. It shall be a jubilee for you” (Leviticus 25:10). This was a year that occurred once every 50 years, during which people would return land to its rightful owners and those who owed debt were set free.</text:p>
        <text:p text:style-name="Normal">Jesus says that the scripture we heard has been fulfilled. Indeed, He has fulfilled the promise by dying on the cross for everyone’s sins and giving eternal life to those who don’t reject Him. This fulfillment fits perfectly with the Year of Jubilee, as the attributes of the year are forgiveness and restoration, liberation, and renewal. Jesus sets us free from the sin debt that we owe God. The only way we can pay that debt is by a sacrifice because “the wages of sin is death” (Romans 6:23). But Christ was that sacrifice once and for all, forever and ever. He died so that we may have<text:s/><text:soft-page-break/>eternal life. Jesus proved the fulfillment of His promise by resurrecting on the third day.</text:p>
        <text:p text:style-name="Normal">The Israelites were given the Promised Land for about 490 years; then for 70 years, they were exiled. After the exile, the prophet Daniel prayed for the restoration of the land, and that is when the angel Gabriel came to him and said that it would take seventy weeks for the restoration of the city: “Seventy weeks are decreed for your people and your holy city: to finish the transgression, to put an end to sin, and to atone for iniquity, to bring in everlasting righteousness, to seal both vision and prophet, and to anoint a most holy place” (Daniel 9:24). By seventy weeks, the angel meant seventy weeks of years, meaning 70x7 years, which is a total of 490 years. And this exact date points to the moment when Jesus read Isaiah 61 in the synagogue, therefore confirming that the promise is fulfilled—the land has been restored.</text:p>
        <text:p text:style-name="Normal">The same Spirit Jesus was filled with led Him to the desert, where He fasted for 40 days and 40 nights. Now the Spirit led Him to the synagogue, where the Spirit proclaims the good news. The Spirit that lives in us is used not only for work but for spreading the Word. We are called to spread the gospel to all the nations. Sharing Jesus with someone and leading them to Christianity is the greatest thing we can do in our lives.</text:p>
        <text:p text:style-name="Normal">“But let us try to ask ourselves: do we sense the unique authority with which Jesus of Nazareth speaks? Do we recognize that He is the bearer of a proclamation of salvation that no one else can give us? And I, do I feel in need of this salvation? Do I feel that I too am in some way poor, imprisoned, blind, oppressed? Then, only then, ‘the year of grace’ will be for me!” (Angelus with Pope Francis).</text:p>
        <text:p text:style-name="P413">IV Sunday in Ordinary time (C)</text:p>
        <text:p text:style-name="P414">V Sunday in Ordinary time (C)</text:p>
        <text:p text:style-name="P415">Is 6:1-2, 3-8; Ps 138:1-2, 2-3, 4-5, 7-8; 1 Cor 15:1-11; Lk 5:1-11</text:p>
        <text:p text:style-name="P416">FIRST READING Isaiah 6:1-2, 3-8</text:p>
        <text:p text:style-name="Bibletext"><text:span text:style-name="T417">In the year that King Uzziah died, I saw the Lord sitting on a throne, high and lofty; and the hem of his robe filled the temple. </text:span><text:span text:style-name="T418">2 </text:span><text:span text:style-name="T419">Seraphs were in attendance above him; each had six wings: with two they covered their faces, and with two they covered their feet, and with two they flew.</text:span></text:p>
        <text:p text:style-name="Bibletext"><text:span text:style-name="T420">3 </text:span><text:span text:style-name="T421">And one called to another and said:</text:span></text:p>
        <text:p text:style-name="P422">“Holy, holy, holy is the Lord of hosts;<text:line-break/>the whole earth is full of his glory.”</text:p>
        <text:soft-page-break/>
        <text:p text:style-name="Bibletext"><text:span text:style-name="T423">4 </text:span><text:span text:style-name="T424">The pivots on the thresholds shook at the voices of those who called, and the house filled with smoke. </text:span><text:span text:style-name="T425">5 </text:span><text:span text:style-name="T426">And I said: “Woe is me! I am lost, for I am a man of unclean lips, and I live among a people of unclean lips; yet my eyes have seen the King, the Lord of hosts!”</text:span></text:p>
        <text:p text:style-name="Bibletext"><text:span text:style-name="T427">6 </text:span><text:span text:style-name="T428">Then one of the seraphs flew to me, holding a live coal that had been taken from the altar with a pair of tongs. </text:span><text:span text:style-name="T429">7 </text:span><text:span text:style-name="T430">The seraph touched my mouth with it and said: “Now that this has touched your lips, your guilt has departed and your sin is blotted out.” </text:span><text:span text:style-name="T431">8 </text:span><text:span text:style-name="T432">Then I heard the voice of the Lord saying, “Whom shall I send, and who will go for us?” And I said, “Here am I; send me!”</text:span></text:p>
        <text:p text:style-name="P433">Isaiah 6:1-2, 3-8</text:p>
        <text:p text:style-name="Normal">God reveals His glory by showing Isaiah a glimpse of what is happening in heaven. He sees seraphim singing, “Holy, holy, holy is the Lord of hosts; the whole earth is full of his glory.” This prayer might sound familiar because it is said at every Mass right before we call upon the Lord during consecration. It is recited because heaven is about to come down to the altar—the body and blood of Jesus will be present right before us. So, together with all of heaven, we praise the Lord with the same prayer here on earth. Immediately after, we bow down on our knees because the presence of the Lord is so holy and right in front of us. Just like in heaven, the entire Church is spiritually shaken as the angels sing this praise loudly. The next time you attend Mass, reflect on what is actually happening—you are standing before the divine presence of God.</text:p>
        <text:p text:style-name="Normal">In the Book of Revelation, we see that these heavenly creatures sing a similar praise day and night without ceasing: “Holy, holy, holy, the Lord God the Almighty, who was and is and is to come.” (Revelation 4:8). Seeing this magnificent event and God Himself, Isaiah realizes that he is unworthy to be in His presence because he is a sinful human living in a fallen world. Witnessing God’s glory and grace makes us long to be with Him, yet at the same time, we recognize our own unworthiness due to our disobedience. However, God loves an honest heart—one that does not pretend to be good but instead acknowledges its sins. As Blessed Jurgis Matulaitis said, “It is incorrect to think that the saints were different kinds of people than we are. They had the same passions, the same bodies full of desires and weaknesses, and they all began with struggle and self-conquest.”</text:p>
        <text:p text:style-name="Normal">Isaiah’s reaction of amazement and unworthiness reflects what is known as the fear of the Lord, as it is written, “The fear of the Lord is the beginning of wisdom” (Proverbs 1:7). Despite Isaiah’s unworthiness, one of the seraphim brings a burning coal from the altar and touches Isaiah’s<text:s/><text:soft-page-break/>lips. Isaiah does not even touch it with his hands, yet the coal purifies him. Though touching a hot coal is painful for a moment, it symbolizes the purification of the soul. To be fully cleansed and free from sin, we must undergo purification.</text:p>
        <text:p text:style-name="Normal">This process is known as Purgatory, where most souls go after death if they still carry venial sins. Our lips and hearts must be purified before we can enter heaven. Though the cleansing process may be painful—like touching hot coals—it is necessary for complete purification from evil.</text:p>
        <text:p text:style-name="Normal">Just as the burning coal from the altar touches Isaiah’s lips and purifies him, so too does the Eucharist, which comes from the altar and touches our lips, cleansing us from sin.</text:p>
        <text:p text:style-name="Normal">After Isaiah is purified and experiences God’s grace and forgiveness, he responds by offering himself as a servant and messenger of God. This is exactly what God calls each of us to do. When we understand God’s grace and what He has done for us, we are called to dedicate our lives to Him and bear good fruit. Our works should be a response to God’s mercy because He has transformed our lives and saved us from wickedness. Each of us must continue our journey of faith until we complete our mission. Will you accept the calling the Lord has for you?</text:p>
        <text:p text:style-name="P434">RESPONSORIAL PSALM Psalm 138:1-2, 2-3, 4-5, 7-8</text:p>
        <text:p text:style-name="P435"><text:span text:style-name="T436">I give you thanks, O Lord, with my whole heart;</text:span><text:span text:style-name="T437"><text:line-break/>    before the gods I sing your praise;</text:span><text:span text:style-name="T438"><text:line-break/></text:span><text:span text:style-name="T439">2 </text:span><text:span text:style-name="T440">I bow down toward your holy temple</text:span><text:span text:style-name="T441"><text:line-break/>    and give thanks to your name for your steadfast love and your faithfulness;</text:span><text:span text:style-name="T442"><text:line-break/>    for you have exalted your name and your word</text:span><text:span text:style-name="T443"><text:line-break/>    above everything.</text:span></text:p>
        <text:p text:style-name="P444"><text:span text:style-name="T445">3 </text:span><text:span text:style-name="T446">On the day I called, you answered me,</text:span><text:span text:style-name="T447"><text:line-break/>    you increased my strength of soul.</text:span></text:p>
        <text:p text:style-name="P448"><text:span text:style-name="T449">4 </text:span><text:span text:style-name="T450">All the kings of the earth shall praise you, O Lord,</text:span><text:span text:style-name="T451"><text:line-break/>    for they have heard the words of your mouth.</text:span><text:span text:style-name="T452"><text:line-break/></text:span><text:span text:style-name="T453">5 </text:span><text:span text:style-name="T454">They shall sing of the ways of the Lord,</text:span><text:span text:style-name="T455"><text:line-break/>    for great is the glory of the Lord.</text:span></text:p>
        <text:p text:style-name="P456"><text:span text:style-name="T457">7 </text:span><text:span text:style-name="T458">Though I walk in the midst of trouble,</text:span><text:span text:style-name="T459"><text:line-break/>    you preserve me against the wrath of my enemies;</text:span><text:span text:style-name="T460"><text:line-break/>you stretch out your hand,</text:span><text:span text:style-name="T461"><text:line-break/>    and your right hand delivers me.</text:span><text:span text:style-name="T462"><text:line-break/></text:span><text:span text:style-name="T463">8 </text:span><text:span text:style-name="T464">The Lord will fulfill his purpose for me;</text:span><text:span text:style-name="T465"><text:line-break/></text:span><text:soft-page-break/><text:span text:style-name="T466">    your steadfast love, O Lord, endures forever.</text:span><text:span text:style-name="T467"><text:line-break/>    Do not forsake the work of your hands.</text:span></text:p>
        <text:p text:style-name="P468">Psalm 138:1-2, 2-3, 4-5, 7-8</text:p>
        <text:p text:style-name="Normal">We are invited to sing praises to God, just as the angels sing to Him, because of His goodness and divine beauty. We should also never forget to thank the Lord for everything He has given us. He provides us with our daily bread and constantly shows His love, which we should never take for granted. There is infinite mercy and compassion in His heart. Let’s join the angels in worship.</text:p>
        <text:p text:style-name="P469">SECOND READING 1 Corinthians 15:1-11</text:p>
        <text:p text:style-name="Normal"><text:span text:style-name="T470">Now I would remind you, brothers and sisters, of the good news that I proclaimed to you, which you in turn received, in which also you stand, </text:span><text:span text:style-name="T471">2 </text:span><text:span text:style-name="T472">through which also you are being saved, if you hold firmly to the message that I proclaimed to you—unless you have come to believe in vain.</text:span></text:p>
        <text:p text:style-name="Normal"><text:span text:style-name="T473">3 </text:span><text:span text:style-name="T474">For I handed on to you as of first importance what I in turn had received: that Christ died for our sins in accordance with the scriptures, </text:span><text:span text:style-name="T475">4 </text:span><text:span text:style-name="T476">and that he was buried, and that he was raised on the third day in accordance with the scriptures, </text:span><text:span text:style-name="T477">5 </text:span><text:span text:style-name="T478">and that he appeared to Cephas, then to the twelve. </text:span><text:span text:style-name="T479">6 </text:span><text:span text:style-name="T480">Then he appeared to more than five hundred brothers and sisters at one time, most of whom are still alive, though some have died. </text:span><text:span text:style-name="T481">7 </text:span><text:span text:style-name="T482">Then he appeared to James, then to all the apostles. </text:span><text:span text:style-name="T483">8 </text:span><text:span text:style-name="T484">Last of all, as to one untimely born, he appeared also to me. </text:span><text:span text:style-name="T485">9 </text:span><text:span text:style-name="T486">For I am the least of the apostles, unfit to be called an apostle, because I persecuted the church of God. </text:span><text:span text:style-name="T487">10 </text:span><text:span text:style-name="T488">But by the grace of God I am what I am, and his grace toward me has not been in vain. On the contrary, I worked harder than any of them—though it was not I, but the grace of God that is with me. </text:span><text:span text:style-name="T489">11 </text:span><text:span text:style-name="T490">Whether then it was I or they, so we proclaim and so you have come to believe.</text:span></text:p>
        <text:p text:style-name="P491">1 Corinthians 15:1-11</text:p>
        <text:p text:style-name="Normal">Paul confirms that he has been proclaiming the message of the gospel. He provides a brief summary of what the gospel is—Jesus died for our sins so that we may be saved. He proved this by rising from the dead on the third day and appearing to five hundred witnesses, who were still alive at that time, as well as to the apostles. Paul affirms that this event is not a made-up story because many people saw Jesus after His death. This is the true gospel that will save each and every person. Jesus’ resurrection was not a metaphor but a real event.</text:p>
        <text:p text:style-name="Normal">Jesus chose Paul to be the messenger of truth, even though he had been persecuting Christians. That is why Paul feels unworthy to be called an<text:s/><text:soft-page-break/>apostle. He is humble at heart and does not take credit for all the works he has done because it is God living inside him who does the work. His writings are among the most influential in all of history because they reveal the true gospel and the meaning of Christ’s suffering. His influence was only possible because he first saw the glory of God and surrendered his life to Him. Let’s become faithful workers for Christ out of love.</text:p>
        <text:p text:style-name="P492">GOSPEL Luke 5:1-11</text:p>
        <text:p text:style-name="Normal"><text:span text:style-name="T493">Once while Jesus was standing beside the lake of Gennesaret, and the crowd was pressing in on him to hear the word of God, </text:span><text:span text:style-name="T494">2 </text:span><text:span text:style-name="T495">he saw two boats there at the shore of the lake; the fishermen had gone out of them and were washing their nets. </text:span><text:span text:style-name="T496">3 </text:span><text:span text:style-name="T497">He got into one of the boats, the one belonging to Simon, and asked him to put out a little way from the shore. Then he sat down and taught the crowds from the boat. </text:span><text:span text:style-name="T498">4 </text:span><text:span text:style-name="T499">When he had finished speaking, he said to Simon, “Put out into the deep water and let down your nets for a catch.” </text:span><text:span text:style-name="T500">5 </text:span><text:span text:style-name="T501">Simon answered, “Master, we have worked all night long but have caught nothing. Yet if you say so, I will let down the nets.” </text:span><text:span text:style-name="T502">6 </text:span><text:span text:style-name="T503">When they had done this, they caught so many fish that their nets were beginning to break. </text:span><text:span text:style-name="T504">7 </text:span><text:span text:style-name="T505">So they signaled their partners in the other boat to come and help them. And they came and filled both boats, so that they began to sink. </text:span><text:span text:style-name="T506">8 </text:span><text:span text:style-name="T507">But when Simon Peter saw it, he fell down at Jesus’ knees, saying, “Go away from me, Lord, for I am a sinful man!” </text:span><text:span text:style-name="T508">9 </text:span><text:span text:style-name="T509">For he and all who were with him were amazed at the catch of fish that they had taken; </text:span><text:span text:style-name="T510">10 </text:span><text:span text:style-name="T511">and so also were James and John, sons of Zebedee, who were partners with Simon. Then Jesus said to Simon, “Do not be afraid; from now on you will be catching people.” </text:span><text:span text:style-name="T512">11 </text:span><text:span text:style-name="T513">When they had brought their boats to shore, they left everything and followed him.</text:span></text:p>
        <text:p text:style-name="P514">Luke 5:1-11</text:p>
        <text:p text:style-name="Normal">Jesus starts off by catching Peter’s attention by hopping into his boat. He first connects with Peter through something familiar—his boat. Then, Jesus begins teaching His word to Simon Peter. Afterward, He tells him to throw his net into the water to catch fish. Here, we see an effective way to approach people with the gospel—we begin by discussing things they are familiar with and interested in, then introduce them to the Word of God. This is what Jesus means by “catching people.”</text:p>
        <text:p text:style-name="Normal">Peter responds to Jesus’ request by trusting in His word. After hearing His teaching, he lets down his net. Sometimes, we assume that things won’t work out and don’t even try because we believe it’s useless. Even though Peter had caught nothing the night before, he still acted in faith and tried again. The key to success is having faith and trying again despite past failures. If we don’t take action, we might miss the blessing.</text:p>
        <text:soft-page-break/>
        <text:p text:style-name="Normal">Because of his faith, Peter caught an abundance of fish. It was at this moment that Peter saw the glory of Jesus and became fearful, realizing that he was standing before God. In the Old Testament, God repeatedly stated that no one could see Him and live because He is too pure for sinful humans. Like Isaiah and Paul, Peter realized that he was unworthy to stand before God because of his sin. But rather than condemning Peter, God responds with mercy: “Do not be afraid; from now on you will be catching people” (Luke 5:10).</text:p>
        <text:p text:style-name="Normal">Even though God is all-holy, He still chooses to be close to sinners. That is the mystery of His infinite heart, which is full of love. When we feel that we are too far gone and our sins are too great to return to God, He is always waiting for us. If we feel sorrow for our sins, that is the Holy Spirit working within us. In our hardest times, we can experience the greatness of God’s grace. Then, He gives us a new mission, opening our eyes to the truth that we are not rejected but loved.</text:p>
        <text:p text:style-name="Normal">Jesus tells Peter that his new mission is to catch people with the gospel. Peter will now preach about Jesus to as many people as possible so they, too, may experience His divinity and mercy. Immediately after this, Peter does not hesitate—he leaves everything behind and follows Jesus. When we truly understand who God is, we are no longer afraid to leave behind worldly things because we know that nothing can stand against us. Our entire perspective on life changes, and the things that once fulfilled our desires or seemed important suddenly feel insignificant. Without Him, our jobs and activities feel meaningless. Jesus is the one who fills the void in our hearts and gives our lives purpose. It’s time to let go of meaningless distractions that keep us away from Him and start following His voice.</text:p>
        <text:p text:style-name="Normal">The Word of God provides the formula for true faith:</text:p>
        <text:list text:style-name="LFO3" text:continue-numbering="true">
          <text:list-item>
            <text:p text:style-name="P515">We see the glory and divinity of God.</text:p>
          </text:list-item>
          <text:list-item>
            <text:p text:style-name="P516">We recognize that we are sinners and unworthy of His presence.</text:p>
          </text:list-item>
          <text:list-item>
            <text:p text:style-name="P517">We listen to God’s call and fulfill the mission He assigns us.</text:p>
          </text:list-item>
        </text:list>
        <text:p text:style-name="Normal">God finds us at our lowest moments and lifts us up, completely transforming our lives. This is how we come to understand that we are not worshiping a God of mere rules, but a God who longs to save and redeem us. He is calling us to let Him into our boat and hear His word. Answering Him every day is what gives our lives true meaning.</text:p>
        <text:p text:style-name="Normal"/>
        <text:p text:style-name="P518"/>
        <text:p text:style-name="Normal"/>
        <text:p text:style-name="Normal"/>
        <text:p text:style-name="Normal"/>
        <text:p text:style-name="Normal"/>
        <text:p text:style-name="Normal"/>
        <text:p text:style-name="P519">Special feast days and proper of saints</text:p>
        <text:p text:style-name="P520">Feast of the Presentation of the Lord</text:p>
        <text:p text:style-name="P521">February 2</text:p>
        <text:p text:style-name="P522">Mal 3:1-4; Ps 24:7, 8, 9, 10; Heb 2:14-18; Lk 2:22-40</text:p>
        <text:p text:style-name="P523">FIRST READING Malachi 3:1-4</text:p>
        <text:p text:style-name="Normal"><text:span text:style-name="T524">See, I am sending my messenger to prepare the way before me, and the Lord whom you seek will suddenly come to his temple. The messenger of the covenant in whom you delight—indeed, he is coming, says the Lord of hosts. </text:span><text:span text:style-name="T525">2 </text:span><text:span text:style-name="T526">But who can endure the day of his coming, and who can stand when he appears?</text:span></text:p>
        <text:p text:style-name="Normal"><text:span text:style-name="T527">For he is like a refiner’s fire and like fullers’ soap; </text:span><text:span text:style-name="T528">3 </text:span><text:span text:style-name="T529">he will sit as a refiner and purifier of silver, and he will purify the descendants of Levi and refine them like gold and silver, until they present offerings to the Lord in righteousness. </text:span><text:span text:style-name="T530">4 </text:span><text:span text:style-name="T531">Then the offering of Judah and Jerusalem will be pleasing to the Lord as in the days of old and as in former years.</text:span></text:p>
        <text:p text:style-name="P532">Malachi 3:1-4</text:p>
        <text:p text:style-name="Normal">The messenger God promises to send refers to John the Baptist, who prepares the way for the Lord. This prophecy foretells how the Lord will enter the temple to be presented. We can seek Him in the temple, which today can refer to the church, as Jesus is present in the Eucharist. His coming also refers to the Day of Judgment, from which no one will escape. On that day, Christ will bring light and glory to those who have persevered to the end and eternal damnation to the wicked.</text:p>
        <text:p text:style-name="Normal">God will use fire and soap to refine the descendants of Levi so that they may be acceptable to the Lord and fulfill their mission of keeping the Church alive. This refers to the new generation of priests who sustain the Church today, filled with the Spirit of Truth, since the old Levitical priests offered unworthy sacrifices. Jesus is the one who purifies the temple so they can present pleasing sacrifices. The ultimate offering is the one and only sacrifice of Christ on the cross, which pays for the sins of the world.</text:p>
        <text:soft-page-break/>
        <text:p text:style-name="Normal">During Mass, do we recognize that we are offering the sacrifice of Jesus to the Lord, or do we sit there without realizing what is happening? God calls us to actively participate in offering the sacrifice of Jesus on the altar, along with our own struggles so that His one and only sacrifice may purify our souls.</text:p>
        <text:p text:style-name="P533">RESPONSORIAL PSALM Psalm 24:7, 8, 9, 10</text:p>
        <text:p text:style-name="P534"><text:span text:style-name="T535">7 </text:span><text:span text:style-name="T536">Lift up your heads, O gates!</text:span><text:span text:style-name="T537"><text:line-break/>    and be lifted up, O ancient doors!</text:span><text:span text:style-name="T538"><text:line-break/>    that the King of glory may come in.</text:span></text:p>
        <text:p text:style-name="P539"><text:span text:style-name="T540">8 </text:span><text:span text:style-name="T541">Who is the King of glory?</text:span><text:span text:style-name="T542"><text:line-break/>    The Lord, strong and mighty,</text:span><text:span text:style-name="T543"><text:line-break/>    the Lord, mighty in battle.</text:span></text:p>
        <text:p text:style-name="P544"><text:span text:style-name="T545">9 </text:span><text:span text:style-name="T546">Lift up your heads, O gates!</text:span><text:span text:style-name="T547"><text:line-break/>    and be lifted up, O ancient doors!</text:span><text:span text:style-name="T548"><text:line-break/>    that the King of glory may come in.</text:span></text:p>
        <text:p text:style-name="P549"><text:span text:style-name="T550">10 </text:span><text:span text:style-name="T551">Who is this King of glory?</text:span><text:span text:style-name="T552"><text:line-break/>    The Lord of hosts,</text:span><text:span text:style-name="T553"><text:line-break/>    he is the King of glory.<text:s/></text:span><text:span text:style-name="T554">Selah</text:span></text:p>
        <text:p text:style-name="P555">Psalm 24:7, 8, 9, 10</text:p>
        <text:p text:style-name="Normal">The Lord Himself is coming back into the temple and is worthy of opening the gates that are meant for Him. He enters the temple, demonstrating that He is with us. His presence is among us. We are called to rejoice in the Lord because He is the King of Glory, who makes all things good and saves us from damnation by bringing victory over sin. He rules not only as the ruler of this world but also as the ruler of the future Jerusalem, where He will reign forever.</text:p>
        <text:p text:style-name="P556">SECOND READING Hebrews 2:14-18</text:p>
        <text:p text:style-name="Normal"><text:span text:style-name="T557">14 </text:span><text:span text:style-name="T558">Since, therefore, the children share flesh and blood, he himself likewise shared the same things, so that through death he might destroy the one who has the power of death, that is, the devil, </text:span><text:span text:style-name="T559">15 </text:span><text:span text:style-name="T560">and free those who all their lives were held in slavery by the fear of death. </text:span><text:span text:style-name="T561">16 </text:span><text:span text:style-name="T562">For it is clear that he did not come to help angels, but the descendants of Abraham. </text:span><text:span text:style-name="T563">17 </text:span><text:span text:style-name="T564">Therefore he had to become like his brothers and sisters in every respect, so that he might be a merciful and faithful high priest in the service of God, to make a sacrifice of atonement for the sins of the people. </text:span><text:span text:style-name="T565">18 </text:span><text:span text:style-name="T566">Because he himself was tested by what he suffered, he is able to help those who are being tested.</text:span></text:p>
        <text:p text:style-name="P567">Hebrews 2:14-18</text:p>
        <text:soft-page-break/>
        <text:p text:style-name="Normal">Jesus had to become man and sacrifice Himself to free us from death. The wages of sin is death, which is why the only way to repay it is through sacrifice. In the Old Testament, God accepted animal sacrifices as a substitute for human death because He loves us. God desired that humans continue living despite their sin, so an animal took the punishment they deserved.</text:p>
        <text:p text:style-name="Normal">Jesus had to become the High Priest—the one who could offer sacrifices in the temple. Likewise, He was the only one who could offer the perfect sacrifice to the Father for our sins, making them acceptable. He did not descend to the level of angels but to the level of humans to save them, signifying that humans are more valuable than angels, who are meant to serve and protect them.</text:p>
        <text:p text:style-name="Normal">Jesus came not to condemn us but to help us in our struggles, having experienced them Himself. He can sympathize with us because He, too, was tempted and understands temptation. That is why, in moments of temptation and suffering, we must turn to Him so that He may help us overcome our struggles.</text:p>
        <text:p text:style-name="P568">GOSPEL Luke 2:22-40</text:p>
        <text:p text:style-name="Normal"><text:span text:style-name="T569">22 </text:span><text:span text:style-name="T570">When the time came for their purification according to the law of Moses, they brought him up to Jerusalem to present him to the Lord </text:span><text:span text:style-name="T571">23 </text:span><text:span text:style-name="T572">(as it is written in the law of the Lord, “Every firstborn male shall be designated as holy to the Lord”), </text:span><text:span text:style-name="T573">24 </text:span><text:span text:style-name="T574">and they offered a sacrifice according to what is stated in the law of the Lord, “a pair of turtledoves or two young pigeons.”</text:span></text:p>
        <text:p text:style-name="Normal"><text:span text:style-name="T575">25 </text:span><text:span text:style-name="T576">Now there was a man in Jerusalem whose name was Simeon; this man was righteous and devout, looking forward to the consolation of Israel, and the Holy Spirit rested on him. </text:span><text:span text:style-name="T577">26 </text:span><text:span text:style-name="T578">It had been revealed to him by the Holy Spirit that he would not see death before he had seen the Lord’s Messiah. </text:span><text:span text:style-name="T579">27 </text:span><text:span text:style-name="T580">Guided by the Spirit, Simeon came into the temple; and when the parents brought in the child Jesus, to do for him what was customary under the law, </text:span><text:span text:style-name="T581">28 </text:span><text:span text:style-name="T582">Simeon took him in his arms and praised God, saying,</text:span></text:p>
        <text:p text:style-name="P583"><text:span text:style-name="T584">29 </text:span><text:span text:style-name="T585">“Master, now you are dismissing your servant in peace,</text:span><text:span text:style-name="T586"><text:line-break/>    according to your word;</text:span><text:span text:style-name="T587"><text:line-break/></text:span><text:span text:style-name="T588">30 </text:span><text:span text:style-name="T589">for my eyes have seen your salvation,</text:span><text:span text:style-name="T590"><text:line-break/></text:span><text:span text:style-name="T591">31 </text:span><text:span text:style-name="T592">which you have prepared in the presence of all peoples,</text:span><text:span text:style-name="T593"><text:line-break/></text:span><text:span text:style-name="T594">32 </text:span><text:span text:style-name="T595">a light for revelation to the Gentiles</text:span><text:span text:style-name="T596"><text:line-break/>    and for glory to your people Israel.”</text:span></text:p>
        <text:p text:style-name="Normal"><text:span text:style-name="T597">33 </text:span><text:span text:style-name="T598">And the child’s father and mother were amazed at what was being said about him. </text:span><text:span text:style-name="T599">34 </text:span><text:span text:style-name="T600">Then Simeon blessed them and said to his mother Mary, “This child is destined for the falling and the rising of many in Israel, and<text:s/></text:span><text:soft-page-break/><text:span text:style-name="T601">to be a sign that will be opposed </text:span><text:span text:style-name="T602">35 </text:span><text:span text:style-name="T603">so that the inner thoughts of many will be revealed—and a sword will pierce your own soul too.”</text:span></text:p>
        <text:p text:style-name="Normal"><text:span text:style-name="T604">36 </text:span><text:span text:style-name="T605">There was also a prophet, Anna the daughter of Phanuel, of the tribe of Asher. She was of a great age, having lived with her husband seven years after her marriage, </text:span><text:span text:style-name="T606">37 </text:span><text:span text:style-name="T607">then as a widow to the age of eighty-four. She never left the temple but worshiped there with fasting and prayer night and day. </text:span><text:span text:style-name="T608">38 </text:span><text:span text:style-name="T609">At that moment she came, and began to praise God and to speak about the child to all who were looking for the redemption of Jerusalem.</text:span></text:p>
        <text:p text:style-name="Normal"><text:span text:style-name="T610">39 </text:span><text:span text:style-name="T611">When they had finished everything required by the law of the Lord, they returned to Galilee, to their own town of Nazareth. </text:span><text:span text:style-name="T612">40 </text:span><text:span text:style-name="T613">The child grew and became strong, filled with wisdom; and the favor of God was upon him.</text:span></text:p>
        <text:p text:style-name="P614">Luke 2:22-40</text:p>
        <text:p text:style-name="Normal">The entire law and all instructions for life are written by God in the Bible. Our responsibility is to obey and live by it. Even the mother of Jesus followed the law in Leviticus 12 regarding purification after childbirth, despite being kept pure by the Lord. This demonstrates the Holy Family’s dedication and obedience to God, as they followed the law properly without making excuses.</text:p>
        <text:p text:style-name="Normal">According to the law of Moses, after giving birth, a woman was considered unclean for 40 days and could not offer sacrifices. The event we celebrate today takes place 40 days after Jesus’ birth. Now, the Holy Family is ready to present Jesus at the temple so that Mary may undergo purification, and the child may be dedicated to the Lord.</text:p>
        <text:p text:style-name="Normal">Simeon realizes that he is holding the Messiah and declares that his life is now complete because salvation has come to the earth. The salvation Jesus offers extends not only to the Jews but also to the Gentiles. When we recognize the work of Jesus, our lives are made complete as we are reborn, seeing life from a new perspective. In Christ, we understand that He has come to save us, and death no longer causes fear, for the faithful will enter heaven.</text:p>
        <text:p text:style-name="Normal">Simeon then tells Mary that Jesus will cause division in the world, as some will reject Him and be condemned, while others will accept Him and be brought to glory. God came into the world as light, but some people prefer darkness. Jesus will cause many to fall but others to rise. Mary's heart will be pierced, referring to the suffering she will endure, especially witnessing Jesus' death on the cross. This reminds us that suffering is part of our Christian journey, but it is accompanied by the hope we have in Jesus.<text:s/></text:p>
        <text:soft-page-break/>
        <text:p text:style-name="Normal">Also in the temple is Anna, a faithful servant of the Lord. Despite her old age, she remains in the temple, fulfilling her duties while praying and fasting. She then spreads the good news about the Messiah to others in Jerusalem. Anna serves as an example of the devoted Christian we should strive to be—one who earnestly seeks to do the Father’s will, practices faith daily, and carries the cross Christ has given. Regardless of age, we are all called to fulfill our mission through genuine faith.</text:p>
        <text:p text:style-name="Normal">Christ’s presentation at the temple calls us to give ourselves to Him. We should dedicate our lives, struggles, and victories to God as a sign of our devotion. We are not only His servants but also His friends. Every Mass is an opportunity to offer ourselves, our week’s work, and prepare for the coming week so that Christ may remain with us. As the apostle Paul says: "So, whether you eat or drink, or whatever you do, do everything for the glory of God." (1 Corinthians 10:31)</text:p>
        <text:p text:style-name="P615">VI Sunday in Ordinary time (C)</text:p>
        <text:p text:style-name="P616">Jer 17:5-8; Ps 1:1-2, 3, 4, 6; 1 Cor 15:12, 16-20; Lk 6:17, 20-26</text:p>
        <text:p text:style-name="P617">FIRST READING Jeremiah 17:5-8</text:p>
        <text:p text:style-name="P618"><text:span text:style-name="T619">5 </text:span><text:span text:style-name="T620">Thus says the Lord:</text:span><text:span text:style-name="T621"><text:line-break/>Cursed are those who trust in mere mortals</text:span><text:span text:style-name="T622"><text:line-break/>    and make mere flesh their strength,</text:span><text:span text:style-name="T623"><text:line-break/>    whose hearts turn away from the Lord.</text:span><text:span text:style-name="T624"><text:line-break/></text:span><text:span text:style-name="T625">6 </text:span><text:span text:style-name="T626">They shall be like a shrub in the desert,</text:span><text:span text:style-name="T627"><text:line-break/>    and shall not see when relief comes.</text:span><text:span text:style-name="T628"><text:line-break/>They shall live in the parched places of the wilderness,</text:span><text:span text:style-name="T629"><text:line-break/>    in an uninhabited salt land.</text:span></text:p>
        <text:p text:style-name="P630"><text:span text:style-name="T631">7 </text:span><text:span text:style-name="T632">Blessed are those who trust in the Lord,</text:span><text:span text:style-name="T633"><text:line-break/>    whose trust is the Lord.</text:span><text:span text:style-name="T634"><text:line-break/></text:span><text:span text:style-name="T635">8 </text:span><text:span text:style-name="T636">They shall be like a tree planted by water,</text:span><text:span text:style-name="T637"><text:line-break/>    sending out its roots by the stream.</text:span><text:span text:style-name="T638"><text:line-break/>It shall not fear when heat comes,</text:span><text:span text:style-name="T639"><text:line-break/>    and its leaves shall stay green;</text:span><text:span text:style-name="T640"><text:line-break/>in the year of drought it is not anxious,</text:span><text:span text:style-name="T641"><text:line-break/>    and it does not cease to bear fruit.</text:span></text:p>
        <text:p text:style-name="P642">Jeremiah 17:5-8</text:p>
        <text:p text:style-name="Normal">Putting our trust in humans rather than in God alone is a grave mistake. Humans are sinners, not gods. They often give us feel-good messages that are not the truth. People distort the truth, which ultimately dishonors God. That is why our trust must be in God alone so that we may know<text:s/><text:soft-page-break/>the full truth. People often turn to worldly things that fail to fill their hearts, leaving them empty like a desert. As a result, they begin to lose hope. Everything the world offers is meaningless; only God gives us true purpose. Saint Faustina Kowalska once felt that Jesus had taken her heart away. She then repented for everything that displeased Him, and from that moment on, she was filled with joy, realizing that God alone brings true contentment. You will not find it anywhere else.</text:p>
        <text:p text:style-name="Normal">Those who trust in the Lord are like strong trees that continue to bear good fruit and never lose hope. Even when challenges arise, they do not break, for the Lord grants them protection. We must trust in the Lord despite our circumstances because His love for us is infinite, and His mercy will never run out.<text:s/><text:span text:style-name="T643">“Jesus, I trust in You”</text:span></text:p>
        <text:p text:style-name="P644">RESPONSORIAL PSALM Psalm 1:1-2, 3, 4, 6</text:p>
        <text:p text:style-name="P645"><text:span text:style-name="T646">1 </text:span><text:span text:style-name="T647">Happy are those</text:span><text:span text:style-name="T648"><text:line-break/>    who do not follow the advice of the wicked,</text:span><text:span text:style-name="T649"><text:line-break/>or take the path that sinners tread,</text:span><text:span text:style-name="T650"><text:line-break/>    or sit in the seat of scoffers;</text:span><text:span text:style-name="T651"><text:line-break/></text:span><text:span text:style-name="T652">2 </text:span><text:span text:style-name="T653">but their delight is in the law of the Lord,</text:span><text:span text:style-name="T654"><text:line-break/>    and on his law they meditate day and night.</text:span></text:p>
        <text:p text:style-name="P655"><text:span text:style-name="T656">3 </text:span><text:span text:style-name="T657">They are like trees</text:span><text:span text:style-name="T658"><text:line-break/>    planted by streams of water,</text:span><text:span text:style-name="T659"><text:line-break/>which yield their fruit in its season,</text:span><text:span text:style-name="T660"><text:line-break/>    and their leaves do not wither.</text:span><text:span text:style-name="T661"><text:line-break/>In all that they do, they prosper.</text:span></text:p>
        <text:p text:style-name="P662"><text:span text:style-name="T663">4 </text:span><text:span text:style-name="T664">The wicked are not so,</text:span><text:span text:style-name="T665"><text:line-break/>    but are like chaff that the wind drives away.</text:span></text:p>
        <text:p text:style-name="P666"><text:span text:style-name="T667">6 </text:span><text:span text:style-name="T668">for the Lord watches over the way of the righteous,</text:span><text:span text:style-name="T669"><text:line-break/>    but the way of the wicked will perish.</text:span></text:p>
        <text:p text:style-name="P670">Psalm 1:1-2, 3, 4, 6</text:p>
        <text:p text:style-name="Normal">Putting our trust in the Lord also requires us to avoid sinful lifestyles and reject the ways of the wicked. We should do our best to stay away from wicked places unless we are there to preach the Gospel to those who do not know what they are doing. If we have friends who are acting wickedly, we should teach them that every sinful action hurts Jesus—it is like piercing His heart again and again. Ask God to touch their hearts, open their eyes to the truth, and lead them to repentance. Prayer is powerful, and God can work in their lives in ways we cannot. It is important to lead<text:s/><text:soft-page-break/>by example so that they can see our faithfulness to God and our rejection of worldly ways.</text:p>
        <text:p text:style-name="P671">SECOND READING 1 Corinthians 15:12, 16-20</text:p>
        <text:p text:style-name="Normal"><text:span text:style-name="T672">12 </text:span><text:span text:style-name="T673">Now if Christ is proclaimed as raised from the dead, how can some of you say there is no resurrection of the dead?<text:s/></text:span><text:span text:style-name="T674">16 </text:span><text:span text:style-name="T675">For if the dead are not raised, then Christ has not been raised. </text:span><text:span text:style-name="T676">17 </text:span><text:span text:style-name="T677">If Christ has not been raised, your faith is futile and you are still in your sins. </text:span><text:span text:style-name="T678">18 </text:span><text:span text:style-name="T679">Then those also who have died in Christ have perished. </text:span><text:span text:style-name="T680">19 </text:span><text:span text:style-name="T681">If for this life only we have hoped in Christ, we are of all people most to be pitied.</text:span></text:p>
        <text:p text:style-name="Normal"><text:span text:style-name="T682">20 </text:span><text:span text:style-name="T683">But in fact Christ has been raised from the dead, the first fruits of those who have died.</text:span></text:p>
        <text:p text:style-name="P684">1 Corinthians 15:12, 16-20</text:p>
        <text:p text:style-name="Normal">The Apostle Paul refutes the objection that people cannot be raised from the dead. If this were true, then Jesus also could not have raised Himself from the dead, which would imply that Christianity is a false religion. This is because there would be no proof that Jesus defeated death, and we would not be certain that our sins are paid for. If Christ had not resurrected, then we would be like fools, having wasted our lives denying ourselves when we could have lived however we wanted—since there would be no afterlife. In that case, our existence on Earth would be completely meaningless, merely the result of random chemical reactions that originated from nothing.</text:p>
        <text:p text:style-name="Normal">But this is not true, and we have an incredible amount of evidence that Christ’s resurrection is real. The Apostles suffered excruciating deaths because they knew they had seen the risen Jesus alive after His crucifixion. Paul, who is writing this, even confirms that Christ appeared to him. Christianity is still alive today, miracles continue to happen all around the world, and people's lives are transformed once they come to Christ.</text:p>
        <text:p text:style-name="Normal">By having hope in Christ and His resurrection, we have the assurance that we too will be resurrected during His Second Coming.</text:p>
        <text:p text:style-name="P685">GOSPEL Luke 6:17, 20-26</text:p>
        <text:p text:style-name="Normal"><text:span text:style-name="T686">17 </text:span><text:span text:style-name="T687">He came down with them and stood on a level place, with a great crowd of his disciples and a great multitude of people from all Judea, Jerusalem, and the coast of Tyre and Sidon.</text:span></text:p>
        <text:p text:style-name="Normal"><text:span text:style-name="T688">20 </text:span><text:span text:style-name="T689">Then he looked up at his disciples and said:</text:span></text:p>
        <text:p text:style-name="P690"><text:span text:style-name="T691">“Blessed are you who are poor,</text:span><text:span text:style-name="T692"><text:line-break/>    for yours is the kingdom of God.</text:span><text:span text:style-name="T693"><text:line-break/></text:span><text:soft-page-break/><text:span text:style-name="T694">21 </text:span><text:span text:style-name="T695">“Blessed are you who are hungry now,</text:span><text:span text:style-name="T696"><text:line-break/>    for you will be filled.</text:span><text:span text:style-name="T697"><text:line-break/>“Blessed are you who weep now,</text:span><text:span text:style-name="T698"><text:line-break/>    for you will laugh.</text:span></text:p>
        <text:p text:style-name="Normal"><text:span text:style-name="T699">22 </text:span><text:span text:style-name="T700">“Blessed are you when people hate you, and when they exclude you, revile you, and defame you on account of the Son of Man. </text:span><text:span text:style-name="T701">23 </text:span><text:span text:style-name="T702">Rejoice in that day and leap for joy, for surely your reward is great in heaven; for that is what their ancestors did to the prophets.</text:span></text:p>
        <text:p text:style-name="P703"><text:span text:style-name="T704">24 </text:span><text:span text:style-name="T705">“But woe to you who are rich,</text:span><text:span text:style-name="T706"><text:line-break/>    for you have received your consolation.</text:span><text:span text:style-name="T707"><text:line-break/></text:span><text:span text:style-name="T708">25 </text:span><text:span text:style-name="T709">“Woe to you who are full now,</text:span><text:span text:style-name="T710"><text:line-break/>    for you will be hungry.</text:span><text:span text:style-name="T711"><text:line-break/>“Woe to you who are laughing now,</text:span><text:span text:style-name="T712"><text:line-break/>    for you will mourn and weep.</text:span></text:p>
        <text:p text:style-name="Normal"><text:span text:style-name="T713">26 </text:span><text:span text:style-name="T714">“Woe to you when all speak well of you, for that is what their ancestors did to the false prophets.</text:span></text:p>
        <text:p text:style-name="P715">Luke 6:17, 20-26</text:p>
        <text:p text:style-name="Normal">Jesus begins His Sermon on the Mount by offering future hope to those who are suffering now. He starts by saying, “Blessed are you who are poor, for yours is the kingdom of God.” Does this mean that everyone who is poor will enter heaven? Matthew, in his Gospel, clarifies this point by adding the words<text:s/><text:span text:style-name="T716">“poor in spirit.”</text:span><text:s/>Spiritual poverty is different from material poverty because the spiritually poor are believers who experience trials for their faith.</text:p>
        <text:p text:style-name="Normal">“Blessed are you who are hungry now, for you will be filled.” This means to hunger for righteousness and for the true source of spiritual nourishment—Jesus Christ. We receive the body and blood of Christ at every Mass, which is our spiritual food. It is different from manna, the bread from heaven that still left people hungry. Spiritual food gives us peace and fills our hearts with mercy and love.</text:p>
        <text:p text:style-name="Normal">“Blessed are you who weep now, for you will laugh.” Sadness in this world is temporary. We all experience sorrow—even Jesus wept when Lazarus died (John 11:35). The Apostle Paul writes, “I consider that the sufferings of this present time are not worth comparing with the glory about to be revealed to us.” (Romans 8:18). The sadness we experience now will seem insignificant compared to the glory of heaven, where we will see God face to face. There will be no more pain or suffering.</text:p>
        <text:soft-page-break/>
        <text:p text:style-name="Normal">“Blessed are you when people hate you, and when they exclude you, revile you, and defame you on account of the Son of Man.” How can we be blessed if we are hated and persecuted for our faith? When people experience these kinds of sufferings, they usually think that God is not with them or is far from them. But that is a lie from the enemy. Suffering becomes meaningful when we realize that our suffering is part of Christ’s suffering. We are a part of His body; therefore, we must suffer with Him just as He suffered for us: “For he will be handed over to the Gentiles; and he will be mocked and insulted and spat upon. After they have flogged him, they will kill him, and on the third day he will rise again.” (Luke 18:32-33). But all these sufferings are worth it because we, too, will be raised to life on the last day—just like Jesus, who overcame the world.</text:p>
        <text:p text:style-name="Normal">Even when the world rejects us, we are not defeated because our hope is in God alone. We understand something that the wicked do not—the glory and reward of being in God’s presence for eternity, granted to those who have believed and remained faithful to Him. Jesus said, “If the world hates you, be aware that it hated me before it hated you.” (John 15:18). That is why we must follow His example—He has already endured the trials of this life and understands our suffering.</text:p>
        <text:p text:style-name="Normal">Those who reject Christ and seek joy in worldly pleasures have already received their consolation, for they have taken the wide path of life, which does not require self-sacrifice. Sacrifice is necessary for us to truly see and understand God’s mercy and His heart for us. Denying ourselves for the sake of Christ is what ultimately brings eternal joy, rather than the fleeting satisfaction that ultimately disappoints.</text:p>
        <text:p text:style-name="P717">VII Sunday in ordinary time (C)</text:p>
        <text:p text:style-name="P718">1 Sam 26:2, 7-9, 12-13, 22-23; Ps 103:1-2, 3-4, 8, 10, 12-13; 1 Cor 15:45-49; Lk 6:27-38</text:p>
        <text:p text:style-name="P719">FIRST READING 1 Samuel<text:s/>26:2, 7-9, 12-13, 22-23</text:p>
        <text:p text:style-name="Normal"><text:span text:style-name="T720">2 </text:span><text:span text:style-name="T721">So Saul rose and went down to the Wilderness of Ziph, with three thousand chosen men of Israel, to seek David in the Wilderness of Ziph.<text:s/></text:span><text:span text:style-name="T722">7 </text:span><text:span text:style-name="T723">So David and Abishai went to the army by night; there Saul lay sleeping within the encampment, with his spear stuck in the ground at his head; and Abner and the army lay around him. </text:span><text:span text:style-name="T724">8 </text:span><text:span text:style-name="T725">Abishai said to David, “God has given your enemy into your hand today; now therefore let me pin him to the ground with one stroke of the spear; I will not strike him twice.” </text:span><text:span text:style-name="T726">9 </text:span><text:span text:style-name="T727">But David said to Abishai, “Do not destroy him; for who can raise his hand against the Lord’s anointed, and be guiltless?”<text:s/></text:span><text:span text:style-name="T728">12 </text:span><text:span text:style-name="T729">So David took the spear that was at Saul’s head and the water jar, and they went away. No one saw<text:s/></text:span><text:soft-page-break/><text:span text:style-name="T730">it, or knew it, nor did anyone awake; for they were all asleep, because a deep sleep from the Lord had fallen upon them.</text:span></text:p>
        <text:p text:style-name="Normal"><text:span text:style-name="T731">13 </text:span><text:span text:style-name="T732">Then David went over to the other side, and stood on top of a hill far away, with a great distance between them.</text:span></text:p>
        <text:p text:style-name="Normal"><text:span text:style-name="T733">22 </text:span><text:span text:style-name="T734">David replied, “Here is the spear, O king! Let one of the young men come over and get it. </text:span><text:span text:style-name="T735">23 </text:span><text:span text:style-name="T736">The Lord rewards everyone for his righteousness and his faithfulness; for the Lord gave you into my hand today, but I would not raise my hand against the Lord’s anointed.</text:span></text:p>
        <text:p text:style-name="Normal"><text:span text:style-name="T737">1 Sam</text:span><text:span text:style-name="T738">uel</text:span><text:span text:style-name="T739"><text:s/>26:2, 7-9, 12-13, 22-23</text:span></text:p>
        <text:p text:style-name="Normal">Saul was the king that hated David and wanted to kill him since David was getting more recognition that him. He came to kill David with an army of three thousand warriors which is an example of persecution. Christians are persecuted for their faith and the world will try to kill them since it hates the truth.</text:p>
        <text:p text:style-name="Normal">Later, David found Saul in his camp, sleeping alongside his army. We see that the Lord had put them into a deep sleep because He intended for this moment to happen. Although David had the opportunity to kill Saul, he chose not to, knowing it would be wrong to harm someone anointed by God. While Saul was not the best king, and God had already chosen David to be the true king, this moment teaches us that killing and seeking revenge are not part of God’s plan. Even though Saul may not have seemed deserving of mercy, David still showed him compassion and spared his life.</text:p>
        <text:p text:style-name="Normal">In the same way, God demonstrates His divine mercy toward all of us, even when we disobey and hurt Him. He could rightfully punish us for our wickedness at any moment, but instead, He gives us the opportunity to repent and return to Him.</text:p>
        <text:p text:style-name="P740">RESPONSORIAL PSALM Psalm 103:1-2, 3-4, 8, 10, 12-13</text:p>
        <text:p text:style-name="P741"><text:span text:style-name="T742">Bless the Lord, O my soul,</text:span><text:span text:style-name="T743"><text:line-break/>    and all that is within me,</text:span><text:span text:style-name="T744"><text:line-break/>    bless his holy name.</text:span><text:span text:style-name="T745"><text:line-break/></text:span><text:span text:style-name="T746">2 </text:span><text:span text:style-name="T747">Bless the Lord, O my soul,</text:span><text:span text:style-name="T748"><text:line-break/>    and do not forget all his benefits—</text:span></text:p>
        <text:p text:style-name="P749"><text:span text:style-name="T750">3 </text:span><text:span text:style-name="T751">who forgives all your iniquity,</text:span><text:span text:style-name="T752"><text:line-break/>    who heals all your diseases,</text:span><text:span text:style-name="T753"><text:line-break/></text:span><text:span text:style-name="T754">4 </text:span><text:span text:style-name="T755">who redeems your life from the Pit,</text:span><text:span text:style-name="T756"><text:line-break/>    who crowns you with steadfast love and mercy,</text:span></text:p>
        <text:p text:style-name="P757"/>
        <text:soft-page-break/>
        <text:p text:style-name="P758"><text:span text:style-name="T759">8 </text:span><text:span text:style-name="T760">The Lord is merciful and gracious,</text:span><text:span text:style-name="T761"><text:line-break/>    slow to anger and abounding in steadfast love.</text:span></text:p>
        <text:p text:style-name="P762"><text:span text:style-name="T763">10 </text:span><text:span text:style-name="T764">He does not deal with us according to our sins,</text:span><text:span text:style-name="T765"><text:line-break/>    nor repay us according to our iniquities.</text:span></text:p>
        <text:p text:style-name="P766"><text:span text:style-name="T767">12 </text:span><text:span text:style-name="T768">as far as the east is from the west,</text:span><text:span text:style-name="T769"><text:line-break/>    so far he removes our transgressions from us.</text:span><text:span text:style-name="T770"><text:line-break/></text:span><text:span text:style-name="T771">13 </text:span><text:span text:style-name="T772">As a father has compassion for his children,</text:span><text:span text:style-name="T773"><text:line-break/>    so the Lord has compassion for those who fear him.</text:span></text:p>
        <text:p text:style-name="P774"><text:span text:style-name="T775">Psalm<text:s/></text:span><text:span text:style-name="T776">103:1-2, 3-4, 8, 10</text:span><text:span text:style-name="T777">, 12-13</text:span></text:p>
        <text:p text:style-name="Normal">The psalm demonstrates the mercy of our God. He forgives even those who have committed the gravest of sins. No matter how much you have sinned or disobeyed God, if you return to Him and seek genuine forgiveness, He will forgive you. He judges us according to our hearts and is so merciful that He chooses not to focus on our sins. David understood this truth, which is why he forgave Saul and refrained from killing him when he had the opportunity.</text:p>
        <text:p text:style-name="Normal">Some of Jesus’ final words on the cross were, “Father, forgive them, for they do not know what they are doing” (Luke 23:34). Even after enduring excruciating pain and suffering, His thoughts were centered on forgiveness. This is why we must follow His example and be willing to forgive others.</text:p>
        <text:p text:style-name="P778">SECOND READING 1 Corinthians 15:45-49</text:p>
        <text:p text:style-name="Normal"><text:span text:style-name="T779">Thus it is written, “The first man, Adam, became a living being”; the last Adam became a life-giving spirit. </text:span><text:span text:style-name="T780">46 </text:span><text:span text:style-name="T781">But it is not the spiritual that is first, but the physical, and then the spiritual. </text:span><text:span text:style-name="T782">47 </text:span><text:span text:style-name="T783">The first man was from the earth, a man of dust; the second man is from heaven. </text:span><text:span text:style-name="T784">48 </text:span><text:span text:style-name="T785">As was the man of dust, so are those who are of the dust; and as is the man of heaven, so are those who are of heaven. </text:span><text:span text:style-name="T786">49 </text:span><text:span text:style-name="T787">Just as we have borne the image of the man of dust, we will also bear the image of the man of heaven.</text:span></text:p>
        <text:p text:style-name="P788">1 Corinthians 15:45-49</text:p>
        <text:p text:style-name="Normal">The first human was Adam, and he was just like us, with a sinful nature. The physical body is indeed prone to wickedness, but there is hope because, after the physical body, comes the spiritual. Jesus is the new Adam, who overcame the flesh and gave us the Holy Spirit. This is why we can grow in our spiritual life and be saved. Through Baptism, our sinful, fleshly body dies, and we are born again and resurrected with the body of Christ.</text:p>
        <text:p text:style-name="P789">GOSPEL Luke 6:27-38</text:p>
        <text:soft-page-break/>
        <text:p text:style-name="Normal"><text:span text:style-name="T790">“But I say to you that listen, Love your enemies, do good to those who hate you, </text:span><text:span text:style-name="T791">28 </text:span><text:span text:style-name="T792">bless those who curse you, pray for those who abuse you. </text:span><text:span text:style-name="T793">29 </text:span><text:span text:style-name="T794">If anyone strikes you on the cheek, offer the other also; and from anyone who takes away your coat do not withhold even your shirt. </text:span><text:span text:style-name="T795">30 </text:span><text:span text:style-name="T796">Give to everyone who begs from you; and if anyone takes away your goods, do not ask for them again. </text:span><text:span text:style-name="T797">31 </text:span><text:span text:style-name="T798">Do to others as you would have them do to you.</text:span></text:p>
        <text:p text:style-name="Normal"><text:span text:style-name="T799">32 </text:span><text:span text:style-name="T800">“If you love those who love you, what credit is that to you? For even sinners love those who love them. </text:span><text:span text:style-name="T801">33 </text:span><text:span text:style-name="T802">If you do good to those who do good to you, what credit is that to you? For even sinners do the same. </text:span><text:span text:style-name="T803">34 </text:span><text:span text:style-name="T804">If you lend to those from whom you hope to receive, what credit is that to you? Even sinners lend to sinners, to receive as much again. </text:span><text:span text:style-name="T805">35 </text:span><text:span text:style-name="T806">But love your enemies, do good, and lend, expecting nothing in return. Your reward will be great, and you will be children of the Most High; for he is kind to the ungrateful and the wicked. </text:span><text:span text:style-name="T807">36 </text:span><text:span text:style-name="T808">Be merciful, just as your Father is merciful.</text:span></text:p>
        <text:p text:style-name="Normal"><text:span text:style-name="T809">37 </text:span><text:span text:style-name="T810">“Do not judge, and you will not be judged; do not condemn, and you will not be condemned. Forgive, and you will be forgiven; </text:span><text:span text:style-name="T811">38 </text:span><text:span text:style-name="T812">give, and it will be given to you. A good measure, pressed down, shaken together, running over, will be put into your lap; for the measure you give will be the measure you get back.”</text:span></text:p>
        <text:p text:style-name="P813">Luke 6:27-38</text:p>
        <text:p text:style-name="Normal">To love our enemies and those who hate us is one of the most challenging teachings to accept. Our human nature seeks vengeance and justice, but Jesus offers a radically different perspective—one that is not of this world. He teaches us to leave justice to God, for He alone is the ultimate judge. As Scripture says, “Vengeance is mine, I will repay” (Romans 12:19).</text:p>
        <text:p text:style-name="Normal">This teaching is difficult to live out, but Jesus reminds us that there is no merit in doing good only to those who love us. Loving those who hate us may not bring immediate rewards in this life, but it holds eternal significance. Jesus calls us to give to everyone who asks for help, reflecting the boundless love of God. God’s love extends even to those who hate and mock Him. He gives them life, blesses them, and offers them opportunities to repent. We should respond to His divine mercy with gratitude by following His teachings and imitating His love.</text:p>
        <text:p text:style-name="Normal">When Jesus tells us to “turn the other cheek,” does that mean we should just accept mistreatment and invite more suffering? Not exactly. He’s teaching us not to respond to evil with more evil. Seeking revenge only continues the cycle of hatred. When we retaliate, we escalate the conflict, and the other person may respond with even greater hostility. Jesus lived<text:s/><text:soft-page-break/>out this principle when He was mocked, beaten, and crucified. Instead of fighting back, He prayed, “Father, forgive them, for they do not know what they are doing” (Luke 23:34). This is the kind of mindset we need to develop—a heart rooted in mercy and forgiveness.</text:p>
        <text:p text:style-name="Normal">Some may think, “I will never forgive those who have hurt me.” This is a natural reaction, but overcoming such feelings requires more than human strength. It requires divine grace. It begins with prayer and meditating on the example of Jesus. Reflect on the fact that He willingly endured pain, hatred, and death so that we might be forgiven and receive eternal life. If He showed us such immense mercy, how can we not respond by obeying His command to forgive and love even those who wish us harm?</text:p>
        <text:p text:style-name="Normal">Forgiving an enemy does not mean pretending the harm never happened or treating them as<text:s/>close friends. It means choosing to let go of hatred and wishing them well, even if they remain an “enemy.” This kind of love reflects the heart of God and transforms us into true followers of Christ. We can’t pick and choose what we want to believe from the Bible. If we follow Christ we need to follow even the difficult teachings. This is what it looks like—an unpleasant and difficult life. But Jesus<text:s/>went through all that and<text:s/>died for us to give us<text:s/>true<text:s/>life and hope.</text:p>
        <text:p text:style-name="Normal">As we strive to live this way, we grow closer to the divine ideal of mercy and love that Jesus embodied<text:s/>“Those who say, “I love God,” and hate their brothers or sisters, are liars; for those who do not love a brother or sister whom they have seen, cannot love God whom they have not seen. The commandment we have from him is this: those who love God must love their brothers and sisters also.” (1 John 4:20-21).</text:p>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section>
      <text:p text:style-name="P828"/>
      <text:p text:style-name="P831">Feast of the Conversion of Saint Paul, Apostle</text:p>
      <text:p text:style-name="P832">January 25</text:p>
      <text:p text:style-name="P833">Acts 22:3-16; or Acts 9:1-22; Ps 117:1, 2; Mk 16:15-18</text:p>
      <text:p text:style-name="P834">FIRST READING Acts 22:3-16</text:p>
      <text:p text:style-name="P835"><text:span text:style-name="T836">3 </text:span><text:span text:style-name="T837">“I am a Jew, born in Tarsus in Cilicia, but brought up in this city at the feet of Gamaliel, educated strictly according to our ancestral law, being zealous for God, just as all of you are today. </text:span><text:span text:style-name="T838">4 </text:span><text:span text:style-name="T839">I persecuted this Way up to the point of death by binding both men and women and putting them in prison, </text:span><text:span text:style-name="T840">5 </text:span><text:span text:style-name="T841">as the high priest and the whole council of elders can testify about me. From them I also received letters to the brothers in Damascus, and I went there in order to bind those who were there and to bring them back to Jerusalem for punishment.</text:span></text:p>
      <text:p text:style-name="P842">Paul Tells of His Conversion</text:p>
      <text:p text:style-name="P843"><text:span text:style-name="T844">6 </text:span><text:span text:style-name="T845">“While I was on my way and approaching Damascus, about noon a great light from heaven suddenly shone about me. </text:span><text:span text:style-name="T846">7 </text:span><text:span text:style-name="T847">I fell to the ground and heard a voice saying to me, ‘Saul, Saul, why are you persecuting me?’ </text:span><text:span text:style-name="T848">8 </text:span><text:span text:style-name="T849">I answered, ‘Who are you, Lord?’ Then he said to me, ‘I am Jesus of Nazareth whom you are persecuting.’ </text:span><text:span text:style-name="T850">9 </text:span><text:span text:style-name="T851">Now those who were with me saw the light but did not hear the voice of the one who was speaking to me. </text:span><text:span text:style-name="T852">10 </text:span><text:span text:style-name="T853">I asked, ‘What am I to do, Lord?’ The Lord said to me, ‘Get up and go to Damascus; there you will be told everything that has been assigned to you to do.’ </text:span><text:span text:style-name="T854">11 </text:span><text:span text:style-name="T855">Since I could not see because of the brightness of that light, those who were with me took my hand and led me to Damascus.</text:span></text:p>
      <text:p text:style-name="P856"><text:span text:style-name="T857">12 </text:span><text:span text:style-name="T858">“A certain Ananias, who was a devout man according to the law and well spoken of by all the Jews living there, </text:span><text:span text:style-name="T859">13 </text:span><text:span text:style-name="T860">came to me; and standing beside me, he said, ‘Brother Saul, regain your sight!’ In that very hour I regained my sight and saw him. </text:span><text:span text:style-name="T861">14 </text:span><text:span text:style-name="T862">Then he said, ‘The God of our ancestors has chosen you to know his will, to see the Righteous One and to hear his own voice; </text:span><text:span text:style-name="T863">15 </text:span><text:span text:style-name="T864">for you will be his witness to all the world of what you have seen and heard. </text:span><text:span text:style-name="T865">16 </text:span><text:span text:style-name="T866">And now why do you delay? Get up, be baptized, and have your sins washed away, calling on his name.’</text:span></text:p>
      <text:p text:style-name="P867">Acts 22:3-16</text:p>
      <text:p text:style-name="Normal">In this reading, we see the apostle Paul sharing his testimony of how he gave his life to Christ. Before following Jesus, he was a Pharisee who persecuted Christians and did horrible things. However, despite his sins, Jesus revealed Himself and chose Paul to preach the gospel to all nations and impact the whole world. God doesn’t choose people who start off as<text:s/><text:soft-page-break/>righteous; He chooses those who are sinners. He does this so that people can share their testimony and inspire others to come to the faith. We can see that Paul did his job well because, even today, we analyze his writings to better understand the Christian faith.</text:p>
      <text:p text:style-name="Normal">Jesus Himself speaks to Paul and tells him to obey. Instead of rejecting Him, Paul immediately listens and does what He says because the Holy Spirit reveals all of this to him. When we hear the voice of God, we ought to follow it exactly as He tells us. That is precisely what Jesus’ mother wants us to do: “Do whatever he tells you” (John 2:5).</text:p>
      <text:p text:style-name="Normal">Notice how Ananias tells Paul to get baptized for the removal of sins: “And now why do you delay? Get up, be baptized, and have your sins washed away, calling on his name” (Acts 22:16). This is exactly what we must do when we accept Jesus as our Savior because the sacrament of Baptism unites us with the body of Christ, and from that moment, our whole body is washed.</text:p>
      <text:p text:style-name="P868">FIRST READING Acts 9:1-22</text:p>
      <text:p text:style-name="P869"><text:span text:style-name="T870">Meanwhile Saul, still breathing threats and murder against the disciples of the Lord, went to the high priest </text:span><text:span text:style-name="T871">2 </text:span><text:span text:style-name="T872">and asked him for letters to the synagogues at Damascus, so that if he found any who belonged to the Way, men or women, he might bring them bound to Jerusalem. </text:span><text:span text:style-name="T873">3 </text:span><text:span text:style-name="T874">Now as he was going along and approaching Damascus, suddenly a light from heaven flashed around him. </text:span><text:span text:style-name="T875">4 </text:span><text:span text:style-name="T876">He fell to the ground and heard a voice saying to him, “Saul, Saul, why do you persecute me?” </text:span><text:span text:style-name="T877">5 </text:span><text:span text:style-name="T878">He asked, “Who are you, Lord?” The reply came, “I am Jesus, whom you are persecuting. </text:span><text:span text:style-name="T879">6 </text:span><text:span text:style-name="T880">But get up and enter the city, and you will be told what you are to do.” </text:span><text:span text:style-name="T881">7 </text:span><text:span text:style-name="T882">The men who were traveling with him stood speechless because they heard the voice but saw no one. </text:span><text:span text:style-name="T883">8 </text:span><text:span text:style-name="T884">Saul got up from the ground, and though his eyes were open, he could see nothing; so they led him by the hand and brought him into Damascus. </text:span><text:span text:style-name="T885">9 </text:span><text:span text:style-name="T886">For three days he was without sight, and neither ate nor drank.</text:span></text:p>
      <text:p text:style-name="P887"><text:span text:style-name="T888">10 </text:span><text:span text:style-name="T889">Now there was a disciple in Damascus named Ananias. The Lord said to him in a vision, “Ananias.” He answered, “Here I am, Lord.” </text:span><text:span text:style-name="T890">11 </text:span><text:span text:style-name="T891">The Lord said to him, “Get up and go to the street called Straight, and at the house of Judas look for a man of Tarsus named Saul. At this moment he is praying, </text:span><text:span text:style-name="T892">12 </text:span><text:span text:style-name="T893">and he has seen in a vision a man named Ananias come in and lay his hands on him so that he might regain his sight.” </text:span><text:span text:style-name="T894">13 </text:span><text:span text:style-name="T895">But Ananias answered, “Lord, I have heard from many about this man, how much evil he has done to your saints in Jerusalem; </text:span><text:span text:style-name="T896">14 </text:span><text:span text:style-name="T897">and here he has authority from the chief priests to bind all who invoke your name.” </text:span><text:span text:style-name="T898">15 </text:span><text:span text:style-name="T899">But the Lord said to him, “Go, for he is an instrument whom I have chosen to bring my name before Gentiles and kings and before the people of Israel; </text:span><text:span text:style-name="T900">16 </text:span><text:span text:style-name="T901">I myself will<text:s/></text:span><text:soft-page-break/><text:span text:style-name="T902">show him how much he must suffer for the sake of my name.” </text:span><text:span text:style-name="T903">17 </text:span><text:span text:style-name="T904">So Ananias went and entered the house. He laid his hands on Saul and said, “Brother Saul, the Lord Jesus, who appeared to you on your way here, has sent me so that you may regain your sight and be filled with the Holy Spirit.” </text:span><text:span text:style-name="T905">18 </text:span><text:span text:style-name="T906">And immediately something like scales fell from his eyes, and his sight was restored. Then he got up and was baptized, </text:span><text:span text:style-name="T907">19 </text:span><text:span text:style-name="T908">and after taking some food, he regained his strength.</text:span></text:p>
      <text:p text:style-name="P909">Saul Preaches in Damascus</text:p>
      <text:p text:style-name="P910"><text:span text:style-name="T911">For several days he was with the disciples in Damascus, </text:span><text:span text:style-name="T912">20 </text:span><text:span text:style-name="T913">and immediately he began to proclaim Jesus in the synagogues, saying, “He is the Son of God.” </text:span><text:span text:style-name="T914">21 </text:span><text:span text:style-name="T915">All who heard him were amazed and said, “Is not this the man who made havoc in Jerusalem among those who invoked this name? And has he not come here for the purpose of bringing them bound before the chief priests?” </text:span><text:span text:style-name="T916">22 </text:span><text:span text:style-name="T917">Saul became increasingly more powerful and confounded the Jews who lived in Damascus by proving that Jesus was the Messiah.</text:span></text:p>
      <text:p text:style-name="P918">Acts 9:1-22</text:p>
      <text:p text:style-name="Normal">Paul was blinded by the light of Jesus. He could not see anything for three days, nor could he drink or eat anything. This points to the three days when Jesus was buried and dead, but after those three days, He rose from the dead and continues His ministry today. Paul had to experience this blindness so that he would be able to see again with the eyes of Jesus. Once we accept Jesus, our old vision has to die and must be healed with new sight.</text:p>
      <text:p text:style-name="Normal">We see that God says that just because Paul was chosen to be a disciple of Jesus, it does not mean he will not suffer, for he will have to suffer much for Jesus’s sake: “I myself will show him how much he must suffer for the sake of my name” (Acts 9:16). Paul did suffer greatly: he was persecuted, locked in prison, and even beheaded. Despite his sufferings, his love for Christ did not fade at all. He was a man “with far greater labors, far more imprisonments, with countless floggings, and often near death” (2 Corinthians 11:23). Even while being in prison, he rejoiced in the Lord: “I rejoice in the Lord greatly” (Philippians 4:10).</text:p>
      <text:p text:style-name="Normal">Paul did not hesitate to proclaim the name of Jesus: “and immediately he began to proclaim Jesus in the synagogues” (Acts 9:20). He was called to preach the good news to the people he had persecuted in Damascus first, to show them that he was no longer an enemy but a fighter for Christ and that there was no more reason to be afraid. When we come to know the<text:s/><text:soft-page-break/>love and heart of Jesus, we cannot stay silent—we must share it with others. That is our mission on earth, which we should fulfill.</text:p>
      <text:p text:style-name="Normal"><text:span text:style-name="T919">RESPONSORIAL PSALM Ps 117:1, 2</text:span></text:p>
      <text:p text:style-name="P920"><text:span text:style-name="T921">1 </text:span><text:span text:style-name="T922">Praise the Lord, all you nations!</text:span><text:span text:style-name="T923"><text:line-break/>    Extol him, all you peoples!</text:span><text:span text:style-name="T924"><text:line-break/></text:span><text:span text:style-name="T925">2 </text:span><text:span text:style-name="T926">For great is his steadfast love toward us,</text:span><text:span text:style-name="T927"><text:line-break/>    and the faithfulness of the Lord endures forever.</text:span><text:span text:style-name="T928"><text:line-break/>Praise the Lord!</text:span></text:p>
      <text:p text:style-name="P929">Psalm 117:1, 2</text:p>
      <text:p text:style-name="Normal">Even though this is the shortest psalm and chapter in the entire Bible (with only two verses), it holds a profound meaning for the Christian faith. It calls us to do two things: 1) Praise the Lord and 2) Extol Him. Then it gives the reasons for this—because God’s love for us is great, and He is forever faithful. God never broke His covenant with us. He was patient with us even when we disobeyed Him and broke His commandments. He offers us forgiveness and never turns His face against us. For that, we must praise Him in all that we do and proclaim His name so that more people can experience His infinite love and mercy for all.</text:p>
      <text:p text:style-name="P930">GOSPEL Mark 16:15-18</text:p>
      <text:p text:style-name="P931">And he said to them, “Go into all the world and proclaim the good news to the whole creation. The one who believes and is baptized will be saved; but the one who does not believe will be condemned. And these signs will accompany those who believe: by using my name they will cast out demons; they will speak in new tongues; they will pick up snakes in their hands, and if they drink any deadly thing, it will not hurt them; they will lay their hands on the sick, and they will recover.”</text:p>
      <text:p text:style-name="P932">Mark 16:15-18</text:p>
      <text:p text:style-name="Normal">When we start believing in Jesus, we must proclaim the truth to every creature. We can’t proclaim the truth if we have doubts, so if you struggle to preach the gospel, it may be because there are some doubts. Those doubts can be erased by studying the heart of Jesus, which is filled with infinite mercy and love we have never seen. Jesus is a God unlike any other—He humbled Himself to become a servant. Even though He should have worn the crown, He wore the crown of thorns, showing that He is with us in our suffering.</text:p>
      <text:p text:style-name="Normal">If we believe in Him with all our hearts, then He will give us the gift of the Holy Spirit, which includes casting out demons in His name, speaking in tongues, picking up snakes, drinking poison without any harm, and<text:s/><text:soft-page-break/>healing the sick (Mark 16:17-18). These miracles have been recorded in history. One of these examples is Saint Anthony of Padua, who realized that heretics had put poison in his food. They challenged him to eat the food if he truly believed in the Lord’s words spoken in this chapter. Anthony ate the poisonous food, and the words of Jesus were fulfilled because nothing happened to his body, which amazed the heretics.</text:p>
      <text:p text:style-name="Normal">We should learn to trust the Lord with all our heart, mind, and strength so that not even evil can stop us from preaching the good news of the cross on which Jesus redeemed the world. The main focus should be to specifically preach the news of Jesus and the meaning of the cross, instead of coming up with rules or talking about other things. Most people who go to church don’t even know the meaning of the cross and Jesus, which is why they don’t have peace and are filled with fear. This problem must be fixed.</text:p>
      <text:p text:style-name="Normal">Here is a summary of the good news: Jesus died on the cross for our sins since the wages of sin is death. That means that when someone commits sins, the only way they can repay God is through death. Jesus was the perfect sacrifice, without sin, and offered Himself on the cross to take our punishment for us out of grace, love, and mercy. Because of His sacrifice, if we trust in Him and obey Him, He will grant us everlasting life with Him in paradise.</text:p>
      <table:table table:style-name="Table933">
        <table:table-columns>
          <table:table-column table:style-name="TableColumn934"/>
        </table:table-columns>
        <table:table-row table:style-name="TableRow935">
          <table:table-cell table:style-name="TableCell936">
            <text:p text:style-name="P937">From a homily by Saint John Chrysostom, bishop</text:p>
            <text:p text:style-name="P938"><text:span text:style-name="T939">For love of Christ, Paul bore every burden</text:span></text:p>
          </table:table-cell>
        </table:table-row>
        <table:table-row table:style-name="TableRow940">
          <table:table-cell table:style-name="TableCell941">
            <text:p text:style-name="P942">Paul, more than anyone else, has shown us what man really is, and in what our nobility consists, and of what virtue this particular animal is capable. Each day he aimed ever higher; each day he rose up with greater ardor and faced with new eagerness the dangers that threatened him. He summed up his attitude in the words: <text:span text:style-name="T943">I forget what is behind me and push on to what lies ahead.</text:span> When he saw death imminent, he bade others share his joy: <text:span text:style-name="T944">Rejoice and be glad with me!</text:span> And when danger, injustice and abuse threatened, he said: <text:span text:style-name="T945">I am content with weakness, mistreatment and persecution</text:span>. These he called the weapons of righteousness, thus telling us that he derived immense profit from them.</text:p>
            <text:p text:style-name="P946">Thus, amid the traps set for him by his enemies, with exultant heart he turned their every attack into a victory for himself; constantly beaten, abused and cursed, he boasted of it as though he were celebrating a triumphal procession and taking trophies home, and offered thanks to God for it all: <text:span text:style-name="T947">Thanks be to God who is always victorious in us!</text:span> This is why<text:s/><text:soft-page-break/>he was far more eager for the shameful abuse that his zeal in preaching brought upon him than we are for the most pleasing honors, more eager for death than we are for life, for poverty than we are for wealth; he yearned for toil far more than others yearn for rest after toil. The one thing he feared, indeed dreaded, was to offend God; nothing else could sway him. Therefore, the only thing he really wanted was always to please God.</text:p>
            <text:p text:style-name="P948">The most important thing of all to him, however, was that he knew himself to be loved by Christ. Enjoying this love, he considered himself happier than anyone else; were he without it, it would be no satisfaction to be the friend of principalities and powers. He preferred to be thus loved and be the least of all, or even to be among the damned, than to be without that love and be among the great and honored.</text:p>
            <text:p text:style-name="P949">To be separated from that love was, in his eyes, the greatest and most extraordinary of torments; the pain of that loss would alone have been hell, and endless, unbearable torture.</text:p>
            <text:p text:style-name="P950">So too, in being loved by Christ he thought of himself as possessing life, the world, the angels, present and future, the kingdom, the promise and countless blessings. Apart from that love nothing saddened or delighted him; for nothing earthly did he regard as bitter or sweet.</text:p>
            <text:p text:style-name="P951">Paul set no store by the things that fill our visible world, any more than a man sets value on the withered grass of the field. As for tyrannical rulers or the people enraged against him, he paid them no more heed than gnats.</text:p>
            <text:p text:style-name="Normal">Death itself and pain and whatever torments might come were but child’s play to him, provided that thereby he might bear some burden for the sake of Christ.</text:p>
          </table:table-cell>
        </table:table-row>
      </table:table>
      <text:p text:style-name="Normal"/>
      <text:p text:style-name="P952">O God, who taught the whole world through the preaching of the blessed Apostle Paul, draw us, we pray, nearer to you through the example of him whose conversion we celebrate today, and so make us witnesses to your truth in the world. Through our Lord Jesus Christ, your Son, who lives and reigns with you in the unity of the Holy Spirit,<text:line-break/>God, for ever and ever. — Amen.</text:p>
      <text:p text:style-name="P953"/>
      <text:p text:style-name="P954"/>
      <text:p text:style-name="P955"/>
      <text:soft-page-break/>
      <text:p text:style-name="P956">Feast of Blessed Jurgis Matulaitis</text:p>
      <text:p text:style-name="P957">January 27</text:p>
      <text:p text:style-name="P958">Col 1:24-28; Ps 40:2, 4, 7-8, 8-9, 10; Lk 10:1-12, 17-20</text:p>
      <text:p text:style-name="P959">FIRST READING Colossians 1:24-28</text:p>
      <text:p text:style-name="Normal"><text:span text:style-name="T960">24 </text:span><text:span text:style-name="T961">I am now rejoicing in my sufferings for your sake, and in my flesh I am completing what is lacking in Christ’s afflictions for the sake of his body, that is, the church. </text:span><text:span text:style-name="T962">25 </text:span><text:span text:style-name="T963">I became its servant according to God’s commission that was given to me for you, to make the word of God fully known, </text:span><text:span text:style-name="T964">26 </text:span><text:span text:style-name="T965">the mystery that has been hidden throughout the ages and generations but has now been revealed to his saints. </text:span><text:span text:style-name="T966">27 </text:span><text:span text:style-name="T967">To them God chose to make known how great among the Gentiles are the riches of the glory of this mystery, which is Christ in you, the hope of glory. </text:span><text:span text:style-name="T968">28 </text:span><text:span text:style-name="T969">It is he whom we proclaim, warning everyone and teaching everyone in all wisdom, so that we may present everyone mature in Christ.</text:span></text:p>
      <text:p text:style-name="P970">Colossians 1:24-28</text:p>
      <text:p text:style-name="Normal">Paul is able to rejoice and find happiness in suffering because of Christ, who suffered first. Every time we suffer, there is meaning behind it. Suffering is part of life because it not only produces character but also reminds us that God is with us since Jesus Himself had to die on the cross. We often reflect deeply during our suffering and have an opportunity to view the matters of our lives differently. “It is not by sidestepping or fleeing from suffering that we are healed, but rather by our capacity for accepting it, maturing through it, and finding meaning through union with Christ, who suffered with infinite love.” (Pope Benedict XVI Spes salvi, 37).</text:p>
      <text:p text:style-name="Normal">Everyone who wants to fully spread the deeper meaning of the gospel has to become a servant of the church (Colossians 1:25). We will unlock the mysteries and Christ’s true meaning once we have experienced His teachings in our own lives. Blessed Jurgis Matulaitis experienced great suffering in his life and dedicated himself to being a faithful servant of Christ. He wrote, “The purpose of Christ's life must also become the purpose of my life.” Everything he did, he did just like Christ, defeating evil with good without complaining.</text:p>
      <text:p text:style-name="P971">RESPONSORIAL PSALM Psalm 40:2, 4, 7-8, 8-9</text:p>
      <text:p text:style-name="P972"><text:span text:style-name="T973">2 </text:span><text:span text:style-name="T974">He drew me up from the desolate pit,</text:span><text:span text:style-name="T975"><text:line-break/>    out of the miry bog,</text:span><text:span text:style-name="T976"><text:line-break/>and set my feet upon a rock,</text:span><text:span text:style-name="T977"><text:line-break/>    making my steps secure.</text:span></text:p>
      <text:soft-page-break/>
      <text:p text:style-name="P978"><text:span text:style-name="T979">4 </text:span><text:span text:style-name="T980">Happy are those who make</text:span><text:span text:style-name="T981"><text:line-break/>    the Lord their trust,</text:span><text:span text:style-name="T982"><text:line-break/>who do not turn to the proud,</text:span><text:span text:style-name="T983"><text:line-break/>    to those who go astray after false gods.</text:span></text:p>
      <text:p text:style-name="P984"><text:span text:style-name="T985">7 </text:span><text:span text:style-name="T986">Then I said, “Here I am;</text:span><text:span text:style-name="T987"><text:line-break/>    in the scroll of the book it is written of me.</text:span><text:span text:style-name="T988"><text:line-break/></text:span><text:span text:style-name="T989">8 </text:span><text:span text:style-name="T990">I delight to do your will, O my God;</text:span><text:span text:style-name="T991"><text:line-break/>    your law is within my heart.”</text:span></text:p>
      <text:p text:style-name="P992"><text:span text:style-name="T993">8 </text:span><text:span text:style-name="T994">I delight to do your will, O my God;</text:span><text:span text:style-name="T995"><text:line-break/>    your law is within my heart.”</text:span></text:p>
      <text:p text:style-name="P996"><text:span text:style-name="T997">9 </text:span><text:span text:style-name="T998">I have told the glad news of deliverance</text:span><text:span text:style-name="T999"><text:line-break/>    in the great congregation;</text:span><text:span text:style-name="T1000"><text:line-break/>see, I have not restrained my lips,</text:span><text:span text:style-name="T1001"><text:line-break/>    as you know, O Lord.</text:span></text:p>
      <text:p text:style-name="P1002">Psalm 40:2, 4, 7-8, 8-9</text:p>
      <text:p text:style-name="Normal">The Lord will hear our prayers if we patiently wait for Him without complaining. What God wants from us is to do His will, which is believing in His Son, Jesus, and obeying His commandments. We have to do this with love because, without love, there is no relationship. For the Lord has promised us: “Those who love me, I will deliver; I will protect those who know my name. When they call to me, I will answer them; I will be with them in trouble, I will rescue them and honor them. With long life I will satisfy them and show them my salvation.” (Psalm 91:14-16).</text:p>
      <text:p text:style-name="P1003">GOSPEL Luke 10:1-12, 17-20</text:p>
      <text:p text:style-name="Normal"><text:span text:style-name="T1004">After this the Lord appointed seventy others and sent them on ahead of him in pairs to every town and place where he himself intended to go. </text:span><text:span text:style-name="T1005">2 </text:span><text:span text:style-name="T1006">He said to them, “The harvest is plentiful, but the laborers are few; therefore ask the Lord of the harvest to send out laborers into his harvest. </text:span><text:span text:style-name="T1007">3 </text:span><text:span text:style-name="T1008">Go on your way. See, I am sending you out like lambs into the midst of wolves. </text:span><text:span text:style-name="T1009">4 </text:span><text:span text:style-name="T1010">Carry no purse, no bag, no sandals; and greet no one on the road. </text:span><text:span text:style-name="T1011">5 </text:span><text:span text:style-name="T1012">Whatever house you enter, first say, ‘Peace to this house!’ </text:span><text:span text:style-name="T1013">6 </text:span><text:span text:style-name="T1014">And if anyone is there who shares in peace, your peace will rest on that person; but if not, it will return to you. </text:span><text:span text:style-name="T1015">7 </text:span><text:span text:style-name="T1016">Remain in the same house, eating and drinking whatever they provide, for the laborer deserves to be paid. Do not move about from house to house. </text:span><text:span text:style-name="T1017">8 </text:span><text:span text:style-name="T1018">Whenever you enter a town and its people welcome you, eat what is set before you; </text:span><text:span text:style-name="T1019">9 </text:span><text:span text:style-name="T1020">cure the sick who are there, and say to them, ‘The kingdom of God has come near to you.’ </text:span><text:span text:style-name="T1021">10 </text:span><text:span text:style-name="T1022">But whenever you enter a town and they do not welcome you, go out into its streets and say, </text:span><text:span text:style-name="T1023">11 </text:span><text:span text:style-name="T1024">‘Even the dust of your town that clings to our feet, we wipe off in protest against you. Yet know this: the kingdom of God has<text:s/></text:span><text:soft-page-break/><text:span text:style-name="T1025">come near.’ </text:span><text:span text:style-name="T1026">12 </text:span><text:span text:style-name="T1027">I tell you, on that day it will be more tolerable for Sodom than for that town.</text:span></text:p>
      <text:p text:style-name="Normal"><text:span text:style-name="T1028">17 </text:span><text:span text:style-name="T1029">The seventy returned with joy, saying, “Lord, in your name even the demons submit to us!” </text:span><text:span text:style-name="T1030">18 </text:span><text:span text:style-name="T1031">He said to them, “I watched Satan fall from heaven like a flash of lightning. </text:span><text:span text:style-name="T1032">19 </text:span><text:span text:style-name="T1033">See, I have given you authority to tread on snakes and scorpions, and over all the power of the enemy; and nothing will hurt you. </text:span><text:span text:style-name="T1034">20 </text:span><text:span text:style-name="T1035">Nevertheless, do not rejoice at this, that the spirits submit to you, but rejoice that your names are written in heaven.”</text:span></text:p>
      <text:p text:style-name="P1036">Luke 10:1-12, 17-20</text:p>
      <text:p text:style-name="Normal">Jesus tells seventy-two disciples to go out and spread the gospel so that more people would become warriors for the kingdom. They are not allowed to bring their bags, sandals, or any earthly possessions (Luke 10:4). This is because they have to put their trust in Jesus to complete their mission—no earthly thing can benefit them when it comes to seeking Jesus.</text:p>
      <text:p text:style-name="Normal">We see that not every house will accept them or feed them. That is true for most people—they will not accept Jesus and will reject our message. But that should not discourage us. As Blessed Jurgis Matulaitis said: “How often a harsh word or unkind criticism breaks the best intentions, undermines the greatest plans, and cools the purest enthusiasm.” For those who reject Jesus, their punishment will be greater than that of Sodom and Gomorrah, cities destroyed by fire. But those who accept the message will be healed and receive blessings from the Lord. Our hearts should not be hardened to hearing the message of our Lord. Every time we hear the good news, we should accept it and store it in our hearts, welcoming the message into our homes.</text:p>
      <text:p text:style-name="Normal">The Lord’s power is strong enough to cast out demons and tread on snakes and scorpions, for once we love Him, nothing can stand against us. But Jesus reminds us to focus not on what we can do with His power but on what is to come—eternal joy in heaven. That is why we are called to walk in holiness with prayer and always be prepared for the second coming of Jesus.</text:p>
      <table:table table:style-name="Table1037">
        <table:table-columns>
          <table:table-column table:style-name="TableColumn1038"/>
        </table:table-columns>
        <table:table-row table:style-name="TableRow1039">
          <table:table-cell table:style-name="TableCell1040">
            <text:p text:style-name="P1041">From the writings of Blessed Jurgis Matulaitis</text:p>
          </table:table-cell>
        </table:table-row>
        <table:table-row table:style-name="TableRow1042">
          <table:table-cell table:style-name="TableCell1043">
            <text:p text:style-name="Normal">Let my motto be: Seek God in everything, do everything for the greater glory of God, bring the Spirit of God into everything, and let everything be imbued with it. May God and His glory be at the center of my entire life, the axis around which all my thoughts, feelings, desires, and actions revolve.</text:p>
            <text:soft-page-break/>
            <text:p text:style-name="Normal">I kiss the hand of Your providence, Lord, and fully surrender myself to You to guide me. Heavenly Father, do with me as You see fit. It pleases You, Lord, to lead me down a wondrous path. Here I am, Your servant—send me where You will. Like a child, I throw myself into Your protection: carry me. If it pleases You to lead me down a path of difficulties, obstacles, and hardships, I thank You for it and give great thanks. I trust that by walking this path, I will be less likely to falter, for it is the path my beloved Savior, Jesus Christ, walked.</text:p>
            <text:p text:style-name="Normal">Grant me, Lord, that I may deny myself more and love You more each day. Give me courage and strength, so that for the sake of exalting Your name and for the good of Your Church, I will not bow to any obstacles or difficulties, nor lower my hands in defeat. Let me go boldly wherever I can work and suffer for You.</text:p>
            <text:p text:style-name="Normal">Shouldn’t we go where we can reap the greatest benefit for God, where the most souls can be saved—that is, where the greatest godlessness, depravity, apathy in faith, and estrangement from the Church prevail? Shouldn’t we strive to infiltrate and penetrate wherever we can achieve something for Christ and His Church? If one door is closed, let us open another so that the light may enter.</text:p>
            <text:p text:style-name="Normal">If I may ask, Lord, let me be like a cleaning cloth in Your Church, used to clean everything, and then, once worn out, cast aside into the darkest and most despised corner. Let me be used and spent in this way, as long as even a small corner of Your Church is made cleaner, Your house a little purer and brighter. Grant that I may be despised, worn out, and diminished, as long as Your glory grows and spreads, and I contribute to the flourishing of Your Church. Let me work and suffer for You, for Your holy Church, and for its visible head, the Holy Father.</text:p>
            <text:p text:style-name="Normal">But what path did the saints walk? The path of struggle, determination, and self-conquest. We cannot think the saints were different from us. They, too, had the same passions, the same bodies full of desires and weaknesses, and they all began with struggle and self-conquest, following Christ’s voice, which said: “If anyone wants to follow me, let him deny himself, take up his cross, and follow me” (Mark 8:34).</text:p>
            <text:p text:style-name="Normal">Grant, O God, that we may be consumed by the great thought of working, laboring, and suffering for the Church. Let us be driven by the one desire to dedicate our lives to God and the Church without seeking anything for ourselves on this earth, expecting no reward, and aspiring only to wear ourselves out in service, toil, and struggles for the Church. Let us have great courage, unafraid of the world’s powers and<text:s/><text:soft-page-break/>challenges, and never yielding to cowardice. Let us go boldly to work and fight for the Church, wherever it is most needed—where secular authority persecutes the Church, restricts its orders, and hinders its organizations and institutions. Let us only fear dying without having suffered, toiled, or worked for the Church, for the salvation of souls, and for the glory of God. May our thoughts, desires, and aspirations always lean toward bringing Christ into everything, imbued with His Spirit, and exalting the name of the Catholic Church everywhere.</text:p>
          </table:table-cell>
        </table:table-row>
      </table:table>
      <text:p text:style-name="Normal"/>
      <text:p text:style-name="Normal">“Today this Scripture passage is fulfilled in your hearing.” The shock of these words of Christ in today’s Gospel cannot be underestimated. <text:s/>To understand this, imagine you are a pious, believing Jew in Christ’s time, one of the people listening to these words in the Nazareth synagogue two thousand years ago. God, the one true God, who had created and designed you and everyone else, had chosen your people, the Jews, as his definitive vessel and instrument and collective prophet to the whole world. God is so perfect and exalted, so unendurably real, that no man could see his face and live, except Moses, his chosen prophet. Before he died, Moses spoke of another prophet, God’s final and greatest one, the chosen one, the promised one, the Messiah, who would set up God’s kingdom on earth. Exactly what this was to be was not specified in detail. Most of the Jews of that time believed it would be a political kingdom like that of David and Solomon and that the Messiah would free them from the Roman Empire and Caesar as Moses freed them from Egypt and Pharaoh. Rome was dominating the whole world, including Israel, with a very efficient, successful, and tyrannical regime. Imagine the Nazis with all their cruelty, all their efficiency, and all their superior military technology and expertise but without Hitler’s insane ravings, racism, and self-destructive egotism; imagine the Nazis conquering the world and establishing a single empire for hundreds of years. Who could defeat this tyrant? Only the Messiah. When the Messiah comes, he will destroy Israel’s enemies—that is what all the prophets said. But your people had been waiting for over a thousand years. Suppose now that you, like the truly wise and spiritual among the Jews, believed that the Messiah would not be a political or military conqueror because you believed that your real enemies were not just the Romans but sins, evils, injustice, cruelty, spiritual evils, rather than political, this-worldly evils. Both you and the more worldly among your contemporaries were passionately awaiting the Messiah, though for different reasons. One of your favorite passages about the Messiah was the one Jesus read in today’s Gospel. It was from<text:s/><text:soft-page-break/>Isaiah, the Shakespeare among the prophets, the most eloquent of the prophets, and the one who said the most about the Messiah. In this passage, Isaiah puts these words into the mouth of the coming Messiah: “The Spirit of the Lord is upon me, because he has anointed me to bring glad tidings to the poor. He has sent me to proclaim liberty to captives and recovery of sight to the blind, to let the oppressed go free, and to proclaim a year acceptable to the Lord.” You were not sure exactly what that meant but you had always interpreted that passage both physically and spiritually, both visibly and invisibly. The Messiah would perform these literal miracles, like restoring sight to the blind, which no one had ever done before; but most of all he would perform the miracle of bringing God’s own kingdom to earth, to liberate us from our spiritual blindness and our spiritual captivity to ourselves and our sins. The Messiah would bring in God’s own kingdom. It would be the final and greatest triumph of God in all of human history. Nothing could come close to comparing with it and with him. And now you hear this wandering teacher named Jesus, who has come back to his hometown of Nazareth and is preaching in your local synagogue. And for his sermon he chooses one of your favorite texts, the one from Isaiah about the Messiah. You know this Jesus. Everybody in his close little town knows him. He is just a nice, quiet, local boy, son of a carpenter. Many said he was a prophet, like his cousin John the Baptist. Some even said he was the Messiah. You are skeptical of that, but you are open minded. You are very eager to hear him, and when he chooses one of your favorite messianic passages, you are doubly eager to hear how he will interpret it, what new information and insight he will give you about the Messiah and God’s kingdom. And after he reads this messianic prophecy, you hear him say the single most important thing that could be said about the Messiah. Not that he would be this or that, or that he would do this or that, not a new interpretation of the nature of the Messiah, but that “today this Scripture passage is fulfilled in your hearing.” You are in the real presence of the real Messiah, right here, right now. To understand this shock, imagine you loved C.S. Lewis’ Chronicles of Narnia, seven fascinating stories about another world named Narnia. In the first volume, The Lion, the Witch, and the Wardrobe, four children get into this other world through a magic wardrobe. Now imagine you discover that the wardrobe literally exists. Or imagine you loved Superman comics as a kid, and then one day you actually meet the real Superman. Or imagine you love stories about dragons and then one day you meet a real, literal dragon. That’s the shock you get from Jesus. The old prophecy is dusted off and comes alive, like<text:s/><text:soft-page-break/>one of the pictures in the Harry Potter movies. It’s not a picture anymore; it’s reality. It’s not an idea from the past or an idea about the future; it’s present, and it’s not an idea—it’s a person. In the movie Oh, God!, George Burns, at the age of one hundred, plays the part of the real God and enters a courtroom where the judge and jury are trying a case about religious rights, and the issue comes down to whether God exists or not, and the prosecuting attorney is arguing that God is only a myth. And God, in the unlikely form of a one-hundred-year-old man, comes right into that courtroom. God is Exhibit A in his own defense. The question at issue is “Is God real?” and the answer is not “He is” but “I AM.” That’s the kind of shock Jesus gave his congregation. And that’s the kind of shock he wants to give us. Is Jesus like Superman to you—a great ideal, a beautiful myth? Is he like a unicorn? Or is he like a stallion that you can actually ride? Is he a beautiful idea, or is he as real as a rock? Ideas don’t act; they don’t do anything. Only real beings do things. Is he just a picture on your screen? Is he just a figure in an old book? Or is he as alive and active as your best friend? Is he your best friend? On Easter morning, when the disciples met the two angels at Jesus’ empty tomb, they heard this message from them: “Why do you seek the living one among the dead?” (Luke 24:5). Is that what we are doing? Do we confess merely that Jesus rose or that Jesus is risen? Is the Resurrection past or present? Is he alive and kicking? Is he a live wire? When you touch him, do you get a shock? Is he making a difference to your life? Is he doing stuff to you? If not, listen in on that sermon he preached in Nazareth about the Messiah. The point of the sermon was not what the Messiah was but that he was, not his essence but his existence; and not that he would be coming in the future or that he came in the past but that he was coming now; and that his name is not “He is” but “I AM.” He speaks that sacred word “I AM” to you today and every day at every moment. Hear him. Open the ears of your heart. Your heart has ears and eyes. They are just as real as the ears and eyes of your body. Hear him. He is speaking. He is speaking in every event of your life. He is speaking in the greatest event in your life, which is the Mass and Holy Communion. He is speaking in Scripture, which is not just the word about God but the Word of God. When and where is this Scripture fulfilled? “Today this Scripture passage is fulfilled in your hearing.” St. Paul writes: “Behold, now is a very acceptable time; behold, now is the day of salvation” (2 Cor. 6:2). If you wonder when you can meet this live wire, this Jesus, the answer is now.</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ptos Display" style:font-name-asian="Times New Roman"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fo:margin-bottom="0.0555in"/>
      <style:text-properties style:font-name="Garamond"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style:text-properties fo:color="#0F4761"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style:style style:name="Bibletext" style:display-name="Bible text" style:family="paragraph" style:parent-style-name="Normal">
      <style:text-properties fo:hyphenate="false"/>
    </style:style>
    <style:style style:name="BibletextChar" style:display-name="Bible text Char" style:family="text" style:parent-style-name="DefaultParagraphFont">
      <style:text-properties style:font-name="Garamon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5.5in" fo:page-height="8.5in" style:print-orientation="portrait" fo:margin-top="0.6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05in"/>
      </style:header-style>
      <style:footer-style>
        <style:header-footer-properties style:dynamic-spacing="true" fo:min-height="0.05in"/>
      </style:footer-style>
    </style:page-layout>
    <style:style style:name="P2" style:parent-style-name="Footer" style:family="paragraph">
      <style:paragraph-properties fo:text-align="center"/>
    </style:style>
    <style:page-layout style:name="PL4">
      <style:page-layout-properties fo:page-width="5.5in" fo:page-height="8.5in" style:print-orientation="portrait" fo:margin-top="0.3in" fo:margin-left="0.6in" fo:margin-bottom="0.5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05in"/>
      </style:footer-style>
    </style:page-layout>
    <style:style style:name="P829" style:parent-style-name="Normal" style:family="paragraph">
      <style:text-properties fo:font-size="10pt" style:font-size-asian="10pt" style:font-size-complex="10pt"/>
    </style:style>
    <style:style style:name="P830" style:parent-style-name="Footer" style:family="paragraph">
      <style:paragraph-properties fo:text-align="center"/>
    </style:style>
  </office:automatic-styles>
  <office:master-styles>
    <style:master-page style:name="MPF0" style:page-layout-name="PL0">
      <style:header>
        <text:p text:style-name="Header">Ordinary time (C)</text:p>
      </style:header>
      <style:footer>
        <text:p text:style-name="P2"><text:page-number text:fixed="false">2</text:page-number></text:p>
        <text:p text:style-name="Footer"/>
      </style:footer>
      <style:header-first>
        <text:p text:style-name="Header">Contents</text:p>
      </style:header-first>
    </style:master-page>
    <style:master-page style:name="MP4" style:page-layout-name="PL4">
      <style:header>
        <text:p text:style-name="P829">Ordinary time (C)</text:p>
      </style:header>
      <style:footer>
        <text:p text:style-name="P830"><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23T19:33:00Z</meta:creation-date>
    <dc:date>2025-02-22T21:33:00Z</dc:date>
    <meta:template xlink:href="Normal" xlink:type="simple"/>
    <meta:editing-cycles>954</meta:editing-cycles>
    <meta:editing-duration>PT392640S</meta:editing-duration>
    <meta:document-statistic meta:page-count="77" meta:paragraph-count="376" meta:word-count="28178" meta:character-count="188419" meta:row-count="1338" meta:non-whitespace-character-count="160617"/>
  </office:meta>
</office:document-meta>
</file>